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4.126cm"/>
    </style:style>
    <style:style style:name="co5" style:family="table-column">
      <style:table-column-properties fo:break-before="auto" style:column-width="4.099cm"/>
    </style:style>
    <style:style style:name="co6" style:family="table-column">
      <style:table-column-properties fo:break-before="auto" style:column-width="2.887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9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>
            <text:p>Base</text:p>
          </table:table-cell>
          <table:table-cell office:value-type="string">
            <text:p>Earth</text:p>
          </table:table-cell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formula="of:=[.D2]" office:value-type="float" office:value="0.00000000006673">
            <text:p>6.67E-011</text:p>
          </table:table-cell>
          <table:table-cell office:value-type="float" office:value="1">
            <text:p>1</text:p>
          </table:table-cell>
          <table:table-cell table:style-name="ce1" office:value-type="float" office:value="0.00000000006673">
            <text:p>6.67E-011</text:p>
          </table:table-cell>
          <table:table-cell table:number-columns-repeated="8"/>
        </table:table-row>
        <table:table-row table:style-name="ro1">
          <table:table-cell office:value-type="string">
            <text:p>m1</text:p>
          </table:table-cell>
          <table:table-cell table:formula="of:=[.D3]" office:value-type="float" office:value="1.98892E+030">
            <text:p>1.99E+030</text:p>
          </table:table-cell>
          <table:table-cell office:value-type="float" office:value="1">
            <text:p>1</text:p>
          </table:table-cell>
          <table:table-cell table:style-name="ce1" office:value-type="float" office:value="1.98892E+030">
            <text:p>1.99E+030</text:p>
          </table:table-cell>
          <table:table-cell table:number-columns-repeated="8"/>
        </table:table-row>
        <table:table-row table:style-name="ro1">
          <table:table-cell office:value-type="string">
            <text:p>m4</text:p>
          </table:table-cell>
          <table:table-cell table:formula="of:=[.D4]" office:value-type="float" office:value="5.9742E+024">
            <text:p>5.97E+024</text:p>
          </table:table-cell>
          <table:table-cell office:value-type="float" office:value="1">
            <text:p>1</text:p>
          </table:table-cell>
          <table:table-cell table:style-name="ce1" office:value-type="float" office:value="5.9742E+024">
            <text:p>5.97E+024</text:p>
          </table:table-cell>
          <table:table-cell>
            <draw:frame table:end-cell-address="Sheet1.K26" table:end-x="0.529cm" table:end-y="0.424cm" draw:z-index="0" draw:style-name="gr1" svg:width="11.894cm" svg:height="10.028cm" svg:x="2.184cm" svg:y="0.293cm">
              <draw:object draw:notify-on-update-of-ranges="Sheet2.B1:Sheet2.B1 Sheet2.B2:Sheet2.B365 Sheet2.A2:Sheet2.A36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v0</text:p>
          </table:table-cell>
          <table:table-cell table:formula="of:=[.B18]*[.B7]" office:value-type="float" office:value="29.78">
            <text:p>29.78</text:p>
          </table:table-cell>
          <table:table-cell office:value-type="float" office:value="1">
            <text:p>1</text:p>
          </table:table-cell>
          <table:table-cell office:value-type="float" office:value="30047.6528110896">
            <text:p>30047.65</text:p>
          </table:table-cell>
          <table:table-cell table:number-columns-repeated="8"/>
        </table:table-row>
        <table:table-row table:style-name="ro1">
          <table:table-cell office:value-type="string">
            <text:p>r0</text:p>
          </table:table-cell>
          <table:table-cell table:formula="of:=[.D6]" office:value-type="float" office:value="147000000000">
            <text:p>147000000000</text:p>
          </table:table-cell>
          <table:table-cell office:value-type="float" office:value="1">
            <text:p>1</text:p>
          </table:table-cell>
          <table:table-cell office:value-type="float" office:value="147000000000">
            <text:p>147000000000</text:p>
          </table:table-cell>
          <table:table-cell table:number-columns-repeated="8"/>
        </table:table-row>
        <table:table-row table:style-name="ro1">
          <table:table-cell office:value-type="string">
            <text:p>dt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ev</text:p>
          </table:table-cell>
          <table:table-cell table:formula="of:=SQRT((_G*_m1)/_r0)" office:value-type="float" office:value="30047.6528110896">
            <text:p>30047.65</text:p>
          </table:table-cell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km/sec</text:p>
          </table:table-cell>
          <table:table-cell office:value-type="float" office:value="29.78">
            <text:p>29.78</text:p>
          </table:table-cell>
          <table:table-cell table:number-columns-repeated="10"/>
        </table:table-row>
        <table:table-row table:style-name="ro1" table:number-rows-repeated="8">
          <table:table-cell table:number-columns-repeated="12"/>
        </table:table-row>
        <table:table-row table:style-name="ro1">
          <table:table-cell>
            <draw:frame table:end-cell-address="Sheet1.D43" table:end-x="1.385cm" table:end-y="0.069cm" draw:z-index="1" draw:style-name="gr1" svg:width="8.514cm" svg:height="6.999cm" svg:x="0cm" svg:y="0.268cm">
              <draw:object draw:notify-on-update-of-ranges="Sheet2.A1:Sheet2.A1 Sheet2.A2:Sheet2.A36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H42" table:end-x="1.374cm" table:end-y="0.412cm" draw:z-index="2" draw:style-name="gr1" svg:width="8.355cm" svg:height="6.999cm" svg:x="2.565cm" svg:y="0.161cm">
              <draw:object draw:notify-on-update-of-ranges="Sheet2.B1:Sheet2.B1 Sheet2.B2:Sheet2.B3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1.L44" table:end-x="1.229cm" table:end-y="0.253cm" draw:z-index="3" draw:style-name="gr1" svg:width="7.999cm" svg:height="6.999cm" svg:x="0.004cm" svg:y="0.002cm">
              <draw:object draw:notify-on-update-of-ranges="Sheet2.E1:Sheet2.E1 Sheet2.E2:Sheet2.E36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Sheet1.P44" table:end-x="1.222cm" table:end-y="0.251cm" draw:z-index="4" draw:style-name="gr1" svg:width="7.999cm" svg:height="6.999cm" svg:x="2.256cm" svg:y="0cm">
              <draw:object draw:notify-on-update-of-ranges="Sheet2.F1:Sheet2.F1 Sheet2.F2:Sheet2.F36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1" table:number-columns-repeated="1016" table:default-cell-style-name="ce2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x</text:p>
          </table:table-cell>
          <table:table-cell office:value-type="string">
            <text:p>vy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table:number-columns-repeated="1016"/>
        </table:table-row>
        <table:table-row table:style-name="ro1">
          <table:table-cell table:formula="of:=_r0" office:value-type="float" office:value="147000000000">
            <text:p>147000000000.000000</text:p>
          </table:table-cell>
          <table:table-cell table:number-columns-repeated="2" office:value-type="float" office:value="0">
            <text:p>0.000000</text:p>
          </table:table-cell>
          <table:table-cell table:formula="of:=_v0" office:value-type="float" office:value="29.78">
            <text:p>29.780000</text:p>
          </table:table-cell>
          <table:table-cell table:formula="of:=SQRT([.A2]^2+[.B2]^2)" office:value-type="float" office:value="147000000000">
            <text:p>147000000000.000000</text:p>
          </table:table-cell>
          <table:table-cell table:formula="of:=(_G*_m1)/([.E2]^2)" office:value-type="float" office:value="0.00614191455412097">
            <text:p>0.006142</text:p>
          </table:table-cell>
          <table:table-cell table:formula="of:=-[.F2]*([.A2]/[.E2])" office:value-type="float" office:value="-0.00614191455412097">
            <text:p>-0.006142</text:p>
          </table:table-cell>
          <table:table-cell table:formula="of:=-[.F2]*([.B2]/[.E2])" office:value-type="float" office:value="-0">
            <text:p>0.000000</text:p>
          </table:table-cell>
          <table:table-cell table:number-columns-repeated="1016"/>
        </table:table-row>
        <table:table-row table:style-name="ro1">
          <table:table-cell table:formula="of:=[.A2]+([.C3]*_dt)" office:value-type="float" office:value="146999999999.994">
            <text:p>146999999999.994000</text:p>
          </table:table-cell>
          <table:table-cell table:formula="of:=[.B2]+([.D3]*_dt)" office:value-type="float" office:value="29.78">
            <text:p>29.780000</text:p>
          </table:table-cell>
          <table:table-cell table:formula="of:=[.C2]+([.G2]*_dt)" office:value-type="float" office:value="-0.00614191455412097">
            <text:p>-0.006142</text:p>
          </table:table-cell>
          <table:table-cell table:formula="of:=[.D2]+([.H2]*_dt)" office:value-type="float" office:value="29.78">
            <text:p>29.780000</text:p>
          </table:table-cell>
          <table:table-cell table:formula="of:=SQRT([.A3]^2+[.B3]^2)" office:value-type="float" office:value="146999999999.994">
            <text:p>146999999999.994000</text:p>
          </table:table-cell>
          <table:table-cell table:formula="of:=(_G*_m1)/([.E3]^2)" office:value-type="float" office:value="0.00614191455412148">
            <text:p>0.006142</text:p>
          </table:table-cell>
          <table:table-cell table:formula="of:=-[.F3]*([.A3]/[.E3])" office:value-type="float" office:value="-0.00614191455412148">
            <text:p>-0.006142</text:p>
          </table:table-cell>
          <table:table-cell table:formula="of:=-[.F3]*([.B3]/[.E3])" office:value-type="float" office:value="-0.00000000000124425996885541">
            <text:p>0.000000</text:p>
          </table:table-cell>
          <table:table-cell table:number-columns-repeated="1016"/>
        </table:table-row>
        <table:table-row table:style-name="ro1">
          <table:table-cell table:formula="of:=[.A3]+([.C4]*_dt)" office:value-type="float" office:value="146999999999.982">
            <text:p>146999999999.982000</text:p>
          </table:table-cell>
          <table:table-cell table:formula="of:=[.B3]+([.D4]*_dt)" office:value-type="float" office:value="59.5599999999988">
            <text:p>59.560000</text:p>
          </table:table-cell>
          <table:table-cell table:formula="of:=[.C3]+([.G3]*_dt)" office:value-type="float" office:value="-0.0122838291082425">
            <text:p>-0.012284</text:p>
          </table:table-cell>
          <table:table-cell table:formula="of:=[.D3]+([.H3]*_dt)" office:value-type="float" office:value="29.7799999999988">
            <text:p>29.780000</text:p>
          </table:table-cell>
          <table:table-cell table:formula="of:=SQRT([.A4]^2+[.B4]^2)" office:value-type="float" office:value="146999999999.982">
            <text:p>146999999999.982000</text:p>
          </table:table-cell>
          <table:table-cell table:formula="of:=(_G*_m1)/([.E4]^2)" office:value-type="float" office:value="0.00614191455412251">
            <text:p>0.006142</text:p>
          </table:table-cell>
          <table:table-cell table:formula="of:=-[.F4]*([.A4]/[.E4])" office:value-type="float" office:value="-0.00614191455412251">
            <text:p>-0.006142</text:p>
          </table:table-cell>
          <table:table-cell table:formula="of:=-[.F4]*([.B4]/[.E4])" office:value-type="float" office:value="-0.00000000000248851993771139">
            <text:p>0.000000</text:p>
          </table:table-cell>
          <table:table-cell table:number-columns-repeated="1016"/>
        </table:table-row>
        <table:table-row table:style-name="ro1">
          <table:table-cell table:formula="of:=[.A4]+([.C5]*_dt)" office:value-type="float" office:value="146999999999.963">
            <text:p>146999999999.963000</text:p>
          </table:table-cell>
          <table:table-cell table:formula="of:=[.B4]+([.D5]*_dt)" office:value-type="float" office:value="89.339999999995">
            <text:p>89.340000</text:p>
          </table:table-cell>
          <table:table-cell table:formula="of:=[.C4]+([.G4]*_dt)" office:value-type="float" office:value="-0.018425743662365">
            <text:p>-0.018426</text:p>
          </table:table-cell>
          <table:table-cell table:formula="of:=[.D4]+([.H4]*_dt)" office:value-type="float" office:value="29.7799999999963">
            <text:p>29.780000</text:p>
          </table:table-cell>
          <table:table-cell table:formula="of:=SQRT([.A5]^2+[.B5]^2)" office:value-type="float" office:value="146999999999.963">
            <text:p>146999999999.963000</text:p>
          </table:table-cell>
          <table:table-cell table:formula="of:=(_G*_m1)/([.E5]^2)" office:value-type="float" office:value="0.00614191455412405">
            <text:p>0.006142</text:p>
          </table:table-cell>
          <table:table-cell table:formula="of:=-[.F5]*([.A5]/[.E5])" office:value-type="float" office:value="-0.00614191455412405">
            <text:p>-0.006142</text:p>
          </table:table-cell>
          <table:table-cell table:formula="of:=-[.F5]*([.B5]/[.E5])" office:value-type="float" office:value="-0.00000000000373277990656836">
            <text:p>0.000000</text:p>
          </table:table-cell>
          <table:table-cell table:number-columns-repeated="1016"/>
        </table:table-row>
        <table:table-row table:style-name="ro1">
          <table:table-cell table:formula="of:=[.A5]+([.C6]*_dt)" office:value-type="float" office:value="146999999999.939">
            <text:p>146999999999.939000</text:p>
          </table:table-cell>
          <table:table-cell table:formula="of:=[.B5]+([.D6]*_dt)" office:value-type="float" office:value="119.119999999988">
            <text:p>119.120000</text:p>
          </table:table-cell>
          <table:table-cell table:formula="of:=[.C5]+([.G5]*_dt)" office:value-type="float" office:value="-0.024567658216489">
            <text:p>-0.024568</text:p>
          </table:table-cell>
          <table:table-cell table:formula="of:=[.D5]+([.H5]*_dt)" office:value-type="float" office:value="29.7799999999925">
            <text:p>29.780000</text:p>
          </table:table-cell>
          <table:table-cell table:formula="of:=SQRT([.A6]^2+[.B6]^2)" office:value-type="float" office:value="146999999999.939">
            <text:p>146999999999.939000</text:p>
          </table:table-cell>
          <table:table-cell table:formula="of:=(_G*_m1)/([.E6]^2)" office:value-type="float" office:value="0.0061419145541261">
            <text:p>0.006142</text:p>
          </table:table-cell>
          <table:table-cell table:formula="of:=-[.F6]*([.A6]/[.E6])" office:value-type="float" office:value="-0.0061419145541261">
            <text:p>-0.006142</text:p>
          </table:table-cell>
          <table:table-cell table:formula="of:=-[.F6]*([.B6]/[.E6])" office:value-type="float" office:value="-0.00000000000497703987542674">
            <text:p>0.000000</text:p>
          </table:table-cell>
          <table:table-cell table:number-columns-repeated="1016"/>
        </table:table-row>
        <table:table-row table:style-name="ro1">
          <table:table-cell table:formula="of:=[.A6]+([.C7]*_dt)" office:value-type="float" office:value="146999999999.908">
            <text:p>146999999999.908000</text:p>
          </table:table-cell>
          <table:table-cell table:formula="of:=[.B6]+([.D7]*_dt)" office:value-type="float" office:value="148.899999999975">
            <text:p>148.900000</text:p>
          </table:table-cell>
          <table:table-cell table:formula="of:=[.C6]+([.G6]*_dt)" office:value-type="float" office:value="-0.0307095727706151">
            <text:p>-0.030710</text:p>
          </table:table-cell>
          <table:table-cell table:formula="of:=[.D6]+([.H6]*_dt)" office:value-type="float" office:value="29.7799999999876">
            <text:p>29.780000</text:p>
          </table:table-cell>
          <table:table-cell table:formula="of:=SQRT([.A7]^2+[.B7]^2)" office:value-type="float" office:value="146999999999.908">
            <text:p>146999999999.908000</text:p>
          </table:table-cell>
          <table:table-cell table:formula="of:=(_G*_m1)/([.E7]^2)" office:value-type="float" office:value="0.00614191455412867">
            <text:p>0.006142</text:p>
          </table:table-cell>
          <table:table-cell table:formula="of:=-[.F7]*([.A7]/[.E7])" office:value-type="float" office:value="-0.00614191455412867">
            <text:p>-0.006142</text:p>
          </table:table-cell>
          <table:table-cell table:formula="of:=-[.F7]*([.B7]/[.E7])" office:value-type="float" office:value="-0.00000000000622129984428693">
            <text:p>0.000000</text:p>
          </table:table-cell>
          <table:table-cell table:number-columns-repeated="1016"/>
        </table:table-row>
        <table:table-row table:style-name="ro1">
          <table:table-cell table:formula="of:=[.A7]+([.C8]*_dt)" office:value-type="float" office:value="146999999999.871">
            <text:p>146999999999.871000</text:p>
          </table:table-cell>
          <table:table-cell table:formula="of:=[.B7]+([.D8]*_dt)" office:value-type="float" office:value="178.679999999956">
            <text:p>178.680000</text:p>
          </table:table-cell>
          <table:table-cell table:formula="of:=[.C7]+([.G7]*_dt)" office:value-type="float" office:value="-0.0368514873247438">
            <text:p>-0.036851</text:p>
          </table:table-cell>
          <table:table-cell table:formula="of:=[.D7]+([.H7]*_dt)" office:value-type="float" office:value="29.7799999999813">
            <text:p>29.780000</text:p>
          </table:table-cell>
          <table:table-cell table:formula="of:=SQRT([.A8]^2+[.B8]^2)" office:value-type="float" office:value="146999999999.871">
            <text:p>146999999999.871000</text:p>
          </table:table-cell>
          <table:table-cell table:formula="of:=(_G*_m1)/([.E8]^2)" office:value-type="float" office:value="0.00614191455413175">
            <text:p>0.006142</text:p>
          </table:table-cell>
          <table:table-cell table:formula="of:=-[.F8]*([.A8]/[.E8])" office:value-type="float" office:value="-0.00614191455413175">
            <text:p>-0.006142</text:p>
          </table:table-cell>
          <table:table-cell table:formula="of:=-[.F8]*([.B8]/[.E8])" office:value-type="float" office:value="-0.00000000000746555981314936">
            <text:p>0.000000</text:p>
          </table:table-cell>
          <table:table-cell table:number-columns-repeated="1016"/>
        </table:table-row>
        <table:table-row table:style-name="ro1">
          <table:table-cell table:formula="of:=[.A8]+([.C9]*_dt)" office:value-type="float" office:value="146999999999.828">
            <text:p>146999999999.828000</text:p>
          </table:table-cell>
          <table:table-cell table:formula="of:=[.B8]+([.D9]*_dt)" office:value-type="float" office:value="208.45999999993">
            <text:p>208.460000</text:p>
          </table:table-cell>
          <table:table-cell table:formula="of:=[.C8]+([.G8]*_dt)" office:value-type="float" office:value="-0.0429934018788755">
            <text:p>-0.042993</text:p>
          </table:table-cell>
          <table:table-cell table:formula="of:=[.D8]+([.H8]*_dt)" office:value-type="float" office:value="29.7799999999739">
            <text:p>29.780000</text:p>
          </table:table-cell>
          <table:table-cell table:formula="of:=SQRT([.A9]^2+[.B9]^2)" office:value-type="float" office:value="146999999999.828">
            <text:p>146999999999.828000</text:p>
          </table:table-cell>
          <table:table-cell table:formula="of:=(_G*_m1)/([.E9]^2)" office:value-type="float" office:value="0.00614191455413534">
            <text:p>0.006142</text:p>
          </table:table-cell>
          <table:table-cell table:formula="of:=-[.F9]*([.A9]/[.E9])" office:value-type="float" office:value="-0.00614191455413534">
            <text:p>-0.006142</text:p>
          </table:table-cell>
          <table:table-cell table:formula="of:=-[.F9]*([.B9]/[.E9])" office:value-type="float" office:value="-0.00000000000870981978201445">
            <text:p>0.000000</text:p>
          </table:table-cell>
          <table:table-cell table:number-columns-repeated="1016"/>
        </table:table-row>
        <table:table-row table:style-name="ro1">
          <table:table-cell table:formula="of:=[.A9]+([.C10]*_dt)" office:value-type="float" office:value="146999999999.779">
            <text:p>146999999999.779000</text:p>
          </table:table-cell>
          <table:table-cell table:formula="of:=[.B9]+([.D10]*_dt)" office:value-type="float" office:value="238.239999999896">
            <text:p>238.240000</text:p>
          </table:table-cell>
          <table:table-cell table:formula="of:=[.C9]+([.G9]*_dt)" office:value-type="float" office:value="-0.0491353164330109">
            <text:p>-0.049135</text:p>
          </table:table-cell>
          <table:table-cell table:formula="of:=[.D9]+([.H9]*_dt)" office:value-type="float" office:value="29.7799999999652">
            <text:p>29.780000</text:p>
          </table:table-cell>
          <table:table-cell table:formula="of:=SQRT([.A10]^2+[.B10]^2)" office:value-type="float" office:value="146999999999.779">
            <text:p>146999999999.779000</text:p>
          </table:table-cell>
          <table:table-cell table:formula="of:=(_G*_m1)/([.E10]^2)" office:value-type="float" office:value="0.00614191455413945">
            <text:p>0.006142</text:p>
          </table:table-cell>
          <table:table-cell table:formula="of:=-[.F10]*([.A10]/[.E10])" office:value-type="float" office:value="-0.00614191455413945">
            <text:p>-0.006142</text:p>
          </table:table-cell>
          <table:table-cell table:formula="of:=-[.F10]*([.B10]/[.E10])" office:value-type="float" office:value="-0.00000000000995407975088259">
            <text:p>0.000000</text:p>
          </table:table-cell>
          <table:table-cell table:number-columns-repeated="1016"/>
        </table:table-row>
        <table:table-row table:style-name="ro1">
          <table:table-cell table:formula="of:=[.A10]+([.C11]*_dt)" office:value-type="float" office:value="146999999999.724">
            <text:p>146999999999.724000</text:p>
          </table:table-cell>
          <table:table-cell table:formula="of:=[.B10]+([.D11]*_dt)" office:value-type="float" office:value="268.019999999851">
            <text:p>268.020000</text:p>
          </table:table-cell>
          <table:table-cell table:formula="of:=[.C10]+([.G10]*_dt)" office:value-type="float" office:value="-0.0552772309871503">
            <text:p>-0.055277</text:p>
          </table:table-cell>
          <table:table-cell table:formula="of:=[.D10]+([.H10]*_dt)" office:value-type="float" office:value="29.7799999999552">
            <text:p>29.780000</text:p>
          </table:table-cell>
          <table:table-cell table:formula="of:=SQRT([.A11]^2+[.B11]^2)" office:value-type="float" office:value="146999999999.724">
            <text:p>146999999999.724000</text:p>
          </table:table-cell>
          <table:table-cell table:formula="of:=(_G*_m1)/([.E11]^2)" office:value-type="float" office:value="0.00614191455414407">
            <text:p>0.006142</text:p>
          </table:table-cell>
          <table:table-cell table:formula="of:=-[.F11]*([.A11]/[.E11])" office:value-type="float" office:value="-0.00614191455414407">
            <text:p>-0.006142</text:p>
          </table:table-cell>
          <table:table-cell table:formula="of:=-[.F11]*([.B11]/[.E11])" office:value-type="float" office:value="-0.0000000000111983397197542">
            <text:p>0.000000</text:p>
          </table:table-cell>
          <table:table-cell table:number-columns-repeated="1016"/>
        </table:table-row>
        <table:table-row table:style-name="ro1">
          <table:table-cell table:formula="of:=[.A11]+([.C12]*_dt)" office:value-type="float" office:value="146999999999.662">
            <text:p>146999999999.662000</text:p>
          </table:table-cell>
          <table:table-cell table:formula="of:=[.B11]+([.D12]*_dt)" office:value-type="float" office:value="297.799999999795">
            <text:p>297.800000</text:p>
          </table:table-cell>
          <table:table-cell table:formula="of:=[.C11]+([.G11]*_dt)" office:value-type="float" office:value="-0.0614191455412944">
            <text:p>-0.061419</text:p>
          </table:table-cell>
          <table:table-cell table:formula="of:=[.D11]+([.H11]*_dt)" office:value-type="float" office:value="29.779999999944">
            <text:p>29.780000</text:p>
          </table:table-cell>
          <table:table-cell table:formula="of:=SQRT([.A12]^2+[.B12]^2)" office:value-type="float" office:value="146999999999.662">
            <text:p>146999999999.662000</text:p>
          </table:table-cell>
          <table:table-cell table:formula="of:=(_G*_m1)/([.E12]^2)" office:value-type="float" office:value="0.0061419145541492">
            <text:p>0.006142</text:p>
          </table:table-cell>
          <table:table-cell table:formula="of:=-[.F12]*([.A12]/[.E12])" office:value-type="float" office:value="-0.0061419145541492">
            <text:p>-0.006142</text:p>
          </table:table-cell>
          <table:table-cell table:formula="of:=-[.F12]*([.B12]/[.E12])" office:value-type="float" office:value="-0.0000000000124425996886298">
            <text:p>0.000000</text:p>
          </table:table-cell>
          <table:table-cell table:number-columns-repeated="1016"/>
        </table:table-row>
        <table:table-row table:style-name="ro1">
          <table:table-cell table:formula="of:=[.A12]+([.C13]*_dt)" office:value-type="float" office:value="146999999999.595">
            <text:p>146999999999.595000</text:p>
          </table:table-cell>
          <table:table-cell table:formula="of:=[.B12]+([.D13]*_dt)" office:value-type="float" office:value="327.579999999726">
            <text:p>327.580000</text:p>
          </table:table-cell>
          <table:table-cell table:formula="of:=[.C12]+([.G12]*_dt)" office:value-type="float" office:value="-0.0675610600954436">
            <text:p>-0.067561</text:p>
          </table:table-cell>
          <table:table-cell table:formula="of:=[.D12]+([.H12]*_dt)" office:value-type="float" office:value="29.7799999999316">
            <text:p>29.780000</text:p>
          </table:table-cell>
          <table:table-cell table:formula="of:=SQRT([.A13]^2+[.B13]^2)" office:value-type="float" office:value="146999999999.595">
            <text:p>146999999999.595000</text:p>
          </table:table-cell>
          <table:table-cell table:formula="of:=(_G*_m1)/([.E13]^2)" office:value-type="float" office:value="0.00614191455415484">
            <text:p>0.006142</text:p>
          </table:table-cell>
          <table:table-cell table:formula="of:=-[.F13]*([.A13]/[.E13])" office:value-type="float" office:value="-0.00614191455415484">
            <text:p>-0.006142</text:p>
          </table:table-cell>
          <table:table-cell table:formula="of:=-[.F13]*([.B13]/[.E13])" office:value-type="float" office:value="-0.0000000000136868596575096">
            <text:p>0.000000</text:p>
          </table:table-cell>
          <table:table-cell table:number-columns-repeated="1016"/>
        </table:table-row>
        <table:table-row table:style-name="ro1">
          <table:table-cell table:formula="of:=[.A13]+([.C14]*_dt)" office:value-type="float" office:value="146999999999.521">
            <text:p>146999999999.521000</text:p>
          </table:table-cell>
          <table:table-cell table:formula="of:=[.B13]+([.D14]*_dt)" office:value-type="float" office:value="357.359999999644">
            <text:p>357.360000</text:p>
          </table:table-cell>
          <table:table-cell table:formula="of:=[.C13]+([.G13]*_dt)" office:value-type="float" office:value="-0.0737029746495984">
            <text:p>-0.073703</text:p>
          </table:table-cell>
          <table:table-cell table:formula="of:=[.D13]+([.H13]*_dt)" office:value-type="float" office:value="29.7799999999179">
            <text:p>29.780000</text:p>
          </table:table-cell>
          <table:table-cell table:formula="of:=SQRT([.A14]^2+[.B14]^2)" office:value-type="float" office:value="146999999999.521">
            <text:p>146999999999.521000</text:p>
          </table:table-cell>
          <table:table-cell table:formula="of:=(_G*_m1)/([.E14]^2)" office:value-type="float" office:value="0.006141914554161">
            <text:p>0.006142</text:p>
          </table:table-cell>
          <table:table-cell table:formula="of:=-[.F14]*([.A14]/[.E14])" office:value-type="float" office:value="-0.006141914554161">
            <text:p>-0.006142</text:p>
          </table:table-cell>
          <table:table-cell table:formula="of:=-[.F14]*([.B14]/[.E14])" office:value-type="float" office:value="-0.0000000000149311196263942">
            <text:p>0.000000</text:p>
          </table:table-cell>
          <table:table-cell table:number-columns-repeated="1016"/>
        </table:table-row>
        <table:table-row table:style-name="ro1">
          <table:table-cell table:formula="of:=[.A14]+([.C15]*_dt)" office:value-type="float" office:value="146999999999.441">
            <text:p>146999999999.441000</text:p>
          </table:table-cell>
          <table:table-cell table:formula="of:=[.B14]+([.D15]*_dt)" office:value-type="float" office:value="387.139999999547">
            <text:p>387.140000</text:p>
          </table:table-cell>
          <table:table-cell table:formula="of:=[.C14]+([.G14]*_dt)" office:value-type="float" office:value="-0.0798448892037594">
            <text:p>-0.079845</text:p>
          </table:table-cell>
          <table:table-cell table:formula="of:=[.D14]+([.H14]*_dt)" office:value-type="float" office:value="29.7799999999029">
            <text:p>29.780000</text:p>
          </table:table-cell>
          <table:table-cell table:formula="of:=SQRT([.A15]^2+[.B15]^2)" office:value-type="float" office:value="146999999999.441">
            <text:p>146999999999.441000</text:p>
          </table:table-cell>
          <table:table-cell table:formula="of:=(_G*_m1)/([.E15]^2)" office:value-type="float" office:value="0.00614191455416767">
            <text:p>0.006142</text:p>
          </table:table-cell>
          <table:table-cell table:formula="of:=-[.F15]*([.A15]/[.E15])" office:value-type="float" office:value="-0.00614191455416767">
            <text:p>-0.006142</text:p>
          </table:table-cell>
          <table:table-cell table:formula="of:=-[.F15]*([.B15]/[.E15])" office:value-type="float" office:value="-0.0000000000161753795952839">
            <text:p>0.000000</text:p>
          </table:table-cell>
          <table:table-cell table:number-columns-repeated="1016"/>
        </table:table-row>
        <table:table-row table:style-name="ro1">
          <table:table-cell table:formula="of:=[.A15]+([.C16]*_dt)" office:value-type="float" office:value="146999999999.355">
            <text:p>146999999999.355000</text:p>
          </table:table-cell>
          <table:table-cell table:formula="of:=[.B15]+([.D16]*_dt)" office:value-type="float" office:value="416.919999999434">
            <text:p>416.920000</text:p>
          </table:table-cell>
          <table:table-cell table:formula="of:=[.C15]+([.G15]*_dt)" office:value-type="float" office:value="-0.0859868037579271">
            <text:p>-0.085987</text:p>
          </table:table-cell>
          <table:table-cell table:formula="of:=[.D15]+([.H15]*_dt)" office:value-type="float" office:value="29.7799999998868">
            <text:p>29.780000</text:p>
          </table:table-cell>
          <table:table-cell table:formula="of:=SQRT([.A16]^2+[.B16]^2)" office:value-type="float" office:value="146999999999.355">
            <text:p>146999999999.355000</text:p>
          </table:table-cell>
          <table:table-cell table:formula="of:=(_G*_m1)/([.E16]^2)" office:value-type="float" office:value="0.00614191455417486">
            <text:p>0.006142</text:p>
          </table:table-cell>
          <table:table-cell table:formula="of:=-[.F16]*([.A16]/[.E16])" office:value-type="float" office:value="-0.00614191455417486">
            <text:p>-0.006142</text:p>
          </table:table-cell>
          <table:table-cell table:formula="of:=-[.F16]*([.B16]/[.E16])" office:value-type="float" office:value="-0.0000000000174196395641792">
            <text:p>0.000000</text:p>
          </table:table-cell>
          <table:table-cell table:number-columns-repeated="1016"/>
        </table:table-row>
        <table:table-row table:style-name="ro1">
          <table:table-cell table:formula="of:=[.A16]+([.C17]*_dt)" office:value-type="float" office:value="146999999999.263">
            <text:p>146999999999.263000</text:p>
          </table:table-cell>
          <table:table-cell table:formula="of:=[.B16]+([.D17]*_dt)" office:value-type="float" office:value="446.699999999303">
            <text:p>446.700000</text:p>
          </table:table-cell>
          <table:table-cell table:formula="of:=[.C16]+([.G16]*_dt)" office:value-type="float" office:value="-0.092128718312102">
            <text:p>-0.092129</text:p>
          </table:table-cell>
          <table:table-cell table:formula="of:=[.D16]+([.H16]*_dt)" office:value-type="float" office:value="29.7799999998694">
            <text:p>29.780000</text:p>
          </table:table-cell>
          <table:table-cell table:formula="of:=SQRT([.A17]^2+[.B17]^2)" office:value-type="float" office:value="146999999999.263">
            <text:p>146999999999.263000</text:p>
          </table:table-cell>
          <table:table-cell table:formula="of:=(_G*_m1)/([.E17]^2)" office:value-type="float" office:value="0.00614191455418256">
            <text:p>0.006142</text:p>
          </table:table-cell>
          <table:table-cell table:formula="of:=-[.F17]*([.A17]/[.E17])" office:value-type="float" office:value="-0.00614191455418256">
            <text:p>-0.006142</text:p>
          </table:table-cell>
          <table:table-cell table:formula="of:=-[.F17]*([.B17]/[.E17])" office:value-type="float" office:value="-0.0000000000186638995330805">
            <text:p>0.000000</text:p>
          </table:table-cell>
          <table:table-cell table:number-columns-repeated="1016"/>
        </table:table-row>
        <table:table-row table:style-name="ro1">
          <table:table-cell table:formula="of:=[.A17]+([.C18]*_dt)" office:value-type="float" office:value="146999999999.165">
            <text:p>146999999999.165000</text:p>
          </table:table-cell>
          <table:table-cell table:formula="of:=[.B17]+([.D18]*_dt)" office:value-type="float" office:value="476.479999999154">
            <text:p>476.480000</text:p>
          </table:table-cell>
          <table:table-cell table:formula="of:=[.C17]+([.G17]*_dt)" office:value-type="float" office:value="-0.0982706328662845">
            <text:p>-0.098271</text:p>
          </table:table-cell>
          <table:table-cell table:formula="of:=[.D17]+([.H17]*_dt)" office:value-type="float" office:value="29.7799999998507">
            <text:p>29.780000</text:p>
          </table:table-cell>
          <table:table-cell table:formula="of:=SQRT([.A18]^2+[.B18]^2)" office:value-type="float" office:value="146999999999.165">
            <text:p>146999999999.165000</text:p>
          </table:table-cell>
          <table:table-cell table:formula="of:=(_G*_m1)/([.E18]^2)" office:value-type="float" office:value="0.00614191455419077">
            <text:p>0.006142</text:p>
          </table:table-cell>
          <table:table-cell table:formula="of:=-[.F18]*([.A18]/[.E18])" office:value-type="float" office:value="-0.00614191455419077">
            <text:p>-0.006142</text:p>
          </table:table-cell>
          <table:table-cell table:formula="of:=-[.F18]*([.B18]/[.E18])" office:value-type="float" office:value="-0.0000000000199081595019881">
            <text:p>0.000000</text:p>
          </table:table-cell>
          <table:table-cell table:number-columns-repeated="1016"/>
        </table:table-row>
        <table:table-row table:style-name="ro1">
          <table:table-cell table:formula="of:=[.A18]+([.C19]*_dt)" office:value-type="float" office:value="146999999999.06">
            <text:p>146999999999.060000</text:p>
          </table:table-cell>
          <table:table-cell table:formula="of:=[.B18]+([.D19]*_dt)" office:value-type="float" office:value="506.259999998985">
            <text:p>506.260000</text:p>
          </table:table-cell>
          <table:table-cell table:formula="of:=[.C18]+([.G18]*_dt)" office:value-type="float" office:value="-0.104412547420475">
            <text:p>-0.104413</text:p>
          </table:table-cell>
          <table:table-cell table:formula="of:=[.D18]+([.H18]*_dt)" office:value-type="float" office:value="29.7799999998308">
            <text:p>29.780000</text:p>
          </table:table-cell>
          <table:table-cell table:formula="of:=SQRT([.A19]^2+[.B19]^2)" office:value-type="float" office:value="146999999999.06">
            <text:p>146999999999.060000</text:p>
          </table:table-cell>
          <table:table-cell table:formula="of:=(_G*_m1)/([.E19]^2)" office:value-type="float" office:value="0.0061419145541995">
            <text:p>0.006142</text:p>
          </table:table-cell>
          <table:table-cell table:formula="of:=-[.F19]*([.A19]/[.E19])" office:value-type="float" office:value="-0.0061419145541995">
            <text:p>-0.006142</text:p>
          </table:table-cell>
          <table:table-cell table:formula="of:=-[.F19]*([.B19]/[.E19])" office:value-type="float" office:value="-0.0000000000211524194709026">
            <text:p>0.000000</text:p>
          </table:table-cell>
          <table:table-cell table:number-columns-repeated="1016"/>
        </table:table-row>
        <table:table-row table:style-name="ro1">
          <table:table-cell table:formula="of:=[.A19]+([.C20]*_dt)" office:value-type="float" office:value="146999999998.95">
            <text:p>146999999998.950000</text:p>
          </table:table-cell>
          <table:table-cell table:formula="of:=[.B19]+([.D20]*_dt)" office:value-type="float" office:value="536.039999998794">
            <text:p>536.040000</text:p>
          </table:table-cell>
          <table:table-cell table:formula="of:=[.C19]+([.G19]*_dt)" office:value-type="float" office:value="-0.110554461974675">
            <text:p>-0.110554</text:p>
          </table:table-cell>
          <table:table-cell table:formula="of:=[.D19]+([.H19]*_dt)" office:value-type="float" office:value="29.7799999998096">
            <text:p>29.780000</text:p>
          </table:table-cell>
          <table:table-cell table:formula="of:=SQRT([.A20]^2+[.B20]^2)" office:value-type="float" office:value="146999999998.95">
            <text:p>146999999998.950000</text:p>
          </table:table-cell>
          <table:table-cell table:formula="of:=(_G*_m1)/([.E20]^2)" office:value-type="float" office:value="0.00614191455420874">
            <text:p>0.006142</text:p>
          </table:table-cell>
          <table:table-cell table:formula="of:=-[.F20]*([.A20]/[.E20])" office:value-type="float" office:value="-0.00614191455420874">
            <text:p>-0.006142</text:p>
          </table:table-cell>
          <table:table-cell table:formula="of:=-[.F20]*([.B20]/[.E20])" office:value-type="float" office:value="-0.0000000000223966794398243">
            <text:p>0.000000</text:p>
          </table:table-cell>
          <table:table-cell table:number-columns-repeated="1016"/>
        </table:table-row>
        <table:table-row table:style-name="ro1">
          <table:table-cell table:formula="of:=[.A20]+([.C21]*_dt)" office:value-type="float" office:value="146999999998.833">
            <text:p>146999999998.833000</text:p>
          </table:table-cell>
          <table:table-cell table:formula="of:=[.B20]+([.D21]*_dt)" office:value-type="float" office:value="565.819999998582">
            <text:p>565.820000</text:p>
          </table:table-cell>
          <table:table-cell table:formula="of:=[.C20]+([.G20]*_dt)" office:value-type="float" office:value="-0.116696376528884">
            <text:p>-0.116696</text:p>
          </table:table-cell>
          <table:table-cell table:formula="of:=[.D20]+([.H20]*_dt)" office:value-type="float" office:value="29.7799999997872">
            <text:p>29.780000</text:p>
          </table:table-cell>
          <table:table-cell table:formula="of:=SQRT([.A21]^2+[.B21]^2)" office:value-type="float" office:value="146999999998.833">
            <text:p>146999999998.833000</text:p>
          </table:table-cell>
          <table:table-cell table:formula="of:=(_G*_m1)/([.E21]^2)" office:value-type="float" office:value="0.00614191455421849">
            <text:p>0.006142</text:p>
          </table:table-cell>
          <table:table-cell table:formula="of:=-[.F21]*([.A21]/[.E21])" office:value-type="float" office:value="-0.00614191455421849">
            <text:p>-0.006142</text:p>
          </table:table-cell>
          <table:table-cell table:formula="of:=-[.F21]*([.B21]/[.E21])" office:value-type="float" office:value="-0.0000000000236409394087536">
            <text:p>0.000000</text:p>
          </table:table-cell>
          <table:table-cell table:number-columns-repeated="1016"/>
        </table:table-row>
        <table:table-row table:style-name="ro1">
          <table:table-cell table:formula="of:=[.A21]+([.C22]*_dt)" office:value-type="float" office:value="146999999998.71">
            <text:p>146999999998.710000</text:p>
          </table:table-cell>
          <table:table-cell table:formula="of:=[.B21]+([.D22]*_dt)" office:value-type="float" office:value="595.599999998345">
            <text:p>595.600000</text:p>
          </table:table-cell>
          <table:table-cell table:formula="of:=[.C21]+([.G21]*_dt)" office:value-type="float" office:value="-0.122838291083102">
            <text:p>-0.122838</text:p>
          </table:table-cell>
          <table:table-cell table:formula="of:=[.D21]+([.H21]*_dt)" office:value-type="float" office:value="29.7799999997636">
            <text:p>29.780000</text:p>
          </table:table-cell>
          <table:table-cell table:formula="of:=SQRT([.A22]^2+[.B22]^2)" office:value-type="float" office:value="146999999998.71">
            <text:p>146999999998.710000</text:p>
          </table:table-cell>
          <table:table-cell table:formula="of:=(_G*_m1)/([.E22]^2)" office:value-type="float" office:value="0.00614191455422875">
            <text:p>0.006142</text:p>
          </table:table-cell>
          <table:table-cell table:formula="of:=-[.F22]*([.A22]/[.E22])" office:value-type="float" office:value="-0.00614191455422875">
            <text:p>-0.006142</text:p>
          </table:table-cell>
          <table:table-cell table:formula="of:=-[.F22]*([.B22]/[.E22])" office:value-type="float" office:value="-0.000000000024885199377691">
            <text:p>0.000000</text:p>
          </table:table-cell>
          <table:table-cell table:number-columns-repeated="1016"/>
        </table:table-row>
        <table:table-row table:style-name="ro1">
          <table:table-cell table:formula="of:=[.A22]+([.C23]*_dt)" office:value-type="float" office:value="146999999998.581">
            <text:p>146999999998.581000</text:p>
          </table:table-cell>
          <table:table-cell table:formula="of:=[.B22]+([.D23]*_dt)" office:value-type="float" office:value="625.379999998084">
            <text:p>625.380000</text:p>
          </table:table-cell>
          <table:table-cell table:formula="of:=[.C22]+([.G22]*_dt)" office:value-type="float" office:value="-0.128980205637331">
            <text:p>-0.128980</text:p>
          </table:table-cell>
          <table:table-cell table:formula="of:=[.D22]+([.H22]*_dt)" office:value-type="float" office:value="29.7799999997387">
            <text:p>29.780000</text:p>
          </table:table-cell>
          <table:table-cell table:formula="of:=SQRT([.A23]^2+[.B23]^2)" office:value-type="float" office:value="146999999998.581">
            <text:p>146999999998.581000</text:p>
          </table:table-cell>
          <table:table-cell table:formula="of:=(_G*_m1)/([.E23]^2)" office:value-type="float" office:value="0.00614191455423953">
            <text:p>0.006142</text:p>
          </table:table-cell>
          <table:table-cell table:formula="of:=-[.F23]*([.A23]/[.E23])" office:value-type="float" office:value="-0.00614191455423953">
            <text:p>-0.006142</text:p>
          </table:table-cell>
          <table:table-cell table:formula="of:=-[.F23]*([.B23]/[.E23])" office:value-type="float" office:value="-0.0000000000261294593466369">
            <text:p>0.000000</text:p>
          </table:table-cell>
          <table:table-cell table:number-columns-repeated="1016"/>
        </table:table-row>
        <table:table-row table:style-name="ro1">
          <table:table-cell table:formula="of:=[.A23]+([.C24]*_dt)" office:value-type="float" office:value="146999999998.446">
            <text:p>146999999998.446000</text:p>
          </table:table-cell>
          <table:table-cell table:formula="of:=[.B23]+([.D24]*_dt)" office:value-type="float" office:value="655.159999997797">
            <text:p>655.160000</text:p>
          </table:table-cell>
          <table:table-cell table:formula="of:=[.C23]+([.G23]*_dt)" office:value-type="float" office:value="-0.13512212019157">
            <text:p>-0.135122</text:p>
          </table:table-cell>
          <table:table-cell table:formula="of:=[.D23]+([.H23]*_dt)" office:value-type="float" office:value="29.7799999997126">
            <text:p>29.780000</text:p>
          </table:table-cell>
          <table:table-cell table:formula="of:=SQRT([.A24]^2+[.B24]^2)" office:value-type="float" office:value="146999999998.446">
            <text:p>146999999998.446000</text:p>
          </table:table-cell>
          <table:table-cell table:formula="of:=(_G*_m1)/([.E24]^2)" office:value-type="float" office:value="0.00614191455425082">
            <text:p>0.006142</text:p>
          </table:table-cell>
          <table:table-cell table:formula="of:=-[.F24]*([.A24]/[.E24])" office:value-type="float" office:value="-0.00614191455425082">
            <text:p>-0.006142</text:p>
          </table:table-cell>
          <table:table-cell table:formula="of:=-[.F24]*([.B24]/[.E24])" office:value-type="float" office:value="-0.0000000000273737193155916">
            <text:p>0.000000</text:p>
          </table:table-cell>
          <table:table-cell table:number-columns-repeated="1016"/>
        </table:table-row>
        <table:table-row table:style-name="ro1">
          <table:table-cell table:formula="of:=[.A24]+([.C25]*_dt)" office:value-type="float" office:value="146999999998.305">
            <text:p>146999999998.305000</text:p>
          </table:table-cell>
          <table:table-cell table:formula="of:=[.B24]+([.D25]*_dt)" office:value-type="float" office:value="684.939999997482">
            <text:p>684.940000</text:p>
          </table:table-cell>
          <table:table-cell table:formula="of:=[.C24]+([.G24]*_dt)" office:value-type="float" office:value="-0.141264034745821">
            <text:p>-0.141264</text:p>
          </table:table-cell>
          <table:table-cell table:formula="of:=[.D24]+([.H24]*_dt)" office:value-type="float" office:value="29.7799999996852">
            <text:p>29.780000</text:p>
          </table:table-cell>
          <table:table-cell table:formula="of:=SQRT([.A25]^2+[.B25]^2)" office:value-type="float" office:value="146999999998.305">
            <text:p>146999999998.305000</text:p>
          </table:table-cell>
          <table:table-cell table:formula="of:=(_G*_m1)/([.E25]^2)" office:value-type="float" office:value="0.00614191455426262">
            <text:p>0.006142</text:p>
          </table:table-cell>
          <table:table-cell table:formula="of:=-[.F25]*([.A25]/[.E25])" office:value-type="float" office:value="-0.00614191455426262">
            <text:p>-0.006142</text:p>
          </table:table-cell>
          <table:table-cell table:formula="of:=-[.F25]*([.B25]/[.E25])" office:value-type="float" office:value="-0.0000000000286179792845557">
            <text:p>0.000000</text:p>
          </table:table-cell>
          <table:table-cell table:number-columns-repeated="1016"/>
        </table:table-row>
        <table:table-row table:style-name="ro1">
          <table:table-cell table:formula="of:=[.A25]+([.C26]*_dt)" office:value-type="float" office:value="146999999998.157">
            <text:p>146999999998.157000</text:p>
          </table:table-cell>
          <table:table-cell table:formula="of:=[.B25]+([.D26]*_dt)" office:value-type="float" office:value="714.719999997138">
            <text:p>714.720000</text:p>
          </table:table-cell>
          <table:table-cell table:formula="of:=[.C25]+([.G25]*_dt)" office:value-type="float" office:value="-0.147405949300084">
            <text:p>-0.147406</text:p>
          </table:table-cell>
          <table:table-cell table:formula="of:=[.D25]+([.H25]*_dt)" office:value-type="float" office:value="29.7799999996566">
            <text:p>29.780000</text:p>
          </table:table-cell>
          <table:table-cell table:formula="of:=SQRT([.A26]^2+[.B26]^2)" office:value-type="float" office:value="146999999998.157">
            <text:p>146999999998.157000</text:p>
          </table:table-cell>
          <table:table-cell table:formula="of:=(_G*_m1)/([.E26]^2)" office:value-type="float" office:value="0.00614191455427494">
            <text:p>0.006142</text:p>
          </table:table-cell>
          <table:table-cell table:formula="of:=-[.F26]*([.A26]/[.E26])" office:value-type="float" office:value="-0.00614191455427494">
            <text:p>-0.006142</text:p>
          </table:table-cell>
          <table:table-cell table:formula="of:=-[.F26]*([.B26]/[.E26])" office:value-type="float" office:value="-0.0000000000298622392535295">
            <text:p>0.000000</text:p>
          </table:table-cell>
          <table:table-cell table:number-columns-repeated="1016"/>
        </table:table-row>
        <table:table-row table:style-name="ro1">
          <table:table-cell table:formula="of:=[.A26]+([.C27]*_dt)" office:value-type="float" office:value="146999999998.004">
            <text:p>146999999998.004000</text:p>
          </table:table-cell>
          <table:table-cell table:formula="of:=[.B26]+([.D27]*_dt)" office:value-type="float" office:value="744.499999996765">
            <text:p>744.500000</text:p>
          </table:table-cell>
          <table:table-cell table:formula="of:=[.C26]+([.G26]*_dt)" office:value-type="float" office:value="-0.153547863854359">
            <text:p>-0.153548</text:p>
          </table:table-cell>
          <table:table-cell table:formula="of:=[.D26]+([.H26]*_dt)" office:value-type="float" office:value="29.7799999996267">
            <text:p>29.780000</text:p>
          </table:table-cell>
          <table:table-cell table:formula="of:=SQRT([.A27]^2+[.B27]^2)" office:value-type="float" office:value="146999999998.004">
            <text:p>146999999998.004000</text:p>
          </table:table-cell>
          <table:table-cell table:formula="of:=(_G*_m1)/([.E27]^2)" office:value-type="float" office:value="0.00614191455428777">
            <text:p>0.006142</text:p>
          </table:table-cell>
          <table:table-cell table:formula="of:=-[.F27]*([.A27]/[.E27])" office:value-type="float" office:value="-0.00614191455428777">
            <text:p>-0.006142</text:p>
          </table:table-cell>
          <table:table-cell table:formula="of:=-[.F27]*([.B27]/[.E27])" office:value-type="float" office:value="-0.0000000000311064992225134">
            <text:p>0.000000</text:p>
          </table:table-cell>
          <table:table-cell table:number-columns-repeated="1016"/>
        </table:table-row>
        <table:table-row table:style-name="ro1">
          <table:table-cell table:formula="of:=[.A27]+([.C28]*_dt)" office:value-type="float" office:value="146999999997.844">
            <text:p>146999999997.844000</text:p>
          </table:table-cell>
          <table:table-cell table:formula="of:=[.B27]+([.D28]*_dt)" office:value-type="float" office:value="774.279999996361">
            <text:p>774.280000</text:p>
          </table:table-cell>
          <table:table-cell table:formula="of:=[.C27]+([.G27]*_dt)" office:value-type="float" office:value="-0.159689778408646">
            <text:p>-0.159690</text:p>
          </table:table-cell>
          <table:table-cell table:formula="of:=[.D27]+([.H27]*_dt)" office:value-type="float" office:value="29.7799999995956">
            <text:p>29.780000</text:p>
          </table:table-cell>
          <table:table-cell table:formula="of:=SQRT([.A28]^2+[.B28]^2)" office:value-type="float" office:value="146999999997.844">
            <text:p>146999999997.844000</text:p>
          </table:table-cell>
          <table:table-cell table:formula="of:=(_G*_m1)/([.E28]^2)" office:value-type="float" office:value="0.00614191455430112">
            <text:p>0.006142</text:p>
          </table:table-cell>
          <table:table-cell table:formula="of:=-[.F28]*([.A28]/[.E28])" office:value-type="float" office:value="-0.00614191455430112">
            <text:p>-0.006142</text:p>
          </table:table-cell>
          <table:table-cell table:formula="of:=-[.F28]*([.B28]/[.E28])" office:value-type="float" office:value="-0.0000000000323507591915079">
            <text:p>0.000000</text:p>
          </table:table-cell>
          <table:table-cell table:number-columns-repeated="1016"/>
        </table:table-row>
        <table:table-row table:style-name="ro1">
          <table:table-cell table:formula="of:=[.A28]+([.C29]*_dt)" office:value-type="float" office:value="146999999997.678">
            <text:p>146999999997.678000</text:p>
          </table:table-cell>
          <table:table-cell table:formula="of:=[.B28]+([.D29]*_dt)" office:value-type="float" office:value="804.059999995924">
            <text:p>804.060000</text:p>
          </table:table-cell>
          <table:table-cell table:formula="of:=[.C28]+([.G28]*_dt)" office:value-type="float" office:value="-0.165831692962948">
            <text:p>-0.165832</text:p>
          </table:table-cell>
          <table:table-cell table:formula="of:=[.D28]+([.H28]*_dt)" office:value-type="float" office:value="29.7799999995633">
            <text:p>29.780000</text:p>
          </table:table-cell>
          <table:table-cell table:formula="of:=SQRT([.A29]^2+[.B29]^2)" office:value-type="float" office:value="146999999997.678">
            <text:p>146999999997.678000</text:p>
          </table:table-cell>
          <table:table-cell table:formula="of:=(_G*_m1)/([.E29]^2)" office:value-type="float" office:value="0.00614191455431498">
            <text:p>0.006142</text:p>
          </table:table-cell>
          <table:table-cell table:formula="of:=-[.F29]*([.A29]/[.E29])" office:value-type="float" office:value="-0.00614191455431498">
            <text:p>-0.006142</text:p>
          </table:table-cell>
          <table:table-cell table:formula="of:=-[.F29]*([.B29]/[.E29])" office:value-type="float" office:value="-0.0000000000335950191605133">
            <text:p>0.000000</text:p>
          </table:table-cell>
          <table:table-cell table:number-columns-repeated="1016"/>
        </table:table-row>
        <table:table-row table:style-name="ro1">
          <table:table-cell table:formula="of:=[.A29]+([.C30]*_dt)" office:value-type="float" office:value="146999999997.506">
            <text:p>146999999997.506000</text:p>
          </table:table-cell>
          <table:table-cell table:formula="of:=[.B29]+([.D30]*_dt)" office:value-type="float" office:value="833.839999995454">
            <text:p>833.840000</text:p>
          </table:table-cell>
          <table:table-cell table:formula="of:=[.C29]+([.G29]*_dt)" office:value-type="float" office:value="-0.171973607517263">
            <text:p>-0.171974</text:p>
          </table:table-cell>
          <table:table-cell table:formula="of:=[.D29]+([.H29]*_dt)" office:value-type="float" office:value="29.7799999995297">
            <text:p>29.780000</text:p>
          </table:table-cell>
          <table:table-cell table:formula="of:=SQRT([.A30]^2+[.B30]^2)" office:value-type="float" office:value="146999999997.506">
            <text:p>146999999997.506000</text:p>
          </table:table-cell>
          <table:table-cell table:formula="of:=(_G*_m1)/([.E30]^2)" office:value-type="float" office:value="0.00614191455432934">
            <text:p>0.006142</text:p>
          </table:table-cell>
          <table:table-cell table:formula="of:=-[.F30]*([.A30]/[.E30])" office:value-type="float" office:value="-0.00614191455432934">
            <text:p>-0.006142</text:p>
          </table:table-cell>
          <table:table-cell table:formula="of:=-[.F30]*([.B30]/[.E30])" office:value-type="float" office:value="-0.0000000000348392791295302">
            <text:p>0.000000</text:p>
          </table:table-cell>
          <table:table-cell table:number-columns-repeated="1016"/>
        </table:table-row>
        <table:table-row table:style-name="ro1">
          <table:table-cell table:formula="of:=[.A30]+([.C31]*_dt)" office:value-type="float" office:value="146999999997.328">
            <text:p>146999999997.328000</text:p>
          </table:table-cell>
          <table:table-cell table:formula="of:=[.B30]+([.D31]*_dt)" office:value-type="float" office:value="863.619999994949">
            <text:p>863.620000</text:p>
          </table:table-cell>
          <table:table-cell table:formula="of:=[.C30]+([.G30]*_dt)" office:value-type="float" office:value="-0.178115522071592">
            <text:p>-0.178116</text:p>
          </table:table-cell>
          <table:table-cell table:formula="of:=[.D30]+([.H30]*_dt)" office:value-type="float" office:value="29.7799999994948">
            <text:p>29.780000</text:p>
          </table:table-cell>
          <table:table-cell table:formula="of:=SQRT([.A31]^2+[.B31]^2)" office:value-type="float" office:value="146999999997.328">
            <text:p>146999999997.328000</text:p>
          </table:table-cell>
          <table:table-cell table:formula="of:=(_G*_m1)/([.E31]^2)" office:value-type="float" office:value="0.00614191455434423">
            <text:p>0.006142</text:p>
          </table:table-cell>
          <table:table-cell table:formula="of:=-[.F31]*([.A31]/[.E31])" office:value-type="float" office:value="-0.00614191455434423">
            <text:p>-0.006142</text:p>
          </table:table-cell>
          <table:table-cell table:formula="of:=-[.F31]*([.B31]/[.E31])" office:value-type="float" office:value="-0.0000000000360835390985588">
            <text:p>0.000000</text:p>
          </table:table-cell>
          <table:table-cell table:number-columns-repeated="1016"/>
        </table:table-row>
        <table:table-row table:style-name="ro1">
          <table:table-cell table:formula="of:=[.A31]+([.C32]*_dt)" office:value-type="float" office:value="146999999997.144">
            <text:p>146999999997.144000</text:p>
          </table:table-cell>
          <table:table-cell table:formula="of:=[.B31]+([.D32]*_dt)" office:value-type="float" office:value="893.399999994407">
            <text:p>893.400000</text:p>
          </table:table-cell>
          <table:table-cell table:formula="of:=[.C31]+([.G31]*_dt)" office:value-type="float" office:value="-0.184257436625936">
            <text:p>-0.184257</text:p>
          </table:table-cell>
          <table:table-cell table:formula="of:=[.D31]+([.H31]*_dt)" office:value-type="float" office:value="29.7799999994587">
            <text:p>29.780000</text:p>
          </table:table-cell>
          <table:table-cell table:formula="of:=SQRT([.A32]^2+[.B32]^2)" office:value-type="float" office:value="146999999997.144">
            <text:p>146999999997.144000</text:p>
          </table:table-cell>
          <table:table-cell table:formula="of:=(_G*_m1)/([.E32]^2)" office:value-type="float" office:value="0.00614191455435963">
            <text:p>0.006142</text:p>
          </table:table-cell>
          <table:table-cell table:formula="of:=-[.F32]*([.A32]/[.E32])" office:value-type="float" office:value="-0.00614191455435963">
            <text:p>-0.006142</text:p>
          </table:table-cell>
          <table:table-cell table:formula="of:=-[.F32]*([.B32]/[.E32])" office:value-type="float" office:value="-0.0000000000373277990675996">
            <text:p>0.000000</text:p>
          </table:table-cell>
          <table:table-cell table:number-columns-repeated="1016"/>
        </table:table-row>
        <table:table-row table:style-name="ro1">
          <table:table-cell table:formula="of:=[.A32]+([.C33]*_dt)" office:value-type="float" office:value="146999999996.954">
            <text:p>146999999996.954000</text:p>
          </table:table-cell>
          <table:table-cell table:formula="of:=[.B32]+([.D33]*_dt)" office:value-type="float" office:value="923.179999993829">
            <text:p>923.180000</text:p>
          </table:table-cell>
          <table:table-cell table:formula="of:=[.C32]+([.G32]*_dt)" office:value-type="float" office:value="-0.190399351180296">
            <text:p>-0.190399</text:p>
          </table:table-cell>
          <table:table-cell table:formula="of:=[.D32]+([.H32]*_dt)" office:value-type="float" office:value="29.7799999994214">
            <text:p>29.780000</text:p>
          </table:table-cell>
          <table:table-cell table:formula="of:=SQRT([.A33]^2+[.B33]^2)" office:value-type="float" office:value="146999999996.954">
            <text:p>146999999996.954000</text:p>
          </table:table-cell>
          <table:table-cell table:formula="of:=(_G*_m1)/([.E33]^2)" office:value-type="float" office:value="0.00614191455437554">
            <text:p>0.006142</text:p>
          </table:table-cell>
          <table:table-cell table:formula="of:=-[.F33]*([.A33]/[.E33])" office:value-type="float" office:value="-0.00614191455437554">
            <text:p>-0.006142</text:p>
          </table:table-cell>
          <table:table-cell table:formula="of:=-[.F33]*([.B33]/[.E33])" office:value-type="float" office:value="-0.0000000000385720590366531">
            <text:p>0.000000</text:p>
          </table:table-cell>
          <table:table-cell table:number-columns-repeated="1016"/>
        </table:table-row>
        <table:table-row table:style-name="ro1">
          <table:table-cell table:formula="of:=[.A33]+([.C34]*_dt)" office:value-type="float" office:value="146999999996.757">
            <text:p>146999999996.757000</text:p>
          </table:table-cell>
          <table:table-cell table:formula="of:=[.B33]+([.D34]*_dt)" office:value-type="float" office:value="952.959999993212">
            <text:p>952.960000</text:p>
          </table:table-cell>
          <table:table-cell table:formula="of:=[.C33]+([.G33]*_dt)" office:value-type="float" office:value="-0.196541265734671">
            <text:p>-0.196541</text:p>
          </table:table-cell>
          <table:table-cell table:formula="of:=[.D33]+([.H33]*_dt)" office:value-type="float" office:value="29.7799999993828">
            <text:p>29.780000</text:p>
          </table:table-cell>
          <table:table-cell table:formula="of:=SQRT([.A34]^2+[.B34]^2)" office:value-type="float" office:value="146999999996.757">
            <text:p>146999999996.757000</text:p>
          </table:table-cell>
          <table:table-cell table:formula="of:=(_G*_m1)/([.E34]^2)" office:value-type="float" office:value="0.00614191455439196">
            <text:p>0.006142</text:p>
          </table:table-cell>
          <table:table-cell table:formula="of:=-[.F34]*([.A34]/[.E34])" office:value-type="float" office:value="-0.00614191455439196">
            <text:p>-0.006142</text:p>
          </table:table-cell>
          <table:table-cell table:formula="of:=-[.F34]*([.B34]/[.E34])" office:value-type="float" office:value="-0.0000000000398163190057197">
            <text:p>0.000000</text:p>
          </table:table-cell>
          <table:table-cell table:number-columns-repeated="1016"/>
        </table:table-row>
        <table:table-row table:style-name="ro1">
          <table:table-cell table:formula="of:=[.A34]+([.C35]*_dt)" office:value-type="float" office:value="146999999996.554">
            <text:p>146999999996.554000</text:p>
          </table:table-cell>
          <table:table-cell table:formula="of:=[.B34]+([.D35]*_dt)" office:value-type="float" office:value="982.739999992555">
            <text:p>982.740000</text:p>
          </table:table-cell>
          <table:table-cell table:formula="of:=[.C34]+([.G34]*_dt)" office:value-type="float" office:value="-0.202683180289063">
            <text:p>-0.202683</text:p>
          </table:table-cell>
          <table:table-cell table:formula="of:=[.D34]+([.H34]*_dt)" office:value-type="float" office:value="29.779999999343">
            <text:p>29.780000</text:p>
          </table:table-cell>
          <table:table-cell table:formula="of:=SQRT([.A35]^2+[.B35]^2)" office:value-type="float" office:value="146999999996.554">
            <text:p>146999999996.554000</text:p>
          </table:table-cell>
          <table:table-cell table:formula="of:=(_G*_m1)/([.E35]^2)" office:value-type="float" office:value="0.0061419145544089">
            <text:p>0.006142</text:p>
          </table:table-cell>
          <table:table-cell table:formula="of:=-[.F35]*([.A35]/[.E35])" office:value-type="float" office:value="-0.0061419145544089">
            <text:p>-0.006142</text:p>
          </table:table-cell>
          <table:table-cell table:formula="of:=-[.F35]*([.B35]/[.E35])" office:value-type="float" office:value="-0.0000000000410605789747997">
            <text:p>0.000000</text:p>
          </table:table-cell>
          <table:table-cell table:number-columns-repeated="1016"/>
        </table:table-row>
        <table:table-row table:style-name="ro1">
          <table:table-cell table:formula="of:=[.A35]+([.C36]*_dt)" office:value-type="float" office:value="146999999996.346">
            <text:p>146999999996.346000</text:p>
          </table:table-cell>
          <table:table-cell table:formula="of:=[.B35]+([.D36]*_dt)" office:value-type="float" office:value="1012.51999999186">
            <text:p>1012.520000</text:p>
          </table:table-cell>
          <table:table-cell table:formula="of:=[.C35]+([.G35]*_dt)" office:value-type="float" office:value="-0.208825094843472">
            <text:p>-0.208825</text:p>
          </table:table-cell>
          <table:table-cell table:formula="of:=[.D35]+([.H35]*_dt)" office:value-type="float" office:value="29.779999999302">
            <text:p>29.780000</text:p>
          </table:table-cell>
          <table:table-cell table:formula="of:=SQRT([.A36]^2+[.B36]^2)" office:value-type="float" office:value="146999999996.346">
            <text:p>146999999996.346000</text:p>
          </table:table-cell>
          <table:table-cell table:formula="of:=(_G*_m1)/([.E36]^2)" office:value-type="float" office:value="0.00614191455442635">
            <text:p>0.006142</text:p>
          </table:table-cell>
          <table:table-cell table:formula="of:=-[.F36]*([.A36]/[.E36])" office:value-type="float" office:value="-0.00614191455442635">
            <text:p>-0.006142</text:p>
          </table:table-cell>
          <table:table-cell table:formula="of:=-[.F36]*([.B36]/[.E36])" office:value-type="float" office:value="-0.0000000000423048389438935">
            <text:p>0.000000</text:p>
          </table:table-cell>
          <table:table-cell table:number-columns-repeated="1016"/>
        </table:table-row>
        <table:table-row table:style-name="ro1">
          <table:table-cell table:formula="of:=[.A36]+([.C37]*_dt)" office:value-type="float" office:value="146999999996.131">
            <text:p>146999999996.131000</text:p>
          </table:table-cell>
          <table:table-cell table:formula="of:=[.B36]+([.D37]*_dt)" office:value-type="float" office:value="1042.29999999112">
            <text:p>1042.300000</text:p>
          </table:table-cell>
          <table:table-cell table:formula="of:=[.C36]+([.G36]*_dt)" office:value-type="float" office:value="-0.214967009397898">
            <text:p>-0.214967</text:p>
          </table:table-cell>
          <table:table-cell table:formula="of:=[.D36]+([.H36]*_dt)" office:value-type="float" office:value="29.7799999992597">
            <text:p>29.780000</text:p>
          </table:table-cell>
          <table:table-cell table:formula="of:=SQRT([.A37]^2+[.B37]^2)" office:value-type="float" office:value="146999999996.131">
            <text:p>146999999996.131000</text:p>
          </table:table-cell>
          <table:table-cell table:formula="of:=(_G*_m1)/([.E37]^2)" office:value-type="float" office:value="0.00614191455444431">
            <text:p>0.006142</text:p>
          </table:table-cell>
          <table:table-cell table:formula="of:=-[.F37]*([.A37]/[.E37])" office:value-type="float" office:value="-0.00614191455444431">
            <text:p>-0.006142</text:p>
          </table:table-cell>
          <table:table-cell table:formula="of:=-[.F37]*([.B37]/[.E37])" office:value-type="float" office:value="-0.0000000000435490989130017">
            <text:p>0.000000</text:p>
          </table:table-cell>
          <table:table-cell table:number-columns-repeated="1016"/>
        </table:table-row>
        <table:table-row table:style-name="ro1">
          <table:table-cell table:formula="of:=[.A37]+([.C38]*_dt)" office:value-type="float" office:value="146999999995.91">
            <text:p>146999999995.910000</text:p>
          </table:table-cell>
          <table:table-cell table:formula="of:=[.B37]+([.D38]*_dt)" office:value-type="float" office:value="1072.07999999033">
            <text:p>1072.080000</text:p>
          </table:table-cell>
          <table:table-cell table:formula="of:=[.C37]+([.G37]*_dt)" office:value-type="float" office:value="-0.221108923952343">
            <text:p>-0.221109</text:p>
          </table:table-cell>
          <table:table-cell table:formula="of:=[.D37]+([.H37]*_dt)" office:value-type="float" office:value="29.7799999992161">
            <text:p>29.780000</text:p>
          </table:table-cell>
          <table:table-cell table:formula="of:=SQRT([.A38]^2+[.B38]^2)" office:value-type="float" office:value="146999999995.91">
            <text:p>146999999995.910000</text:p>
          </table:table-cell>
          <table:table-cell table:formula="of:=(_G*_m1)/([.E38]^2)" office:value-type="float" office:value="0.00614191455446279">
            <text:p>0.006142</text:p>
          </table:table-cell>
          <table:table-cell table:formula="of:=-[.F38]*([.A38]/[.E38])" office:value-type="float" office:value="-0.00614191455446279">
            <text:p>-0.006142</text:p>
          </table:table-cell>
          <table:table-cell table:formula="of:=-[.F38]*([.B38]/[.E38])" office:value-type="float" office:value="-0.0000000000447933588821246">
            <text:p>0.000000</text:p>
          </table:table-cell>
          <table:table-cell table:number-columns-repeated="1016"/>
        </table:table-row>
        <table:table-row table:style-name="ro1">
          <table:table-cell table:formula="of:=[.A38]+([.C39]*_dt)" office:value-type="float" office:value="146999999995.682">
            <text:p>146999999995.682000</text:p>
          </table:table-cell>
          <table:table-cell table:formula="of:=[.B38]+([.D39]*_dt)" office:value-type="float" office:value="1101.8599999895">
            <text:p>1101.860000</text:p>
          </table:table-cell>
          <table:table-cell table:formula="of:=[.C38]+([.G38]*_dt)" office:value-type="float" office:value="-0.227250838506806">
            <text:p>-0.227251</text:p>
          </table:table-cell>
          <table:table-cell table:formula="of:=[.D38]+([.H38]*_dt)" office:value-type="float" office:value="29.7799999991713">
            <text:p>29.780000</text:p>
          </table:table-cell>
          <table:table-cell table:formula="of:=SQRT([.A39]^2+[.B39]^2)" office:value-type="float" office:value="146999999995.682">
            <text:p>146999999995.682000</text:p>
          </table:table-cell>
          <table:table-cell table:formula="of:=(_G*_m1)/([.E39]^2)" office:value-type="float" office:value="0.00614191455448178">
            <text:p>0.006142</text:p>
          </table:table-cell>
          <table:table-cell table:formula="of:=-[.F39]*([.A39]/[.E39])" office:value-type="float" office:value="-0.00614191455448178">
            <text:p>-0.006142</text:p>
          </table:table-cell>
          <table:table-cell table:formula="of:=-[.F39]*([.B39]/[.E39])" office:value-type="float" office:value="-0.0000000000460376188512626">
            <text:p>0.000000</text:p>
          </table:table-cell>
          <table:table-cell table:number-columns-repeated="1016"/>
        </table:table-row>
        <table:table-row table:style-name="ro1">
          <table:table-cell table:formula="of:=[.A39]+([.C40]*_dt)" office:value-type="float" office:value="146999999995.449">
            <text:p>146999999995.449000</text:p>
          </table:table-cell>
          <table:table-cell table:formula="of:=[.B39]+([.D40]*_dt)" office:value-type="float" office:value="1131.63999998863">
            <text:p>1131.640000</text:p>
          </table:table-cell>
          <table:table-cell table:formula="of:=[.C39]+([.G39]*_dt)" office:value-type="float" office:value="-0.233392753061287">
            <text:p>-0.233393</text:p>
          </table:table-cell>
          <table:table-cell table:formula="of:=[.D39]+([.H39]*_dt)" office:value-type="float" office:value="29.7799999991253">
            <text:p>29.780000</text:p>
          </table:table-cell>
          <table:table-cell table:formula="of:=SQRT([.A40]^2+[.B40]^2)" office:value-type="float" office:value="146999999995.449">
            <text:p>146999999995.449000</text:p>
          </table:table-cell>
          <table:table-cell table:formula="of:=(_G*_m1)/([.E40]^2)" office:value-type="float" office:value="0.00614191455450128">
            <text:p>0.006142</text:p>
          </table:table-cell>
          <table:table-cell table:formula="of:=-[.F40]*([.A40]/[.E40])" office:value-type="float" office:value="-0.00614191455450128">
            <text:p>-0.006142</text:p>
          </table:table-cell>
          <table:table-cell table:formula="of:=-[.F40]*([.B40]/[.E40])" office:value-type="float" office:value="-0.0000000000472818788204162">
            <text:p>0.000000</text:p>
          </table:table-cell>
          <table:table-cell table:number-columns-repeated="1016"/>
        </table:table-row>
        <table:table-row table:style-name="ro1">
          <table:table-cell table:formula="of:=[.A40]+([.C41]*_dt)" office:value-type="float" office:value="146999999995.209">
            <text:p>146999999995.209000</text:p>
          </table:table-cell>
          <table:table-cell table:formula="of:=[.B40]+([.D41]*_dt)" office:value-type="float" office:value="1161.41999998771">
            <text:p>1161.420000</text:p>
          </table:table-cell>
          <table:table-cell table:formula="of:=[.C40]+([.G40]*_dt)" office:value-type="float" office:value="-0.239534667615789">
            <text:p>-0.239535</text:p>
          </table:table-cell>
          <table:table-cell table:formula="of:=[.D40]+([.H40]*_dt)" office:value-type="float" office:value="29.779999999078">
            <text:p>29.780000</text:p>
          </table:table-cell>
          <table:table-cell table:formula="of:=SQRT([.A41]^2+[.B41]^2)" office:value-type="float" office:value="146999999995.209">
            <text:p>146999999995.209000</text:p>
          </table:table-cell>
          <table:table-cell table:formula="of:=(_G*_m1)/([.E41]^2)" office:value-type="float" office:value="0.0061419145545213">
            <text:p>0.006142</text:p>
          </table:table-cell>
          <table:table-cell table:formula="of:=-[.F41]*([.A41]/[.E41])" office:value-type="float" office:value="-0.0061419145545213">
            <text:p>-0.006142</text:p>
          </table:table-cell>
          <table:table-cell table:formula="of:=-[.F41]*([.B41]/[.E41])" office:value-type="float" office:value="-0.0000000000485261387895857">
            <text:p>0.000000</text:p>
          </table:table-cell>
          <table:table-cell table:number-columns-repeated="1016"/>
        </table:table-row>
        <table:table-row table:style-name="ro1">
          <table:table-cell table:formula="of:=[.A41]+([.C42]*_dt)" office:value-type="float" office:value="146999999994.964">
            <text:p>146999999994.964000</text:p>
          </table:table-cell>
          <table:table-cell table:formula="of:=[.B41]+([.D42]*_dt)" office:value-type="float" office:value="1191.19999998674">
            <text:p>1191.200000</text:p>
          </table:table-cell>
          <table:table-cell table:formula="of:=[.C41]+([.G41]*_dt)" office:value-type="float" office:value="-0.24567658217031">
            <text:p>-0.245677</text:p>
          </table:table-cell>
          <table:table-cell table:formula="of:=[.D41]+([.H41]*_dt)" office:value-type="float" office:value="29.7799999990295">
            <text:p>29.780000</text:p>
          </table:table-cell>
          <table:table-cell table:formula="of:=SQRT([.A42]^2+[.B42]^2)" office:value-type="float" office:value="146999999994.964">
            <text:p>146999999994.964000</text:p>
          </table:table-cell>
          <table:table-cell table:formula="of:=(_G*_m1)/([.E42]^2)" office:value-type="float" office:value="0.00614191455454183">
            <text:p>0.006142</text:p>
          </table:table-cell>
          <table:table-cell table:formula="of:=-[.F42]*([.A42]/[.E42])" office:value-type="float" office:value="-0.00614191455454183">
            <text:p>-0.006142</text:p>
          </table:table-cell>
          <table:table-cell table:formula="of:=-[.F42]*([.B42]/[.E42])" office:value-type="float" office:value="-0.0000000000497703987587716">
            <text:p>0.000000</text:p>
          </table:table-cell>
          <table:table-cell table:number-columns-repeated="1016"/>
        </table:table-row>
        <table:table-row table:style-name="ro1">
          <table:table-cell table:formula="of:=[.A42]+([.C43]*_dt)" office:value-type="float" office:value="146999999994.712">
            <text:p>146999999994.712000</text:p>
          </table:table-cell>
          <table:table-cell table:formula="of:=[.B42]+([.D43]*_dt)" office:value-type="float" office:value="1220.97999998572">
            <text:p>1220.980000</text:p>
          </table:table-cell>
          <table:table-cell table:formula="of:=[.C42]+([.G42]*_dt)" office:value-type="float" office:value="-0.251818496724852">
            <text:p>-0.251818</text:p>
          </table:table-cell>
          <table:table-cell table:formula="of:=[.D42]+([.H42]*_dt)" office:value-type="float" office:value="29.7799999989797">
            <text:p>29.780000</text:p>
          </table:table-cell>
          <table:table-cell table:formula="of:=SQRT([.A43]^2+[.B43]^2)" office:value-type="float" office:value="146999999994.712">
            <text:p>146999999994.712000</text:p>
          </table:table-cell>
          <table:table-cell table:formula="of:=(_G*_m1)/([.E43]^2)" office:value-type="float" office:value="0.00614191455456287">
            <text:p>0.006142</text:p>
          </table:table-cell>
          <table:table-cell table:formula="of:=-[.F43]*([.A43]/[.E43])" office:value-type="float" office:value="-0.00614191455456287">
            <text:p>-0.006142</text:p>
          </table:table-cell>
          <table:table-cell table:formula="of:=-[.F43]*([.B43]/[.E43])" office:value-type="float" office:value="-0.0000000000510146587279743">
            <text:p>0.000000</text:p>
          </table:table-cell>
          <table:table-cell table:number-columns-repeated="1016"/>
        </table:table-row>
        <table:table-row table:style-name="ro1">
          <table:table-cell table:formula="of:=[.A43]+([.C44]*_dt)" office:value-type="float" office:value="146999999994.454">
            <text:p>146999999994.454000</text:p>
          </table:table-cell>
          <table:table-cell table:formula="of:=[.B43]+([.D44]*_dt)" office:value-type="float" office:value="1250.75999998465">
            <text:p>1250.760000</text:p>
          </table:table-cell>
          <table:table-cell table:formula="of:=[.C43]+([.G43]*_dt)" office:value-type="float" office:value="-0.257960411279415">
            <text:p>-0.257960</text:p>
          </table:table-cell>
          <table:table-cell table:formula="of:=[.D43]+([.H43]*_dt)" office:value-type="float" office:value="29.7799999989287">
            <text:p>29.780000</text:p>
          </table:table-cell>
          <table:table-cell table:formula="of:=SQRT([.A44]^2+[.B44]^2)" office:value-type="float" office:value="146999999994.454">
            <text:p>146999999994.454000</text:p>
          </table:table-cell>
          <table:table-cell table:formula="of:=(_G*_m1)/([.E44]^2)" office:value-type="float" office:value="0.00614191455458443">
            <text:p>0.006142</text:p>
          </table:table-cell>
          <table:table-cell table:formula="of:=-[.F44]*([.A44]/[.E44])" office:value-type="float" office:value="-0.00614191455458443">
            <text:p>-0.006142</text:p>
          </table:table-cell>
          <table:table-cell table:formula="of:=-[.F44]*([.B44]/[.E44])" office:value-type="float" office:value="-0.0000000000522589186971942">
            <text:p>0.000000</text:p>
          </table:table-cell>
          <table:table-cell table:number-columns-repeated="1016"/>
        </table:table-row>
        <table:table-row table:style-name="ro1">
          <table:table-cell table:formula="of:=[.A44]+([.C45]*_dt)" office:value-type="float" office:value="146999999994.19">
            <text:p>146999999994.190000</text:p>
          </table:table-cell>
          <table:table-cell table:formula="of:=[.B44]+([.D45]*_dt)" office:value-type="float" office:value="1280.53999998352">
            <text:p>1280.540000</text:p>
          </table:table-cell>
          <table:table-cell table:formula="of:=[.C44]+([.G44]*_dt)" office:value-type="float" office:value="-0.264102325833999">
            <text:p>-0.264102</text:p>
          </table:table-cell>
          <table:table-cell table:formula="of:=[.D44]+([.H44]*_dt)" office:value-type="float" office:value="29.7799999988764">
            <text:p>29.780000</text:p>
          </table:table-cell>
          <table:table-cell table:formula="of:=SQRT([.A45]^2+[.B45]^2)" office:value-type="float" office:value="146999999994.19">
            <text:p>146999999994.190000</text:p>
          </table:table-cell>
          <table:table-cell table:formula="of:=(_G*_m1)/([.E45]^2)" office:value-type="float" office:value="0.00614191455460649">
            <text:p>0.006142</text:p>
          </table:table-cell>
          <table:table-cell table:formula="of:=-[.F45]*([.A45]/[.E45])" office:value-type="float" office:value="-0.00614191455460649">
            <text:p>-0.006142</text:p>
          </table:table-cell>
          <table:table-cell table:formula="of:=-[.F45]*([.B45]/[.E45])" office:value-type="float" office:value="-0.0000000000535031786664317">
            <text:p>0.000000</text:p>
          </table:table-cell>
          <table:table-cell table:number-columns-repeated="1016"/>
        </table:table-row>
        <table:table-row table:style-name="ro1">
          <table:table-cell table:formula="of:=[.A45]+([.C46]*_dt)" office:value-type="float" office:value="146999999993.92">
            <text:p>146999999993.920000</text:p>
          </table:table-cell>
          <table:table-cell table:formula="of:=[.B45]+([.D46]*_dt)" office:value-type="float" office:value="1310.31999998234">
            <text:p>1310.320000</text:p>
          </table:table-cell>
          <table:table-cell table:formula="of:=[.C45]+([.G45]*_dt)" office:value-type="float" office:value="-0.270244240388605">
            <text:p>-0.270244</text:p>
          </table:table-cell>
          <table:table-cell table:formula="of:=[.D45]+([.H45]*_dt)" office:value-type="float" office:value="29.7799999988229">
            <text:p>29.780000</text:p>
          </table:table-cell>
          <table:table-cell table:formula="of:=SQRT([.A46]^2+[.B46]^2)" office:value-type="float" office:value="146999999993.92">
            <text:p>146999999993.920000</text:p>
          </table:table-cell>
          <table:table-cell table:formula="of:=(_G*_m1)/([.E46]^2)" office:value-type="float" office:value="0.00614191455462908">
            <text:p>0.006142</text:p>
          </table:table-cell>
          <table:table-cell table:formula="of:=-[.F46]*([.A46]/[.E46])" office:value-type="float" office:value="-0.00614191455462908">
            <text:p>-0.006142</text:p>
          </table:table-cell>
          <table:table-cell table:formula="of:=-[.F46]*([.B46]/[.E46])" office:value-type="float" office:value="-0.0000000000547474386356872">
            <text:p>0.000000</text:p>
          </table:table-cell>
          <table:table-cell table:number-columns-repeated="1016"/>
        </table:table-row>
        <table:table-row table:style-name="ro1">
          <table:table-cell table:formula="of:=[.A46]+([.C47]*_dt)" office:value-type="float" office:value="146999999993.643">
            <text:p>146999999993.643000</text:p>
          </table:table-cell>
          <table:table-cell table:formula="of:=[.B46]+([.D47]*_dt)" office:value-type="float" office:value="1340.09999998111">
            <text:p>1340.100000</text:p>
          </table:table-cell>
          <table:table-cell table:formula="of:=[.C46]+([.G46]*_dt)" office:value-type="float" office:value="-0.276386154943235">
            <text:p>-0.276386</text:p>
          </table:table-cell>
          <table:table-cell table:formula="of:=[.D46]+([.H46]*_dt)" office:value-type="float" office:value="29.7799999987682">
            <text:p>29.780000</text:p>
          </table:table-cell>
          <table:table-cell table:formula="of:=SQRT([.A47]^2+[.B47]^2)" office:value-type="float" office:value="146999999993.643">
            <text:p>146999999993.643000</text:p>
          </table:table-cell>
          <table:table-cell table:formula="of:=(_G*_m1)/([.E47]^2)" office:value-type="float" office:value="0.00614191455465217">
            <text:p>0.006142</text:p>
          </table:table-cell>
          <table:table-cell table:formula="of:=-[.F47]*([.A47]/[.E47])" office:value-type="float" office:value="-0.00614191455465217">
            <text:p>-0.006142</text:p>
          </table:table-cell>
          <table:table-cell table:formula="of:=-[.F47]*([.B47]/[.E47])" office:value-type="float" office:value="-0.0000000000559916986049613">
            <text:p>0.000000</text:p>
          </table:table-cell>
          <table:table-cell table:number-columns-repeated="1016"/>
        </table:table-row>
        <table:table-row table:style-name="ro1">
          <table:table-cell table:formula="of:=[.A47]+([.C48]*_dt)" office:value-type="float" office:value="146999999993.361">
            <text:p>146999999993.361000</text:p>
          </table:table-cell>
          <table:table-cell table:formula="of:=[.B47]+([.D48]*_dt)" office:value-type="float" office:value="1369.87999997982">
            <text:p>1369.880000</text:p>
          </table:table-cell>
          <table:table-cell table:formula="of:=[.C47]+([.G47]*_dt)" office:value-type="float" office:value="-0.282528069497887">
            <text:p>-0.282528</text:p>
          </table:table-cell>
          <table:table-cell table:formula="of:=[.D47]+([.H47]*_dt)" office:value-type="float" office:value="29.7799999987122">
            <text:p>29.780000</text:p>
          </table:table-cell>
          <table:table-cell table:formula="of:=SQRT([.A48]^2+[.B48]^2)" office:value-type="float" office:value="146999999993.361">
            <text:p>146999999993.361000</text:p>
          </table:table-cell>
          <table:table-cell table:formula="of:=(_G*_m1)/([.E48]^2)" office:value-type="float" office:value="0.00614191455467578">
            <text:p>0.006142</text:p>
          </table:table-cell>
          <table:table-cell table:formula="of:=-[.F48]*([.A48]/[.E48])" office:value-type="float" office:value="-0.00614191455467578">
            <text:p>-0.006142</text:p>
          </table:table-cell>
          <table:table-cell table:formula="of:=-[.F48]*([.B48]/[.E48])" office:value-type="float" office:value="-0.0000000000572359585742542">
            <text:p>0.000000</text:p>
          </table:table-cell>
          <table:table-cell table:number-columns-repeated="1016"/>
        </table:table-row>
        <table:table-row table:style-name="ro1">
          <table:table-cell table:formula="of:=[.A48]+([.C49]*_dt)" office:value-type="float" office:value="146999999993.072">
            <text:p>146999999993.072000</text:p>
          </table:table-cell>
          <table:table-cell table:formula="of:=[.B48]+([.D49]*_dt)" office:value-type="float" office:value="1399.65999997848">
            <text:p>1399.660000</text:p>
          </table:table-cell>
          <table:table-cell table:formula="of:=[.C48]+([.G48]*_dt)" office:value-type="float" office:value="-0.288669984052562">
            <text:p>-0.288670</text:p>
          </table:table-cell>
          <table:table-cell table:formula="of:=[.D48]+([.H48]*_dt)" office:value-type="float" office:value="29.779999998655">
            <text:p>29.780000</text:p>
          </table:table-cell>
          <table:table-cell table:formula="of:=SQRT([.A49]^2+[.B49]^2)" office:value-type="float" office:value="146999999993.072">
            <text:p>146999999993.072000</text:p>
          </table:table-cell>
          <table:table-cell table:formula="of:=(_G*_m1)/([.E49]^2)" office:value-type="float" office:value="0.0061419145546999">
            <text:p>0.006142</text:p>
          </table:table-cell>
          <table:table-cell table:formula="of:=-[.F49]*([.A49]/[.E49])" office:value-type="float" office:value="-0.0061419145546999">
            <text:p>-0.006142</text:p>
          </table:table-cell>
          <table:table-cell table:formula="of:=-[.F49]*([.B49]/[.E49])" office:value-type="float" office:value="-0.0000000000584802185435663">
            <text:p>0.000000</text:p>
          </table:table-cell>
          <table:table-cell table:number-columns-repeated="1016"/>
        </table:table-row>
        <table:table-row table:style-name="ro1">
          <table:table-cell table:formula="of:=[.A49]+([.C50]*_dt)" office:value-type="float" office:value="146999999992.777">
            <text:p>146999999992.777000</text:p>
          </table:table-cell>
          <table:table-cell table:formula="of:=[.B49]+([.D50]*_dt)" office:value-type="float" office:value="1429.43999997708">
            <text:p>1429.440000</text:p>
          </table:table-cell>
          <table:table-cell table:formula="of:=[.C49]+([.G49]*_dt)" office:value-type="float" office:value="-0.294811898607262">
            <text:p>-0.294812</text:p>
          </table:table-cell>
          <table:table-cell table:formula="of:=[.D49]+([.H49]*_dt)" office:value-type="float" office:value="29.7799999985965">
            <text:p>29.780000</text:p>
          </table:table-cell>
          <table:table-cell table:formula="of:=SQRT([.A50]^2+[.B50]^2)" office:value-type="float" office:value="146999999992.777">
            <text:p>146999999992.777000</text:p>
          </table:table-cell>
          <table:table-cell table:formula="of:=(_G*_m1)/([.E50]^2)" office:value-type="float" office:value="0.00614191455472454">
            <text:p>0.006142</text:p>
          </table:table-cell>
          <table:table-cell table:formula="of:=-[.F50]*([.A50]/[.E50])" office:value-type="float" office:value="-0.00614191455472454">
            <text:p>-0.006142</text:p>
          </table:table-cell>
          <table:table-cell table:formula="of:=-[.F50]*([.B50]/[.E50])" office:value-type="float" office:value="-0.0000000000597244785128982">
            <text:p>0.000000</text:p>
          </table:table-cell>
          <table:table-cell table:number-columns-repeated="1016"/>
        </table:table-row>
        <table:table-row table:style-name="ro1">
          <table:table-cell table:formula="of:=[.A50]+([.C51]*_dt)" office:value-type="float" office:value="146999999992.476">
            <text:p>146999999992.476000</text:p>
          </table:table-cell>
          <table:table-cell table:formula="of:=[.B50]+([.D51]*_dt)" office:value-type="float" office:value="1459.21999997561">
            <text:p>1459.220000</text:p>
          </table:table-cell>
          <table:table-cell table:formula="of:=[.C50]+([.G50]*_dt)" office:value-type="float" office:value="-0.300953813161987">
            <text:p>-0.300954</text:p>
          </table:table-cell>
          <table:table-cell table:formula="of:=[.D50]+([.H50]*_dt)" office:value-type="float" office:value="29.7799999985367">
            <text:p>29.780000</text:p>
          </table:table-cell>
          <table:table-cell table:formula="of:=SQRT([.A51]^2+[.B51]^2)" office:value-type="float" office:value="146999999992.476">
            <text:p>146999999992.476000</text:p>
          </table:table-cell>
          <table:table-cell table:formula="of:=(_G*_m1)/([.E51]^2)" office:value-type="float" office:value="0.00614191455474969">
            <text:p>0.006142</text:p>
          </table:table-cell>
          <table:table-cell table:formula="of:=-[.F51]*([.A51]/[.E51])" office:value-type="float" office:value="-0.00614191455474969">
            <text:p>-0.006142</text:p>
          </table:table-cell>
          <table:table-cell table:formula="of:=-[.F51]*([.B51]/[.E51])" office:value-type="float" office:value="-0.0000000000609687384822502">
            <text:p>0.000000</text:p>
          </table:table-cell>
          <table:table-cell table:number-columns-repeated="1016"/>
        </table:table-row>
        <table:table-row table:style-name="ro1">
          <table:table-cell table:formula="of:=[.A51]+([.C52]*_dt)" office:value-type="float" office:value="146999999992.169">
            <text:p>146999999992.169000</text:p>
          </table:table-cell>
          <table:table-cell table:formula="of:=[.B51]+([.D52]*_dt)" office:value-type="float" office:value="1488.99999997409">
            <text:p>1489.000000</text:p>
          </table:table-cell>
          <table:table-cell table:formula="of:=[.C51]+([.G51]*_dt)" office:value-type="float" office:value="-0.307095727716737">
            <text:p>-0.307096</text:p>
          </table:table-cell>
          <table:table-cell table:formula="of:=[.D51]+([.H51]*_dt)" office:value-type="float" office:value="29.7799999984758">
            <text:p>29.780000</text:p>
          </table:table-cell>
          <table:table-cell table:formula="of:=SQRT([.A52]^2+[.B52]^2)" office:value-type="float" office:value="146999999992.169">
            <text:p>146999999992.169000</text:p>
          </table:table-cell>
          <table:table-cell table:formula="of:=(_G*_m1)/([.E52]^2)" office:value-type="float" office:value="0.00614191455477535">
            <text:p>0.006142</text:p>
          </table:table-cell>
          <table:table-cell table:formula="of:=-[.F52]*([.A52]/[.E52])" office:value-type="float" office:value="-0.00614191455477535">
            <text:p>-0.006142</text:p>
          </table:table-cell>
          <table:table-cell table:formula="of:=-[.F52]*([.B52]/[.E52])" office:value-type="float" office:value="-0.0000000000622129984516227">
            <text:p>0.000000</text:p>
          </table:table-cell>
          <table:table-cell table:number-columns-repeated="1016"/>
        </table:table-row>
        <table:table-row table:style-name="ro1">
          <table:table-cell table:formula="of:=[.A52]+([.C53]*_dt)" office:value-type="float" office:value="146999999991.856">
            <text:p>146999999991.856000</text:p>
          </table:table-cell>
          <table:table-cell table:formula="of:=[.B52]+([.D53]*_dt)" office:value-type="float" office:value="1518.7799999725">
            <text:p>1518.780000</text:p>
          </table:table-cell>
          <table:table-cell table:formula="of:=[.C52]+([.G52]*_dt)" office:value-type="float" office:value="-0.313237642271512">
            <text:p>-0.313238</text:p>
          </table:table-cell>
          <table:table-cell table:formula="of:=[.D52]+([.H52]*_dt)" office:value-type="float" office:value="29.7799999984136">
            <text:p>29.780000</text:p>
          </table:table-cell>
          <table:table-cell table:formula="of:=SQRT([.A53]^2+[.B53]^2)" office:value-type="float" office:value="146999999991.856">
            <text:p>146999999991.856000</text:p>
          </table:table-cell>
          <table:table-cell table:formula="of:=(_G*_m1)/([.E53]^2)" office:value-type="float" office:value="0.00614191455480153">
            <text:p>0.006142</text:p>
          </table:table-cell>
          <table:table-cell table:formula="of:=-[.F53]*([.A53]/[.E53])" office:value-type="float" office:value="-0.00614191455480153">
            <text:p>-0.006142</text:p>
          </table:table-cell>
          <table:table-cell table:formula="of:=-[.F53]*([.B53]/[.E53])" office:value-type="float" office:value="-0.0000000000634572584210162">
            <text:p>0.000000</text:p>
          </table:table-cell>
          <table:table-cell table:number-columns-repeated="1016"/>
        </table:table-row>
        <table:table-row table:style-name="ro1">
          <table:table-cell table:formula="of:=[.A53]+([.C54]*_dt)" office:value-type="float" office:value="146999999991.536">
            <text:p>146999999991.536000</text:p>
          </table:table-cell>
          <table:table-cell table:formula="of:=[.B53]+([.D54]*_dt)" office:value-type="float" office:value="1548.55999997085">
            <text:p>1548.560000</text:p>
          </table:table-cell>
          <table:table-cell table:formula="of:=[.C53]+([.G53]*_dt)" office:value-type="float" office:value="-0.319379556826313">
            <text:p>-0.319380</text:p>
          </table:table-cell>
          <table:table-cell table:formula="of:=[.D53]+([.H53]*_dt)" office:value-type="float" office:value="29.7799999983501">
            <text:p>29.780000</text:p>
          </table:table-cell>
          <table:table-cell table:formula="of:=SQRT([.A54]^2+[.B54]^2)" office:value-type="float" office:value="146999999991.536">
            <text:p>146999999991.536000</text:p>
          </table:table-cell>
          <table:table-cell table:formula="of:=(_G*_m1)/([.E54]^2)" office:value-type="float" office:value="0.00614191455482821">
            <text:p>0.006142</text:p>
          </table:table-cell>
          <table:table-cell table:formula="of:=-[.F54]*([.A54]/[.E54])" office:value-type="float" office:value="-0.00614191455482821">
            <text:p>-0.006142</text:p>
          </table:table-cell>
          <table:table-cell table:formula="of:=-[.F54]*([.B54]/[.E54])" office:value-type="float" office:value="-0.000000000064701518390431">
            <text:p>0.000000</text:p>
          </table:table-cell>
          <table:table-cell table:number-columns-repeated="1016"/>
        </table:table-row>
        <table:table-row table:style-name="ro1">
          <table:table-cell table:formula="of:=[.A54]+([.C55]*_dt)" office:value-type="float" office:value="146999999991.211">
            <text:p>146999999991.211000</text:p>
          </table:table-cell>
          <table:table-cell table:formula="of:=[.B54]+([.D55]*_dt)" office:value-type="float" office:value="1578.33999996914">
            <text:p>1578.340000</text:p>
          </table:table-cell>
          <table:table-cell table:formula="of:=[.C54]+([.G54]*_dt)" office:value-type="float" office:value="-0.325521471381142">
            <text:p>-0.325521</text:p>
          </table:table-cell>
          <table:table-cell table:formula="of:=[.D54]+([.H54]*_dt)" office:value-type="float" office:value="29.7799999982854">
            <text:p>29.780000</text:p>
          </table:table-cell>
          <table:table-cell table:formula="of:=SQRT([.A55]^2+[.B55]^2)" office:value-type="float" office:value="146999999991.211">
            <text:p>146999999991.211000</text:p>
          </table:table-cell>
          <table:table-cell table:formula="of:=(_G*_m1)/([.E55]^2)" office:value-type="float" office:value="0.00614191455485542">
            <text:p>0.006142</text:p>
          </table:table-cell>
          <table:table-cell table:formula="of:=-[.F55]*([.A55]/[.E55])" office:value-type="float" office:value="-0.00614191455485542">
            <text:p>-0.006142</text:p>
          </table:table-cell>
          <table:table-cell table:formula="of:=-[.F55]*([.B55]/[.E55])" office:value-type="float" office:value="-0.0000000000659457783598677">
            <text:p>0.000000</text:p>
          </table:table-cell>
          <table:table-cell table:number-columns-repeated="1016"/>
        </table:table-row>
        <table:table-row table:style-name="ro1">
          <table:table-cell table:formula="of:=[.A55]+([.C56]*_dt)" office:value-type="float" office:value="146999999990.879">
            <text:p>146999999990.879000</text:p>
          </table:table-cell>
          <table:table-cell table:formula="of:=[.B55]+([.D56]*_dt)" office:value-type="float" office:value="1608.11999996736">
            <text:p>1608.120000</text:p>
          </table:table-cell>
          <table:table-cell table:formula="of:=[.C55]+([.G55]*_dt)" office:value-type="float" office:value="-0.331663385935997">
            <text:p>-0.331663</text:p>
          </table:table-cell>
          <table:table-cell table:formula="of:=[.D55]+([.H55]*_dt)" office:value-type="float" office:value="29.7799999982195">
            <text:p>29.780000</text:p>
          </table:table-cell>
          <table:table-cell table:formula="of:=SQRT([.A56]^2+[.B56]^2)" office:value-type="float" office:value="146999999990.879">
            <text:p>146999999990.879000</text:p>
          </table:table-cell>
          <table:table-cell table:formula="of:=(_G*_m1)/([.E56]^2)" office:value-type="float" office:value="0.00614191455488313">
            <text:p>0.006142</text:p>
          </table:table-cell>
          <table:table-cell table:formula="of:=-[.F56]*([.A56]/[.E56])" office:value-type="float" office:value="-0.00614191455488313">
            <text:p>-0.006142</text:p>
          </table:table-cell>
          <table:table-cell table:formula="of:=-[.F56]*([.B56]/[.E56])" office:value-type="float" office:value="-0.0000000000671900383293265">
            <text:p>0.000000</text:p>
          </table:table-cell>
          <table:table-cell table:number-columns-repeated="1016"/>
        </table:table-row>
        <table:table-row table:style-name="ro1">
          <table:table-cell table:formula="of:=[.A56]+([.C57]*_dt)" office:value-type="float" office:value="146999999990.541">
            <text:p>146999999990.541000</text:p>
          </table:table-cell>
          <table:table-cell table:formula="of:=[.B56]+([.D57]*_dt)" office:value-type="float" office:value="1637.89999996551">
            <text:p>1637.900000</text:p>
          </table:table-cell>
          <table:table-cell table:formula="of:=[.C56]+([.G56]*_dt)" office:value-type="float" office:value="-0.33780530049088">
            <text:p>-0.337805</text:p>
          </table:table-cell>
          <table:table-cell table:formula="of:=[.D56]+([.H56]*_dt)" office:value-type="float" office:value="29.7799999981523">
            <text:p>29.780000</text:p>
          </table:table-cell>
          <table:table-cell table:formula="of:=SQRT([.A57]^2+[.B57]^2)" office:value-type="float" office:value="146999999990.541">
            <text:p>146999999990.541000</text:p>
          </table:table-cell>
          <table:table-cell table:formula="of:=(_G*_m1)/([.E57]^2)" office:value-type="float" office:value="0.00614191455491136">
            <text:p>0.006142</text:p>
          </table:table-cell>
          <table:table-cell table:formula="of:=-[.F57]*([.A57]/[.E57])" office:value-type="float" office:value="-0.00614191455491135">
            <text:p>-0.006142</text:p>
          </table:table-cell>
          <table:table-cell table:formula="of:=-[.F57]*([.B57]/[.E57])" office:value-type="float" office:value="-0.0000000000684342982988079">
            <text:p>0.000000</text:p>
          </table:table-cell>
          <table:table-cell table:number-columns-repeated="1016"/>
        </table:table-row>
        <table:table-row table:style-name="ro1">
          <table:table-cell table:formula="of:=[.A57]+([.C58]*_dt)" office:value-type="float" office:value="146999999990.198">
            <text:p>146999999990.198000</text:p>
          </table:table-cell>
          <table:table-cell table:formula="of:=[.B57]+([.D58]*_dt)" office:value-type="float" office:value="1667.67999996359">
            <text:p>1667.680000</text:p>
          </table:table-cell>
          <table:table-cell table:formula="of:=[.C57]+([.G57]*_dt)" office:value-type="float" office:value="-0.343947215045792">
            <text:p>-0.343947</text:p>
          </table:table-cell>
          <table:table-cell table:formula="of:=[.D57]+([.H57]*_dt)" office:value-type="float" office:value="29.7799999980838">
            <text:p>29.780000</text:p>
          </table:table-cell>
          <table:table-cell table:formula="of:=SQRT([.A58]^2+[.B58]^2)" office:value-type="float" office:value="146999999990.198">
            <text:p>146999999990.198000</text:p>
          </table:table-cell>
          <table:table-cell table:formula="of:=(_G*_m1)/([.E58]^2)" office:value-type="float" office:value="0.0061419145549401">
            <text:p>0.006142</text:p>
          </table:table-cell>
          <table:table-cell table:formula="of:=-[.F58]*([.A58]/[.E58])" office:value-type="float" office:value="-0.00614191455494009">
            <text:p>-0.006142</text:p>
          </table:table-cell>
          <table:table-cell table:formula="of:=-[.F58]*([.B58]/[.E58])" office:value-type="float" office:value="-0.0000000000696785582683124">
            <text:p>0.000000</text:p>
          </table:table-cell>
          <table:table-cell table:number-columns-repeated="1016"/>
        </table:table-row>
        <table:table-row table:style-name="ro1">
          <table:table-cell table:formula="of:=[.A58]+([.C59]*_dt)" office:value-type="float" office:value="146999999989.847">
            <text:p>146999999989.847000</text:p>
          </table:table-cell>
          <table:table-cell table:formula="of:=[.B58]+([.D59]*_dt)" office:value-type="float" office:value="1697.45999996161">
            <text:p>1697.460000</text:p>
          </table:table-cell>
          <table:table-cell table:formula="of:=[.C58]+([.G58]*_dt)" office:value-type="float" office:value="-0.350089129600732">
            <text:p>-0.350089</text:p>
          </table:table-cell>
          <table:table-cell table:formula="of:=[.D58]+([.H58]*_dt)" office:value-type="float" office:value="29.7799999980142">
            <text:p>29.780000</text:p>
          </table:table-cell>
          <table:table-cell table:formula="of:=SQRT([.A59]^2+[.B59]^2)" office:value-type="float" office:value="146999999989.847">
            <text:p>146999999989.847000</text:p>
          </table:table-cell>
          <table:table-cell table:formula="of:=(_G*_m1)/([.E59]^2)" office:value-type="float" office:value="0.00614191455496935">
            <text:p>0.006142</text:p>
          </table:table-cell>
          <table:table-cell table:formula="of:=-[.F59]*([.A59]/[.E59])" office:value-type="float" office:value="-0.00614191455496935">
            <text:p>-0.006142</text:p>
          </table:table-cell>
          <table:table-cell table:formula="of:=-[.F59]*([.B59]/[.E59])" office:value-type="float" office:value="-0.0000000000709228182378403">
            <text:p>0.000000</text:p>
          </table:table-cell>
          <table:table-cell table:number-columns-repeated="1016"/>
        </table:table-row>
        <table:table-row table:style-name="ro1">
          <table:table-cell table:formula="of:=[.A59]+([.C60]*_dt)" office:value-type="float" office:value="146999999989.491">
            <text:p>146999999989.491000</text:p>
          </table:table-cell>
          <table:table-cell table:formula="of:=[.B59]+([.D60]*_dt)" office:value-type="float" office:value="1727.23999995955">
            <text:p>1727.240000</text:p>
          </table:table-cell>
          <table:table-cell table:formula="of:=[.C59]+([.G59]*_dt)" office:value-type="float" office:value="-0.356231044155701">
            <text:p>-0.356231</text:p>
          </table:table-cell>
          <table:table-cell table:formula="of:=[.D59]+([.H59]*_dt)" office:value-type="float" office:value="29.7799999979432">
            <text:p>29.780000</text:p>
          </table:table-cell>
          <table:table-cell table:formula="of:=SQRT([.A60]^2+[.B60]^2)" office:value-type="float" office:value="146999999989.491">
            <text:p>146999999989.491000</text:p>
          </table:table-cell>
          <table:table-cell table:formula="of:=(_G*_m1)/([.E60]^2)" office:value-type="float" office:value="0.00614191455499912">
            <text:p>0.006142</text:p>
          </table:table-cell>
          <table:table-cell table:formula="of:=-[.F60]*([.A60]/[.E60])" office:value-type="float" office:value="-0.00614191455499912">
            <text:p>-0.006142</text:p>
          </table:table-cell>
          <table:table-cell table:formula="of:=-[.F60]*([.B60]/[.E60])" office:value-type="float" office:value="-0.0000000000721670782073921">
            <text:p>0.000000</text:p>
          </table:table-cell>
          <table:table-cell table:number-columns-repeated="1016"/>
        </table:table-row>
        <table:table-row table:style-name="ro1">
          <table:table-cell table:formula="of:=[.A60]+([.C61]*_dt)" office:value-type="float" office:value="146999999989.129">
            <text:p>146999999989.129000</text:p>
          </table:table-cell>
          <table:table-cell table:formula="of:=[.B60]+([.D61]*_dt)" office:value-type="float" office:value="1757.01999995742">
            <text:p>1757.020000</text:p>
          </table:table-cell>
          <table:table-cell table:formula="of:=[.C60]+([.G60]*_dt)" office:value-type="float" office:value="-0.3623729587107">
            <text:p>-0.362373</text:p>
          </table:table-cell>
          <table:table-cell table:formula="of:=[.D60]+([.H60]*_dt)" office:value-type="float" office:value="29.7799999978711">
            <text:p>29.780000</text:p>
          </table:table-cell>
          <table:table-cell table:formula="of:=SQRT([.A61]^2+[.B61]^2)" office:value-type="float" office:value="146999999989.129">
            <text:p>146999999989.129000</text:p>
          </table:table-cell>
          <table:table-cell table:formula="of:=(_G*_m1)/([.E61]^2)" office:value-type="float" office:value="0.0061419145550294">
            <text:p>0.006142</text:p>
          </table:table-cell>
          <table:table-cell table:formula="of:=-[.F61]*([.A61]/[.E61])" office:value-type="float" office:value="-0.0061419145550294">
            <text:p>-0.006142</text:p>
          </table:table-cell>
          <table:table-cell table:formula="of:=-[.F61]*([.B61]/[.E61])" office:value-type="float" office:value="-0.0000000000734113381769681">
            <text:p>0.000000</text:p>
          </table:table-cell>
          <table:table-cell table:number-columns-repeated="1016"/>
        </table:table-row>
        <table:table-row table:style-name="ro1">
          <table:table-cell table:formula="of:=[.A61]+([.C62]*_dt)" office:value-type="float" office:value="146999999988.76">
            <text:p>146999999988.760000</text:p>
          </table:table-cell>
          <table:table-cell table:formula="of:=[.B61]+([.D62]*_dt)" office:value-type="float" office:value="1786.79999995522">
            <text:p>1786.800000</text:p>
          </table:table-cell>
          <table:table-cell table:formula="of:=[.C61]+([.G61]*_dt)" office:value-type="float" office:value="-0.36851487326573">
            <text:p>-0.368515</text:p>
          </table:table-cell>
          <table:table-cell table:formula="of:=[.D61]+([.H61]*_dt)" office:value-type="float" office:value="29.7799999977977">
            <text:p>29.780000</text:p>
          </table:table-cell>
          <table:table-cell table:formula="of:=SQRT([.A62]^2+[.B62]^2)" office:value-type="float" office:value="146999999988.76">
            <text:p>146999999988.760000</text:p>
          </table:table-cell>
          <table:table-cell table:formula="of:=(_G*_m1)/([.E62]^2)" office:value-type="float" office:value="0.00614191455506019">
            <text:p>0.006142</text:p>
          </table:table-cell>
          <table:table-cell table:formula="of:=-[.F62]*([.A62]/[.E62])" office:value-type="float" office:value="-0.00614191455506019">
            <text:p>-0.006142</text:p>
          </table:table-cell>
          <table:table-cell table:formula="of:=-[.F62]*([.B62]/[.E62])" office:value-type="float" office:value="-0.0000000000746555981465688">
            <text:p>0.000000</text:p>
          </table:table-cell>
          <table:table-cell table:number-columns-repeated="1016"/>
        </table:table-row>
        <table:table-row table:style-name="ro1">
          <table:table-cell table:formula="of:=[.A62]+([.C63]*_dt)" office:value-type="float" office:value="146999999988.386">
            <text:p>146999999988.386000</text:p>
          </table:table-cell>
          <table:table-cell table:formula="of:=[.B62]+([.D63]*_dt)" office:value-type="float" office:value="1816.57999995294">
            <text:p>1816.580000</text:p>
          </table:table-cell>
          <table:table-cell table:formula="of:=[.C62]+([.G62]*_dt)" office:value-type="float" office:value="-0.37465678782079">
            <text:p>-0.374657</text:p>
          </table:table-cell>
          <table:table-cell table:formula="of:=[.D62]+([.H62]*_dt)" office:value-type="float" office:value="29.779999997723">
            <text:p>29.780000</text:p>
          </table:table-cell>
          <table:table-cell table:formula="of:=SQRT([.A63]^2+[.B63]^2)" office:value-type="float" office:value="146999999988.386">
            <text:p>146999999988.386000</text:p>
          </table:table-cell>
          <table:table-cell table:formula="of:=(_G*_m1)/([.E63]^2)" office:value-type="float" office:value="0.0061419145550915">
            <text:p>0.006142</text:p>
          </table:table-cell>
          <table:table-cell table:formula="of:=-[.F63]*([.A63]/[.E63])" office:value-type="float" office:value="-0.0061419145550915">
            <text:p>-0.006142</text:p>
          </table:table-cell>
          <table:table-cell table:formula="of:=-[.F63]*([.B63]/[.E63])" office:value-type="float" office:value="-0.0000000000758998581161947">
            <text:p>0.000000</text:p>
          </table:table-cell>
          <table:table-cell table:number-columns-repeated="1016"/>
        </table:table-row>
        <table:table-row table:style-name="ro1">
          <table:table-cell table:formula="of:=[.A63]+([.C64]*_dt)" office:value-type="float" office:value="146999999988.005">
            <text:p>146999999988.005000</text:p>
          </table:table-cell>
          <table:table-cell table:formula="of:=[.B63]+([.D64]*_dt)" office:value-type="float" office:value="1846.35999995059">
            <text:p>1846.360000</text:p>
          </table:table-cell>
          <table:table-cell table:formula="of:=[.C63]+([.G63]*_dt)" office:value-type="float" office:value="-0.380798702375881">
            <text:p>-0.380799</text:p>
          </table:table-cell>
          <table:table-cell table:formula="of:=[.D63]+([.H63]*_dt)" office:value-type="float" office:value="29.7799999976471">
            <text:p>29.780000</text:p>
          </table:table-cell>
          <table:table-cell table:formula="of:=SQRT([.A64]^2+[.B64]^2)" office:value-type="float" office:value="146999999988.005">
            <text:p>146999999988.005000</text:p>
          </table:table-cell>
          <table:table-cell table:formula="of:=(_G*_m1)/([.E64]^2)" office:value-type="float" office:value="0.00614191455512333">
            <text:p>0.006142</text:p>
          </table:table-cell>
          <table:table-cell table:formula="of:=-[.F64]*([.A64]/[.E64])" office:value-type="float" office:value="-0.00614191455512333">
            <text:p>-0.006142</text:p>
          </table:table-cell>
          <table:table-cell table:formula="of:=-[.F64]*([.B64]/[.E64])" office:value-type="float" office:value="-0.0000000000771441180858462">
            <text:p>0.000000</text:p>
          </table:table-cell>
          <table:table-cell table:number-columns-repeated="1016"/>
        </table:table-row>
        <table:table-row table:style-name="ro1">
          <table:table-cell table:formula="of:=[.A64]+([.C65]*_dt)" office:value-type="float" office:value="146999999987.618">
            <text:p>146999999987.618000</text:p>
          </table:table-cell>
          <table:table-cell table:formula="of:=[.B64]+([.D65]*_dt)" office:value-type="float" office:value="1876.13999994816">
            <text:p>1876.140000</text:p>
          </table:table-cell>
          <table:table-cell table:formula="of:=[.C64]+([.G64]*_dt)" office:value-type="float" office:value="-0.386940616931005">
            <text:p>-0.386941</text:p>
          </table:table-cell>
          <table:table-cell table:formula="of:=[.D64]+([.H64]*_dt)" office:value-type="float" office:value="29.77999999757">
            <text:p>29.780000</text:p>
          </table:table-cell>
          <table:table-cell table:formula="of:=SQRT([.A65]^2+[.B65]^2)" office:value-type="float" office:value="146999999987.618">
            <text:p>146999999987.618000</text:p>
          </table:table-cell>
          <table:table-cell table:formula="of:=(_G*_m1)/([.E65]^2)" office:value-type="float" office:value="0.00614191455515566">
            <text:p>0.006142</text:p>
          </table:table-cell>
          <table:table-cell table:formula="of:=-[.F65]*([.A65]/[.E65])" office:value-type="float" office:value="-0.00614191455515566">
            <text:p>-0.006142</text:p>
          </table:table-cell>
          <table:table-cell table:formula="of:=-[.F65]*([.B65]/[.E65])" office:value-type="float" office:value="-0.0000000000783883780555235">
            <text:p>0.000000</text:p>
          </table:table-cell>
          <table:table-cell table:number-columns-repeated="1016"/>
        </table:table-row>
        <table:table-row table:style-name="ro1">
          <table:table-cell table:formula="of:=[.A65]+([.C66]*_dt)" office:value-type="float" office:value="146999999987.225">
            <text:p>146999999987.225000</text:p>
          </table:table-cell>
          <table:table-cell table:formula="of:=[.B65]+([.D66]*_dt)" office:value-type="float" office:value="1905.91999994565">
            <text:p>1905.920000</text:p>
          </table:table-cell>
          <table:table-cell table:formula="of:=[.C65]+([.G65]*_dt)" office:value-type="float" office:value="-0.39308253148616">
            <text:p>-0.393083</text:p>
          </table:table-cell>
          <table:table-cell table:formula="of:=[.D65]+([.H65]*_dt)" office:value-type="float" office:value="29.7799999974916">
            <text:p>29.780000</text:p>
          </table:table-cell>
          <table:table-cell table:formula="of:=SQRT([.A66]^2+[.B66]^2)" office:value-type="float" office:value="146999999987.225">
            <text:p>146999999987.225000</text:p>
          </table:table-cell>
          <table:table-cell table:formula="of:=(_G*_m1)/([.E66]^2)" office:value-type="float" office:value="0.00614191455518851">
            <text:p>0.006142</text:p>
          </table:table-cell>
          <table:table-cell table:formula="of:=-[.F66]*([.A66]/[.E66])" office:value-type="float" office:value="-0.00614191455518851">
            <text:p>-0.006142</text:p>
          </table:table-cell>
          <table:table-cell table:formula="of:=-[.F66]*([.B66]/[.E66])" office:value-type="float" office:value="-0.0000000000796326380252272">
            <text:p>0.000000</text:p>
          </table:table-cell>
          <table:table-cell table:number-columns-repeated="1016"/>
        </table:table-row>
        <table:table-row table:style-name="ro1">
          <table:table-cell table:formula="of:=[.A66]+([.C67]*_dt)" office:value-type="float" office:value="146999999986.826">
            <text:p>146999999986.826000</text:p>
          </table:table-cell>
          <table:table-cell table:formula="of:=[.B66]+([.D67]*_dt)" office:value-type="float" office:value="1935.69999994306">
            <text:p>1935.700000</text:p>
          </table:table-cell>
          <table:table-cell table:formula="of:=[.C66]+([.G66]*_dt)" office:value-type="float" office:value="-0.399224446041349">
            <text:p>-0.399224</text:p>
          </table:table-cell>
          <table:table-cell table:formula="of:=[.D66]+([.H66]*_dt)" office:value-type="float" office:value="29.7799999974119">
            <text:p>29.780000</text:p>
          </table:table-cell>
          <table:table-cell table:formula="of:=SQRT([.A67]^2+[.B67]^2)" office:value-type="float" office:value="146999999986.826">
            <text:p>146999999986.826000</text:p>
          </table:table-cell>
          <table:table-cell table:formula="of:=(_G*_m1)/([.E67]^2)" office:value-type="float" office:value="0.00614191455522187">
            <text:p>0.006142</text:p>
          </table:table-cell>
          <table:table-cell table:formula="of:=-[.F67]*([.A67]/[.E67])" office:value-type="float" office:value="-0.00614191455522187">
            <text:p>-0.006142</text:p>
          </table:table-cell>
          <table:table-cell table:formula="of:=-[.F67]*([.B67]/[.E67])" office:value-type="float" office:value="-0.0000000000808768979949577">
            <text:p>0.000000</text:p>
          </table:table-cell>
          <table:table-cell table:number-columns-repeated="1016"/>
        </table:table-row>
        <table:table-row table:style-name="ro1">
          <table:table-cell table:formula="of:=[.A67]+([.C68]*_dt)" office:value-type="float" office:value="146999999986.42">
            <text:p>146999999986.420000</text:p>
          </table:table-cell>
          <table:table-cell table:formula="of:=[.B67]+([.D68]*_dt)" office:value-type="float" office:value="1965.47999994039">
            <text:p>1965.480000</text:p>
          </table:table-cell>
          <table:table-cell table:formula="of:=[.C67]+([.G67]*_dt)" office:value-type="float" office:value="-0.405366360596571">
            <text:p>-0.405366</text:p>
          </table:table-cell>
          <table:table-cell table:formula="of:=[.D67]+([.H67]*_dt)" office:value-type="float" office:value="29.7799999973311">
            <text:p>29.780000</text:p>
          </table:table-cell>
          <table:table-cell table:formula="of:=SQRT([.A68]^2+[.B68]^2)" office:value-type="float" office:value="146999999986.42">
            <text:p>146999999986.420000</text:p>
          </table:table-cell>
          <table:table-cell table:formula="of:=(_G*_m1)/([.E68]^2)" office:value-type="float" office:value="0.00614191455525574">
            <text:p>0.006142</text:p>
          </table:table-cell>
          <table:table-cell table:formula="of:=-[.F68]*([.A68]/[.E68])" office:value-type="float" office:value="-0.00614191455525574">
            <text:p>-0.006142</text:p>
          </table:table-cell>
          <table:table-cell table:formula="of:=-[.F68]*([.B68]/[.E68])" office:value-type="float" office:value="-0.0000000000821211579647153">
            <text:p>0.000000</text:p>
          </table:table-cell>
          <table:table-cell table:number-columns-repeated="1016"/>
        </table:table-row>
        <table:table-row table:style-name="ro1">
          <table:table-cell table:formula="of:=[.A68]+([.C69]*_dt)" office:value-type="float" office:value="146999999986.009">
            <text:p>146999999986.009000</text:p>
          </table:table-cell>
          <table:table-cell table:formula="of:=[.B68]+([.D69]*_dt)" office:value-type="float" office:value="1995.25999993764">
            <text:p>1995.260000</text:p>
          </table:table-cell>
          <table:table-cell table:formula="of:=[.C68]+([.G68]*_dt)" office:value-type="float" office:value="-0.411508275151826">
            <text:p>-0.411508</text:p>
          </table:table-cell>
          <table:table-cell table:formula="of:=[.D68]+([.H68]*_dt)" office:value-type="float" office:value="29.7799999972489">
            <text:p>29.780000</text:p>
          </table:table-cell>
          <table:table-cell table:formula="of:=SQRT([.A69]^2+[.B69]^2)" office:value-type="float" office:value="146999999986.009">
            <text:p>146999999986.009000</text:p>
          </table:table-cell>
          <table:table-cell table:formula="of:=(_G*_m1)/([.E69]^2)" office:value-type="float" office:value="0.00614191455529013">
            <text:p>0.006142</text:p>
          </table:table-cell>
          <table:table-cell table:formula="of:=-[.F69]*([.A69]/[.E69])" office:value-type="float" office:value="-0.00614191455529013">
            <text:p>-0.006142</text:p>
          </table:table-cell>
          <table:table-cell table:formula="of:=-[.F69]*([.B69]/[.E69])" office:value-type="float" office:value="-0.0000000000833654179345005">
            <text:p>0.000000</text:p>
          </table:table-cell>
          <table:table-cell table:number-columns-repeated="1016"/>
        </table:table-row>
        <table:table-row table:style-name="ro1">
          <table:table-cell table:formula="of:=[.A69]+([.C70]*_dt)" office:value-type="float" office:value="146999999985.591">
            <text:p>146999999985.591000</text:p>
          </table:table-cell>
          <table:table-cell table:formula="of:=[.B69]+([.D70]*_dt)" office:value-type="float" office:value="2025.03999993481">
            <text:p>2025.040000</text:p>
          </table:table-cell>
          <table:table-cell table:formula="of:=[.C69]+([.G69]*_dt)" office:value-type="float" office:value="-0.417650189707117">
            <text:p>-0.417650</text:p>
          </table:table-cell>
          <table:table-cell table:formula="of:=[.D69]+([.H69]*_dt)" office:value-type="float" office:value="29.7799999971656">
            <text:p>29.780000</text:p>
          </table:table-cell>
          <table:table-cell table:formula="of:=SQRT([.A70]^2+[.B70]^2)" office:value-type="float" office:value="146999999985.591">
            <text:p>146999999985.591000</text:p>
          </table:table-cell>
          <table:table-cell table:formula="of:=(_G*_m1)/([.E70]^2)" office:value-type="float" office:value="0.00614191455532503">
            <text:p>0.006142</text:p>
          </table:table-cell>
          <table:table-cell table:formula="of:=-[.F70]*([.A70]/[.E70])" office:value-type="float" office:value="-0.00614191455532503">
            <text:p>-0.006142</text:p>
          </table:table-cell>
          <table:table-cell table:formula="of:=-[.F70]*([.B70]/[.E70])" office:value-type="float" office:value="-0.0000000000846096779043138">
            <text:p>0.000000</text:p>
          </table:table-cell>
          <table:table-cell table:number-columns-repeated="1016"/>
        </table:table-row>
        <table:table-row table:style-name="ro1">
          <table:table-cell table:formula="of:=[.A70]+([.C71]*_dt)" office:value-type="float" office:value="146999999985.167">
            <text:p>146999999985.167000</text:p>
          </table:table-cell>
          <table:table-cell table:formula="of:=[.B70]+([.D71]*_dt)" office:value-type="float" office:value="2054.81999993189">
            <text:p>2054.820000</text:p>
          </table:table-cell>
          <table:table-cell table:formula="of:=[.C70]+([.G70]*_dt)" office:value-type="float" office:value="-0.423792104262442">
            <text:p>-0.423792</text:p>
          </table:table-cell>
          <table:table-cell table:formula="of:=[.D70]+([.H70]*_dt)" office:value-type="float" office:value="29.779999997081">
            <text:p>29.780000</text:p>
          </table:table-cell>
          <table:table-cell table:formula="of:=SQRT([.A71]^2+[.B71]^2)" office:value-type="float" office:value="146999999985.167">
            <text:p>146999999985.167000</text:p>
          </table:table-cell>
          <table:table-cell table:formula="of:=(_G*_m1)/([.E71]^2)" office:value-type="float" office:value="0.00614191455536044">
            <text:p>0.006142</text:p>
          </table:table-cell>
          <table:table-cell table:formula="of:=-[.F71]*([.A71]/[.E71])" office:value-type="float" office:value="-0.00614191455536044">
            <text:p>-0.006142</text:p>
          </table:table-cell>
          <table:table-cell table:formula="of:=-[.F71]*([.B71]/[.E71])" office:value-type="float" office:value="-0.0000000000858539378741555">
            <text:p>0.000000</text:p>
          </table:table-cell>
          <table:table-cell table:number-columns-repeated="1016"/>
        </table:table-row>
        <table:table-row table:style-name="ro1">
          <table:table-cell table:formula="of:=[.A71]+([.C72]*_dt)" office:value-type="float" office:value="146999999984.737">
            <text:p>146999999984.737000</text:p>
          </table:table-cell>
          <table:table-cell table:formula="of:=[.B71]+([.D72]*_dt)" office:value-type="float" office:value="2084.59999992889">
            <text:p>2084.600000</text:p>
          </table:table-cell>
          <table:table-cell table:formula="of:=[.C71]+([.G71]*_dt)" office:value-type="float" office:value="-0.429934018817802">
            <text:p>-0.429934</text:p>
          </table:table-cell>
          <table:table-cell table:formula="of:=[.D71]+([.H71]*_dt)" office:value-type="float" office:value="29.7799999969951">
            <text:p>29.780000</text:p>
          </table:table-cell>
          <table:table-cell table:formula="of:=SQRT([.A72]^2+[.B72]^2)" office:value-type="float" office:value="146999999984.737">
            <text:p>146999999984.737000</text:p>
          </table:table-cell>
          <table:table-cell table:formula="of:=(_G*_m1)/([.E72]^2)" office:value-type="float" office:value="0.00614191455539637">
            <text:p>0.006142</text:p>
          </table:table-cell>
          <table:table-cell table:formula="of:=-[.F72]*([.A72]/[.E72])" office:value-type="float" office:value="-0.00614191455539637">
            <text:p>-0.006142</text:p>
          </table:table-cell>
          <table:table-cell table:formula="of:=-[.F72]*([.B72]/[.E72])" office:value-type="float" office:value="-0.0000000000870981978440261">
            <text:p>0.000000</text:p>
          </table:table-cell>
          <table:table-cell table:number-columns-repeated="1016"/>
        </table:table-row>
        <table:table-row table:style-name="ro1">
          <table:table-cell table:formula="of:=[.A72]+([.C73]*_dt)" office:value-type="float" office:value="146999999984.301">
            <text:p>146999999984.301000</text:p>
          </table:table-cell>
          <table:table-cell table:formula="of:=[.B72]+([.D73]*_dt)" office:value-type="float" office:value="2114.37999992579">
            <text:p>2114.380000</text:p>
          </table:table-cell>
          <table:table-cell table:formula="of:=[.C72]+([.G72]*_dt)" office:value-type="float" office:value="-0.436075933373198">
            <text:p>-0.436076</text:p>
          </table:table-cell>
          <table:table-cell table:formula="of:=[.D72]+([.H72]*_dt)" office:value-type="float" office:value="29.779999996908">
            <text:p>29.780000</text:p>
          </table:table-cell>
          <table:table-cell table:formula="of:=SQRT([.A73]^2+[.B73]^2)" office:value-type="float" office:value="146999999984.301">
            <text:p>146999999984.301000</text:p>
          </table:table-cell>
          <table:table-cell table:formula="of:=(_G*_m1)/([.E73]^2)" office:value-type="float" office:value="0.00614191455543281">
            <text:p>0.006142</text:p>
          </table:table-cell>
          <table:table-cell table:formula="of:=-[.F73]*([.A73]/[.E73])" office:value-type="float" office:value="-0.0061419145554328">
            <text:p>-0.006142</text:p>
          </table:table-cell>
          <table:table-cell table:formula="of:=-[.F73]*([.B73]/[.E73])" office:value-type="float" office:value="-0.0000000000883424578139259">
            <text:p>0.000000</text:p>
          </table:table-cell>
          <table:table-cell table:number-columns-repeated="1016"/>
        </table:table-row>
        <table:table-row table:style-name="ro1">
          <table:table-cell table:formula="of:=[.A73]+([.C74]*_dt)" office:value-type="float" office:value="146999999983.859">
            <text:p>146999999983.859000</text:p>
          </table:table-cell>
          <table:table-cell table:formula="of:=[.B73]+([.D74]*_dt)" office:value-type="float" office:value="2144.15999992261">
            <text:p>2144.160000</text:p>
          </table:table-cell>
          <table:table-cell table:formula="of:=[.C73]+([.G73]*_dt)" office:value-type="float" office:value="-0.442217847928631">
            <text:p>-0.442218</text:p>
          </table:table-cell>
          <table:table-cell table:formula="of:=[.D73]+([.H73]*_dt)" office:value-type="float" office:value="29.7799999968197">
            <text:p>29.780000</text:p>
          </table:table-cell>
          <table:table-cell table:formula="of:=SQRT([.A74]^2+[.B74]^2)" office:value-type="float" office:value="146999999983.859">
            <text:p>146999999983.859000</text:p>
          </table:table-cell>
          <table:table-cell table:formula="of:=(_G*_m1)/([.E74]^2)" office:value-type="float" office:value="0.00614191455546976">
            <text:p>0.006142</text:p>
          </table:table-cell>
          <table:table-cell table:formula="of:=-[.F74]*([.A74]/[.E74])" office:value-type="float" office:value="-0.00614191455546976">
            <text:p>-0.006142</text:p>
          </table:table-cell>
          <table:table-cell table:formula="of:=-[.F74]*([.B74]/[.E74])" office:value-type="float" office:value="-0.0000000000895867177838555">
            <text:p>0.000000</text:p>
          </table:table-cell>
          <table:table-cell table:number-columns-repeated="1016"/>
        </table:table-row>
        <table:table-row table:style-name="ro1">
          <table:table-cell table:formula="of:=[.A74]+([.C75]*_dt)" office:value-type="float" office:value="146999999983.411">
            <text:p>146999999983.411000</text:p>
          </table:table-cell>
          <table:table-cell table:formula="of:=[.B74]+([.D75]*_dt)" office:value-type="float" office:value="2173.93999991934">
            <text:p>2173.940000</text:p>
          </table:table-cell>
          <table:table-cell table:formula="of:=[.C74]+([.G74]*_dt)" office:value-type="float" office:value="-0.448359762484101">
            <text:p>-0.448360</text:p>
          </table:table-cell>
          <table:table-cell table:formula="of:=[.D74]+([.H74]*_dt)" office:value-type="float" office:value="29.7799999967301">
            <text:p>29.780000</text:p>
          </table:table-cell>
          <table:table-cell table:formula="of:=SQRT([.A75]^2+[.B75]^2)" office:value-type="float" office:value="146999999983.411">
            <text:p>146999999983.411000</text:p>
          </table:table-cell>
          <table:table-cell table:formula="of:=(_G*_m1)/([.E75]^2)" office:value-type="float" office:value="0.00614191455550723">
            <text:p>0.006142</text:p>
          </table:table-cell>
          <table:table-cell table:formula="of:=-[.F75]*([.A75]/[.E75])" office:value-type="float" office:value="-0.00614191455550723">
            <text:p>-0.006142</text:p>
          </table:table-cell>
          <table:table-cell table:formula="of:=-[.F75]*([.B75]/[.E75])" office:value-type="float" office:value="-0.0000000000908309777538151">
            <text:p>0.000000</text:p>
          </table:table-cell>
          <table:table-cell table:number-columns-repeated="1016"/>
        </table:table-row>
        <table:table-row table:style-name="ro1">
          <table:table-cell table:formula="of:=[.A75]+([.C76]*_dt)" office:value-type="float" office:value="146999999982.956">
            <text:p>146999999982.956000</text:p>
          </table:table-cell>
          <table:table-cell table:formula="of:=[.B75]+([.D76]*_dt)" office:value-type="float" office:value="2203.71999991598">
            <text:p>2203.720000</text:p>
          </table:table-cell>
          <table:table-cell table:formula="of:=[.C75]+([.G75]*_dt)" office:value-type="float" office:value="-0.454501677039608">
            <text:p>-0.454502</text:p>
          </table:table-cell>
          <table:table-cell table:formula="of:=[.D75]+([.H75]*_dt)" office:value-type="float" office:value="29.7799999966393">
            <text:p>29.780000</text:p>
          </table:table-cell>
          <table:table-cell table:formula="of:=SQRT([.A76]^2+[.B76]^2)" office:value-type="float" office:value="146999999982.956">
            <text:p>146999999982.956000</text:p>
          </table:table-cell>
          <table:table-cell table:formula="of:=(_G*_m1)/([.E76]^2)" office:value-type="float" office:value="0.00614191455554521">
            <text:p>0.006142</text:p>
          </table:table-cell>
          <table:table-cell table:formula="of:=-[.F76]*([.A76]/[.E76])" office:value-type="float" office:value="-0.00614191455554521">
            <text:p>-0.006142</text:p>
          </table:table-cell>
          <table:table-cell table:formula="of:=-[.F76]*([.B76]/[.E76])" office:value-type="float" office:value="-0.0000000000920752377238052">
            <text:p>0.000000</text:p>
          </table:table-cell>
          <table:table-cell table:number-columns-repeated="1016"/>
        </table:table-row>
        <table:table-row table:style-name="ro1">
          <table:table-cell table:formula="of:=[.A76]+([.C77]*_dt)" office:value-type="float" office:value="146999999982.496">
            <text:p>146999999982.496000</text:p>
          </table:table-cell>
          <table:table-cell table:formula="of:=[.B76]+([.D77]*_dt)" office:value-type="float" office:value="2233.49999991253">
            <text:p>2233.500000</text:p>
          </table:table-cell>
          <table:table-cell table:formula="of:=[.C76]+([.G76]*_dt)" office:value-type="float" office:value="-0.460643591595153">
            <text:p>-0.460644</text:p>
          </table:table-cell>
          <table:table-cell table:formula="of:=[.D76]+([.H76]*_dt)" office:value-type="float" office:value="29.7799999965472">
            <text:p>29.780000</text:p>
          </table:table-cell>
          <table:table-cell table:formula="of:=SQRT([.A77]^2+[.B77]^2)" office:value-type="float" office:value="146999999982.496">
            <text:p>146999999982.496000</text:p>
          </table:table-cell>
          <table:table-cell table:formula="of:=(_G*_m1)/([.E77]^2)" office:value-type="float" office:value="0.0061419145555837">
            <text:p>0.006142</text:p>
          </table:table-cell>
          <table:table-cell table:formula="of:=-[.F77]*([.A77]/[.E77])" office:value-type="float" office:value="-0.0061419145555837">
            <text:p>-0.006142</text:p>
          </table:table-cell>
          <table:table-cell table:formula="of:=-[.F77]*([.B77]/[.E77])" office:value-type="float" office:value="-0.0000000000933194976938263">
            <text:p>0.000000</text:p>
          </table:table-cell>
          <table:table-cell table:number-columns-repeated="1016"/>
        </table:table-row>
        <table:table-row table:style-name="ro1">
          <table:table-cell table:formula="of:=[.A77]+([.C78]*_dt)" office:value-type="float" office:value="146999999982.029">
            <text:p>146999999982.029000</text:p>
          </table:table-cell>
          <table:table-cell table:formula="of:=[.B77]+([.D78]*_dt)" office:value-type="float" office:value="2263.27999990898">
            <text:p>2263.280000</text:p>
          </table:table-cell>
          <table:table-cell table:formula="of:=[.C77]+([.G77]*_dt)" office:value-type="float" office:value="-0.466785506150737">
            <text:p>-0.466786</text:p>
          </table:table-cell>
          <table:table-cell table:formula="of:=[.D77]+([.H77]*_dt)" office:value-type="float" office:value="29.7799999964539">
            <text:p>29.780000</text:p>
          </table:table-cell>
          <table:table-cell table:formula="of:=SQRT([.A78]^2+[.B78]^2)" office:value-type="float" office:value="146999999982.029">
            <text:p>146999999982.029000</text:p>
          </table:table-cell>
          <table:table-cell table:formula="of:=(_G*_m1)/([.E78]^2)" office:value-type="float" office:value="0.00614191455562271">
            <text:p>0.006142</text:p>
          </table:table-cell>
          <table:table-cell table:formula="of:=-[.F78]*([.A78]/[.E78])" office:value-type="float" office:value="-0.00614191455562271">
            <text:p>-0.006142</text:p>
          </table:table-cell>
          <table:table-cell table:formula="of:=-[.F78]*([.B78]/[.E78])" office:value-type="float" office:value="-0.0000000000945637576638788">
            <text:p>0.000000</text:p>
          </table:table-cell>
          <table:table-cell table:number-columns-repeated="1016"/>
        </table:table-row>
        <table:table-row table:style-name="ro1">
          <table:table-cell table:formula="of:=[.A78]+([.C79]*_dt)" office:value-type="float" office:value="146999999981.556">
            <text:p>146999999981.556000</text:p>
          </table:table-cell>
          <table:table-cell table:formula="of:=[.B78]+([.D79]*_dt)" office:value-type="float" office:value="2293.05999990534">
            <text:p>2293.060000</text:p>
          </table:table-cell>
          <table:table-cell table:formula="of:=[.C78]+([.G78]*_dt)" office:value-type="float" office:value="-0.47292742070636">
            <text:p>-0.472927</text:p>
          </table:table-cell>
          <table:table-cell table:formula="of:=[.D78]+([.H78]*_dt)" office:value-type="float" office:value="29.7799999963593">
            <text:p>29.780000</text:p>
          </table:table-cell>
          <table:table-cell table:formula="of:=SQRT([.A79]^2+[.B79]^2)" office:value-type="float" office:value="146999999981.556">
            <text:p>146999999981.556000</text:p>
          </table:table-cell>
          <table:table-cell table:formula="of:=(_G*_m1)/([.E79]^2)" office:value-type="float" office:value="0.00614191455566223">
            <text:p>0.006142</text:p>
          </table:table-cell>
          <table:table-cell table:formula="of:=-[.F79]*([.A79]/[.E79])" office:value-type="float" office:value="-0.00614191455566222">
            <text:p>-0.006142</text:p>
          </table:table-cell>
          <table:table-cell table:formula="of:=-[.F79]*([.B79]/[.E79])" office:value-type="float" office:value="-0.0000000000958080176339629">
            <text:p>0.000000</text:p>
          </table:table-cell>
          <table:table-cell table:number-columns-repeated="1016"/>
        </table:table-row>
        <table:table-row table:style-name="ro1">
          <table:table-cell table:formula="of:=[.A79]+([.C80]*_dt)" office:value-type="float" office:value="146999999981.077">
            <text:p>146999999981.077000</text:p>
          </table:table-cell>
          <table:table-cell table:formula="of:=[.B79]+([.D80]*_dt)" office:value-type="float" office:value="2322.83999990161">
            <text:p>2322.840000</text:p>
          </table:table-cell>
          <table:table-cell table:formula="of:=[.C79]+([.G79]*_dt)" office:value-type="float" office:value="-0.479069335262022">
            <text:p>-0.479069</text:p>
          </table:table-cell>
          <table:table-cell table:formula="of:=[.D79]+([.H79]*_dt)" office:value-type="float" office:value="29.7799999962635">
            <text:p>29.780000</text:p>
          </table:table-cell>
          <table:table-cell table:formula="of:=SQRT([.A80]^2+[.B80]^2)" office:value-type="float" office:value="146999999981.077">
            <text:p>146999999981.077000</text:p>
          </table:table-cell>
          <table:table-cell table:formula="of:=(_G*_m1)/([.E80]^2)" office:value-type="float" office:value="0.00614191455570226">
            <text:p>0.006142</text:p>
          </table:table-cell>
          <table:table-cell table:formula="of:=-[.F80]*([.A80]/[.E80])" office:value-type="float" office:value="-0.00614191455570226">
            <text:p>-0.006142</text:p>
          </table:table-cell>
          <table:table-cell table:formula="of:=-[.F80]*([.B80]/[.E80])" office:value-type="float" office:value="-0.0000000000970522776040793">
            <text:p>0.000000</text:p>
          </table:table-cell>
          <table:table-cell table:number-columns-repeated="1016"/>
        </table:table-row>
        <table:table-row table:style-name="ro1">
          <table:table-cell table:formula="of:=[.A80]+([.C81]*_dt)" office:value-type="float" office:value="146999999980.592">
            <text:p>146999999980.592000</text:p>
          </table:table-cell>
          <table:table-cell table:formula="of:=[.B80]+([.D81]*_dt)" office:value-type="float" office:value="2352.61999989777">
            <text:p>2352.620000</text:p>
          </table:table-cell>
          <table:table-cell table:formula="of:=[.C80]+([.G80]*_dt)" office:value-type="float" office:value="-0.485211249817724">
            <text:p>-0.485211</text:p>
          </table:table-cell>
          <table:table-cell table:formula="of:=[.D80]+([.H80]*_dt)" office:value-type="float" office:value="29.7799999961664">
            <text:p>29.780000</text:p>
          </table:table-cell>
          <table:table-cell table:formula="of:=SQRT([.A81]^2+[.B81]^2)" office:value-type="float" office:value="146999999980.592">
            <text:p>146999999980.592000</text:p>
          </table:table-cell>
          <table:table-cell table:formula="of:=(_G*_m1)/([.E81]^2)" office:value-type="float" office:value="0.0061419145557428">
            <text:p>0.006142</text:p>
          </table:table-cell>
          <table:table-cell table:formula="of:=-[.F81]*([.A81]/[.E81])" office:value-type="float" office:value="-0.0061419145557428">
            <text:p>-0.006142</text:p>
          </table:table-cell>
          <table:table-cell table:formula="of:=-[.F81]*([.B81]/[.E81])" office:value-type="float" office:value="-0.0000000000982965375742282">
            <text:p>0.000000</text:p>
          </table:table-cell>
          <table:table-cell table:number-columns-repeated="1016"/>
        </table:table-row>
        <table:table-row table:style-name="ro1">
          <table:table-cell table:formula="of:=[.A81]+([.C82]*_dt)" office:value-type="float" office:value="146999999980.1">
            <text:p>146999999980.100000</text:p>
          </table:table-cell>
          <table:table-cell table:formula="of:=[.B81]+([.D82]*_dt)" office:value-type="float" office:value="2382.39999989384">
            <text:p>2382.400000</text:p>
          </table:table-cell>
          <table:table-cell table:formula="of:=[.C81]+([.G81]*_dt)" office:value-type="float" office:value="-0.491353164373467">
            <text:p>-0.491353</text:p>
          </table:table-cell>
          <table:table-cell table:formula="of:=[.D81]+([.H81]*_dt)" office:value-type="float" office:value="29.7799999960681">
            <text:p>29.780000</text:p>
          </table:table-cell>
          <table:table-cell table:formula="of:=SQRT([.A82]^2+[.B82]^2)" office:value-type="float" office:value="146999999980.1">
            <text:p>146999999980.100000</text:p>
          </table:table-cell>
          <table:table-cell table:formula="of:=(_G*_m1)/([.E82]^2)" office:value-type="float" office:value="0.00614191455578386">
            <text:p>0.006142</text:p>
          </table:table-cell>
          <table:table-cell table:formula="of:=-[.F82]*([.A82]/[.E82])" office:value-type="float" office:value="-0.00614191455578386">
            <text:p>-0.006142</text:p>
          </table:table-cell>
          <table:table-cell table:formula="of:=-[.F82]*([.B82]/[.E82])" office:value-type="float" office:value="-0.0000000000995407975444102">
            <text:p>0.000000</text:p>
          </table:table-cell>
          <table:table-cell table:number-columns-repeated="1016"/>
        </table:table-row>
        <table:table-row table:style-name="ro1">
          <table:table-cell table:formula="of:=[.A82]+([.C83]*_dt)" office:value-type="float" office:value="146999999979.603">
            <text:p>146999999979.603000</text:p>
          </table:table-cell>
          <table:table-cell table:formula="of:=[.B82]+([.D83]*_dt)" office:value-type="float" office:value="2412.17999988981">
            <text:p>2412.180000</text:p>
          </table:table-cell>
          <table:table-cell table:formula="of:=[.C82]+([.G82]*_dt)" office:value-type="float" office:value="-0.497495078929251">
            <text:p>-0.497495</text:p>
          </table:table-cell>
          <table:table-cell table:formula="of:=[.D82]+([.H82]*_dt)" office:value-type="float" office:value="29.7799999959686">
            <text:p>29.780000</text:p>
          </table:table-cell>
          <table:table-cell table:formula="of:=SQRT([.A83]^2+[.B83]^2)" office:value-type="float" office:value="146999999979.603">
            <text:p>146999999979.603000</text:p>
          </table:table-cell>
          <table:table-cell table:formula="of:=(_G*_m1)/([.E83]^2)" office:value-type="float" office:value="0.00614191455582544">
            <text:p>0.006142</text:p>
          </table:table-cell>
          <table:table-cell table:formula="of:=-[.F83]*([.A83]/[.E83])" office:value-type="float" office:value="-0.00614191455582544">
            <text:p>-0.006142</text:p>
          </table:table-cell>
          <table:table-cell table:formula="of:=-[.F83]*([.B83]/[.E83])" office:value-type="float" office:value="-0.000000000100785057514626">
            <text:p>0.000000</text:p>
          </table:table-cell>
          <table:table-cell table:number-columns-repeated="1016"/>
        </table:table-row>
        <table:table-row table:style-name="ro1">
          <table:table-cell table:formula="of:=[.A83]+([.C84]*_dt)" office:value-type="float" office:value="146999999979.099">
            <text:p>146999999979.099000</text:p>
          </table:table-cell>
          <table:table-cell table:formula="of:=[.B83]+([.D84]*_dt)" office:value-type="float" office:value="2441.95999988568">
            <text:p>2441.960000</text:p>
          </table:table-cell>
          <table:table-cell table:formula="of:=[.C83]+([.G83]*_dt)" office:value-type="float" office:value="-0.503636993485076">
            <text:p>-0.503637</text:p>
          </table:table-cell>
          <table:table-cell table:formula="of:=[.D83]+([.H83]*_dt)" office:value-type="float" office:value="29.7799999958678">
            <text:p>29.780000</text:p>
          </table:table-cell>
          <table:table-cell table:formula="of:=SQRT([.A84]^2+[.B84]^2)" office:value-type="float" office:value="146999999979.099">
            <text:p>146999999979.099000</text:p>
          </table:table-cell>
          <table:table-cell table:formula="of:=(_G*_m1)/([.E84]^2)" office:value-type="float" office:value="0.00614191455586752">
            <text:p>0.006142</text:p>
          </table:table-cell>
          <table:table-cell table:formula="of:=-[.F84]*([.A84]/[.E84])" office:value-type="float" office:value="-0.00614191455586752">
            <text:p>-0.006142</text:p>
          </table:table-cell>
          <table:table-cell table:formula="of:=-[.F84]*([.B84]/[.E84])" office:value-type="float" office:value="-0.000000000102029317484875">
            <text:p>0.000000</text:p>
          </table:table-cell>
          <table:table-cell table:number-columns-repeated="1016"/>
        </table:table-row>
        <table:table-row table:style-name="ro1">
          <table:table-cell table:formula="of:=[.A84]+([.C85]*_dt)" office:value-type="float" office:value="146999999978.589">
            <text:p>146999999978.589000</text:p>
          </table:table-cell>
          <table:table-cell table:formula="of:=[.B84]+([.D85]*_dt)" office:value-type="float" office:value="2471.73999988144">
            <text:p>2471.740000</text:p>
          </table:table-cell>
          <table:table-cell table:formula="of:=[.C84]+([.G84]*_dt)" office:value-type="float" office:value="-0.509778908040944">
            <text:p>-0.509779</text:p>
          </table:table-cell>
          <table:table-cell table:formula="of:=[.D84]+([.H84]*_dt)" office:value-type="float" office:value="29.7799999957658">
            <text:p>29.780000</text:p>
          </table:table-cell>
          <table:table-cell table:formula="of:=SQRT([.A85]^2+[.B85]^2)" office:value-type="float" office:value="146999999978.589">
            <text:p>146999999978.589000</text:p>
          </table:table-cell>
          <table:table-cell table:formula="of:=(_G*_m1)/([.E85]^2)" office:value-type="float" office:value="0.00614191455591012">
            <text:p>0.006142</text:p>
          </table:table-cell>
          <table:table-cell table:formula="of:=-[.F85]*([.A85]/[.E85])" office:value-type="float" office:value="-0.00614191455591012">
            <text:p>-0.006142</text:p>
          </table:table-cell>
          <table:table-cell table:formula="of:=-[.F85]*([.B85]/[.E85])" office:value-type="float" office:value="-0.000000000103273577455158">
            <text:p>0.000000</text:p>
          </table:table-cell>
          <table:table-cell table:number-columns-repeated="1016"/>
        </table:table-row>
        <table:table-row table:style-name="ro1">
          <table:table-cell table:formula="of:=[.A85]+([.C86]*_dt)" office:value-type="float" office:value="146999999978.073">
            <text:p>146999999978.073000</text:p>
          </table:table-cell>
          <table:table-cell table:formula="of:=[.B85]+([.D86]*_dt)" office:value-type="float" office:value="2501.51999987711">
            <text:p>2501.520000</text:p>
          </table:table-cell>
          <table:table-cell table:formula="of:=[.C85]+([.G85]*_dt)" office:value-type="float" office:value="-0.515920822596854">
            <text:p>-0.515921</text:p>
          </table:table-cell>
          <table:table-cell table:formula="of:=[.D85]+([.H85]*_dt)" office:value-type="float" office:value="29.7799999956625">
            <text:p>29.780000</text:p>
          </table:table-cell>
          <table:table-cell table:formula="of:=SQRT([.A86]^2+[.B86]^2)" office:value-type="float" office:value="146999999978.073">
            <text:p>146999999978.073000</text:p>
          </table:table-cell>
          <table:table-cell table:formula="of:=(_G*_m1)/([.E86]^2)" office:value-type="float" office:value="0.00614191455595323">
            <text:p>0.006142</text:p>
          </table:table-cell>
          <table:table-cell table:formula="of:=-[.F86]*([.A86]/[.E86])" office:value-type="float" office:value="-0.00614191455595323">
            <text:p>-0.006142</text:p>
          </table:table-cell>
          <table:table-cell table:formula="of:=-[.F86]*([.B86]/[.E86])" office:value-type="float" office:value="-0.000000000104517837425477">
            <text:p>0.000000</text:p>
          </table:table-cell>
          <table:table-cell table:number-columns-repeated="1016"/>
        </table:table-row>
        <table:table-row table:style-name="ro1">
          <table:table-cell table:formula="of:=[.A86]+([.C87]*_dt)" office:value-type="float" office:value="146999999977.551">
            <text:p>146999999977.551000</text:p>
          </table:table-cell>
          <table:table-cell table:formula="of:=[.B86]+([.D87]*_dt)" office:value-type="float" office:value="2531.29999987266">
            <text:p>2531.300000</text:p>
          </table:table-cell>
          <table:table-cell table:formula="of:=[.C86]+([.G86]*_dt)" office:value-type="float" office:value="-0.522062737152807">
            <text:p>-0.522063</text:p>
          </table:table-cell>
          <table:table-cell table:formula="of:=[.D86]+([.H86]*_dt)" office:value-type="float" office:value="29.779999995558">
            <text:p>29.780000</text:p>
          </table:table-cell>
          <table:table-cell table:formula="of:=SQRT([.A87]^2+[.B87]^2)" office:value-type="float" office:value="146999999977.551">
            <text:p>146999999977.551000</text:p>
          </table:table-cell>
          <table:table-cell table:formula="of:=(_G*_m1)/([.E87]^2)" office:value-type="float" office:value="0.00614191455599686">
            <text:p>0.006142</text:p>
          </table:table-cell>
          <table:table-cell table:formula="of:=-[.F87]*([.A87]/[.E87])" office:value-type="float" office:value="-0.00614191455599686">
            <text:p>-0.006142</text:p>
          </table:table-cell>
          <table:table-cell table:formula="of:=-[.F87]*([.B87]/[.E87])" office:value-type="float" office:value="-0.00000000010576209739583">
            <text:p>0.000000</text:p>
          </table:table-cell>
          <table:table-cell table:number-columns-repeated="1016"/>
        </table:table-row>
        <table:table-row table:style-name="ro1">
          <table:table-cell table:formula="of:=[.A87]+([.C88]*_dt)" office:value-type="float" office:value="146999999977.023">
            <text:p>146999999977.023000</text:p>
          </table:table-cell>
          <table:table-cell table:formula="of:=[.B87]+([.D88]*_dt)" office:value-type="float" office:value="2561.07999986811">
            <text:p>2561.080000</text:p>
          </table:table-cell>
          <table:table-cell table:formula="of:=[.C87]+([.G87]*_dt)" office:value-type="float" office:value="-0.528204651708804">
            <text:p>-0.528205</text:p>
          </table:table-cell>
          <table:table-cell table:formula="of:=[.D87]+([.H87]*_dt)" office:value-type="float" office:value="29.7799999954522">
            <text:p>29.780000</text:p>
          </table:table-cell>
          <table:table-cell table:formula="of:=SQRT([.A88]^2+[.B88]^2)" office:value-type="float" office:value="146999999977.023">
            <text:p>146999999977.023000</text:p>
          </table:table-cell>
          <table:table-cell table:formula="of:=(_G*_m1)/([.E88]^2)" office:value-type="float" office:value="0.006141914556041">
            <text:p>0.006142</text:p>
          </table:table-cell>
          <table:table-cell table:formula="of:=-[.F88]*([.A88]/[.E88])" office:value-type="float" office:value="-0.00614191455604099">
            <text:p>-0.006142</text:p>
          </table:table-cell>
          <table:table-cell table:formula="of:=-[.F88]*([.B88]/[.E88])" office:value-type="float" office:value="-0.000000000107006357366218">
            <text:p>0.000000</text:p>
          </table:table-cell>
          <table:table-cell table:number-columns-repeated="1016"/>
        </table:table-row>
        <table:table-row table:style-name="ro1">
          <table:table-cell table:formula="of:=[.A88]+([.C89]*_dt)" office:value-type="float" office:value="146999999976.489">
            <text:p>146999999976.489000</text:p>
          </table:table-cell>
          <table:table-cell table:formula="of:=[.B88]+([.D89]*_dt)" office:value-type="float" office:value="2590.85999986346">
            <text:p>2590.860000</text:p>
          </table:table-cell>
          <table:table-cell table:formula="of:=[.C88]+([.G88]*_dt)" office:value-type="float" office:value="-0.534346566264845">
            <text:p>-0.534347</text:p>
          </table:table-cell>
          <table:table-cell table:formula="of:=[.D88]+([.H88]*_dt)" office:value-type="float" office:value="29.7799999953452">
            <text:p>29.780000</text:p>
          </table:table-cell>
          <table:table-cell table:formula="of:=SQRT([.A89]^2+[.B89]^2)" office:value-type="float" office:value="146999999976.489">
            <text:p>146999999976.489000</text:p>
          </table:table-cell>
          <table:table-cell table:formula="of:=(_G*_m1)/([.E89]^2)" office:value-type="float" office:value="0.00614191455608565">
            <text:p>0.006142</text:p>
          </table:table-cell>
          <table:table-cell table:formula="of:=-[.F89]*([.A89]/[.E89])" office:value-type="float" office:value="-0.00614191455608564">
            <text:p>-0.006142</text:p>
          </table:table-cell>
          <table:table-cell table:formula="of:=-[.F89]*([.B89]/[.E89])" office:value-type="float" office:value="-0.000000000108250617336643">
            <text:p>0.000000</text:p>
          </table:table-cell>
          <table:table-cell table:number-columns-repeated="1016"/>
        </table:table-row>
        <table:table-row table:style-name="ro1">
          <table:table-cell table:formula="of:=[.A89]+([.C90]*_dt)" office:value-type="float" office:value="146999999975.948">
            <text:p>146999999975.948000</text:p>
          </table:table-cell>
          <table:table-cell table:formula="of:=[.B89]+([.D90]*_dt)" office:value-type="float" office:value="2620.6399998587">
            <text:p>2620.640000</text:p>
          </table:table-cell>
          <table:table-cell table:formula="of:=[.C89]+([.G89]*_dt)" office:value-type="float" office:value="-0.540488480820931">
            <text:p>-0.540488</text:p>
          </table:table-cell>
          <table:table-cell table:formula="of:=[.D89]+([.H89]*_dt)" office:value-type="float" office:value="29.779999995237">
            <text:p>29.780000</text:p>
          </table:table-cell>
          <table:table-cell table:formula="of:=SQRT([.A90]^2+[.B90]^2)" office:value-type="float" office:value="146999999975.948">
            <text:p>146999999975.948000</text:p>
          </table:table-cell>
          <table:table-cell table:formula="of:=(_G*_m1)/([.E90]^2)" office:value-type="float" office:value="0.00614191455613081">
            <text:p>0.006142</text:p>
          </table:table-cell>
          <table:table-cell table:formula="of:=-[.F90]*([.A90]/[.E90])" office:value-type="float" office:value="-0.00614191455613081">
            <text:p>-0.006142</text:p>
          </table:table-cell>
          <table:table-cell table:formula="of:=-[.F90]*([.B90]/[.E90])" office:value-type="float" office:value="-0.000000000109494877307104">
            <text:p>0.000000</text:p>
          </table:table-cell>
          <table:table-cell table:number-columns-repeated="1016"/>
        </table:table-row>
        <table:table-row table:style-name="ro1">
          <table:table-cell table:formula="of:=[.A90]+([.C91]*_dt)" office:value-type="float" office:value="146999999975.402">
            <text:p>146999999975.402000</text:p>
          </table:table-cell>
          <table:table-cell table:formula="of:=[.B90]+([.D91]*_dt)" office:value-type="float" office:value="2650.41999985383">
            <text:p>2650.420000</text:p>
          </table:table-cell>
          <table:table-cell table:formula="of:=[.C90]+([.G90]*_dt)" office:value-type="float" office:value="-0.546630395377061">
            <text:p>-0.546630</text:p>
          </table:table-cell>
          <table:table-cell table:formula="of:=[.D90]+([.H90]*_dt)" office:value-type="float" office:value="29.7799999951275">
            <text:p>29.780000</text:p>
          </table:table-cell>
          <table:table-cell table:formula="of:=SQRT([.A91]^2+[.B91]^2)" office:value-type="float" office:value="146999999975.402">
            <text:p>146999999975.402000</text:p>
          </table:table-cell>
          <table:table-cell table:formula="of:=(_G*_m1)/([.E91]^2)" office:value-type="float" office:value="0.00614191455617649">
            <text:p>0.006142</text:p>
          </table:table-cell>
          <table:table-cell table:formula="of:=-[.F91]*([.A91]/[.E91])" office:value-type="float" office:value="-0.00614191455617649">
            <text:p>-0.006142</text:p>
          </table:table-cell>
          <table:table-cell table:formula="of:=-[.F91]*([.B91]/[.E91])" office:value-type="float" office:value="-0.000000000110739137277602">
            <text:p>0.000000</text:p>
          </table:table-cell>
          <table:table-cell table:number-columns-repeated="1016"/>
        </table:table-row>
        <table:table-row table:style-name="ro1">
          <table:table-cell table:formula="of:=[.A91]+([.C92]*_dt)" office:value-type="float" office:value="146999999974.849">
            <text:p>146999999974.849000</text:p>
          </table:table-cell>
          <table:table-cell table:formula="of:=[.B91]+([.D92]*_dt)" office:value-type="float" office:value="2680.19999984884">
            <text:p>2680.200000</text:p>
          </table:table-cell>
          <table:table-cell table:formula="of:=[.C91]+([.G91]*_dt)" office:value-type="float" office:value="-0.552772309933238">
            <text:p>-0.552772</text:p>
          </table:table-cell>
          <table:table-cell table:formula="of:=[.D91]+([.H91]*_dt)" office:value-type="float" office:value="29.7799999950167">
            <text:p>29.780000</text:p>
          </table:table-cell>
          <table:table-cell table:formula="of:=SQRT([.A92]^2+[.B92]^2)" office:value-type="float" office:value="146999999974.849">
            <text:p>146999999974.849000</text:p>
          </table:table-cell>
          <table:table-cell table:formula="of:=(_G*_m1)/([.E92]^2)" office:value-type="float" office:value="0.00614191455622268">
            <text:p>0.006142</text:p>
          </table:table-cell>
          <table:table-cell table:formula="of:=-[.F92]*([.A92]/[.E92])" office:value-type="float" office:value="-0.00614191455622268">
            <text:p>-0.006142</text:p>
          </table:table-cell>
          <table:table-cell table:formula="of:=-[.F92]*([.B92]/[.E92])" office:value-type="float" office:value="-0.000000000111983397248137">
            <text:p>0.000000</text:p>
          </table:table-cell>
          <table:table-cell table:number-columns-repeated="1016"/>
        </table:table-row>
        <table:table-row table:style-name="ro1">
          <table:table-cell table:formula="of:=[.A92]+([.C93]*_dt)" office:value-type="float" office:value="146999999974.29">
            <text:p>146999999974.290000</text:p>
          </table:table-cell>
          <table:table-cell table:formula="of:=[.B92]+([.D93]*_dt)" office:value-type="float" office:value="2709.97999984375">
            <text:p>2709.980000</text:p>
          </table:table-cell>
          <table:table-cell table:formula="of:=[.C92]+([.G92]*_dt)" office:value-type="float" office:value="-0.558914224489461">
            <text:p>-0.558914</text:p>
          </table:table-cell>
          <table:table-cell table:formula="of:=[.D92]+([.H92]*_dt)" office:value-type="float" office:value="29.7799999949048">
            <text:p>29.780000</text:p>
          </table:table-cell>
          <table:table-cell table:formula="of:=SQRT([.A93]^2+[.B93]^2)" office:value-type="float" office:value="146999999974.29">
            <text:p>146999999974.290000</text:p>
          </table:table-cell>
          <table:table-cell table:formula="of:=(_G*_m1)/([.E93]^2)" office:value-type="float" office:value="0.00614191455626939">
            <text:p>0.006142</text:p>
          </table:table-cell>
          <table:table-cell table:formula="of:=-[.F93]*([.A93]/[.E93])" office:value-type="float" office:value="-0.00614191455626939">
            <text:p>-0.006142</text:p>
          </table:table-cell>
          <table:table-cell table:formula="of:=-[.F93]*([.B93]/[.E93])" office:value-type="float" office:value="-0.00000000011322765721871">
            <text:p>0.000000</text:p>
          </table:table-cell>
          <table:table-cell table:number-columns-repeated="1016"/>
        </table:table-row>
        <table:table-row table:style-name="ro1">
          <table:table-cell table:formula="of:=[.A93]+([.C94]*_dt)" office:value-type="float" office:value="146999999973.725">
            <text:p>146999999973.725000</text:p>
          </table:table-cell>
          <table:table-cell table:formula="of:=[.B93]+([.D94]*_dt)" office:value-type="float" office:value="2739.75999983854">
            <text:p>2739.760000</text:p>
          </table:table-cell>
          <table:table-cell table:formula="of:=[.C93]+([.G93]*_dt)" office:value-type="float" office:value="-0.56505613904573">
            <text:p>-0.565056</text:p>
          </table:table-cell>
          <table:table-cell table:formula="of:=[.D93]+([.H93]*_dt)" office:value-type="float" office:value="29.7799999947915">
            <text:p>29.780000</text:p>
          </table:table-cell>
          <table:table-cell table:formula="of:=SQRT([.A94]^2+[.B94]^2)" office:value-type="float" office:value="146999999973.725">
            <text:p>146999999973.725000</text:p>
          </table:table-cell>
          <table:table-cell table:formula="of:=(_G*_m1)/([.E94]^2)" office:value-type="float" office:value="0.00614191455631661">
            <text:p>0.006142</text:p>
          </table:table-cell>
          <table:table-cell table:formula="of:=-[.F94]*([.A94]/[.E94])" office:value-type="float" office:value="-0.0061419145563166">
            <text:p>-0.006142</text:p>
          </table:table-cell>
          <table:table-cell table:formula="of:=-[.F94]*([.B94]/[.E94])" office:value-type="float" office:value="-0.00000000011447191718932">
            <text:p>0.000000</text:p>
          </table:table-cell>
          <table:table-cell table:number-columns-repeated="1016"/>
        </table:table-row>
        <table:table-row table:style-name="ro1">
          <table:table-cell table:formula="of:=[.A94]+([.C95]*_dt)" office:value-type="float" office:value="146999999973.154">
            <text:p>146999999973.154000</text:p>
          </table:table-cell>
          <table:table-cell table:formula="of:=[.B94]+([.D95]*_dt)" office:value-type="float" office:value="2769.53999983321">
            <text:p>2769.540000</text:p>
          </table:table-cell>
          <table:table-cell table:formula="of:=[.C94]+([.G94]*_dt)" office:value-type="float" office:value="-0.571198053602047">
            <text:p>-0.571198</text:p>
          </table:table-cell>
          <table:table-cell table:formula="of:=[.D94]+([.H94]*_dt)" office:value-type="float" office:value="29.7799999946771">
            <text:p>29.780000</text:p>
          </table:table-cell>
          <table:table-cell table:formula="of:=SQRT([.A95]^2+[.B95]^2)" office:value-type="float" office:value="146999999973.154">
            <text:p>146999999973.154000</text:p>
          </table:table-cell>
          <table:table-cell table:formula="of:=(_G*_m1)/([.E95]^2)" office:value-type="float" office:value="0.00614191455636434">
            <text:p>0.006142</text:p>
          </table:table-cell>
          <table:table-cell table:formula="of:=-[.F95]*([.A95]/[.E95])" office:value-type="float" office:value="-0.00614191455636434">
            <text:p>-0.006142</text:p>
          </table:table-cell>
          <table:table-cell table:formula="of:=-[.F95]*([.B95]/[.E95])" office:value-type="float" office:value="-0.000000000115716177159969">
            <text:p>0.000000</text:p>
          </table:table-cell>
          <table:table-cell table:number-columns-repeated="1016"/>
        </table:table-row>
        <table:table-row table:style-name="ro1">
          <table:table-cell table:formula="of:=[.A95]+([.C96]*_dt)" office:value-type="float" office:value="146999999972.576">
            <text:p>146999999972.576000</text:p>
          </table:table-cell>
          <table:table-cell table:formula="of:=[.B95]+([.D96]*_dt)" office:value-type="float" office:value="2799.31999982778">
            <text:p>2799.320000</text:p>
          </table:table-cell>
          <table:table-cell table:formula="of:=[.C95]+([.G95]*_dt)" office:value-type="float" office:value="-0.577339968158411">
            <text:p>-0.577340</text:p>
          </table:table-cell>
          <table:table-cell table:formula="of:=[.D95]+([.H95]*_dt)" office:value-type="float" office:value="29.7799999945613">
            <text:p>29.780000</text:p>
          </table:table-cell>
          <table:table-cell table:formula="of:=SQRT([.A96]^2+[.B96]^2)" office:value-type="float" office:value="146999999972.576">
            <text:p>146999999972.576000</text:p>
          </table:table-cell>
          <table:table-cell table:formula="of:=(_G*_m1)/([.E96]^2)" office:value-type="float" office:value="0.00614191455641258">
            <text:p>0.006142</text:p>
          </table:table-cell>
          <table:table-cell table:formula="of:=-[.F96]*([.A96]/[.E96])" office:value-type="float" office:value="-0.00614191455641258">
            <text:p>-0.006142</text:p>
          </table:table-cell>
          <table:table-cell table:formula="of:=-[.F96]*([.B96]/[.E96])" office:value-type="float" office:value="-0.000000000116960437130657">
            <text:p>0.000000</text:p>
          </table:table-cell>
          <table:table-cell table:number-columns-repeated="1016"/>
        </table:table-row>
        <table:table-row table:style-name="ro1">
          <table:table-cell table:formula="of:=[.A96]+([.C97]*_dt)" office:value-type="float" office:value="146999999971.993">
            <text:p>146999999971.993000</text:p>
          </table:table-cell>
          <table:table-cell table:formula="of:=[.B96]+([.D97]*_dt)" office:value-type="float" office:value="2829.09999982222">
            <text:p>2829.100000</text:p>
          </table:table-cell>
          <table:table-cell table:formula="of:=[.C96]+([.G96]*_dt)" office:value-type="float" office:value="-0.583481882714823">
            <text:p>-0.583482</text:p>
          </table:table-cell>
          <table:table-cell table:formula="of:=[.D96]+([.H96]*_dt)" office:value-type="float" office:value="29.7799999944444">
            <text:p>29.780000</text:p>
          </table:table-cell>
          <table:table-cell table:formula="of:=SQRT([.A97]^2+[.B97]^2)" office:value-type="float" office:value="146999999971.993">
            <text:p>146999999971.993000</text:p>
          </table:table-cell>
          <table:table-cell table:formula="of:=(_G*_m1)/([.E97]^2)" office:value-type="float" office:value="0.00614191455646134">
            <text:p>0.006142</text:p>
          </table:table-cell>
          <table:table-cell table:formula="of:=-[.F97]*([.A97]/[.E97])" office:value-type="float" office:value="-0.00614191455646134">
            <text:p>-0.006142</text:p>
          </table:table-cell>
          <table:table-cell table:formula="of:=-[.F97]*([.B97]/[.E97])" office:value-type="float" office:value="-0.000000000118204697101384">
            <text:p>0.000000</text:p>
          </table:table-cell>
          <table:table-cell table:number-columns-repeated="1016"/>
        </table:table-row>
        <table:table-row table:style-name="ro1">
          <table:table-cell table:formula="of:=[.A97]+([.C98]*_dt)" office:value-type="float" office:value="146999999971.403">
            <text:p>146999999971.403000</text:p>
          </table:table-cell>
          <table:table-cell table:formula="of:=[.B97]+([.D98]*_dt)" office:value-type="float" office:value="2858.87999981655">
            <text:p>2858.880000</text:p>
          </table:table-cell>
          <table:table-cell table:formula="of:=[.C97]+([.G97]*_dt)" office:value-type="float" office:value="-0.589623797271285">
            <text:p>-0.589624</text:p>
          </table:table-cell>
          <table:table-cell table:formula="of:=[.D97]+([.H97]*_dt)" office:value-type="float" office:value="29.7799999943262">
            <text:p>29.780000</text:p>
          </table:table-cell>
          <table:table-cell table:formula="of:=SQRT([.A98]^2+[.B98]^2)" office:value-type="float" office:value="146999999971.403">
            <text:p>146999999971.403000</text:p>
          </table:table-cell>
          <table:table-cell table:formula="of:=(_G*_m1)/([.E98]^2)" office:value-type="float" office:value="0.00614191455651061">
            <text:p>0.006142</text:p>
          </table:table-cell>
          <table:table-cell table:formula="of:=-[.F98]*([.A98]/[.E98])" office:value-type="float" office:value="-0.00614191455651061">
            <text:p>-0.006142</text:p>
          </table:table-cell>
          <table:table-cell table:formula="of:=-[.F98]*([.B98]/[.E98])" office:value-type="float" office:value="-0.000000000119448957072151">
            <text:p>0.000000</text:p>
          </table:table-cell>
          <table:table-cell table:number-columns-repeated="1016"/>
        </table:table-row>
        <table:table-row table:style-name="ro1">
          <table:table-cell table:formula="of:=[.A98]+([.C99]*_dt)" office:value-type="float" office:value="146999999970.807">
            <text:p>146999999970.807000</text:p>
          </table:table-cell>
          <table:table-cell table:formula="of:=[.B98]+([.D99]*_dt)" office:value-type="float" office:value="2888.65999981075">
            <text:p>2888.660000</text:p>
          </table:table-cell>
          <table:table-cell table:formula="of:=[.C98]+([.G98]*_dt)" office:value-type="float" office:value="-0.595765711827795">
            <text:p>-0.595766</text:p>
          </table:table-cell>
          <table:table-cell table:formula="of:=[.D98]+([.H98]*_dt)" office:value-type="float" office:value="29.7799999942067">
            <text:p>29.780000</text:p>
          </table:table-cell>
          <table:table-cell table:formula="of:=SQRT([.A99]^2+[.B99]^2)" office:value-type="float" office:value="146999999970.808">
            <text:p>146999999970.808000</text:p>
          </table:table-cell>
          <table:table-cell table:formula="of:=(_G*_m1)/([.E99]^2)" office:value-type="float" office:value="0.0061419145565604">
            <text:p>0.006142</text:p>
          </table:table-cell>
          <table:table-cell table:formula="of:=-[.F99]*([.A99]/[.E99])" office:value-type="float" office:value="-0.00614191455656039">
            <text:p>-0.006142</text:p>
          </table:table-cell>
          <table:table-cell table:formula="of:=-[.F99]*([.B99]/[.E99])" office:value-type="float" office:value="-0.000000000120693217042958">
            <text:p>0.000000</text:p>
          </table:table-cell>
          <table:table-cell table:number-columns-repeated="1016"/>
        </table:table-row>
        <table:table-row table:style-name="ro1">
          <table:table-cell table:formula="of:=[.A99]+([.C100]*_dt)" office:value-type="float" office:value="146999999970.206">
            <text:p>146999999970.206000</text:p>
          </table:table-cell>
          <table:table-cell table:formula="of:=[.B99]+([.D100]*_dt)" office:value-type="float" office:value="2918.43999980484">
            <text:p>2918.440000</text:p>
          </table:table-cell>
          <table:table-cell table:formula="of:=[.C99]+([.G99]*_dt)" office:value-type="float" office:value="-0.601907626384356">
            <text:p>-0.601908</text:p>
          </table:table-cell>
          <table:table-cell table:formula="of:=[.D99]+([.H99]*_dt)" office:value-type="float" office:value="29.779999994086">
            <text:p>29.780000</text:p>
          </table:table-cell>
          <table:table-cell table:formula="of:=SQRT([.A100]^2+[.B100]^2)" office:value-type="float" office:value="146999999970.206">
            <text:p>146999999970.206000</text:p>
          </table:table-cell>
          <table:table-cell table:formula="of:=(_G*_m1)/([.E100]^2)" office:value-type="float" office:value="0.00614191455661069">
            <text:p>0.006142</text:p>
          </table:table-cell>
          <table:table-cell table:formula="of:=-[.F100]*([.A100]/[.E100])" office:value-type="float" office:value="-0.00614191455661069">
            <text:p>-0.006142</text:p>
          </table:table-cell>
          <table:table-cell table:formula="of:=-[.F100]*([.B100]/[.E100])" office:value-type="float" office:value="-0.000000000121937477013805">
            <text:p>0.000000</text:p>
          </table:table-cell>
          <table:table-cell table:number-columns-repeated="1016"/>
        </table:table-row>
        <table:table-row table:style-name="ro1">
          <table:table-cell table:formula="of:=[.A100]+([.C101]*_dt)" office:value-type="float" office:value="146999999969.598">
            <text:p>146999999969.598000</text:p>
          </table:table-cell>
          <table:table-cell table:formula="of:=[.B100]+([.D101]*_dt)" office:value-type="float" office:value="2948.2199997988">
            <text:p>2948.220000</text:p>
          </table:table-cell>
          <table:table-cell table:formula="of:=[.C100]+([.G100]*_dt)" office:value-type="float" office:value="-0.608049540940967">
            <text:p>-0.608050</text:p>
          </table:table-cell>
          <table:table-cell table:formula="of:=[.D100]+([.H100]*_dt)" office:value-type="float" office:value="29.7799999939641">
            <text:p>29.780000</text:p>
          </table:table-cell>
          <table:table-cell table:formula="of:=SQRT([.A101]^2+[.B101]^2)" office:value-type="float" office:value="146999999969.598">
            <text:p>146999999969.598000</text:p>
          </table:table-cell>
          <table:table-cell table:formula="of:=(_G*_m1)/([.E101]^2)" office:value-type="float" office:value="0.0061419145566615">
            <text:p>0.006142</text:p>
          </table:table-cell>
          <table:table-cell table:formula="of:=-[.F101]*([.A101]/[.E101])" office:value-type="float" office:value="-0.0061419145566615">
            <text:p>-0.006142</text:p>
          </table:table-cell>
          <table:table-cell table:formula="of:=-[.F101]*([.B101]/[.E101])" office:value-type="float" office:value="-0.000000000123181736984693">
            <text:p>0.000000</text:p>
          </table:table-cell>
          <table:table-cell table:number-columns-repeated="1016"/>
        </table:table-row>
        <table:table-row table:style-name="ro1">
          <table:table-cell table:formula="of:=[.A101]+([.C102]*_dt)" office:value-type="float" office:value="146999999968.983">
            <text:p>146999999968.983000</text:p>
          </table:table-cell>
          <table:table-cell table:formula="of:=[.B101]+([.D102]*_dt)" office:value-type="float" office:value="2977.99999979265">
            <text:p>2978.000000</text:p>
          </table:table-cell>
          <table:table-cell table:formula="of:=[.C101]+([.G101]*_dt)" office:value-type="float" office:value="-0.614191455497628">
            <text:p>-0.614191</text:p>
          </table:table-cell>
          <table:table-cell table:formula="of:=[.D101]+([.H101]*_dt)" office:value-type="float" office:value="29.7799999938409">
            <text:p>29.780000</text:p>
          </table:table-cell>
          <table:table-cell table:formula="of:=SQRT([.A102]^2+[.B102]^2)" office:value-type="float" office:value="146999999968.983">
            <text:p>146999999968.983000</text:p>
          </table:table-cell>
          <table:table-cell table:formula="of:=(_G*_m1)/([.E102]^2)" office:value-type="float" office:value="0.00614191455671283">
            <text:p>0.006142</text:p>
          </table:table-cell>
          <table:table-cell table:formula="of:=-[.F102]*([.A102]/[.E102])" office:value-type="float" office:value="-0.00614191455671283">
            <text:p>-0.006142</text:p>
          </table:table-cell>
          <table:table-cell table:formula="of:=-[.F102]*([.B102]/[.E102])" office:value-type="float" office:value="-0.000000000124425996955623">
            <text:p>0.000000</text:p>
          </table:table-cell>
          <table:table-cell table:number-columns-repeated="1016"/>
        </table:table-row>
        <table:table-row table:style-name="ro1">
          <table:table-cell table:formula="of:=[.A102]+([.C103]*_dt)" office:value-type="float" office:value="146999999968.363">
            <text:p>146999999968.363000</text:p>
          </table:table-cell>
          <table:table-cell table:formula="of:=[.B102]+([.D103]*_dt)" office:value-type="float" office:value="3007.77999978636">
            <text:p>3007.780000</text:p>
          </table:table-cell>
          <table:table-cell table:formula="of:=[.C102]+([.G102]*_dt)" office:value-type="float" office:value="-0.620333370054341">
            <text:p>-0.620333</text:p>
          </table:table-cell>
          <table:table-cell table:formula="of:=[.D102]+([.H102]*_dt)" office:value-type="float" office:value="29.7799999937165">
            <text:p>29.780000</text:p>
          </table:table-cell>
          <table:table-cell table:formula="of:=SQRT([.A103]^2+[.B103]^2)" office:value-type="float" office:value="146999999968.363">
            <text:p>146999999968.363000</text:p>
          </table:table-cell>
          <table:table-cell table:formula="of:=(_G*_m1)/([.E103]^2)" office:value-type="float" office:value="0.00614191455676467">
            <text:p>0.006142</text:p>
          </table:table-cell>
          <table:table-cell table:formula="of:=-[.F103]*([.A103]/[.E103])" office:value-type="float" office:value="-0.00614191455676466">
            <text:p>-0.006142</text:p>
          </table:table-cell>
          <table:table-cell table:formula="of:=-[.F103]*([.B103]/[.E103])" office:value-type="float" office:value="-0.000000000125670256926594">
            <text:p>0.000000</text:p>
          </table:table-cell>
          <table:table-cell table:number-columns-repeated="1016"/>
        </table:table-row>
        <table:table-row table:style-name="ro1">
          <table:table-cell table:formula="of:=[.A103]+([.C104]*_dt)" office:value-type="float" office:value="146999999967.737">
            <text:p>146999999967.737000</text:p>
          </table:table-cell>
          <table:table-cell table:formula="of:=[.B103]+([.D104]*_dt)" office:value-type="float" office:value="3037.55999977995">
            <text:p>3037.560000</text:p>
          </table:table-cell>
          <table:table-cell table:formula="of:=[.C103]+([.G103]*_dt)" office:value-type="float" office:value="-0.626475284611106">
            <text:p>-0.626475</text:p>
          </table:table-cell>
          <table:table-cell table:formula="of:=[.D103]+([.H103]*_dt)" office:value-type="float" office:value="29.7799999935908">
            <text:p>29.780000</text:p>
          </table:table-cell>
          <table:table-cell table:formula="of:=SQRT([.A104]^2+[.B104]^2)" office:value-type="float" office:value="146999999967.737">
            <text:p>146999999967.737000</text:p>
          </table:table-cell>
          <table:table-cell table:formula="of:=(_G*_m1)/([.E104]^2)" office:value-type="float" office:value="0.00614191455681701">
            <text:p>0.006142</text:p>
          </table:table-cell>
          <table:table-cell table:formula="of:=-[.F104]*([.A104]/[.E104])" office:value-type="float" office:value="-0.00614191455681701">
            <text:p>-0.006142</text:p>
          </table:table-cell>
          <table:table-cell table:formula="of:=-[.F104]*([.B104]/[.E104])" office:value-type="float" office:value="-0.000000000126914516897607">
            <text:p>0.000000</text:p>
          </table:table-cell>
          <table:table-cell table:number-columns-repeated="1016"/>
        </table:table-row>
        <table:table-row table:style-name="ro1">
          <table:table-cell table:formula="of:=[.A104]+([.C105]*_dt)" office:value-type="float" office:value="146999999967.104">
            <text:p>146999999967.104000</text:p>
          </table:table-cell>
          <table:table-cell table:formula="of:=[.B104]+([.D105]*_dt)" office:value-type="float" office:value="3067.33999977342">
            <text:p>3067.340000</text:p>
          </table:table-cell>
          <table:table-cell table:formula="of:=[.C104]+([.G104]*_dt)" office:value-type="float" office:value="-0.632617199167923">
            <text:p>-0.632617</text:p>
          </table:table-cell>
          <table:table-cell table:formula="of:=[.D104]+([.H104]*_dt)" office:value-type="float" office:value="29.7799999934639">
            <text:p>29.780000</text:p>
          </table:table-cell>
          <table:table-cell table:formula="of:=SQRT([.A105]^2+[.B105]^2)" office:value-type="float" office:value="146999999967.104">
            <text:p>146999999967.104000</text:p>
          </table:table-cell>
          <table:table-cell table:formula="of:=(_G*_m1)/([.E105]^2)" office:value-type="float" office:value="0.00614191455686988">
            <text:p>0.006142</text:p>
          </table:table-cell>
          <table:table-cell table:formula="of:=-[.F105]*([.A105]/[.E105])" office:value-type="float" office:value="-0.00614191455686988">
            <text:p>-0.006142</text:p>
          </table:table-cell>
          <table:table-cell table:formula="of:=-[.F105]*([.B105]/[.E105])" office:value-type="float" office:value="-0.000000000128158776868663">
            <text:p>0.000000</text:p>
          </table:table-cell>
          <table:table-cell table:number-columns-repeated="1016"/>
        </table:table-row>
        <table:table-row table:style-name="ro1">
          <table:table-cell table:formula="of:=[.A105]+([.C106]*_dt)" office:value-type="float" office:value="146999999966.465">
            <text:p>146999999966.465000</text:p>
          </table:table-cell>
          <table:table-cell table:formula="of:=[.B105]+([.D106]*_dt)" office:value-type="float" office:value="3097.11999976675">
            <text:p>3097.120000</text:p>
          </table:table-cell>
          <table:table-cell table:formula="of:=[.C105]+([.G105]*_dt)" office:value-type="float" office:value="-0.638759113724792">
            <text:p>-0.638759</text:p>
          </table:table-cell>
          <table:table-cell table:formula="of:=[.D105]+([.H105]*_dt)" office:value-type="float" office:value="29.7799999933357">
            <text:p>29.780000</text:p>
          </table:table-cell>
          <table:table-cell table:formula="of:=SQRT([.A106]^2+[.B106]^2)" office:value-type="float" office:value="146999999966.465">
            <text:p>146999999966.465000</text:p>
          </table:table-cell>
          <table:table-cell table:formula="of:=(_G*_m1)/([.E106]^2)" office:value-type="float" office:value="0.00614191455692326">
            <text:p>0.006142</text:p>
          </table:table-cell>
          <table:table-cell table:formula="of:=-[.F106]*([.A106]/[.E106])" office:value-type="float" office:value="-0.00614191455692326">
            <text:p>-0.006142</text:p>
          </table:table-cell>
          <table:table-cell table:formula="of:=-[.F106]*([.B106]/[.E106])" office:value-type="float" office:value="-0.000000000129403036839762">
            <text:p>0.000000</text:p>
          </table:table-cell>
          <table:table-cell table:number-columns-repeated="1016"/>
        </table:table-row>
        <table:table-row table:style-name="ro1">
          <table:table-cell table:formula="of:=[.A106]+([.C107]*_dt)" office:value-type="float" office:value="146999999965.82">
            <text:p>146999999965.820000</text:p>
          </table:table-cell>
          <table:table-cell table:formula="of:=[.B106]+([.D107]*_dt)" office:value-type="float" office:value="3126.89999975996">
            <text:p>3126.900000</text:p>
          </table:table-cell>
          <table:table-cell table:formula="of:=[.C106]+([.G106]*_dt)" office:value-type="float" office:value="-0.644901028281716">
            <text:p>-0.644901</text:p>
          </table:table-cell>
          <table:table-cell table:formula="of:=[.D106]+([.H106]*_dt)" office:value-type="float" office:value="29.7799999932063">
            <text:p>29.780000</text:p>
          </table:table-cell>
          <table:table-cell table:formula="of:=SQRT([.A107]^2+[.B107]^2)" office:value-type="float" office:value="146999999965.82">
            <text:p>146999999965.820000</text:p>
          </table:table-cell>
          <table:table-cell table:formula="of:=(_G*_m1)/([.E107]^2)" office:value-type="float" office:value="0.00614191455697715">
            <text:p>0.006142</text:p>
          </table:table-cell>
          <table:table-cell table:formula="of:=-[.F107]*([.A107]/[.E107])" office:value-type="float" office:value="-0.00614191455697715">
            <text:p>-0.006142</text:p>
          </table:table-cell>
          <table:table-cell table:formula="of:=-[.F107]*([.B107]/[.E107])" office:value-type="float" office:value="-0.000000000130647296810905">
            <text:p>0.000000</text:p>
          </table:table-cell>
          <table:table-cell table:number-columns-repeated="1016"/>
        </table:table-row>
        <table:table-row table:style-name="ro1">
          <table:table-cell table:formula="of:=[.A107]+([.C108]*_dt)" office:value-type="float" office:value="146999999965.169">
            <text:p>146999999965.169000</text:p>
          </table:table-cell>
          <table:table-cell table:formula="of:=[.B107]+([.D108]*_dt)" office:value-type="float" office:value="3156.67999975303">
            <text:p>3156.680000</text:p>
          </table:table-cell>
          <table:table-cell table:formula="of:=[.C107]+([.G107]*_dt)" office:value-type="float" office:value="-0.651042942838693">
            <text:p>-0.651043</text:p>
          </table:table-cell>
          <table:table-cell table:formula="of:=[.D107]+([.H107]*_dt)" office:value-type="float" office:value="29.7799999930757">
            <text:p>29.780000</text:p>
          </table:table-cell>
          <table:table-cell table:formula="of:=SQRT([.A108]^2+[.B108]^2)" office:value-type="float" office:value="146999999965.169">
            <text:p>146999999965.169000</text:p>
          </table:table-cell>
          <table:table-cell table:formula="of:=(_G*_m1)/([.E108]^2)" office:value-type="float" office:value="0.00614191455703155">
            <text:p>0.006142</text:p>
          </table:table-cell>
          <table:table-cell table:formula="of:=-[.F108]*([.A108]/[.E108])" office:value-type="float" office:value="-0.00614191455703155">
            <text:p>-0.006142</text:p>
          </table:table-cell>
          <table:table-cell table:formula="of:=-[.F108]*([.B108]/[.E108])" office:value-type="float" office:value="-0.000000000131891556782091">
            <text:p>0.000000</text:p>
          </table:table-cell>
          <table:table-cell table:number-columns-repeated="1016"/>
        </table:table-row>
        <table:table-row table:style-name="ro1">
          <table:table-cell table:formula="of:=[.A108]+([.C109]*_dt)" office:value-type="float" office:value="146999999964.512">
            <text:p>146999999964.512000</text:p>
          </table:table-cell>
          <table:table-cell table:formula="of:=[.B108]+([.D109]*_dt)" office:value-type="float" office:value="3186.45999974598">
            <text:p>3186.460000</text:p>
          </table:table-cell>
          <table:table-cell table:formula="of:=[.C108]+([.G108]*_dt)" office:value-type="float" office:value="-0.657184857395724">
            <text:p>-0.657185</text:p>
          </table:table-cell>
          <table:table-cell table:formula="of:=[.D108]+([.H108]*_dt)" office:value-type="float" office:value="29.7799999929438">
            <text:p>29.780000</text:p>
          </table:table-cell>
          <table:table-cell table:formula="of:=SQRT([.A109]^2+[.B109]^2)" office:value-type="float" office:value="146999999964.512">
            <text:p>146999999964.512000</text:p>
          </table:table-cell>
          <table:table-cell table:formula="of:=(_G*_m1)/([.E109]^2)" office:value-type="float" office:value="0.00614191455708647">
            <text:p>0.006142</text:p>
          </table:table-cell>
          <table:table-cell table:formula="of:=-[.F109]*([.A109]/[.E109])" office:value-type="float" office:value="-0.00614191455708647">
            <text:p>-0.006142</text:p>
          </table:table-cell>
          <table:table-cell table:formula="of:=-[.F109]*([.B109]/[.E109])" office:value-type="float" office:value="-0.000000000133135816753322">
            <text:p>0.000000</text:p>
          </table:table-cell>
          <table:table-cell table:number-columns-repeated="1016"/>
        </table:table-row>
        <table:table-row table:style-name="ro1">
          <table:table-cell table:formula="of:=[.A109]+([.C110]*_dt)" office:value-type="float" office:value="146999999963.849">
            <text:p>146999999963.849000</text:p>
          </table:table-cell>
          <table:table-cell table:formula="of:=[.B109]+([.D110]*_dt)" office:value-type="float" office:value="3216.23999973879">
            <text:p>3216.240000</text:p>
          </table:table-cell>
          <table:table-cell table:formula="of:=[.C109]+([.G109]*_dt)" office:value-type="float" office:value="-0.663326771952811">
            <text:p>-0.663327</text:p>
          </table:table-cell>
          <table:table-cell table:formula="of:=[.D109]+([.H109]*_dt)" office:value-type="float" office:value="29.7799999928107">
            <text:p>29.780000</text:p>
          </table:table-cell>
          <table:table-cell table:formula="of:=SQRT([.A110]^2+[.B110]^2)" office:value-type="float" office:value="146999999963.849">
            <text:p>146999999963.849000</text:p>
          </table:table-cell>
          <table:table-cell table:formula="of:=(_G*_m1)/([.E110]^2)" office:value-type="float" office:value="0.0061419145571419">
            <text:p>0.006142</text:p>
          </table:table-cell>
          <table:table-cell table:formula="of:=-[.F110]*([.A110]/[.E110])" office:value-type="float" office:value="-0.0061419145571419">
            <text:p>-0.006142</text:p>
          </table:table-cell>
          <table:table-cell table:formula="of:=-[.F110]*([.B110]/[.E110])" office:value-type="float" office:value="-0.000000000134380076724597">
            <text:p>0.000000</text:p>
          </table:table-cell>
          <table:table-cell table:number-columns-repeated="1016"/>
        </table:table-row>
        <table:table-row table:style-name="ro1">
          <table:table-cell table:formula="of:=[.A110]+([.C111]*_dt)" office:value-type="float" office:value="146999999963.179">
            <text:p>146999999963.179000</text:p>
          </table:table-cell>
          <table:table-cell table:formula="of:=[.B110]+([.D111]*_dt)" office:value-type="float" office:value="3246.01999973147">
            <text:p>3246.020000</text:p>
          </table:table-cell>
          <table:table-cell table:formula="of:=[.C110]+([.G110]*_dt)" office:value-type="float" office:value="-0.669468686509953">
            <text:p>-0.669469</text:p>
          </table:table-cell>
          <table:table-cell table:formula="of:=[.D110]+([.H110]*_dt)" office:value-type="float" office:value="29.7799999926763">
            <text:p>29.780000</text:p>
          </table:table-cell>
          <table:table-cell table:formula="of:=SQRT([.A111]^2+[.B111]^2)" office:value-type="float" office:value="146999999963.179">
            <text:p>146999999963.179000</text:p>
          </table:table-cell>
          <table:table-cell table:formula="of:=(_G*_m1)/([.E111]^2)" office:value-type="float" office:value="0.00614191455719784">
            <text:p>0.006142</text:p>
          </table:table-cell>
          <table:table-cell table:formula="of:=-[.F111]*([.A111]/[.E111])" office:value-type="float" office:value="-0.00614191455719783">
            <text:p>-0.006142</text:p>
          </table:table-cell>
          <table:table-cell table:formula="of:=-[.F111]*([.B111]/[.E111])" office:value-type="float" office:value="-0.000000000135624336695917">
            <text:p>0.000000</text:p>
          </table:table-cell>
          <table:table-cell table:number-columns-repeated="1016"/>
        </table:table-row>
        <table:table-row table:style-name="ro1">
          <table:table-cell table:formula="of:=[.A111]+([.C112]*_dt)" office:value-type="float" office:value="146999999962.504">
            <text:p>146999999962.504000</text:p>
          </table:table-cell>
          <table:table-cell table:formula="of:=[.B111]+([.D112]*_dt)" office:value-type="float" office:value="3275.79999972401">
            <text:p>3275.800000</text:p>
          </table:table-cell>
          <table:table-cell table:formula="of:=[.C111]+([.G111]*_dt)" office:value-type="float" office:value="-0.67561060106715">
            <text:p>-0.675611</text:p>
          </table:table-cell>
          <table:table-cell table:formula="of:=[.D111]+([.H111]*_dt)" office:value-type="float" office:value="29.7799999925407">
            <text:p>29.780000</text:p>
          </table:table-cell>
          <table:table-cell table:formula="of:=SQRT([.A112]^2+[.B112]^2)" office:value-type="float" office:value="146999999962.504">
            <text:p>146999999962.504000</text:p>
          </table:table-cell>
          <table:table-cell table:formula="of:=(_G*_m1)/([.E112]^2)" office:value-type="float" office:value="0.00614191455725429">
            <text:p>0.006142</text:p>
          </table:table-cell>
          <table:table-cell table:formula="of:=-[.F112]*([.A112]/[.E112])" office:value-type="float" office:value="-0.00614191455725429">
            <text:p>-0.006142</text:p>
          </table:table-cell>
          <table:table-cell table:formula="of:=-[.F112]*([.B112]/[.E112])" office:value-type="float" office:value="-0.000000000136868596667283">
            <text:p>0.000000</text:p>
          </table:table-cell>
          <table:table-cell table:number-columns-repeated="1016"/>
        </table:table-row>
        <table:table-row table:style-name="ro1">
          <table:table-cell table:formula="of:=[.A112]+([.C113]*_dt)" office:value-type="float" office:value="146999999961.822">
            <text:p>146999999961.822000</text:p>
          </table:table-cell>
          <table:table-cell table:formula="of:=[.B112]+([.D113]*_dt)" office:value-type="float" office:value="3305.57999971641">
            <text:p>3305.580000</text:p>
          </table:table-cell>
          <table:table-cell table:formula="of:=[.C112]+([.G112]*_dt)" office:value-type="float" office:value="-0.681752515624405">
            <text:p>-0.681753</text:p>
          </table:table-cell>
          <table:table-cell table:formula="of:=[.D112]+([.H112]*_dt)" office:value-type="float" office:value="29.7799999924038">
            <text:p>29.780000</text:p>
          </table:table-cell>
          <table:table-cell table:formula="of:=SQRT([.A113]^2+[.B113]^2)" office:value-type="float" office:value="146999999961.822">
            <text:p>146999999961.822000</text:p>
          </table:table-cell>
          <table:table-cell table:formula="of:=(_G*_m1)/([.E113]^2)" office:value-type="float" office:value="0.00614191455731126">
            <text:p>0.006142</text:p>
          </table:table-cell>
          <table:table-cell table:formula="of:=-[.F113]*([.A113]/[.E113])" office:value-type="float" office:value="-0.00614191455731126">
            <text:p>-0.006142</text:p>
          </table:table-cell>
          <table:table-cell table:formula="of:=-[.F113]*([.B113]/[.E113])" office:value-type="float" office:value="-0.000000000138112856638694">
            <text:p>0.000000</text:p>
          </table:table-cell>
          <table:table-cell table:number-columns-repeated="1016"/>
        </table:table-row>
        <table:table-row table:style-name="ro1">
          <table:table-cell table:formula="of:=[.A113]+([.C114]*_dt)" office:value-type="float" office:value="146999999961.134">
            <text:p>146999999961.134000</text:p>
          </table:table-cell>
          <table:table-cell table:formula="of:=[.B113]+([.D114]*_dt)" office:value-type="float" office:value="3335.35999970868">
            <text:p>3335.360000</text:p>
          </table:table-cell>
          <table:table-cell table:formula="of:=[.C113]+([.G113]*_dt)" office:value-type="float" office:value="-0.687894430181716">
            <text:p>-0.687894</text:p>
          </table:table-cell>
          <table:table-cell table:formula="of:=[.D113]+([.H113]*_dt)" office:value-type="float" office:value="29.7799999922657">
            <text:p>29.780000</text:p>
          </table:table-cell>
          <table:table-cell table:formula="of:=SQRT([.A114]^2+[.B114]^2)" office:value-type="float" office:value="146999999961.134">
            <text:p>146999999961.134000</text:p>
          </table:table-cell>
          <table:table-cell table:formula="of:=(_G*_m1)/([.E114]^2)" office:value-type="float" office:value="0.00614191455736875">
            <text:p>0.006142</text:p>
          </table:table-cell>
          <table:table-cell table:formula="of:=-[.F114]*([.A114]/[.E114])" office:value-type="float" office:value="-0.00614191455736875">
            <text:p>-0.006142</text:p>
          </table:table-cell>
          <table:table-cell table:formula="of:=-[.F114]*([.B114]/[.E114])" office:value-type="float" office:value="-0.000000000139357116610152">
            <text:p>0.000000</text:p>
          </table:table-cell>
          <table:table-cell table:number-columns-repeated="1016"/>
        </table:table-row>
        <table:table-row table:style-name="ro1">
          <table:table-cell table:formula="of:=[.A114]+([.C115]*_dt)" office:value-type="float" office:value="146999999960.44">
            <text:p>146999999960.440000</text:p>
          </table:table-cell>
          <table:table-cell table:formula="of:=[.B114]+([.D115]*_dt)" office:value-type="float" office:value="3365.1399997008">
            <text:p>3365.140000</text:p>
          </table:table-cell>
          <table:table-cell table:formula="of:=[.C114]+([.G114]*_dt)" office:value-type="float" office:value="-0.694036344739085">
            <text:p>-0.694036</text:p>
          </table:table-cell>
          <table:table-cell table:formula="of:=[.D114]+([.H114]*_dt)" office:value-type="float" office:value="29.7799999921263">
            <text:p>29.780000</text:p>
          </table:table-cell>
          <table:table-cell table:formula="of:=SQRT([.A115]^2+[.B115]^2)" office:value-type="float" office:value="146999999960.44">
            <text:p>146999999960.440000</text:p>
          </table:table-cell>
          <table:table-cell table:formula="of:=(_G*_m1)/([.E115]^2)" office:value-type="float" office:value="0.00614191455742674">
            <text:p>0.006142</text:p>
          </table:table-cell>
          <table:table-cell table:formula="of:=-[.F115]*([.A115]/[.E115])" office:value-type="float" office:value="-0.00614191455742674">
            <text:p>-0.006142</text:p>
          </table:table-cell>
          <table:table-cell table:formula="of:=-[.F115]*([.B115]/[.E115])" office:value-type="float" office:value="-0.000000000140601376581657">
            <text:p>0.000000</text:p>
          </table:table-cell>
          <table:table-cell table:number-columns-repeated="1016"/>
        </table:table-row>
        <table:table-row table:style-name="ro1">
          <table:table-cell table:formula="of:=[.A115]+([.C116]*_dt)" office:value-type="float" office:value="146999999959.74">
            <text:p>146999999959.740000</text:p>
          </table:table-cell>
          <table:table-cell table:formula="of:=[.B115]+([.D116]*_dt)" office:value-type="float" office:value="3394.91999969279">
            <text:p>3394.920000</text:p>
          </table:table-cell>
          <table:table-cell table:formula="of:=[.C115]+([.G115]*_dt)" office:value-type="float" office:value="-0.700178259296512">
            <text:p>-0.700178</text:p>
          </table:table-cell>
          <table:table-cell table:formula="of:=[.D115]+([.H115]*_dt)" office:value-type="float" office:value="29.7799999919857">
            <text:p>29.780000</text:p>
          </table:table-cell>
          <table:table-cell table:formula="of:=SQRT([.A116]^2+[.B116]^2)" office:value-type="float" office:value="146999999959.74">
            <text:p>146999999959.740000</text:p>
          </table:table-cell>
          <table:table-cell table:formula="of:=(_G*_m1)/([.E116]^2)" office:value-type="float" office:value="0.00614191455748525">
            <text:p>0.006142</text:p>
          </table:table-cell>
          <table:table-cell table:formula="of:=-[.F116]*([.A116]/[.E116])" office:value-type="float" office:value="-0.00614191455748525">
            <text:p>-0.006142</text:p>
          </table:table-cell>
          <table:table-cell table:formula="of:=-[.F116]*([.B116]/[.E116])" office:value-type="float" office:value="-0.000000000141845636553209">
            <text:p>0.000000</text:p>
          </table:table-cell>
          <table:table-cell table:number-columns-repeated="1016"/>
        </table:table-row>
        <table:table-row table:style-name="ro1">
          <table:table-cell table:formula="of:=[.A116]+([.C117]*_dt)" office:value-type="float" office:value="146999999959.033">
            <text:p>146999999959.033000</text:p>
          </table:table-cell>
          <table:table-cell table:formula="of:=[.B116]+([.D117]*_dt)" office:value-type="float" office:value="3424.69999968463">
            <text:p>3424.700000</text:p>
          </table:table-cell>
          <table:table-cell table:formula="of:=[.C116]+([.G116]*_dt)" office:value-type="float" office:value="-0.706320173853997">
            <text:p>-0.706320</text:p>
          </table:table-cell>
          <table:table-cell table:formula="of:=[.D116]+([.H116]*_dt)" office:value-type="float" office:value="29.7799999918439">
            <text:p>29.780000</text:p>
          </table:table-cell>
          <table:table-cell table:formula="of:=SQRT([.A117]^2+[.B117]^2)" office:value-type="float" office:value="146999999959.033">
            <text:p>146999999959.033000</text:p>
          </table:table-cell>
          <table:table-cell table:formula="of:=(_G*_m1)/([.E117]^2)" office:value-type="float" office:value="0.00614191455754428">
            <text:p>0.006142</text:p>
          </table:table-cell>
          <table:table-cell table:formula="of:=-[.F117]*([.A117]/[.E117])" office:value-type="float" office:value="-0.00614191455754427">
            <text:p>-0.006142</text:p>
          </table:table-cell>
          <table:table-cell table:formula="of:=-[.F117]*([.B117]/[.E117])" office:value-type="float" office:value="-0.000000000143089896524808">
            <text:p>0.000000</text:p>
          </table:table-cell>
          <table:table-cell table:number-columns-repeated="1016"/>
        </table:table-row>
        <table:table-row table:style-name="ro1">
          <table:table-cell table:formula="of:=[.A117]+([.C118]*_dt)" office:value-type="float" office:value="146999999958.321">
            <text:p>146999999958.321000</text:p>
          </table:table-cell>
          <table:table-cell table:formula="of:=[.B117]+([.D118]*_dt)" office:value-type="float" office:value="3454.47999967633">
            <text:p>3454.480000</text:p>
          </table:table-cell>
          <table:table-cell table:formula="of:=[.C117]+([.G117]*_dt)" office:value-type="float" office:value="-0.712462088411541">
            <text:p>-0.712462</text:p>
          </table:table-cell>
          <table:table-cell table:formula="of:=[.D117]+([.H117]*_dt)" office:value-type="float" office:value="29.7799999917008">
            <text:p>29.780000</text:p>
          </table:table-cell>
          <table:table-cell table:formula="of:=SQRT([.A118]^2+[.B118]^2)" office:value-type="float" office:value="146999999958.321">
            <text:p>146999999958.321000</text:p>
          </table:table-cell>
          <table:table-cell table:formula="of:=(_G*_m1)/([.E118]^2)" office:value-type="float" office:value="0.00614191455760381">
            <text:p>0.006142</text:p>
          </table:table-cell>
          <table:table-cell table:formula="of:=-[.F118]*([.A118]/[.E118])" office:value-type="float" office:value="-0.00614191455760381">
            <text:p>-0.006142</text:p>
          </table:table-cell>
          <table:table-cell table:formula="of:=-[.F118]*([.B118]/[.E118])" office:value-type="float" office:value="-0.000000000144334156496456">
            <text:p>0.000000</text:p>
          </table:table-cell>
          <table:table-cell table:number-columns-repeated="1016"/>
        </table:table-row>
        <table:table-row table:style-name="ro1">
          <table:table-cell table:formula="of:=[.A118]+([.C119]*_dt)" office:value-type="float" office:value="146999999957.602">
            <text:p>146999999957.602000</text:p>
          </table:table-cell>
          <table:table-cell table:formula="of:=[.B118]+([.D119]*_dt)" office:value-type="float" office:value="3484.25999966789">
            <text:p>3484.260000</text:p>
          </table:table-cell>
          <table:table-cell table:formula="of:=[.C118]+([.G118]*_dt)" office:value-type="float" office:value="-0.718604002969145">
            <text:p>-0.718604</text:p>
          </table:table-cell>
          <table:table-cell table:formula="of:=[.D118]+([.H118]*_dt)" office:value-type="float" office:value="29.7799999915565">
            <text:p>29.780000</text:p>
          </table:table-cell>
          <table:table-cell table:formula="of:=SQRT([.A119]^2+[.B119]^2)" office:value-type="float" office:value="146999999957.602">
            <text:p>146999999957.602000</text:p>
          </table:table-cell>
          <table:table-cell table:formula="of:=(_G*_m1)/([.E119]^2)" office:value-type="float" office:value="0.00614191455766386">
            <text:p>0.006142</text:p>
          </table:table-cell>
          <table:table-cell table:formula="of:=-[.F119]*([.A119]/[.E119])" office:value-type="float" office:value="-0.00614191455766385">
            <text:p>-0.006142</text:p>
          </table:table-cell>
          <table:table-cell table:formula="of:=-[.F119]*([.B119]/[.E119])" office:value-type="float" office:value="-0.000000000145578416468151">
            <text:p>0.000000</text:p>
          </table:table-cell>
          <table:table-cell table:number-columns-repeated="1016"/>
        </table:table-row>
        <table:table-row table:style-name="ro1">
          <table:table-cell table:formula="of:=[.A119]+([.C120]*_dt)" office:value-type="float" office:value="146999999956.878">
            <text:p>146999999956.878000</text:p>
          </table:table-cell>
          <table:table-cell table:formula="of:=[.B119]+([.D120]*_dt)" office:value-type="float" office:value="3514.0399996593">
            <text:p>3514.040000</text:p>
          </table:table-cell>
          <table:table-cell table:formula="of:=[.C119]+([.G119]*_dt)" office:value-type="float" office:value="-0.724745917526809">
            <text:p>-0.724746</text:p>
          </table:table-cell>
          <table:table-cell table:formula="of:=[.D119]+([.H119]*_dt)" office:value-type="float" office:value="29.7799999914109">
            <text:p>29.780000</text:p>
          </table:table-cell>
          <table:table-cell table:formula="of:=SQRT([.A120]^2+[.B120]^2)" office:value-type="float" office:value="146999999956.878">
            <text:p>146999999956.878000</text:p>
          </table:table-cell>
          <table:table-cell table:formula="of:=(_G*_m1)/([.E120]^2)" office:value-type="float" office:value="0.00614191455772442">
            <text:p>0.006142</text:p>
          </table:table-cell>
          <table:table-cell table:formula="of:=-[.F120]*([.A120]/[.E120])" office:value-type="float" office:value="-0.00614191455772442">
            <text:p>-0.006142</text:p>
          </table:table-cell>
          <table:table-cell table:formula="of:=-[.F120]*([.B120]/[.E120])" office:value-type="float" office:value="-0.000000000146822676439896">
            <text:p>0.000000</text:p>
          </table:table-cell>
          <table:table-cell table:number-columns-repeated="1016"/>
        </table:table-row>
        <table:table-row table:style-name="ro1">
          <table:table-cell table:formula="of:=[.A120]+([.C121]*_dt)" office:value-type="float" office:value="146999999956.147">
            <text:p>146999999956.147000</text:p>
          </table:table-cell>
          <table:table-cell table:formula="of:=[.B120]+([.D121]*_dt)" office:value-type="float" office:value="3543.81999965056">
            <text:p>3543.820000</text:p>
          </table:table-cell>
          <table:table-cell table:formula="of:=[.C120]+([.G120]*_dt)" office:value-type="float" office:value="-0.730887832084533">
            <text:p>-0.730888</text:p>
          </table:table-cell>
          <table:table-cell table:formula="of:=[.D120]+([.H120]*_dt)" office:value-type="float" office:value="29.7799999912641">
            <text:p>29.780000</text:p>
          </table:table-cell>
          <table:table-cell table:formula="of:=SQRT([.A121]^2+[.B121]^2)" office:value-type="float" office:value="146999999956.147">
            <text:p>146999999956.147000</text:p>
          </table:table-cell>
          <table:table-cell table:formula="of:=(_G*_m1)/([.E121]^2)" office:value-type="float" office:value="0.0061419145577855">
            <text:p>0.006142</text:p>
          </table:table-cell>
          <table:table-cell table:formula="of:=-[.F121]*([.A121]/[.E121])" office:value-type="float" office:value="-0.0061419145577855">
            <text:p>-0.006142</text:p>
          </table:table-cell>
          <table:table-cell table:formula="of:=-[.F121]*([.B121]/[.E121])" office:value-type="float" office:value="-0.00000000014806693641169">
            <text:p>0.000000</text:p>
          </table:table-cell>
          <table:table-cell table:number-columns-repeated="1016"/>
        </table:table-row>
        <table:table-row table:style-name="ro1">
          <table:table-cell table:formula="of:=[.A121]+([.C122]*_dt)" office:value-type="float" office:value="146999999955.41">
            <text:p>146999999955.410000</text:p>
          </table:table-cell>
          <table:table-cell table:formula="of:=[.B121]+([.D122]*_dt)" office:value-type="float" office:value="3573.59999964168">
            <text:p>3573.600000</text:p>
          </table:table-cell>
          <table:table-cell table:formula="of:=[.C121]+([.G121]*_dt)" office:value-type="float" office:value="-0.737029746642319">
            <text:p>-0.737030</text:p>
          </table:table-cell>
          <table:table-cell table:formula="of:=[.D121]+([.H121]*_dt)" office:value-type="float" office:value="29.779999991116">
            <text:p>29.780000</text:p>
          </table:table-cell>
          <table:table-cell table:formula="of:=SQRT([.A122]^2+[.B122]^2)" office:value-type="float" office:value="146999999955.41">
            <text:p>146999999955.410000</text:p>
          </table:table-cell>
          <table:table-cell table:formula="of:=(_G*_m1)/([.E122]^2)" office:value-type="float" office:value="0.00614191455784709">
            <text:p>0.006142</text:p>
          </table:table-cell>
          <table:table-cell table:formula="of:=-[.F122]*([.A122]/[.E122])" office:value-type="float" office:value="-0.00614191455784709">
            <text:p>-0.006142</text:p>
          </table:table-cell>
          <table:table-cell table:formula="of:=-[.F122]*([.B122]/[.E122])" office:value-type="float" office:value="-0.000000000149311196383533">
            <text:p>0.000000</text:p>
          </table:table-cell>
          <table:table-cell table:number-columns-repeated="1016"/>
        </table:table-row>
        <table:table-row table:style-name="ro1">
          <table:table-cell table:formula="of:=[.A122]+([.C123]*_dt)" office:value-type="float" office:value="146999999954.667">
            <text:p>146999999954.667000</text:p>
          </table:table-cell>
          <table:table-cell table:formula="of:=[.B122]+([.D123]*_dt)" office:value-type="float" office:value="3603.37999963265">
            <text:p>3603.380000</text:p>
          </table:table-cell>
          <table:table-cell table:formula="of:=[.C122]+([.G122]*_dt)" office:value-type="float" office:value="-0.743171661200166">
            <text:p>-0.743172</text:p>
          </table:table-cell>
          <table:table-cell table:formula="of:=[.D122]+([.H122]*_dt)" office:value-type="float" office:value="29.7799999909667">
            <text:p>29.780000</text:p>
          </table:table-cell>
          <table:table-cell table:formula="of:=SQRT([.A123]^2+[.B123]^2)" office:value-type="float" office:value="146999999954.667">
            <text:p>146999999954.667000</text:p>
          </table:table-cell>
          <table:table-cell table:formula="of:=(_G*_m1)/([.E123]^2)" office:value-type="float" office:value="0.00614191455790919">
            <text:p>0.006142</text:p>
          </table:table-cell>
          <table:table-cell table:formula="of:=-[.F123]*([.A123]/[.E123])" office:value-type="float" office:value="-0.00614191455790919">
            <text:p>-0.006142</text:p>
          </table:table-cell>
          <table:table-cell table:formula="of:=-[.F123]*([.B123]/[.E123])" office:value-type="float" office:value="-0.000000000150555456355427">
            <text:p>0.000000</text:p>
          </table:table-cell>
          <table:table-cell table:number-columns-repeated="1016"/>
        </table:table-row>
        <table:table-row table:style-name="ro1">
          <table:table-cell table:formula="of:=[.A123]+([.C124]*_dt)" office:value-type="float" office:value="146999999953.917">
            <text:p>146999999953.917000</text:p>
          </table:table-cell>
          <table:table-cell table:formula="of:=[.B123]+([.D124]*_dt)" office:value-type="float" office:value="3633.15999962346">
            <text:p>3633.160000</text:p>
          </table:table-cell>
          <table:table-cell table:formula="of:=[.C123]+([.G123]*_dt)" office:value-type="float" office:value="-0.749313575758075">
            <text:p>-0.749314</text:p>
          </table:table-cell>
          <table:table-cell table:formula="of:=[.D123]+([.H123]*_dt)" office:value-type="float" office:value="29.7799999908161">
            <text:p>29.780000</text:p>
          </table:table-cell>
          <table:table-cell table:formula="of:=SQRT([.A124]^2+[.B124]^2)" office:value-type="float" office:value="146999999953.917">
            <text:p>146999999953.917000</text:p>
          </table:table-cell>
          <table:table-cell table:formula="of:=(_G*_m1)/([.E124]^2)" office:value-type="float" office:value="0.0061419145579718">
            <text:p>0.006142</text:p>
          </table:table-cell>
          <table:table-cell table:formula="of:=-[.F124]*([.A124]/[.E124])" office:value-type="float" office:value="-0.0061419145579718">
            <text:p>-0.006142</text:p>
          </table:table-cell>
          <table:table-cell table:formula="of:=-[.F124]*([.B124]/[.E124])" office:value-type="float" office:value="-0.000000000151799716327371">
            <text:p>0.000000</text:p>
          </table:table-cell>
          <table:table-cell table:number-columns-repeated="1016"/>
        </table:table-row>
        <table:table-row table:style-name="ro1">
          <table:table-cell table:formula="of:=[.A124]+([.C125]*_dt)" office:value-type="float" office:value="146999999953.162">
            <text:p>146999999953.162000</text:p>
          </table:table-cell>
          <table:table-cell table:formula="of:=[.B124]+([.D125]*_dt)" office:value-type="float" office:value="3662.93999961413">
            <text:p>3662.940000</text:p>
          </table:table-cell>
          <table:table-cell table:formula="of:=[.C124]+([.G124]*_dt)" office:value-type="float" office:value="-0.755455490316047">
            <text:p>-0.755455</text:p>
          </table:table-cell>
          <table:table-cell table:formula="of:=[.D124]+([.H124]*_dt)" office:value-type="float" office:value="29.7799999906643">
            <text:p>29.780000</text:p>
          </table:table-cell>
          <table:table-cell table:formula="of:=SQRT([.A125]^2+[.B125]^2)" office:value-type="float" office:value="146999999953.162">
            <text:p>146999999953.162000</text:p>
          </table:table-cell>
          <table:table-cell table:formula="of:=(_G*_m1)/([.E125]^2)" office:value-type="float" office:value="0.00614191455803493">
            <text:p>0.006142</text:p>
          </table:table-cell>
          <table:table-cell table:formula="of:=-[.F125]*([.A125]/[.E125])" office:value-type="float" office:value="-0.00614191455803493">
            <text:p>-0.006142</text:p>
          </table:table-cell>
          <table:table-cell table:formula="of:=-[.F125]*([.B125]/[.E125])" office:value-type="float" office:value="-0.000000000153043976299366">
            <text:p>0.000000</text:p>
          </table:table-cell>
          <table:table-cell table:number-columns-repeated="1016"/>
        </table:table-row>
        <table:table-row table:style-name="ro1">
          <table:table-cell table:formula="of:=[.A125]+([.C126]*_dt)" office:value-type="float" office:value="146999999952.4">
            <text:p>146999999952.400000</text:p>
          </table:table-cell>
          <table:table-cell table:formula="of:=[.B125]+([.D126]*_dt)" office:value-type="float" office:value="3692.71999960464">
            <text:p>3692.720000</text:p>
          </table:table-cell>
          <table:table-cell table:formula="of:=[.C125]+([.G125]*_dt)" office:value-type="float" office:value="-0.761597404874082">
            <text:p>-0.761597</text:p>
          </table:table-cell>
          <table:table-cell table:formula="of:=[.D125]+([.H125]*_dt)" office:value-type="float" office:value="29.7799999905113">
            <text:p>29.780000</text:p>
          </table:table-cell>
          <table:table-cell table:formula="of:=SQRT([.A126]^2+[.B126]^2)" office:value-type="float" office:value="146999999952.4">
            <text:p>146999999952.400000</text:p>
          </table:table-cell>
          <table:table-cell table:formula="of:=(_G*_m1)/([.E126]^2)" office:value-type="float" office:value="0.00614191455809857">
            <text:p>0.006142</text:p>
          </table:table-cell>
          <table:table-cell table:formula="of:=-[.F126]*([.A126]/[.E126])" office:value-type="float" office:value="-0.00614191455809857">
            <text:p>-0.006142</text:p>
          </table:table-cell>
          <table:table-cell table:formula="of:=-[.F126]*([.B126]/[.E126])" office:value-type="float" office:value="-0.000000000154288236271412">
            <text:p>0.000000</text:p>
          </table:table-cell>
          <table:table-cell table:number-columns-repeated="1016"/>
        </table:table-row>
        <table:table-row table:style-name="ro1">
          <table:table-cell table:formula="of:=[.A126]+([.C127]*_dt)" office:value-type="float" office:value="146999999951.632">
            <text:p>146999999951.632000</text:p>
          </table:table-cell>
          <table:table-cell table:formula="of:=[.B126]+([.D127]*_dt)" office:value-type="float" office:value="3722.49999959499">
            <text:p>3722.500000</text:p>
          </table:table-cell>
          <table:table-cell table:formula="of:=[.C126]+([.G126]*_dt)" office:value-type="float" office:value="-0.76773931943218">
            <text:p>-0.767739</text:p>
          </table:table-cell>
          <table:table-cell table:formula="of:=[.D126]+([.H126]*_dt)" office:value-type="float" office:value="29.779999990357">
            <text:p>29.780000</text:p>
          </table:table-cell>
          <table:table-cell table:formula="of:=SQRT([.A127]^2+[.B127]^2)" office:value-type="float" office:value="146999999951.632">
            <text:p>146999999951.632000</text:p>
          </table:table-cell>
          <table:table-cell table:formula="of:=(_G*_m1)/([.E127]^2)" office:value-type="float" office:value="0.00614191455816273">
            <text:p>0.006142</text:p>
          </table:table-cell>
          <table:table-cell table:formula="of:=-[.F127]*([.A127]/[.E127])" office:value-type="float" office:value="-0.00614191455816273">
            <text:p>-0.006142</text:p>
          </table:table-cell>
          <table:table-cell table:formula="of:=-[.F127]*([.B127]/[.E127])" office:value-type="float" office:value="-0.00000000015553249624351">
            <text:p>0.000000</text:p>
          </table:table-cell>
          <table:table-cell table:number-columns-repeated="1016"/>
        </table:table-row>
        <table:table-row table:style-name="ro1">
          <table:table-cell table:formula="of:=[.A127]+([.C128]*_dt)" office:value-type="float" office:value="146999999950.859">
            <text:p>146999999950.859000</text:p>
          </table:table-cell>
          <table:table-cell table:formula="of:=[.B127]+([.D128]*_dt)" office:value-type="float" office:value="3752.2799995852">
            <text:p>3752.280000</text:p>
          </table:table-cell>
          <table:table-cell table:formula="of:=[.C127]+([.G127]*_dt)" office:value-type="float" office:value="-0.773881233990343">
            <text:p>-0.773881</text:p>
          </table:table-cell>
          <table:table-cell table:formula="of:=[.D127]+([.H127]*_dt)" office:value-type="float" office:value="29.7799999902015">
            <text:p>29.780000</text:p>
          </table:table-cell>
          <table:table-cell table:formula="of:=SQRT([.A128]^2+[.B128]^2)" office:value-type="float" office:value="146999999950.859">
            <text:p>146999999950.859000</text:p>
          </table:table-cell>
          <table:table-cell table:formula="of:=(_G*_m1)/([.E128]^2)" office:value-type="float" office:value="0.0061419145582274">
            <text:p>0.006142</text:p>
          </table:table-cell>
          <table:table-cell table:formula="of:=-[.F128]*([.A128]/[.E128])" office:value-type="float" office:value="-0.0061419145582274">
            <text:p>-0.006142</text:p>
          </table:table-cell>
          <table:table-cell table:formula="of:=-[.F128]*([.B128]/[.E128])" office:value-type="float" office:value="-0.00000000015677675621566">
            <text:p>0.000000</text:p>
          </table:table-cell>
          <table:table-cell table:number-columns-repeated="1016"/>
        </table:table-row>
        <table:table-row table:style-name="ro1">
          <table:table-cell table:formula="of:=[.A128]+([.C129]*_dt)" office:value-type="float" office:value="146999999950.079">
            <text:p>146999999950.079000</text:p>
          </table:table-cell>
          <table:table-cell table:formula="of:=[.B128]+([.D129]*_dt)" office:value-type="float" office:value="3782.05999957524">
            <text:p>3782.060000</text:p>
          </table:table-cell>
          <table:table-cell table:formula="of:=[.C128]+([.G128]*_dt)" office:value-type="float" office:value="-0.78002314854857">
            <text:p>-0.780023</text:p>
          </table:table-cell>
          <table:table-cell table:formula="of:=[.D128]+([.H128]*_dt)" office:value-type="float" office:value="29.7799999900447">
            <text:p>29.780000</text:p>
          </table:table-cell>
          <table:table-cell table:formula="of:=SQRT([.A129]^2+[.B129]^2)" office:value-type="float" office:value="146999999950.079">
            <text:p>146999999950.079000</text:p>
          </table:table-cell>
          <table:table-cell table:formula="of:=(_G*_m1)/([.E129]^2)" office:value-type="float" office:value="0.00614191455829258">
            <text:p>0.006142</text:p>
          </table:table-cell>
          <table:table-cell table:formula="of:=-[.F129]*([.A129]/[.E129])" office:value-type="float" office:value="-0.00614191455829258">
            <text:p>-0.006142</text:p>
          </table:table-cell>
          <table:table-cell table:formula="of:=-[.F129]*([.B129]/[.E129])" office:value-type="float" office:value="-0.000000000158021016187863">
            <text:p>0.000000</text:p>
          </table:table-cell>
          <table:table-cell table:number-columns-repeated="1016"/>
        </table:table-row>
        <table:table-row table:style-name="ro1">
          <table:table-cell table:formula="of:=[.A129]+([.C130]*_dt)" office:value-type="float" office:value="146999999949.292">
            <text:p>146999999949.292000</text:p>
          </table:table-cell>
          <table:table-cell table:formula="of:=[.B129]+([.D130]*_dt)" office:value-type="float" office:value="3811.83999956513">
            <text:p>3811.840000</text:p>
          </table:table-cell>
          <table:table-cell table:formula="of:=[.C129]+([.G129]*_dt)" office:value-type="float" office:value="-0.786165063106863">
            <text:p>-0.786165</text:p>
          </table:table-cell>
          <table:table-cell table:formula="of:=[.D129]+([.H129]*_dt)" office:value-type="float" office:value="29.7799999898867">
            <text:p>29.780000</text:p>
          </table:table-cell>
          <table:table-cell table:formula="of:=SQRT([.A130]^2+[.B130]^2)" office:value-type="float" office:value="146999999949.292">
            <text:p>146999999949.292000</text:p>
          </table:table-cell>
          <table:table-cell table:formula="of:=(_G*_m1)/([.E130]^2)" office:value-type="float" office:value="0.00614191455835827">
            <text:p>0.006142</text:p>
          </table:table-cell>
          <table:table-cell table:formula="of:=-[.F130]*([.A130]/[.E130])" office:value-type="float" office:value="-0.00614191455835827">
            <text:p>-0.006142</text:p>
          </table:table-cell>
          <table:table-cell table:formula="of:=-[.F130]*([.B130]/[.E130])" office:value-type="float" office:value="-0.000000000159265276160118">
            <text:p>0.000000</text:p>
          </table:table-cell>
          <table:table-cell table:number-columns-repeated="1016"/>
        </table:table-row>
        <table:table-row table:style-name="ro1">
          <table:table-cell table:formula="of:=[.A130]+([.C131]*_dt)" office:value-type="float" office:value="146999999948.5">
            <text:p>146999999948.500000</text:p>
          </table:table-cell>
          <table:table-cell table:formula="of:=[.B130]+([.D131]*_dt)" office:value-type="float" office:value="3841.61999955485">
            <text:p>3841.620000</text:p>
          </table:table-cell>
          <table:table-cell table:formula="of:=[.C130]+([.G130]*_dt)" office:value-type="float" office:value="-0.792306977665221">
            <text:p>-0.792307</text:p>
          </table:table-cell>
          <table:table-cell table:formula="of:=[.D130]+([.H130]*_dt)" office:value-type="float" office:value="29.7799999897274">
            <text:p>29.780000</text:p>
          </table:table-cell>
          <table:table-cell table:formula="of:=SQRT([.A131]^2+[.B131]^2)" office:value-type="float" office:value="146999999948.5">
            <text:p>146999999948.500000</text:p>
          </table:table-cell>
          <table:table-cell table:formula="of:=(_G*_m1)/([.E131]^2)" office:value-type="float" office:value="0.00614191455842448">
            <text:p>0.006142</text:p>
          </table:table-cell>
          <table:table-cell table:formula="of:=-[.F131]*([.A131]/[.E131])" office:value-type="float" office:value="-0.00614191455842448">
            <text:p>-0.006142</text:p>
          </table:table-cell>
          <table:table-cell table:formula="of:=-[.F131]*([.B131]/[.E131])" office:value-type="float" office:value="-0.000000000160509536132427">
            <text:p>0.000000</text:p>
          </table:table-cell>
          <table:table-cell table:number-columns-repeated="1016"/>
        </table:table-row>
        <table:table-row table:style-name="ro1">
          <table:table-cell table:formula="of:=[.A131]+([.C132]*_dt)" office:value-type="float" office:value="146999999947.702">
            <text:p>146999999947.702000</text:p>
          </table:table-cell>
          <table:table-cell table:formula="of:=[.B131]+([.D132]*_dt)" office:value-type="float" office:value="3871.39999954442">
            <text:p>3871.400000</text:p>
          </table:table-cell>
          <table:table-cell table:formula="of:=[.C131]+([.G131]*_dt)" office:value-type="float" office:value="-0.798448892223646">
            <text:p>-0.798449</text:p>
          </table:table-cell>
          <table:table-cell table:formula="of:=[.D131]+([.H131]*_dt)" office:value-type="float" office:value="29.7799999895669">
            <text:p>29.780000</text:p>
          </table:table-cell>
          <table:table-cell table:formula="of:=SQRT([.A132]^2+[.B132]^2)" office:value-type="float" office:value="146999999947.702">
            <text:p>146999999947.702000</text:p>
          </table:table-cell>
          <table:table-cell table:formula="of:=(_G*_m1)/([.E132]^2)" office:value-type="float" office:value="0.0061419145584912">
            <text:p>0.006142</text:p>
          </table:table-cell>
          <table:table-cell table:formula="of:=-[.F132]*([.A132]/[.E132])" office:value-type="float" office:value="-0.0061419145584912">
            <text:p>-0.006142</text:p>
          </table:table-cell>
          <table:table-cell table:formula="of:=-[.F132]*([.B132]/[.E132])" office:value-type="float" office:value="-0.00000000016175379610479">
            <text:p>0.000000</text:p>
          </table:table-cell>
          <table:table-cell table:number-columns-repeated="1016"/>
        </table:table-row>
        <table:table-row table:style-name="ro1">
          <table:table-cell table:formula="of:=[.A132]+([.C133]*_dt)" office:value-type="float" office:value="146999999946.897">
            <text:p>146999999946.897000</text:p>
          </table:table-cell>
          <table:table-cell table:formula="of:=[.B132]+([.D133]*_dt)" office:value-type="float" office:value="3901.17999953383">
            <text:p>3901.180000</text:p>
          </table:table-cell>
          <table:table-cell table:formula="of:=[.C132]+([.G132]*_dt)" office:value-type="float" office:value="-0.804590806782137">
            <text:p>-0.804591</text:p>
          </table:table-cell>
          <table:table-cell table:formula="of:=[.D132]+([.H132]*_dt)" office:value-type="float" office:value="29.7799999894051">
            <text:p>29.780000</text:p>
          </table:table-cell>
          <table:table-cell table:formula="of:=SQRT([.A133]^2+[.B133]^2)" office:value-type="float" office:value="146999999946.897">
            <text:p>146999999946.897000</text:p>
          </table:table-cell>
          <table:table-cell table:formula="of:=(_G*_m1)/([.E133]^2)" office:value-type="float" office:value="0.00614191455855844">
            <text:p>0.006142</text:p>
          </table:table-cell>
          <table:table-cell table:formula="of:=-[.F133]*([.A133]/[.E133])" office:value-type="float" office:value="-0.00614191455855843">
            <text:p>-0.006142</text:p>
          </table:table-cell>
          <table:table-cell table:formula="of:=-[.F133]*([.B133]/[.E133])" office:value-type="float" office:value="-0.000000000162998056077207">
            <text:p>0.000000</text:p>
          </table:table-cell>
          <table:table-cell table:number-columns-repeated="1016"/>
        </table:table-row>
        <table:table-row table:style-name="ro1">
          <table:table-cell table:formula="of:=[.A133]+([.C134]*_dt)" office:value-type="float" office:value="146999999946.086">
            <text:p>146999999946.086000</text:p>
          </table:table-cell>
          <table:table-cell table:formula="of:=[.B133]+([.D134]*_dt)" office:value-type="float" office:value="3930.95999952307">
            <text:p>3930.960000</text:p>
          </table:table-cell>
          <table:table-cell table:formula="of:=[.C133]+([.G133]*_dt)" office:value-type="float" office:value="-0.810732721340695">
            <text:p>-0.810733</text:p>
          </table:table-cell>
          <table:table-cell table:formula="of:=[.D133]+([.H133]*_dt)" office:value-type="float" office:value="29.7799999892421">
            <text:p>29.780000</text:p>
          </table:table-cell>
          <table:table-cell table:formula="of:=SQRT([.A134]^2+[.B134]^2)" office:value-type="float" office:value="146999999946.086">
            <text:p>146999999946.086000</text:p>
          </table:table-cell>
          <table:table-cell table:formula="of:=(_G*_m1)/([.E134]^2)" office:value-type="float" office:value="0.00614191455862618">
            <text:p>0.006142</text:p>
          </table:table-cell>
          <table:table-cell table:formula="of:=-[.F134]*([.A134]/[.E134])" office:value-type="float" office:value="-0.00614191455862618">
            <text:p>-0.006142</text:p>
          </table:table-cell>
          <table:table-cell table:formula="of:=-[.F134]*([.B134]/[.E134])" office:value-type="float" office:value="-0.000000000164242316049679">
            <text:p>0.000000</text:p>
          </table:table-cell>
          <table:table-cell table:number-columns-repeated="1016"/>
        </table:table-row>
        <table:table-row table:style-name="ro1">
          <table:table-cell table:formula="of:=[.A134]+([.C135]*_dt)" office:value-type="float" office:value="146999999945.269">
            <text:p>146999999945.269000</text:p>
          </table:table-cell>
          <table:table-cell table:formula="of:=[.B134]+([.D135]*_dt)" office:value-type="float" office:value="3960.73999951215">
            <text:p>3960.740000</text:p>
          </table:table-cell>
          <table:table-cell table:formula="of:=[.C134]+([.G134]*_dt)" office:value-type="float" office:value="-0.816874635899321">
            <text:p>-0.816875</text:p>
          </table:table-cell>
          <table:table-cell table:formula="of:=[.D134]+([.H134]*_dt)" office:value-type="float" office:value="29.7799999890779">
            <text:p>29.780000</text:p>
          </table:table-cell>
          <table:table-cell table:formula="of:=SQRT([.A135]^2+[.B135]^2)" office:value-type="float" office:value="146999999945.269">
            <text:p>146999999945.269000</text:p>
          </table:table-cell>
          <table:table-cell table:formula="of:=(_G*_m1)/([.E135]^2)" office:value-type="float" office:value="0.00614191455869444">
            <text:p>0.006142</text:p>
          </table:table-cell>
          <table:table-cell table:formula="of:=-[.F135]*([.A135]/[.E135])" office:value-type="float" office:value="-0.00614191455869444">
            <text:p>-0.006142</text:p>
          </table:table-cell>
          <table:table-cell table:formula="of:=-[.F135]*([.B135]/[.E135])" office:value-type="float" office:value="-0.000000000165486576022206">
            <text:p>0.000000</text:p>
          </table:table-cell>
          <table:table-cell table:number-columns-repeated="1016"/>
        </table:table-row>
        <table:table-row table:style-name="ro1">
          <table:table-cell table:formula="of:=[.A135]+([.C136]*_dt)" office:value-type="float" office:value="146999999944.446">
            <text:p>146999999944.446000</text:p>
          </table:table-cell>
          <table:table-cell table:formula="of:=[.B135]+([.D136]*_dt)" office:value-type="float" office:value="3990.51999950106">
            <text:p>3990.520000</text:p>
          </table:table-cell>
          <table:table-cell table:formula="of:=[.C135]+([.G135]*_dt)" office:value-type="float" office:value="-0.823016550458016">
            <text:p>-0.823017</text:p>
          </table:table-cell>
          <table:table-cell table:formula="of:=[.D135]+([.H135]*_dt)" office:value-type="float" office:value="29.7799999889124">
            <text:p>29.780000</text:p>
          </table:table-cell>
          <table:table-cell table:formula="of:=SQRT([.A136]^2+[.B136]^2)" office:value-type="float" office:value="146999999944.446">
            <text:p>146999999944.446000</text:p>
          </table:table-cell>
          <table:table-cell table:formula="of:=(_G*_m1)/([.E136]^2)" office:value-type="float" office:value="0.00614191455876322">
            <text:p>0.006142</text:p>
          </table:table-cell>
          <table:table-cell table:formula="of:=-[.F136]*([.A136]/[.E136])" office:value-type="float" office:value="-0.00614191455876322">
            <text:p>-0.006142</text:p>
          </table:table-cell>
          <table:table-cell table:formula="of:=-[.F136]*([.B136]/[.E136])" office:value-type="float" office:value="-0.000000000166730835994788">
            <text:p>0.000000</text:p>
          </table:table-cell>
          <table:table-cell table:number-columns-repeated="1016"/>
        </table:table-row>
        <table:table-row table:style-name="ro1">
          <table:table-cell table:formula="of:=[.A136]+([.C137]*_dt)" office:value-type="float" office:value="146999999943.617">
            <text:p>146999999943.617000</text:p>
          </table:table-cell>
          <table:table-cell table:formula="of:=[.B136]+([.D137]*_dt)" office:value-type="float" office:value="4020.29999948981">
            <text:p>4020.299999</text:p>
          </table:table-cell>
          <table:table-cell table:formula="of:=[.C136]+([.G136]*_dt)" office:value-type="float" office:value="-0.829158465016779">
            <text:p>-0.829158</text:p>
          </table:table-cell>
          <table:table-cell table:formula="of:=[.D136]+([.H136]*_dt)" office:value-type="float" office:value="29.7799999887457">
            <text:p>29.780000</text:p>
          </table:table-cell>
          <table:table-cell table:formula="of:=SQRT([.A137]^2+[.B137]^2)" office:value-type="float" office:value="146999999943.617">
            <text:p>146999999943.617000</text:p>
          </table:table-cell>
          <table:table-cell table:formula="of:=(_G*_m1)/([.E137]^2)" office:value-type="float" office:value="0.00614191455883251">
            <text:p>0.006142</text:p>
          </table:table-cell>
          <table:table-cell table:formula="of:=-[.F137]*([.A137]/[.E137])" office:value-type="float" office:value="-0.0061419145588325">
            <text:p>-0.006142</text:p>
          </table:table-cell>
          <table:table-cell table:formula="of:=-[.F137]*([.B137]/[.E137])" office:value-type="float" office:value="-0.000000000167975095967426">
            <text:p>0.000000</text:p>
          </table:table-cell>
          <table:table-cell table:number-columns-repeated="1016"/>
        </table:table-row>
        <table:table-row table:style-name="ro1">
          <table:table-cell table:formula="of:=[.A137]+([.C138]*_dt)" office:value-type="float" office:value="146999999942.782">
            <text:p>146999999942.782000</text:p>
          </table:table-cell>
          <table:table-cell table:formula="of:=[.B137]+([.D138]*_dt)" office:value-type="float" office:value="4050.07999947838">
            <text:p>4050.079999</text:p>
          </table:table-cell>
          <table:table-cell table:formula="of:=[.C137]+([.G137]*_dt)" office:value-type="float" office:value="-0.835300379575611">
            <text:p>-0.835300</text:p>
          </table:table-cell>
          <table:table-cell table:formula="of:=[.D137]+([.H137]*_dt)" office:value-type="float" office:value="29.7799999885777">
            <text:p>29.780000</text:p>
          </table:table-cell>
          <table:table-cell table:formula="of:=SQRT([.A138]^2+[.B138]^2)" office:value-type="float" office:value="146999999942.782">
            <text:p>146999999942.782000</text:p>
          </table:table-cell>
          <table:table-cell table:formula="of:=(_G*_m1)/([.E138]^2)" office:value-type="float" office:value="0.00614191455890231">
            <text:p>0.006142</text:p>
          </table:table-cell>
          <table:table-cell table:formula="of:=-[.F138]*([.A138]/[.E138])" office:value-type="float" office:value="-0.00614191455890231">
            <text:p>-0.006142</text:p>
          </table:table-cell>
          <table:table-cell table:formula="of:=-[.F138]*([.B138]/[.E138])" office:value-type="float" office:value="-0.000000000169219355940121">
            <text:p>0.000000</text:p>
          </table:table-cell>
          <table:table-cell table:number-columns-repeated="1016"/>
        </table:table-row>
        <table:table-row table:style-name="ro1">
          <table:table-cell table:formula="of:=[.A138]+([.C139]*_dt)" office:value-type="float" office:value="146999999941.94">
            <text:p>146999999941.940000</text:p>
          </table:table-cell>
          <table:table-cell table:formula="of:=[.B138]+([.D139]*_dt)" office:value-type="float" office:value="4079.85999946679">
            <text:p>4079.859999</text:p>
          </table:table-cell>
          <table:table-cell table:formula="of:=[.C138]+([.G138]*_dt)" office:value-type="float" office:value="-0.841442294134514">
            <text:p>-0.841442</text:p>
          </table:table-cell>
          <table:table-cell table:formula="of:=[.D138]+([.H138]*_dt)" office:value-type="float" office:value="29.7799999884085">
            <text:p>29.780000</text:p>
          </table:table-cell>
          <table:table-cell table:formula="of:=SQRT([.A139]^2+[.B139]^2)" office:value-type="float" office:value="146999999941.941">
            <text:p>146999999941.941000</text:p>
          </table:table-cell>
          <table:table-cell table:formula="of:=(_G*_m1)/([.E139]^2)" office:value-type="float" office:value="0.00614191455897262">
            <text:p>0.006142</text:p>
          </table:table-cell>
          <table:table-cell table:formula="of:=-[.F139]*([.A139]/[.E139])" office:value-type="float" office:value="-0.00614191455897262">
            <text:p>-0.006142</text:p>
          </table:table-cell>
          <table:table-cell table:formula="of:=-[.F139]*([.B139]/[.E139])" office:value-type="float" office:value="-0.000000000170463615912872">
            <text:p>0.000000</text:p>
          </table:table-cell>
          <table:table-cell table:number-columns-repeated="1016"/>
        </table:table-row>
        <table:table-row table:style-name="ro1">
          <table:table-cell table:formula="of:=[.A139]+([.C140]*_dt)" office:value-type="float" office:value="146999999941.093">
            <text:p>146999999941.093000</text:p>
          </table:table-cell>
          <table:table-cell table:formula="of:=[.B139]+([.D140]*_dt)" office:value-type="float" office:value="4109.63999945503">
            <text:p>4109.639999</text:p>
          </table:table-cell>
          <table:table-cell table:formula="of:=[.C139]+([.G139]*_dt)" office:value-type="float" office:value="-0.847584208693487">
            <text:p>-0.847584</text:p>
          </table:table-cell>
          <table:table-cell table:formula="of:=[.D139]+([.H139]*_dt)" office:value-type="float" office:value="29.779999988238">
            <text:p>29.780000</text:p>
          </table:table-cell>
          <table:table-cell table:formula="of:=SQRT([.A140]^2+[.B140]^2)" office:value-type="float" office:value="146999999941.093">
            <text:p>146999999941.093000</text:p>
          </table:table-cell>
          <table:table-cell table:formula="of:=(_G*_m1)/([.E140]^2)" office:value-type="float" office:value="0.00614191455904345">
            <text:p>0.006142</text:p>
          </table:table-cell>
          <table:table-cell table:formula="of:=-[.F140]*([.A140]/[.E140])" office:value-type="float" office:value="-0.00614191455904345">
            <text:p>-0.006142</text:p>
          </table:table-cell>
          <table:table-cell table:formula="of:=-[.F140]*([.B140]/[.E140])" office:value-type="float" office:value="-0.00000000017170787588568">
            <text:p>0.000000</text:p>
          </table:table-cell>
          <table:table-cell table:number-columns-repeated="1016"/>
        </table:table-row>
        <table:table-row table:style-name="ro1">
          <table:table-cell table:formula="of:=[.A140]+([.C141]*_dt)" office:value-type="float" office:value="146999999940.239">
            <text:p>146999999940.239000</text:p>
          </table:table-cell>
          <table:table-cell table:formula="of:=[.B140]+([.D141]*_dt)" office:value-type="float" office:value="4139.4199994431">
            <text:p>4139.419999</text:p>
          </table:table-cell>
          <table:table-cell table:formula="of:=[.C140]+([.G140]*_dt)" office:value-type="float" office:value="-0.85372612325253">
            <text:p>-0.853726</text:p>
          </table:table-cell>
          <table:table-cell table:formula="of:=[.D140]+([.H140]*_dt)" office:value-type="float" office:value="29.7799999880663">
            <text:p>29.780000</text:p>
          </table:table-cell>
          <table:table-cell table:formula="of:=SQRT([.A141]^2+[.B141]^2)" office:value-type="float" office:value="146999999940.239">
            <text:p>146999999940.239000</text:p>
          </table:table-cell>
          <table:table-cell table:formula="of:=(_G*_m1)/([.E141]^2)" office:value-type="float" office:value="0.00614191455911479">
            <text:p>0.006142</text:p>
          </table:table-cell>
          <table:table-cell table:formula="of:=-[.F141]*([.A141]/[.E141])" office:value-type="float" office:value="-0.00614191455911479">
            <text:p>-0.006142</text:p>
          </table:table-cell>
          <table:table-cell table:formula="of:=-[.F141]*([.B141]/[.E141])" office:value-type="float" office:value="-0.000000000172952135858546">
            <text:p>0.000000</text:p>
          </table:table-cell>
          <table:table-cell table:number-columns-repeated="1016"/>
        </table:table-row>
        <table:table-row table:style-name="ro1">
          <table:table-cell table:formula="of:=[.A141]+([.C142]*_dt)" office:value-type="float" office:value="146999999939.379">
            <text:p>146999999939.379000</text:p>
          </table:table-cell>
          <table:table-cell table:formula="of:=[.B141]+([.D142]*_dt)" office:value-type="float" office:value="4169.19999943099">
            <text:p>4169.199999</text:p>
          </table:table-cell>
          <table:table-cell table:formula="of:=[.C141]+([.G141]*_dt)" office:value-type="float" office:value="-0.859868037811645">
            <text:p>-0.859868</text:p>
          </table:table-cell>
          <table:table-cell table:formula="of:=[.D141]+([.H141]*_dt)" office:value-type="float" office:value="29.7799999878934">
            <text:p>29.780000</text:p>
          </table:table-cell>
          <table:table-cell table:formula="of:=SQRT([.A142]^2+[.B142]^2)" office:value-type="float" office:value="146999999939.379">
            <text:p>146999999939.379000</text:p>
          </table:table-cell>
          <table:table-cell table:formula="of:=(_G*_m1)/([.E142]^2)" office:value-type="float" office:value="0.00614191455918664">
            <text:p>0.006142</text:p>
          </table:table-cell>
          <table:table-cell table:formula="of:=-[.F142]*([.A142]/[.E142])" office:value-type="float" office:value="-0.00614191455918664">
            <text:p>-0.006142</text:p>
          </table:table-cell>
          <table:table-cell table:formula="of:=-[.F142]*([.B142]/[.E142])" office:value-type="float" office:value="-0.00000000017419639583147">
            <text:p>0.000000</text:p>
          </table:table-cell>
          <table:table-cell table:number-columns-repeated="1016"/>
        </table:table-row>
        <table:table-row table:style-name="ro1">
          <table:table-cell table:formula="of:=[.A142]+([.C143]*_dt)" office:value-type="float" office:value="146999999938.513">
            <text:p>146999999938.513000</text:p>
          </table:table-cell>
          <table:table-cell table:formula="of:=[.B142]+([.D143]*_dt)" office:value-type="float" office:value="4198.97999941871">
            <text:p>4198.979999</text:p>
          </table:table-cell>
          <table:table-cell table:formula="of:=[.C142]+([.G142]*_dt)" office:value-type="float" office:value="-0.866009952370832">
            <text:p>-0.866010</text:p>
          </table:table-cell>
          <table:table-cell table:formula="of:=[.D142]+([.H142]*_dt)" office:value-type="float" office:value="29.7799999877192">
            <text:p>29.780000</text:p>
          </table:table-cell>
          <table:table-cell table:formula="of:=SQRT([.A143]^2+[.B143]^2)" office:value-type="float" office:value="146999999938.513">
            <text:p>146999999938.513000</text:p>
          </table:table-cell>
          <table:table-cell table:formula="of:=(_G*_m1)/([.E143]^2)" office:value-type="float" office:value="0.00614191455925901">
            <text:p>0.006142</text:p>
          </table:table-cell>
          <table:table-cell table:formula="of:=-[.F143]*([.A143]/[.E143])" office:value-type="float" office:value="-0.006141914559259">
            <text:p>-0.006142</text:p>
          </table:table-cell>
          <table:table-cell table:formula="of:=-[.F143]*([.B143]/[.E143])" office:value-type="float" office:value="-0.000000000175440655804452">
            <text:p>0.000000</text:p>
          </table:table-cell>
          <table:table-cell table:number-columns-repeated="1016"/>
        </table:table-row>
        <table:table-row table:style-name="ro1">
          <table:table-cell table:formula="of:=[.A143]+([.C144]*_dt)" office:value-type="float" office:value="146999999937.641">
            <text:p>146999999937.641000</text:p>
          </table:table-cell>
          <table:table-cell table:formula="of:=[.B143]+([.D144]*_dt)" office:value-type="float" office:value="4228.75999940625">
            <text:p>4228.759999</text:p>
          </table:table-cell>
          <table:table-cell table:formula="of:=[.C143]+([.G143]*_dt)" office:value-type="float" office:value="-0.87215186693009">
            <text:p>-0.872152</text:p>
          </table:table-cell>
          <table:table-cell table:formula="of:=[.D143]+([.H143]*_dt)" office:value-type="float" office:value="29.7799999875437">
            <text:p>29.780000</text:p>
          </table:table-cell>
          <table:table-cell table:formula="of:=SQRT([.A144]^2+[.B144]^2)" office:value-type="float" office:value="146999999937.641">
            <text:p>146999999937.641000</text:p>
          </table:table-cell>
          <table:table-cell table:formula="of:=(_G*_m1)/([.E144]^2)" office:value-type="float" office:value="0.00614191455933189">
            <text:p>0.006142</text:p>
          </table:table-cell>
          <table:table-cell table:formula="of:=-[.F144]*([.A144]/[.E144])" office:value-type="float" office:value="-0.00614191455933189">
            <text:p>-0.006142</text:p>
          </table:table-cell>
          <table:table-cell table:formula="of:=-[.F144]*([.B144]/[.E144])" office:value-type="float" office:value="-0.000000000176684915777493">
            <text:p>0.000000</text:p>
          </table:table-cell>
          <table:table-cell table:number-columns-repeated="1016"/>
        </table:table-row>
        <table:table-row table:style-name="ro1">
          <table:table-cell table:formula="of:=[.A144]+([.C145]*_dt)" office:value-type="float" office:value="146999999936.763">
            <text:p>146999999936.763000</text:p>
          </table:table-cell>
          <table:table-cell table:formula="of:=[.B144]+([.D145]*_dt)" office:value-type="float" office:value="4258.53999939362">
            <text:p>4258.539999</text:p>
          </table:table-cell>
          <table:table-cell table:formula="of:=[.C144]+([.G144]*_dt)" office:value-type="float" office:value="-0.878293781489422">
            <text:p>-0.878294</text:p>
          </table:table-cell>
          <table:table-cell table:formula="of:=[.D144]+([.H144]*_dt)" office:value-type="float" office:value="29.779999987367">
            <text:p>29.780000</text:p>
          </table:table-cell>
          <table:table-cell table:formula="of:=SQRT([.A145]^2+[.B145]^2)" office:value-type="float" office:value="146999999936.763">
            <text:p>146999999936.763000</text:p>
          </table:table-cell>
          <table:table-cell table:formula="of:=(_G*_m1)/([.E145]^2)" office:value-type="float" office:value="0.00614191455940528">
            <text:p>0.006142</text:p>
          </table:table-cell>
          <table:table-cell table:formula="of:=-[.F145]*([.A145]/[.E145])" office:value-type="float" office:value="-0.00614191455940528">
            <text:p>-0.006142</text:p>
          </table:table-cell>
          <table:table-cell table:formula="of:=-[.F145]*([.B145]/[.E145])" office:value-type="float" office:value="-0.000000000177929175750593">
            <text:p>0.000000</text:p>
          </table:table-cell>
          <table:table-cell table:number-columns-repeated="1016"/>
        </table:table-row>
        <table:table-row table:style-name="ro1">
          <table:table-cell table:formula="of:=[.A145]+([.C146]*_dt)" office:value-type="float" office:value="146999999935.878">
            <text:p>146999999935.878000</text:p>
          </table:table-cell>
          <table:table-cell table:formula="of:=[.B145]+([.D146]*_dt)" office:value-type="float" office:value="4288.31999938081">
            <text:p>4288.319999</text:p>
          </table:table-cell>
          <table:table-cell table:formula="of:=[.C145]+([.G145]*_dt)" office:value-type="float" office:value="-0.884435696048828">
            <text:p>-0.884436</text:p>
          </table:table-cell>
          <table:table-cell table:formula="of:=[.D145]+([.H145]*_dt)" office:value-type="float" office:value="29.7799999871891">
            <text:p>29.780000</text:p>
          </table:table-cell>
          <table:table-cell table:formula="of:=SQRT([.A146]^2+[.B146]^2)" office:value-type="float" office:value="146999999935.878">
            <text:p>146999999935.878000</text:p>
          </table:table-cell>
          <table:table-cell table:formula="of:=(_G*_m1)/([.E146]^2)" office:value-type="float" office:value="0.00614191455947919">
            <text:p>0.006142</text:p>
          </table:table-cell>
          <table:table-cell table:formula="of:=-[.F146]*([.A146]/[.E146])" office:value-type="float" office:value="-0.00614191455947918">
            <text:p>-0.006142</text:p>
          </table:table-cell>
          <table:table-cell table:formula="of:=-[.F146]*([.B146]/[.E146])" office:value-type="float" office:value="-0.000000000179173435723753">
            <text:p>0.000000</text:p>
          </table:table-cell>
          <table:table-cell table:number-columns-repeated="1016"/>
        </table:table-row>
        <table:table-row table:style-name="ro1">
          <table:table-cell table:formula="of:=[.A146]+([.C147]*_dt)" office:value-type="float" office:value="146999999934.988">
            <text:p>146999999934.988000</text:p>
          </table:table-cell>
          <table:table-cell table:formula="of:=[.B146]+([.D147]*_dt)" office:value-type="float" office:value="4318.09999936782">
            <text:p>4318.099999</text:p>
          </table:table-cell>
          <table:table-cell table:formula="of:=[.C146]+([.G146]*_dt)" office:value-type="float" office:value="-0.890577610608307">
            <text:p>-0.890578</text:p>
          </table:table-cell>
          <table:table-cell table:formula="of:=[.D146]+([.H146]*_dt)" office:value-type="float" office:value="29.7799999870099">
            <text:p>29.780000</text:p>
          </table:table-cell>
          <table:table-cell table:formula="of:=SQRT([.A147]^2+[.B147]^2)" office:value-type="float" office:value="146999999934.988">
            <text:p>146999999934.988000</text:p>
          </table:table-cell>
          <table:table-cell table:formula="of:=(_G*_m1)/([.E147]^2)" office:value-type="float" office:value="0.00614191455955361">
            <text:p>0.006142</text:p>
          </table:table-cell>
          <table:table-cell table:formula="of:=-[.F147]*([.A147]/[.E147])" office:value-type="float" office:value="-0.0061419145595536">
            <text:p>-0.006142</text:p>
          </table:table-cell>
          <table:table-cell table:formula="of:=-[.F147]*([.B147]/[.E147])" office:value-type="float" office:value="-0.000000000180417695696973">
            <text:p>0.000000</text:p>
          </table:table-cell>
          <table:table-cell table:number-columns-repeated="1016"/>
        </table:table-row>
        <table:table-row table:style-name="ro1">
          <table:table-cell table:formula="of:=[.A147]+([.C148]*_dt)" office:value-type="float" office:value="146999999934.091">
            <text:p>146999999934.091000</text:p>
          </table:table-cell>
          <table:table-cell table:formula="of:=[.B147]+([.D148]*_dt)" office:value-type="float" office:value="4347.87999935465">
            <text:p>4347.879999</text:p>
          </table:table-cell>
          <table:table-cell table:formula="of:=[.C147]+([.G147]*_dt)" office:value-type="float" office:value="-0.89671952516786">
            <text:p>-0.896720</text:p>
          </table:table-cell>
          <table:table-cell table:formula="of:=[.D147]+([.H147]*_dt)" office:value-type="float" office:value="29.7799999868295">
            <text:p>29.780000</text:p>
          </table:table-cell>
          <table:table-cell table:formula="of:=SQRT([.A148]^2+[.B148]^2)" office:value-type="float" office:value="146999999934.091">
            <text:p>146999999934.091000</text:p>
          </table:table-cell>
          <table:table-cell table:formula="of:=(_G*_m1)/([.E148]^2)" office:value-type="float" office:value="0.00614191455962854">
            <text:p>0.006142</text:p>
          </table:table-cell>
          <table:table-cell table:formula="of:=-[.F148]*([.A148]/[.E148])" office:value-type="float" office:value="-0.00614191455962854">
            <text:p>-0.006142</text:p>
          </table:table-cell>
          <table:table-cell table:formula="of:=-[.F148]*([.B148]/[.E148])" office:value-type="float" office:value="-0.000000000181661955670253">
            <text:p>0.000000</text:p>
          </table:table-cell>
          <table:table-cell table:number-columns-repeated="1016"/>
        </table:table-row>
        <table:table-row table:style-name="ro1">
          <table:table-cell table:formula="of:=[.A148]+([.C149]*_dt)" office:value-type="float" office:value="146999999933.188">
            <text:p>146999999933.188000</text:p>
          </table:table-cell>
          <table:table-cell table:formula="of:=[.B148]+([.D149]*_dt)" office:value-type="float" office:value="4377.6599993413">
            <text:p>4377.659999</text:p>
          </table:table-cell>
          <table:table-cell table:formula="of:=[.C148]+([.G148]*_dt)" office:value-type="float" office:value="-0.902861439727489">
            <text:p>-0.902861</text:p>
          </table:table-cell>
          <table:table-cell table:formula="of:=[.D148]+([.H148]*_dt)" office:value-type="float" office:value="29.7799999866478">
            <text:p>29.780000</text:p>
          </table:table-cell>
          <table:table-cell table:formula="of:=SQRT([.A149]^2+[.B149]^2)" office:value-type="float" office:value="146999999933.188">
            <text:p>146999999933.188000</text:p>
          </table:table-cell>
          <table:table-cell table:formula="of:=(_G*_m1)/([.E149]^2)" office:value-type="float" office:value="0.00614191455970399">
            <text:p>0.006142</text:p>
          </table:table-cell>
          <table:table-cell table:formula="of:=-[.F149]*([.A149]/[.E149])" office:value-type="float" office:value="-0.00614191455970398">
            <text:p>-0.006142</text:p>
          </table:table-cell>
          <table:table-cell table:formula="of:=-[.F149]*([.B149]/[.E149])" office:value-type="float" office:value="-0.000000000182906215643594">
            <text:p>0.000000</text:p>
          </table:table-cell>
          <table:table-cell table:number-columns-repeated="1016"/>
        </table:table-row>
        <table:table-row table:style-name="ro1">
          <table:table-cell table:formula="of:=[.A149]+([.C150]*_dt)" office:value-type="float" office:value="146999999932.279">
            <text:p>146999999932.279000</text:p>
          </table:table-cell>
          <table:table-cell table:formula="of:=[.B149]+([.D150]*_dt)" office:value-type="float" office:value="4407.43999932776">
            <text:p>4407.439999</text:p>
          </table:table-cell>
          <table:table-cell table:formula="of:=[.C149]+([.G149]*_dt)" office:value-type="float" office:value="-0.909003354287193">
            <text:p>-0.909003</text:p>
          </table:table-cell>
          <table:table-cell table:formula="of:=[.D149]+([.H149]*_dt)" office:value-type="float" office:value="29.7799999864649">
            <text:p>29.780000</text:p>
          </table:table-cell>
          <table:table-cell table:formula="of:=SQRT([.A150]^2+[.B150]^2)" office:value-type="float" office:value="146999999932.279">
            <text:p>146999999932.279000</text:p>
          </table:table-cell>
          <table:table-cell table:formula="of:=(_G*_m1)/([.E150]^2)" office:value-type="float" office:value="0.00614191455977995">
            <text:p>0.006142</text:p>
          </table:table-cell>
          <table:table-cell table:formula="of:=-[.F150]*([.A150]/[.E150])" office:value-type="float" office:value="-0.00614191455977994">
            <text:p>-0.006142</text:p>
          </table:table-cell>
          <table:table-cell table:formula="of:=-[.F150]*([.B150]/[.E150])" office:value-type="float" office:value="-0.000000000184150475616996">
            <text:p>0.000000</text:p>
          </table:table-cell>
          <table:table-cell table:number-columns-repeated="1016"/>
        </table:table-row>
        <table:table-row table:style-name="ro1">
          <table:table-cell table:formula="of:=[.A150]+([.C151]*_dt)" office:value-type="float" office:value="146999999931.364">
            <text:p>146999999931.364000</text:p>
          </table:table-cell>
          <table:table-cell table:formula="of:=[.B150]+([.D151]*_dt)" office:value-type="float" office:value="4437.21999931404">
            <text:p>4437.219999</text:p>
          </table:table-cell>
          <table:table-cell table:formula="of:=[.C150]+([.G150]*_dt)" office:value-type="float" office:value="-0.915145268846973">
            <text:p>-0.915145</text:p>
          </table:table-cell>
          <table:table-cell table:formula="of:=[.D150]+([.H150]*_dt)" office:value-type="float" office:value="29.7799999862808">
            <text:p>29.780000</text:p>
          </table:table-cell>
          <table:table-cell table:formula="of:=SQRT([.A151]^2+[.B151]^2)" office:value-type="float" office:value="146999999931.364">
            <text:p>146999999931.364000</text:p>
          </table:table-cell>
          <table:table-cell table:formula="of:=(_G*_m1)/([.E151]^2)" office:value-type="float" office:value="0.00614191455985642">
            <text:p>0.006142</text:p>
          </table:table-cell>
          <table:table-cell table:formula="of:=-[.F151]*([.A151]/[.E151])" office:value-type="float" office:value="-0.00614191455985641">
            <text:p>-0.006142</text:p>
          </table:table-cell>
          <table:table-cell table:formula="of:=-[.F151]*([.B151]/[.E151])" office:value-type="float" office:value="-0.000000000185394735590461">
            <text:p>0.000000</text:p>
          </table:table-cell>
          <table:table-cell table:number-columns-repeated="1016"/>
        </table:table-row>
        <table:table-row table:style-name="ro1">
          <table:table-cell table:formula="of:=[.A151]+([.C152]*_dt)" office:value-type="float" office:value="146999999930.443">
            <text:p>146999999930.443000</text:p>
          </table:table-cell>
          <table:table-cell table:formula="of:=[.B151]+([.D152]*_dt)" office:value-type="float" office:value="4466.99999930014">
            <text:p>4466.999999</text:p>
          </table:table-cell>
          <table:table-cell table:formula="of:=[.C151]+([.G151]*_dt)" office:value-type="float" office:value="-0.921287183406829">
            <text:p>-0.921287</text:p>
          </table:table-cell>
          <table:table-cell table:formula="of:=[.D151]+([.H151]*_dt)" office:value-type="float" office:value="29.7799999860954">
            <text:p>29.780000</text:p>
          </table:table-cell>
          <table:table-cell table:formula="of:=SQRT([.A152]^2+[.B152]^2)" office:value-type="float" office:value="146999999930.443">
            <text:p>146999999930.443000</text:p>
          </table:table-cell>
          <table:table-cell table:formula="of:=(_G*_m1)/([.E152]^2)" office:value-type="float" office:value="0.0061419145599334">
            <text:p>0.006142</text:p>
          </table:table-cell>
          <table:table-cell table:formula="of:=-[.F152]*([.A152]/[.E152])" office:value-type="float" office:value="-0.0061419145599334">
            <text:p>-0.006142</text:p>
          </table:table-cell>
          <table:table-cell table:formula="of:=-[.F152]*([.B152]/[.E152])" office:value-type="float" office:value="-0.000000000186638995563987">
            <text:p>0.000000</text:p>
          </table:table-cell>
          <table:table-cell table:number-columns-repeated="1016"/>
        </table:table-row>
        <table:table-row table:style-name="ro1">
          <table:table-cell table:formula="of:=[.A152]+([.C153]*_dt)" office:value-type="float" office:value="146999999929.515">
            <text:p>146999999929.515000</text:p>
          </table:table-cell>
          <table:table-cell table:formula="of:=[.B152]+([.D153]*_dt)" office:value-type="float" office:value="4496.77999928605">
            <text:p>4496.779999</text:p>
          </table:table-cell>
          <table:table-cell table:formula="of:=[.C152]+([.G152]*_dt)" office:value-type="float" office:value="-0.927429097966763">
            <text:p>-0.927429</text:p>
          </table:table-cell>
          <table:table-cell table:formula="of:=[.D152]+([.H152]*_dt)" office:value-type="float" office:value="29.7799999859088">
            <text:p>29.780000</text:p>
          </table:table-cell>
          <table:table-cell table:formula="of:=SQRT([.A153]^2+[.B153]^2)" office:value-type="float" office:value="146999999929.515">
            <text:p>146999999929.515000</text:p>
          </table:table-cell>
          <table:table-cell table:formula="of:=(_G*_m1)/([.E153]^2)" office:value-type="float" office:value="0.0061419145600109">
            <text:p>0.006142</text:p>
          </table:table-cell>
          <table:table-cell table:formula="of:=-[.F153]*([.A153]/[.E153])" office:value-type="float" office:value="-0.0061419145600109">
            <text:p>-0.006142</text:p>
          </table:table-cell>
          <table:table-cell table:formula="of:=-[.F153]*([.B153]/[.E153])" office:value-type="float" office:value="-0.000000000187883255537576">
            <text:p>0.000000</text:p>
          </table:table-cell>
          <table:table-cell table:number-columns-repeated="1016"/>
        </table:table-row>
        <table:table-row table:style-name="ro1">
          <table:table-cell table:formula="of:=[.A153]+([.C154]*_dt)" office:value-type="float" office:value="146999999928.582">
            <text:p>146999999928.582000</text:p>
          </table:table-cell>
          <table:table-cell table:formula="of:=[.B153]+([.D154]*_dt)" office:value-type="float" office:value="4526.55999927177">
            <text:p>4526.559999</text:p>
          </table:table-cell>
          <table:table-cell table:formula="of:=[.C153]+([.G153]*_dt)" office:value-type="float" office:value="-0.933571012526774">
            <text:p>-0.933571</text:p>
          </table:table-cell>
          <table:table-cell table:formula="of:=[.D153]+([.H153]*_dt)" office:value-type="float" office:value="29.7799999857209">
            <text:p>29.780000</text:p>
          </table:table-cell>
          <table:table-cell table:formula="of:=SQRT([.A154]^2+[.B154]^2)" office:value-type="float" office:value="146999999928.582">
            <text:p>146999999928.582000</text:p>
          </table:table-cell>
          <table:table-cell table:formula="of:=(_G*_m1)/([.E154]^2)" office:value-type="float" office:value="0.00614191456008892">
            <text:p>0.006142</text:p>
          </table:table-cell>
          <table:table-cell table:formula="of:=-[.F154]*([.A154]/[.E154])" office:value-type="float" office:value="-0.00614191456008891">
            <text:p>-0.006142</text:p>
          </table:table-cell>
          <table:table-cell table:formula="of:=-[.F154]*([.B154]/[.E154])" office:value-type="float" office:value="-0.000000000189127515511228">
            <text:p>0.000000</text:p>
          </table:table-cell>
          <table:table-cell table:number-columns-repeated="1016"/>
        </table:table-row>
        <table:table-row table:style-name="ro1">
          <table:table-cell table:formula="of:=[.A154]+([.C155]*_dt)" office:value-type="float" office:value="146999999927.642">
            <text:p>146999999927.642000</text:p>
          </table:table-cell>
          <table:table-cell table:formula="of:=[.B154]+([.D155]*_dt)" office:value-type="float" office:value="4556.3399992573">
            <text:p>4556.339999</text:p>
          </table:table-cell>
          <table:table-cell table:formula="of:=[.C154]+([.G154]*_dt)" office:value-type="float" office:value="-0.939712927086863">
            <text:p>-0.939713</text:p>
          </table:table-cell>
          <table:table-cell table:formula="of:=[.D154]+([.H154]*_dt)" office:value-type="float" office:value="29.7799999855317">
            <text:p>29.780000</text:p>
          </table:table-cell>
          <table:table-cell table:formula="of:=SQRT([.A155]^2+[.B155]^2)" office:value-type="float" office:value="146999999927.642">
            <text:p>146999999927.642000</text:p>
          </table:table-cell>
          <table:table-cell table:formula="of:=(_G*_m1)/([.E155]^2)" office:value-type="float" office:value="0.00614191456016744">
            <text:p>0.006142</text:p>
          </table:table-cell>
          <table:table-cell table:formula="of:=-[.F155]*([.A155]/[.E155])" office:value-type="float" office:value="-0.00614191456016744">
            <text:p>-0.006142</text:p>
          </table:table-cell>
          <table:table-cell table:formula="of:=-[.F155]*([.B155]/[.E155])" office:value-type="float" office:value="-0.000000000190371775484943">
            <text:p>0.000000</text:p>
          </table:table-cell>
          <table:table-cell table:number-columns-repeated="1016"/>
        </table:table-row>
        <table:table-row table:style-name="ro1">
          <table:table-cell table:formula="of:=[.A155]+([.C156]*_dt)" office:value-type="float" office:value="146999999926.696">
            <text:p>146999999926.696000</text:p>
          </table:table-cell>
          <table:table-cell table:formula="of:=[.B155]+([.D156]*_dt)" office:value-type="float" office:value="4586.11999924264">
            <text:p>4586.119999</text:p>
          </table:table-cell>
          <table:table-cell table:formula="of:=[.C155]+([.G155]*_dt)" office:value-type="float" office:value="-0.94585484164703">
            <text:p>-0.945855</text:p>
          </table:table-cell>
          <table:table-cell table:formula="of:=[.D155]+([.H155]*_dt)" office:value-type="float" office:value="29.7799999853414">
            <text:p>29.780000</text:p>
          </table:table-cell>
          <table:table-cell table:formula="of:=SQRT([.A156]^2+[.B156]^2)" office:value-type="float" office:value="146999999926.696">
            <text:p>146999999926.696000</text:p>
          </table:table-cell>
          <table:table-cell table:formula="of:=(_G*_m1)/([.E156]^2)" office:value-type="float" office:value="0.00614191456024648">
            <text:p>0.006142</text:p>
          </table:table-cell>
          <table:table-cell table:formula="of:=-[.F156]*([.A156]/[.E156])" office:value-type="float" office:value="-0.00614191456024647">
            <text:p>-0.006142</text:p>
          </table:table-cell>
          <table:table-cell table:formula="of:=-[.F156]*([.B156]/[.E156])" office:value-type="float" office:value="-0.000000000191616035458722">
            <text:p>0.000000</text:p>
          </table:table-cell>
          <table:table-cell table:number-columns-repeated="1016"/>
        </table:table-row>
        <table:table-row table:style-name="ro1">
          <table:table-cell table:formula="of:=[.A156]+([.C157]*_dt)" office:value-type="float" office:value="146999999925.744">
            <text:p>146999999925.744000</text:p>
          </table:table-cell>
          <table:table-cell table:formula="of:=[.B156]+([.D157]*_dt)" office:value-type="float" office:value="4615.89999922779">
            <text:p>4615.899999</text:p>
          </table:table-cell>
          <table:table-cell table:formula="of:=[.C156]+([.G156]*_dt)" office:value-type="float" office:value="-0.951996756207277">
            <text:p>-0.951997</text:p>
          </table:table-cell>
          <table:table-cell table:formula="of:=[.D156]+([.H156]*_dt)" office:value-type="float" office:value="29.7799999851498">
            <text:p>29.780000</text:p>
          </table:table-cell>
          <table:table-cell table:formula="of:=SQRT([.A157]^2+[.B157]^2)" office:value-type="float" office:value="146999999925.744">
            <text:p>146999999925.744000</text:p>
          </table:table-cell>
          <table:table-cell table:formula="of:=(_G*_m1)/([.E157]^2)" office:value-type="float" office:value="0.00614191456032603">
            <text:p>0.006142</text:p>
          </table:table-cell>
          <table:table-cell table:formula="of:=-[.F157]*([.A157]/[.E157])" office:value-type="float" office:value="-0.00614191456032603">
            <text:p>-0.006142</text:p>
          </table:table-cell>
          <table:table-cell table:formula="of:=-[.F157]*([.B157]/[.E157])" office:value-type="float" office:value="-0.000000000192860295432565">
            <text:p>0.000000</text:p>
          </table:table-cell>
          <table:table-cell table:number-columns-repeated="1016"/>
        </table:table-row>
        <table:table-row table:style-name="ro1">
          <table:table-cell table:formula="of:=[.A157]+([.C158]*_dt)" office:value-type="float" office:value="146999999924.786">
            <text:p>146999999924.786000</text:p>
          </table:table-cell>
          <table:table-cell table:formula="of:=[.B157]+([.D158]*_dt)" office:value-type="float" office:value="4645.67999921275">
            <text:p>4645.679999</text:p>
          </table:table-cell>
          <table:table-cell table:formula="of:=[.C157]+([.G157]*_dt)" office:value-type="float" office:value="-0.958138670767603">
            <text:p>-0.958139</text:p>
          </table:table-cell>
          <table:table-cell table:formula="of:=[.D157]+([.H157]*_dt)" office:value-type="float" office:value="29.7799999849569">
            <text:p>29.780000</text:p>
          </table:table-cell>
          <table:table-cell table:formula="of:=SQRT([.A158]^2+[.B158]^2)" office:value-type="float" office:value="146999999924.786">
            <text:p>146999999924.786000</text:p>
          </table:table-cell>
          <table:table-cell table:formula="of:=(_G*_m1)/([.E158]^2)" office:value-type="float" office:value="0.0061419145604061">
            <text:p>0.006142</text:p>
          </table:table-cell>
          <table:table-cell table:formula="of:=-[.F158]*([.A158]/[.E158])" office:value-type="float" office:value="-0.00614191456040609">
            <text:p>-0.006142</text:p>
          </table:table-cell>
          <table:table-cell table:formula="of:=-[.F158]*([.B158]/[.E158])" office:value-type="float" office:value="-0.000000000194104555406473">
            <text:p>0.000000</text:p>
          </table:table-cell>
          <table:table-cell table:number-columns-repeated="1016"/>
        </table:table-row>
        <table:table-row table:style-name="ro1">
          <table:table-cell table:formula="of:=[.A158]+([.C159]*_dt)" office:value-type="float" office:value="146999999923.822">
            <text:p>146999999923.822000</text:p>
          </table:table-cell>
          <table:table-cell table:formula="of:=[.B158]+([.D159]*_dt)" office:value-type="float" office:value="4675.45999919751">
            <text:p>4675.459999</text:p>
          </table:table-cell>
          <table:table-cell table:formula="of:=[.C158]+([.G158]*_dt)" office:value-type="float" office:value="-0.964280585328009">
            <text:p>-0.964281</text:p>
          </table:table-cell>
          <table:table-cell table:formula="of:=[.D158]+([.H158]*_dt)" office:value-type="float" office:value="29.7799999847628">
            <text:p>29.780000</text:p>
          </table:table-cell>
          <table:table-cell table:formula="of:=SQRT([.A159]^2+[.B159]^2)" office:value-type="float" office:value="146999999923.822">
            <text:p>146999999923.822000</text:p>
          </table:table-cell>
          <table:table-cell table:formula="of:=(_G*_m1)/([.E159]^2)" office:value-type="float" office:value="0.00614191456048668">
            <text:p>0.006142</text:p>
          </table:table-cell>
          <table:table-cell table:formula="of:=-[.F159]*([.A159]/[.E159])" office:value-type="float" office:value="-0.00614191456048668">
            <text:p>-0.006142</text:p>
          </table:table-cell>
          <table:table-cell table:formula="of:=-[.F159]*([.B159]/[.E159])" office:value-type="float" office:value="-0.000000000195348815380446">
            <text:p>0.000000</text:p>
          </table:table-cell>
          <table:table-cell table:number-columns-repeated="1016"/>
        </table:table-row>
        <table:table-row table:style-name="ro1">
          <table:table-cell table:formula="of:=[.A159]+([.C160]*_dt)" office:value-type="float" office:value="146999999922.851">
            <text:p>146999999922.851000</text:p>
          </table:table-cell>
          <table:table-cell table:formula="of:=[.B159]+([.D160]*_dt)" office:value-type="float" office:value="4705.23999918208">
            <text:p>4705.239999</text:p>
          </table:table-cell>
          <table:table-cell table:formula="of:=[.C159]+([.G159]*_dt)" office:value-type="float" office:value="-0.970422499888495">
            <text:p>-0.970422</text:p>
          </table:table-cell>
          <table:table-cell table:formula="of:=[.D159]+([.H159]*_dt)" office:value-type="float" office:value="29.7799999845674">
            <text:p>29.780000</text:p>
          </table:table-cell>
          <table:table-cell table:formula="of:=SQRT([.A160]^2+[.B160]^2)" office:value-type="float" office:value="146999999922.851">
            <text:p>146999999922.851000</text:p>
          </table:table-cell>
          <table:table-cell table:formula="of:=(_G*_m1)/([.E160]^2)" office:value-type="float" office:value="0.00614191456056777">
            <text:p>0.006142</text:p>
          </table:table-cell>
          <table:table-cell table:formula="of:=-[.F160]*([.A160]/[.E160])" office:value-type="float" office:value="-0.00614191456056777">
            <text:p>-0.006142</text:p>
          </table:table-cell>
          <table:table-cell table:formula="of:=-[.F160]*([.B160]/[.E160])" office:value-type="float" office:value="-0.000000000196593075354484">
            <text:p>0.000000</text:p>
          </table:table-cell>
          <table:table-cell table:number-columns-repeated="1016"/>
        </table:table-row>
        <table:table-row table:style-name="ro1">
          <table:table-cell table:formula="of:=[.A160]+([.C161]*_dt)" office:value-type="float" office:value="146999999921.875">
            <text:p>146999999921.875000</text:p>
          </table:table-cell>
          <table:table-cell table:formula="of:=[.B160]+([.D161]*_dt)" office:value-type="float" office:value="4735.01999916645">
            <text:p>4735.019999</text:p>
          </table:table-cell>
          <table:table-cell table:formula="of:=[.C160]+([.G160]*_dt)" office:value-type="float" office:value="-0.976564414449063">
            <text:p>-0.976564</text:p>
          </table:table-cell>
          <table:table-cell table:formula="of:=[.D160]+([.H160]*_dt)" office:value-type="float" office:value="29.7799999843708">
            <text:p>29.780000</text:p>
          </table:table-cell>
          <table:table-cell table:formula="of:=SQRT([.A161]^2+[.B161]^2)" office:value-type="float" office:value="146999999921.875">
            <text:p>146999999921.875000</text:p>
          </table:table-cell>
          <table:table-cell table:formula="of:=(_G*_m1)/([.E161]^2)" office:value-type="float" office:value="0.00614191456064937">
            <text:p>0.006142</text:p>
          </table:table-cell>
          <table:table-cell table:formula="of:=-[.F161]*([.A161]/[.E161])" office:value-type="float" office:value="-0.00614191456064937">
            <text:p>-0.006142</text:p>
          </table:table-cell>
          <table:table-cell table:formula="of:=-[.F161]*([.B161]/[.E161])" office:value-type="float" office:value="-0.000000000197837335328588">
            <text:p>0.000000</text:p>
          </table:table-cell>
          <table:table-cell table:number-columns-repeated="1016"/>
        </table:table-row>
        <table:table-row table:style-name="ro1">
          <table:table-cell table:formula="of:=[.A161]+([.C162]*_dt)" office:value-type="float" office:value="146999999920.892">
            <text:p>146999999920.892000</text:p>
          </table:table-cell>
          <table:table-cell table:formula="of:=[.B161]+([.D162]*_dt)" office:value-type="float" office:value="4764.79999915062">
            <text:p>4764.799999</text:p>
          </table:table-cell>
          <table:table-cell table:formula="of:=[.C161]+([.G161]*_dt)" office:value-type="float" office:value="-0.982706329009713">
            <text:p>-0.982706</text:p>
          </table:table-cell>
          <table:table-cell table:formula="of:=[.D161]+([.H161]*_dt)" office:value-type="float" office:value="29.779999984173">
            <text:p>29.780000</text:p>
          </table:table-cell>
          <table:table-cell table:formula="of:=SQRT([.A162]^2+[.B162]^2)" office:value-type="float" office:value="146999999920.892">
            <text:p>146999999920.892000</text:p>
          </table:table-cell>
          <table:table-cell table:formula="of:=(_G*_m1)/([.E162]^2)" office:value-type="float" office:value="0.00614191456073149">
            <text:p>0.006142</text:p>
          </table:table-cell>
          <table:table-cell table:formula="of:=-[.F162]*([.A162]/[.E162])" office:value-type="float" office:value="-0.00614191456073149">
            <text:p>-0.006142</text:p>
          </table:table-cell>
          <table:table-cell table:formula="of:=-[.F162]*([.B162]/[.E162])" office:value-type="float" office:value="-0.000000000199081595302759">
            <text:p>0.000000</text:p>
          </table:table-cell>
          <table:table-cell table:number-columns-repeated="1016"/>
        </table:table-row>
        <table:table-row table:style-name="ro1">
          <table:table-cell table:formula="of:=[.A162]+([.C163]*_dt)" office:value-type="float" office:value="146999999919.903">
            <text:p>146999999919.903000</text:p>
          </table:table-cell>
          <table:table-cell table:formula="of:=[.B162]+([.D163]*_dt)" office:value-type="float" office:value="4794.57999913459">
            <text:p>4794.579999</text:p>
          </table:table-cell>
          <table:table-cell table:formula="of:=[.C162]+([.G162]*_dt)" office:value-type="float" office:value="-0.988848243570444">
            <text:p>-0.988848</text:p>
          </table:table-cell>
          <table:table-cell table:formula="of:=[.D162]+([.H162]*_dt)" office:value-type="float" office:value="29.7799999839739">
            <text:p>29.780000</text:p>
          </table:table-cell>
          <table:table-cell table:formula="of:=SQRT([.A163]^2+[.B163]^2)" office:value-type="float" office:value="146999999919.903">
            <text:p>146999999919.903000</text:p>
          </table:table-cell>
          <table:table-cell table:formula="of:=(_G*_m1)/([.E163]^2)" office:value-type="float" office:value="0.00614191456081413">
            <text:p>0.006142</text:p>
          </table:table-cell>
          <table:table-cell table:formula="of:=-[.F163]*([.A163]/[.E163])" office:value-type="float" office:value="-0.00614191456081412">
            <text:p>-0.006142</text:p>
          </table:table-cell>
          <table:table-cell table:formula="of:=-[.F163]*([.B163]/[.E163])" office:value-type="float" office:value="-0.000000000200325855276996">
            <text:p>0.000000</text:p>
          </table:table-cell>
          <table:table-cell table:number-columns-repeated="1016"/>
        </table:table-row>
        <table:table-row table:style-name="ro1">
          <table:table-cell table:formula="of:=[.A163]+([.C164]*_dt)" office:value-type="float" office:value="146999999918.908">
            <text:p>146999999918.908000</text:p>
          </table:table-cell>
          <table:table-cell table:formula="of:=[.B163]+([.D164]*_dt)" office:value-type="float" office:value="4824.35999911837">
            <text:p>4824.359999</text:p>
          </table:table-cell>
          <table:table-cell table:formula="of:=[.C163]+([.G163]*_dt)" office:value-type="float" office:value="-0.994990158131258">
            <text:p>-0.994990</text:p>
          </table:table-cell>
          <table:table-cell table:formula="of:=[.D163]+([.H163]*_dt)" office:value-type="float" office:value="29.7799999837736">
            <text:p>29.780000</text:p>
          </table:table-cell>
          <table:table-cell table:formula="of:=SQRT([.A164]^2+[.B164]^2)" office:value-type="float" office:value="146999999918.908">
            <text:p>146999999918.908000</text:p>
          </table:table-cell>
          <table:table-cell table:formula="of:=(_G*_m1)/([.E164]^2)" office:value-type="float" office:value="0.00614191456089727">
            <text:p>0.006142</text:p>
          </table:table-cell>
          <table:table-cell table:formula="of:=-[.F164]*([.A164]/[.E164])" office:value-type="float" office:value="-0.00614191456089726">
            <text:p>-0.006142</text:p>
          </table:table-cell>
          <table:table-cell table:formula="of:=-[.F164]*([.B164]/[.E164])" office:value-type="float" office:value="-0.0000000002015701152513">
            <text:p>0.000000</text:p>
          </table:table-cell>
          <table:table-cell table:number-columns-repeated="1016"/>
        </table:table-row>
        <table:table-row table:style-name="ro1">
          <table:table-cell table:formula="of:=[.A164]+([.C165]*_dt)" office:value-type="float" office:value="146999999917.907">
            <text:p>146999999917.907000</text:p>
          </table:table-cell>
          <table:table-cell table:formula="of:=[.B164]+([.D165]*_dt)" office:value-type="float" office:value="4854.13999910194">
            <text:p>4854.139999</text:p>
          </table:table-cell>
          <table:table-cell table:formula="of:=[.C164]+([.G164]*_dt)" office:value-type="float" office:value="-1.00113207269216">
            <text:p>-1.001132</text:p>
          </table:table-cell>
          <table:table-cell table:formula="of:=[.D164]+([.H164]*_dt)" office:value-type="float" office:value="29.779999983572">
            <text:p>29.780000</text:p>
          </table:table-cell>
          <table:table-cell table:formula="of:=SQRT([.A165]^2+[.B165]^2)" office:value-type="float" office:value="146999999917.907">
            <text:p>146999999917.907000</text:p>
          </table:table-cell>
          <table:table-cell table:formula="of:=(_G*_m1)/([.E165]^2)" office:value-type="float" office:value="0.00614191456098093">
            <text:p>0.006142</text:p>
          </table:table-cell>
          <table:table-cell table:formula="of:=-[.F165]*([.A165]/[.E165])" office:value-type="float" office:value="-0.00614191456098092">
            <text:p>-0.006142</text:p>
          </table:table-cell>
          <table:table-cell table:formula="of:=-[.F165]*([.B165]/[.E165])" office:value-type="float" office:value="-0.000000000202814375225672">
            <text:p>0.000000</text:p>
          </table:table-cell>
          <table:table-cell table:number-columns-repeated="1016"/>
        </table:table-row>
        <table:table-row table:style-name="ro1">
          <table:table-cell table:formula="of:=[.A165]+([.C166]*_dt)" office:value-type="float" office:value="146999999916.9">
            <text:p>146999999916.900000</text:p>
          </table:table-cell>
          <table:table-cell table:formula="of:=[.B165]+([.D166]*_dt)" office:value-type="float" office:value="4883.91999908531">
            <text:p>4883.919999</text:p>
          </table:table-cell>
          <table:table-cell table:formula="of:=[.C165]+([.G165]*_dt)" office:value-type="float" office:value="-1.00727398725314">
            <text:p>-1.007274</text:p>
          </table:table-cell>
          <table:table-cell table:formula="of:=[.D165]+([.H165]*_dt)" office:value-type="float" office:value="29.7799999833692">
            <text:p>29.780000</text:p>
          </table:table-cell>
          <table:table-cell table:formula="of:=SQRT([.A166]^2+[.B166]^2)" office:value-type="float" office:value="146999999916.9">
            <text:p>146999999916.900000</text:p>
          </table:table-cell>
          <table:table-cell table:formula="of:=(_G*_m1)/([.E166]^2)" office:value-type="float" office:value="0.0061419145610651">
            <text:p>0.006142</text:p>
          </table:table-cell>
          <table:table-cell table:formula="of:=-[.F166]*([.A166]/[.E166])" office:value-type="float" office:value="-0.00614191456106509">
            <text:p>-0.006142</text:p>
          </table:table-cell>
          <table:table-cell table:formula="of:=-[.F166]*([.B166]/[.E166])" office:value-type="float" office:value="-0.000000000204058635200111">
            <text:p>0.000000</text:p>
          </table:table-cell>
          <table:table-cell table:number-columns-repeated="1016"/>
        </table:table-row>
        <table:table-row table:style-name="ro1">
          <table:table-cell table:formula="of:=[.A166]+([.C167]*_dt)" office:value-type="float" office:value="146999999915.886">
            <text:p>146999999915.886000</text:p>
          </table:table-cell>
          <table:table-cell table:formula="of:=[.B166]+([.D167]*_dt)" office:value-type="float" office:value="4913.69999906847">
            <text:p>4913.699999</text:p>
          </table:table-cell>
          <table:table-cell table:formula="of:=[.C166]+([.G166]*_dt)" office:value-type="float" office:value="-1.0134159018142">
            <text:p>-1.013416</text:p>
          </table:table-cell>
          <table:table-cell table:formula="of:=[.D166]+([.H166]*_dt)" office:value-type="float" office:value="29.7799999831652">
            <text:p>29.780000</text:p>
          </table:table-cell>
          <table:table-cell table:formula="of:=SQRT([.A167]^2+[.B167]^2)" office:value-type="float" office:value="146999999915.887">
            <text:p>146999999915.887000</text:p>
          </table:table-cell>
          <table:table-cell table:formula="of:=(_G*_m1)/([.E167]^2)" office:value-type="float" office:value="0.00614191456114978">
            <text:p>0.006142</text:p>
          </table:table-cell>
          <table:table-cell table:formula="of:=-[.F167]*([.A167]/[.E167])" office:value-type="float" office:value="-0.00614191456114978">
            <text:p>-0.006142</text:p>
          </table:table-cell>
          <table:table-cell table:formula="of:=-[.F167]*([.B167]/[.E167])" office:value-type="float" office:value="-0.000000000205302895174619">
            <text:p>0.000000</text:p>
          </table:table-cell>
          <table:table-cell table:number-columns-repeated="1016"/>
        </table:table-row>
        <table:table-row table:style-name="ro1">
          <table:table-cell table:formula="of:=[.A167]+([.C168]*_dt)" office:value-type="float" office:value="146999999914.867">
            <text:p>146999999914.867000</text:p>
          </table:table-cell>
          <table:table-cell table:formula="of:=[.B167]+([.D168]*_dt)" office:value-type="float" office:value="4943.47999905143">
            <text:p>4943.479999</text:p>
          </table:table-cell>
          <table:table-cell table:formula="of:=[.C167]+([.G167]*_dt)" office:value-type="float" office:value="-1.01955781637535">
            <text:p>-1.019558</text:p>
          </table:table-cell>
          <table:table-cell table:formula="of:=[.D167]+([.H167]*_dt)" office:value-type="float" office:value="29.7799999829599">
            <text:p>29.780000</text:p>
          </table:table-cell>
          <table:table-cell table:formula="of:=SQRT([.A168]^2+[.B168]^2)" office:value-type="float" office:value="146999999914.867">
            <text:p>146999999914.867000</text:p>
          </table:table-cell>
          <table:table-cell table:formula="of:=(_G*_m1)/([.E168]^2)" office:value-type="float" office:value="0.00614191456123498">
            <text:p>0.006142</text:p>
          </table:table-cell>
          <table:table-cell table:formula="of:=-[.F168]*([.A168]/[.E168])" office:value-type="float" office:value="-0.00614191456123498">
            <text:p>-0.006142</text:p>
          </table:table-cell>
          <table:table-cell table:formula="of:=-[.F168]*([.B168]/[.E168])" office:value-type="float" office:value="-0.000000000206547155149196">
            <text:p>0.000000</text:p>
          </table:table-cell>
          <table:table-cell table:number-columns-repeated="1016"/>
        </table:table-row>
        <table:table-row table:style-name="ro1">
          <table:table-cell table:formula="of:=[.A168]+([.C169]*_dt)" office:value-type="float" office:value="146999999913.841">
            <text:p>146999999913.841000</text:p>
          </table:table-cell>
          <table:table-cell table:formula="of:=[.B168]+([.D169]*_dt)" office:value-type="float" office:value="4973.25999903419">
            <text:p>4973.259999</text:p>
          </table:table-cell>
          <table:table-cell table:formula="of:=[.C168]+([.G168]*_dt)" office:value-type="float" office:value="-1.02569973093659">
            <text:p>-1.025700</text:p>
          </table:table-cell>
          <table:table-cell table:formula="of:=[.D168]+([.H168]*_dt)" office:value-type="float" office:value="29.7799999827533">
            <text:p>29.780000</text:p>
          </table:table-cell>
          <table:table-cell table:formula="of:=SQRT([.A169]^2+[.B169]^2)" office:value-type="float" office:value="146999999913.841">
            <text:p>146999999913.841000</text:p>
          </table:table-cell>
          <table:table-cell table:formula="of:=(_G*_m1)/([.E169]^2)" office:value-type="float" office:value="0.00614191456132069">
            <text:p>0.006142</text:p>
          </table:table-cell>
          <table:table-cell table:formula="of:=-[.F169]*([.A169]/[.E169])" office:value-type="float" office:value="-0.00614191456132069">
            <text:p>-0.006142</text:p>
          </table:table-cell>
          <table:table-cell table:formula="of:=-[.F169]*([.B169]/[.E169])" office:value-type="float" office:value="-0.000000000207791415123842">
            <text:p>0.000000</text:p>
          </table:table-cell>
          <table:table-cell table:number-columns-repeated="1016"/>
        </table:table-row>
        <table:table-row table:style-name="ro1">
          <table:table-cell table:formula="of:=[.A169]+([.C170]*_dt)" office:value-type="float" office:value="146999999912.809">
            <text:p>146999999912.809000</text:p>
          </table:table-cell>
          <table:table-cell table:formula="of:=[.B169]+([.D170]*_dt)" office:value-type="float" office:value="5003.03999901673">
            <text:p>5003.039999</text:p>
          </table:table-cell>
          <table:table-cell table:formula="of:=[.C169]+([.G169]*_dt)" office:value-type="float" office:value="-1.03184164549791">
            <text:p>-1.031842</text:p>
          </table:table-cell>
          <table:table-cell table:formula="of:=[.D169]+([.H169]*_dt)" office:value-type="float" office:value="29.7799999825455">
            <text:p>29.780000</text:p>
          </table:table-cell>
          <table:table-cell table:formula="of:=SQRT([.A170]^2+[.B170]^2)" office:value-type="float" office:value="146999999912.809">
            <text:p>146999999912.809000</text:p>
          </table:table-cell>
          <table:table-cell table:formula="of:=(_G*_m1)/([.E170]^2)" office:value-type="float" office:value="0.00614191456140691">
            <text:p>0.006142</text:p>
          </table:table-cell>
          <table:table-cell table:formula="of:=-[.F170]*([.A170]/[.E170])" office:value-type="float" office:value="-0.00614191456140691">
            <text:p>-0.006142</text:p>
          </table:table-cell>
          <table:table-cell table:formula="of:=-[.F170]*([.B170]/[.E170])" office:value-type="float" office:value="-0.000000000209035675098558">
            <text:p>0.000000</text:p>
          </table:table-cell>
          <table:table-cell table:number-columns-repeated="1016"/>
        </table:table-row>
        <table:table-row table:style-name="ro1">
          <table:table-cell table:formula="of:=[.A170]+([.C171]*_dt)" office:value-type="float" office:value="146999999911.771">
            <text:p>146999999911.771000</text:p>
          </table:table-cell>
          <table:table-cell table:formula="of:=[.B170]+([.D171]*_dt)" office:value-type="float" office:value="5032.81999899907">
            <text:p>5032.819999</text:p>
          </table:table-cell>
          <table:table-cell table:formula="of:=[.C170]+([.G170]*_dt)" office:value-type="float" office:value="-1.03798356005931">
            <text:p>-1.037984</text:p>
          </table:table-cell>
          <table:table-cell table:formula="of:=[.D170]+([.H170]*_dt)" office:value-type="float" office:value="29.7799999823365">
            <text:p>29.780000</text:p>
          </table:table-cell>
          <table:table-cell table:formula="of:=SQRT([.A171]^2+[.B171]^2)" office:value-type="float" office:value="146999999911.771">
            <text:p>146999999911.771000</text:p>
          </table:table-cell>
          <table:table-cell table:formula="of:=(_G*_m1)/([.E171]^2)" office:value-type="float" office:value="0.00614191456149365">
            <text:p>0.006142</text:p>
          </table:table-cell>
          <table:table-cell table:formula="of:=-[.F171]*([.A171]/[.E171])" office:value-type="float" office:value="-0.00614191456149365">
            <text:p>-0.006142</text:p>
          </table:table-cell>
          <table:table-cell table:formula="of:=-[.F171]*([.B171]/[.E171])" office:value-type="float" office:value="-0.000000000210279935073344">
            <text:p>0.000000</text:p>
          </table:table-cell>
          <table:table-cell table:number-columns-repeated="1016"/>
        </table:table-row>
        <table:table-row table:style-name="ro1">
          <table:table-cell table:formula="of:=[.A171]+([.C172]*_dt)" office:value-type="float" office:value="146999999910.727">
            <text:p>146999999910.727000</text:p>
          </table:table-cell>
          <table:table-cell table:formula="of:=[.B171]+([.D172]*_dt)" office:value-type="float" office:value="5062.59999898119">
            <text:p>5062.599999</text:p>
          </table:table-cell>
          <table:table-cell table:formula="of:=[.C171]+([.G171]*_dt)" office:value-type="float" office:value="-1.04412547462081">
            <text:p>-1.044125</text:p>
          </table:table-cell>
          <table:table-cell table:formula="of:=[.D171]+([.H171]*_dt)" office:value-type="float" office:value="29.7799999821262">
            <text:p>29.780000</text:p>
          </table:table-cell>
          <table:table-cell table:formula="of:=SQRT([.A172]^2+[.B172]^2)" office:value-type="float" office:value="146999999910.727">
            <text:p>146999999910.727000</text:p>
          </table:table-cell>
          <table:table-cell table:formula="of:=(_G*_m1)/([.E172]^2)" office:value-type="float" office:value="0.0061419145615809">
            <text:p>0.006142</text:p>
          </table:table-cell>
          <table:table-cell table:formula="of:=-[.F172]*([.A172]/[.E172])" office:value-type="float" office:value="-0.0061419145615809">
            <text:p>-0.006142</text:p>
          </table:table-cell>
          <table:table-cell table:formula="of:=-[.F172]*([.B172]/[.E172])" office:value-type="float" office:value="-0.0000000002115241950482">
            <text:p>0.000000</text:p>
          </table:table-cell>
          <table:table-cell table:number-columns-repeated="1016"/>
        </table:table-row>
        <table:table-row table:style-name="ro1">
          <table:table-cell table:formula="of:=[.A172]+([.C173]*_dt)" office:value-type="float" office:value="146999999909.677">
            <text:p>146999999909.677000</text:p>
          </table:table-cell>
          <table:table-cell table:formula="of:=[.B172]+([.D173]*_dt)" office:value-type="float" office:value="5092.37999896311">
            <text:p>5092.379999</text:p>
          </table:table-cell>
          <table:table-cell table:formula="of:=[.C172]+([.G172]*_dt)" office:value-type="float" office:value="-1.05026738918239">
            <text:p>-1.050267</text:p>
          </table:table-cell>
          <table:table-cell table:formula="of:=[.D172]+([.H172]*_dt)" office:value-type="float" office:value="29.7799999819147">
            <text:p>29.780000</text:p>
          </table:table-cell>
          <table:table-cell table:formula="of:=SQRT([.A173]^2+[.B173]^2)" office:value-type="float" office:value="146999999909.677">
            <text:p>146999999909.677000</text:p>
          </table:table-cell>
          <table:table-cell table:formula="of:=(_G*_m1)/([.E173]^2)" office:value-type="float" office:value="0.00614191456166867">
            <text:p>0.006142</text:p>
          </table:table-cell>
          <table:table-cell table:formula="of:=-[.F173]*([.A173]/[.E173])" office:value-type="float" office:value="-0.00614191456166866">
            <text:p>-0.006142</text:p>
          </table:table-cell>
          <table:table-cell table:formula="of:=-[.F173]*([.B173]/[.E173])" office:value-type="float" office:value="-0.000000000212768455023127">
            <text:p>0.000000</text:p>
          </table:table-cell>
          <table:table-cell table:number-columns-repeated="1016"/>
        </table:table-row>
        <table:table-row table:style-name="ro1">
          <table:table-cell table:formula="of:=[.A173]+([.C174]*_dt)" office:value-type="float" office:value="146999999908.621">
            <text:p>146999999908.621000</text:p>
          </table:table-cell>
          <table:table-cell table:formula="of:=[.B173]+([.D174]*_dt)" office:value-type="float" office:value="5122.15999894481">
            <text:p>5122.159999</text:p>
          </table:table-cell>
          <table:table-cell table:formula="of:=[.C173]+([.G173]*_dt)" office:value-type="float" office:value="-1.05640930374406">
            <text:p>-1.056409</text:p>
          </table:table-cell>
          <table:table-cell table:formula="of:=[.D173]+([.H173]*_dt)" office:value-type="float" office:value="29.7799999817019">
            <text:p>29.780000</text:p>
          </table:table-cell>
          <table:table-cell table:formula="of:=SQRT([.A174]^2+[.B174]^2)" office:value-type="float" office:value="146999999908.621">
            <text:p>146999999908.621000</text:p>
          </table:table-cell>
          <table:table-cell table:formula="of:=(_G*_m1)/([.E174]^2)" office:value-type="float" office:value="0.00614191456175694">
            <text:p>0.006142</text:p>
          </table:table-cell>
          <table:table-cell table:formula="of:=-[.F174]*([.A174]/[.E174])" office:value-type="float" office:value="-0.00614191456175694">
            <text:p>-0.006142</text:p>
          </table:table-cell>
          <table:table-cell table:formula="of:=-[.F174]*([.B174]/[.E174])" office:value-type="float" office:value="-0.000000000214012714998125">
            <text:p>0.000000</text:p>
          </table:table-cell>
          <table:table-cell table:number-columns-repeated="1016"/>
        </table:table-row>
        <table:table-row table:style-name="ro1">
          <table:table-cell table:formula="of:=[.A174]+([.C175]*_dt)" office:value-type="float" office:value="146999999907.558">
            <text:p>146999999907.558000</text:p>
          </table:table-cell>
          <table:table-cell table:formula="of:=[.B174]+([.D175]*_dt)" office:value-type="float" office:value="5151.9399989263">
            <text:p>5151.939999</text:p>
          </table:table-cell>
          <table:table-cell table:formula="of:=[.C174]+([.G174]*_dt)" office:value-type="float" office:value="-1.06255121830581">
            <text:p>-1.062551</text:p>
          </table:table-cell>
          <table:table-cell table:formula="of:=[.D174]+([.H174]*_dt)" office:value-type="float" office:value="29.7799999814879">
            <text:p>29.780000</text:p>
          </table:table-cell>
          <table:table-cell table:formula="of:=SQRT([.A175]^2+[.B175]^2)" office:value-type="float" office:value="146999999907.558">
            <text:p>146999999907.558000</text:p>
          </table:table-cell>
          <table:table-cell table:formula="of:=(_G*_m1)/([.E175]^2)" office:value-type="float" office:value="0.00614191456184573">
            <text:p>0.006142</text:p>
          </table:table-cell>
          <table:table-cell table:formula="of:=-[.F175]*([.A175]/[.E175])" office:value-type="float" office:value="-0.00614191456184573">
            <text:p>-0.006142</text:p>
          </table:table-cell>
          <table:table-cell table:formula="of:=-[.F175]*([.B175]/[.E175])" office:value-type="float" office:value="-0.000000000215256974973195">
            <text:p>0.000000</text:p>
          </table:table-cell>
          <table:table-cell table:number-columns-repeated="1016"/>
        </table:table-row>
        <table:table-row table:style-name="ro1">
          <table:table-cell table:formula="of:=[.A175]+([.C176]*_dt)" office:value-type="float" office:value="146999999906.489">
            <text:p>146999999906.489000</text:p>
          </table:table-cell>
          <table:table-cell table:formula="of:=[.B175]+([.D176]*_dt)" office:value-type="float" office:value="5181.71999890757">
            <text:p>5181.719999</text:p>
          </table:table-cell>
          <table:table-cell table:formula="of:=[.C175]+([.G175]*_dt)" office:value-type="float" office:value="-1.06869313286766">
            <text:p>-1.068693</text:p>
          </table:table-cell>
          <table:table-cell table:formula="of:=[.D175]+([.H175]*_dt)" office:value-type="float" office:value="29.7799999812726">
            <text:p>29.780000</text:p>
          </table:table-cell>
          <table:table-cell table:formula="of:=SQRT([.A176]^2+[.B176]^2)" office:value-type="float" office:value="146999999906.489">
            <text:p>146999999906.489000</text:p>
          </table:table-cell>
          <table:table-cell table:formula="of:=(_G*_m1)/([.E176]^2)" office:value-type="float" office:value="0.00614191456193504">
            <text:p>0.006142</text:p>
          </table:table-cell>
          <table:table-cell table:formula="of:=-[.F176]*([.A176]/[.E176])" office:value-type="float" office:value="-0.00614191456193503">
            <text:p>-0.006142</text:p>
          </table:table-cell>
          <table:table-cell table:formula="of:=-[.F176]*([.B176]/[.E176])" office:value-type="float" office:value="-0.000000000216501234948337">
            <text:p>0.000000</text:p>
          </table:table-cell>
          <table:table-cell table:number-columns-repeated="1016"/>
        </table:table-row>
        <table:table-row table:style-name="ro1">
          <table:table-cell table:formula="of:=[.A176]+([.C177]*_dt)" office:value-type="float" office:value="146999999905.414">
            <text:p>146999999905.414000</text:p>
          </table:table-cell>
          <table:table-cell table:formula="of:=[.B176]+([.D177]*_dt)" office:value-type="float" office:value="5211.49999888863">
            <text:p>5211.499999</text:p>
          </table:table-cell>
          <table:table-cell table:formula="of:=[.C176]+([.G176]*_dt)" office:value-type="float" office:value="-1.07483504742959">
            <text:p>-1.074835</text:p>
          </table:table-cell>
          <table:table-cell table:formula="of:=[.D176]+([.H176]*_dt)" office:value-type="float" office:value="29.7799999810561">
            <text:p>29.780000</text:p>
          </table:table-cell>
          <table:table-cell table:formula="of:=SQRT([.A177]^2+[.B177]^2)" office:value-type="float" office:value="146999999905.415">
            <text:p>146999999905.415000</text:p>
          </table:table-cell>
          <table:table-cell table:formula="of:=(_G*_m1)/([.E177]^2)" office:value-type="float" office:value="0.00614191456202485">
            <text:p>0.006142</text:p>
          </table:table-cell>
          <table:table-cell table:formula="of:=-[.F177]*([.A177]/[.E177])" office:value-type="float" office:value="-0.00614191456202485">
            <text:p>-0.006142</text:p>
          </table:table-cell>
          <table:table-cell table:formula="of:=-[.F177]*([.B177]/[.E177])" office:value-type="float" office:value="-0.000000000217745494923552">
            <text:p>0.000000</text:p>
          </table:table-cell>
          <table:table-cell table:number-columns-repeated="1016"/>
        </table:table-row>
        <table:table-row table:style-name="ro1">
          <table:table-cell table:formula="of:=[.A177]+([.C178]*_dt)" office:value-type="float" office:value="146999999904.334">
            <text:p>146999999904.334000</text:p>
          </table:table-cell>
          <table:table-cell table:formula="of:=[.B177]+([.D178]*_dt)" office:value-type="float" office:value="5241.27999886947">
            <text:p>5241.279999</text:p>
          </table:table-cell>
          <table:table-cell table:formula="of:=[.C177]+([.G177]*_dt)" office:value-type="float" office:value="-1.08097696199162">
            <text:p>-1.080977</text:p>
          </table:table-cell>
          <table:table-cell table:formula="of:=[.D177]+([.H177]*_dt)" office:value-type="float" office:value="29.7799999808384">
            <text:p>29.780000</text:p>
          </table:table-cell>
          <table:table-cell table:formula="of:=SQRT([.A178]^2+[.B178]^2)" office:value-type="float" office:value="146999999904.334">
            <text:p>146999999904.334000</text:p>
          </table:table-cell>
          <table:table-cell table:formula="of:=(_G*_m1)/([.E178]^2)" office:value-type="float" office:value="0.00614191456211518">
            <text:p>0.006142</text:p>
          </table:table-cell>
          <table:table-cell table:formula="of:=-[.F178]*([.A178]/[.E178])" office:value-type="float" office:value="-0.00614191456211518">
            <text:p>-0.006142</text:p>
          </table:table-cell>
          <table:table-cell table:formula="of:=-[.F178]*([.B178]/[.E178])" office:value-type="float" office:value="-0.000000000218989754898839">
            <text:p>0.000000</text:p>
          </table:table-cell>
          <table:table-cell table:number-columns-repeated="1016"/>
        </table:table-row>
        <table:table-row table:style-name="ro1">
          <table:table-cell table:formula="of:=[.A178]+([.C179]*_dt)" office:value-type="float" office:value="146999999903.246">
            <text:p>146999999903.246000</text:p>
          </table:table-cell>
          <table:table-cell table:formula="of:=[.B178]+([.D179]*_dt)" office:value-type="float" office:value="5271.05999885008">
            <text:p>5271.059999</text:p>
          </table:table-cell>
          <table:table-cell table:formula="of:=[.C178]+([.G178]*_dt)" office:value-type="float" office:value="-1.08711887655373">
            <text:p>-1.087119</text:p>
          </table:table-cell>
          <table:table-cell table:formula="of:=[.D178]+([.H178]*_dt)" office:value-type="float" office:value="29.7799999806194">
            <text:p>29.780000</text:p>
          </table:table-cell>
          <table:table-cell table:formula="of:=SQRT([.A179]^2+[.B179]^2)" office:value-type="float" office:value="146999999903.246">
            <text:p>146999999903.246000</text:p>
          </table:table-cell>
          <table:table-cell table:formula="of:=(_G*_m1)/([.E179]^2)" office:value-type="float" office:value="0.00614191456220603">
            <text:p>0.006142</text:p>
          </table:table-cell>
          <table:table-cell table:formula="of:=-[.F179]*([.A179]/[.E179])" office:value-type="float" office:value="-0.00614191456220602">
            <text:p>-0.006142</text:p>
          </table:table-cell>
          <table:table-cell table:formula="of:=-[.F179]*([.B179]/[.E179])" office:value-type="float" office:value="-0.0000000002202340148742">
            <text:p>0.000000</text:p>
          </table:table-cell>
          <table:table-cell table:number-columns-repeated="1016"/>
        </table:table-row>
        <table:table-row table:style-name="ro1">
          <table:table-cell table:formula="of:=[.A179]+([.C180]*_dt)" office:value-type="float" office:value="146999999902.153">
            <text:p>146999999902.153000</text:p>
          </table:table-cell>
          <table:table-cell table:formula="of:=[.B179]+([.D180]*_dt)" office:value-type="float" office:value="5300.83999883048">
            <text:p>5300.839999</text:p>
          </table:table-cell>
          <table:table-cell table:formula="of:=[.C179]+([.G179]*_dt)" office:value-type="float" office:value="-1.09326079111594">
            <text:p>-1.093261</text:p>
          </table:table-cell>
          <table:table-cell table:formula="of:=[.D179]+([.H179]*_dt)" office:value-type="float" office:value="29.7799999803992">
            <text:p>29.780000</text:p>
          </table:table-cell>
          <table:table-cell table:formula="of:=SQRT([.A180]^2+[.B180]^2)" office:value-type="float" office:value="146999999902.153">
            <text:p>146999999902.153000</text:p>
          </table:table-cell>
          <table:table-cell table:formula="of:=(_G*_m1)/([.E180]^2)" office:value-type="float" office:value="0.00614191456229738">
            <text:p>0.006142</text:p>
          </table:table-cell>
          <table:table-cell table:formula="of:=-[.F180]*([.A180]/[.E180])" office:value-type="float" office:value="-0.00614191456229738">
            <text:p>-0.006142</text:p>
          </table:table-cell>
          <table:table-cell table:formula="of:=-[.F180]*([.B180]/[.E180])" office:value-type="float" office:value="-0.000000000221478274849635">
            <text:p>0.000000</text:p>
          </table:table-cell>
          <table:table-cell table:number-columns-repeated="1016"/>
        </table:table-row>
        <table:table-row table:style-name="ro1">
          <table:table-cell table:formula="of:=[.A180]+([.C181]*_dt)" office:value-type="float" office:value="146999999901.054">
            <text:p>146999999901.054000</text:p>
          </table:table-cell>
          <table:table-cell table:formula="of:=[.B180]+([.D181]*_dt)" office:value-type="float" office:value="5330.61999881066">
            <text:p>5330.619999</text:p>
          </table:table-cell>
          <table:table-cell table:formula="of:=[.C180]+([.G180]*_dt)" office:value-type="float" office:value="-1.09940270567824">
            <text:p>-1.099403</text:p>
          </table:table-cell>
          <table:table-cell table:formula="of:=[.D180]+([.H180]*_dt)" office:value-type="float" office:value="29.7799999801777">
            <text:p>29.780000</text:p>
          </table:table-cell>
          <table:table-cell table:formula="of:=SQRT([.A181]^2+[.B181]^2)" office:value-type="float" office:value="146999999901.054">
            <text:p>146999999901.054000</text:p>
          </table:table-cell>
          <table:table-cell table:formula="of:=(_G*_m1)/([.E181]^2)" office:value-type="float" office:value="0.00614191456238925">
            <text:p>0.006142</text:p>
          </table:table-cell>
          <table:table-cell table:formula="of:=-[.F181]*([.A181]/[.E181])" office:value-type="float" office:value="-0.00614191456238925">
            <text:p>-0.006142</text:p>
          </table:table-cell>
          <table:table-cell table:formula="of:=-[.F181]*([.B181]/[.E181])" office:value-type="float" office:value="-0.000000000222722534825144">
            <text:p>0.000000</text:p>
          </table:table-cell>
          <table:table-cell table:number-columns-repeated="1016"/>
        </table:table-row>
        <table:table-row table:style-name="ro1">
          <table:table-cell table:formula="of:=[.A181]+([.C182]*_dt)" office:value-type="float" office:value="146999999899.948">
            <text:p>146999999899.948000</text:p>
          </table:table-cell>
          <table:table-cell table:formula="of:=[.B181]+([.D182]*_dt)" office:value-type="float" office:value="5360.39999879062">
            <text:p>5360.399999</text:p>
          </table:table-cell>
          <table:table-cell table:formula="of:=[.C181]+([.G181]*_dt)" office:value-type="float" office:value="-1.10554462024063">
            <text:p>-1.105545</text:p>
          </table:table-cell>
          <table:table-cell table:formula="of:=[.D181]+([.H181]*_dt)" office:value-type="float" office:value="29.779999979955">
            <text:p>29.780000</text:p>
          </table:table-cell>
          <table:table-cell table:formula="of:=SQRT([.A182]^2+[.B182]^2)" office:value-type="float" office:value="146999999899.948">
            <text:p>146999999899.948000</text:p>
          </table:table-cell>
          <table:table-cell table:formula="of:=(_G*_m1)/([.E182]^2)" office:value-type="float" office:value="0.00614191456248164">
            <text:p>0.006142</text:p>
          </table:table-cell>
          <table:table-cell table:formula="of:=-[.F182]*([.A182]/[.E182])" office:value-type="float" office:value="-0.00614191456248163">
            <text:p>-0.006142</text:p>
          </table:table-cell>
          <table:table-cell table:formula="of:=-[.F182]*([.B182]/[.E182])" office:value-type="float" office:value="-0.000000000223966794800727">
            <text:p>0.000000</text:p>
          </table:table-cell>
          <table:table-cell table:number-columns-repeated="1016"/>
        </table:table-row>
        <table:table-row table:style-name="ro1">
          <table:table-cell table:formula="of:=[.A182]+([.C183]*_dt)" office:value-type="float" office:value="146999999898.837">
            <text:p>146999999898.837000</text:p>
          </table:table-cell>
          <table:table-cell table:formula="of:=[.B182]+([.D183]*_dt)" office:value-type="float" office:value="5390.17999877035">
            <text:p>5390.179999</text:p>
          </table:table-cell>
          <table:table-cell table:formula="of:=[.C182]+([.G182]*_dt)" office:value-type="float" office:value="-1.11168653480311">
            <text:p>-1.111687</text:p>
          </table:table-cell>
          <table:table-cell table:formula="of:=[.D182]+([.H182]*_dt)" office:value-type="float" office:value="29.779999979731">
            <text:p>29.780000</text:p>
          </table:table-cell>
          <table:table-cell table:formula="of:=SQRT([.A183]^2+[.B183]^2)" office:value-type="float" office:value="146999999898.837">
            <text:p>146999999898.837000</text:p>
          </table:table-cell>
          <table:table-cell table:formula="of:=(_G*_m1)/([.E183]^2)" office:value-type="float" office:value="0.00614191456257453">
            <text:p>0.006142</text:p>
          </table:table-cell>
          <table:table-cell table:formula="of:=-[.F183]*([.A183]/[.E183])" office:value-type="float" office:value="-0.00614191456257453">
            <text:p>-0.006142</text:p>
          </table:table-cell>
          <table:table-cell table:formula="of:=-[.F183]*([.B183]/[.E183])" office:value-type="float" office:value="-0.000000000225211054776386">
            <text:p>0.000000</text:p>
          </table:table-cell>
          <table:table-cell table:number-columns-repeated="1016"/>
        </table:table-row>
        <table:table-row table:style-name="ro1">
          <table:table-cell table:formula="of:=[.A183]+([.C184]*_dt)" office:value-type="float" office:value="146999999897.719">
            <text:p>146999999897.719000</text:p>
          </table:table-cell>
          <table:table-cell table:formula="of:=[.B183]+([.D184]*_dt)" office:value-type="float" office:value="5419.95999874985">
            <text:p>5419.959999</text:p>
          </table:table-cell>
          <table:table-cell table:formula="of:=[.C183]+([.G183]*_dt)" office:value-type="float" office:value="-1.11782844936568">
            <text:p>-1.117828</text:p>
          </table:table-cell>
          <table:table-cell table:formula="of:=[.D183]+([.H183]*_dt)" office:value-type="float" office:value="29.7799999795058">
            <text:p>29.780000</text:p>
          </table:table-cell>
          <table:table-cell table:formula="of:=SQRT([.A184]^2+[.B184]^2)" office:value-type="float" office:value="146999999897.719">
            <text:p>146999999897.719000</text:p>
          </table:table-cell>
          <table:table-cell table:formula="of:=(_G*_m1)/([.E184]^2)" office:value-type="float" office:value="0.00614191456266794">
            <text:p>0.006142</text:p>
          </table:table-cell>
          <table:table-cell table:formula="of:=-[.F184]*([.A184]/[.E184])" office:value-type="float" office:value="-0.00614191456266794">
            <text:p>-0.006142</text:p>
          </table:table-cell>
          <table:table-cell table:formula="of:=-[.F184]*([.B184]/[.E184])" office:value-type="float" office:value="-0.000000000226455314752119">
            <text:p>0.000000</text:p>
          </table:table-cell>
          <table:table-cell table:number-columns-repeated="1016"/>
        </table:table-row>
        <table:table-row table:style-name="ro1">
          <table:table-cell table:formula="of:=[.A184]+([.C185]*_dt)" office:value-type="float" office:value="146999999896.595">
            <text:p>146999999896.595000</text:p>
          </table:table-cell>
          <table:table-cell table:formula="of:=[.B184]+([.D185]*_dt)" office:value-type="float" office:value="5449.73999872913">
            <text:p>5449.739999</text:p>
          </table:table-cell>
          <table:table-cell table:formula="of:=[.C184]+([.G184]*_dt)" office:value-type="float" office:value="-1.12397036392835">
            <text:p>-1.123970</text:p>
          </table:table-cell>
          <table:table-cell table:formula="of:=[.D184]+([.H184]*_dt)" office:value-type="float" office:value="29.7799999792793">
            <text:p>29.780000</text:p>
          </table:table-cell>
          <table:table-cell table:formula="of:=SQRT([.A185]^2+[.B185]^2)" office:value-type="float" office:value="146999999896.595">
            <text:p>146999999896.595000</text:p>
          </table:table-cell>
          <table:table-cell table:formula="of:=(_G*_m1)/([.E185]^2)" office:value-type="float" office:value="0.00614191456276186">
            <text:p>0.006142</text:p>
          </table:table-cell>
          <table:table-cell table:formula="of:=-[.F185]*([.A185]/[.E185])" office:value-type="float" office:value="-0.00614191456276186">
            <text:p>-0.006142</text:p>
          </table:table-cell>
          <table:table-cell table:formula="of:=-[.F185]*([.B185]/[.E185])" office:value-type="float" office:value="-0.000000000227699574727929">
            <text:p>0.000000</text:p>
          </table:table-cell>
          <table:table-cell table:number-columns-repeated="1016"/>
        </table:table-row>
        <table:table-row table:style-name="ro1">
          <table:table-cell table:formula="of:=[.A185]+([.C186]*_dt)" office:value-type="float" office:value="146999999895.465">
            <text:p>146999999895.465000</text:p>
          </table:table-cell>
          <table:table-cell table:formula="of:=[.B185]+([.D186]*_dt)" office:value-type="float" office:value="5479.51999870818">
            <text:p>5479.519999</text:p>
          </table:table-cell>
          <table:table-cell table:formula="of:=[.C185]+([.G185]*_dt)" office:value-type="float" office:value="-1.13011227849111">
            <text:p>-1.130112</text:p>
          </table:table-cell>
          <table:table-cell table:formula="of:=[.D185]+([.H185]*_dt)" office:value-type="float" office:value="29.7799999790516">
            <text:p>29.780000</text:p>
          </table:table-cell>
          <table:table-cell table:formula="of:=SQRT([.A186]^2+[.B186]^2)" office:value-type="float" office:value="146999999895.465">
            <text:p>146999999895.465000</text:p>
          </table:table-cell>
          <table:table-cell table:formula="of:=(_G*_m1)/([.E186]^2)" office:value-type="float" office:value="0.0061419145628563">
            <text:p>0.006142</text:p>
          </table:table-cell>
          <table:table-cell table:formula="of:=-[.F186]*([.A186]/[.E186])" office:value-type="float" office:value="-0.0061419145628563">
            <text:p>-0.006142</text:p>
          </table:table-cell>
          <table:table-cell table:formula="of:=-[.F186]*([.B186]/[.E186])" office:value-type="float" office:value="-0.000000000228943834703815">
            <text:p>0.000000</text:p>
          </table:table-cell>
          <table:table-cell table:number-columns-repeated="1016"/>
        </table:table-row>
        <table:table-row table:style-name="ro1">
          <table:table-cell table:formula="of:=[.A186]+([.C187]*_dt)" office:value-type="float" office:value="146999999894.328">
            <text:p>146999999894.328000</text:p>
          </table:table-cell>
          <table:table-cell table:formula="of:=[.B186]+([.D187]*_dt)" office:value-type="float" office:value="5509.29999868701">
            <text:p>5509.299999</text:p>
          </table:table-cell>
          <table:table-cell table:formula="of:=[.C186]+([.G186]*_dt)" office:value-type="float" office:value="-1.13625419305397">
            <text:p>-1.136254</text:p>
          </table:table-cell>
          <table:table-cell table:formula="of:=[.D186]+([.H186]*_dt)" office:value-type="float" office:value="29.7799999788227">
            <text:p>29.780000</text:p>
          </table:table-cell>
          <table:table-cell table:formula="of:=SQRT([.A187]^2+[.B187]^2)" office:value-type="float" office:value="146999999894.328">
            <text:p>146999999894.328000</text:p>
          </table:table-cell>
          <table:table-cell table:formula="of:=(_G*_m1)/([.E187]^2)" office:value-type="float" office:value="0.00614191456295125">
            <text:p>0.006142</text:p>
          </table:table-cell>
          <table:table-cell table:formula="of:=-[.F187]*([.A187]/[.E187])" office:value-type="float" office:value="-0.00614191456295125">
            <text:p>-0.006142</text:p>
          </table:table-cell>
          <table:table-cell table:formula="of:=-[.F187]*([.B187]/[.E187])" office:value-type="float" office:value="-0.000000000230188094679778">
            <text:p>0.000000</text:p>
          </table:table-cell>
          <table:table-cell table:number-columns-repeated="1016"/>
        </table:table-row>
        <table:table-row table:style-name="ro1">
          <table:table-cell table:formula="of:=[.A187]+([.C188]*_dt)" office:value-type="float" office:value="146999999893.186">
            <text:p>146999999893.186000</text:p>
          </table:table-cell>
          <table:table-cell table:formula="of:=[.B187]+([.D188]*_dt)" office:value-type="float" office:value="5539.0799986656">
            <text:p>5539.079999</text:p>
          </table:table-cell>
          <table:table-cell table:formula="of:=[.C187]+([.G187]*_dt)" office:value-type="float" office:value="-1.14239610761692">
            <text:p>-1.142396</text:p>
          </table:table-cell>
          <table:table-cell table:formula="of:=[.D187]+([.H187]*_dt)" office:value-type="float" office:value="29.7799999785925">
            <text:p>29.780000</text:p>
          </table:table-cell>
          <table:table-cell table:formula="of:=SQRT([.A188]^2+[.B188]^2)" office:value-type="float" office:value="146999999893.186">
            <text:p>146999999893.186000</text:p>
          </table:table-cell>
          <table:table-cell table:formula="of:=(_G*_m1)/([.E188]^2)" office:value-type="float" office:value="0.00614191456304671">
            <text:p>0.006142</text:p>
          </table:table-cell>
          <table:table-cell table:formula="of:=-[.F188]*([.A188]/[.E188])" office:value-type="float" office:value="-0.00614191456304671">
            <text:p>-0.006142</text:p>
          </table:table-cell>
          <table:table-cell table:formula="of:=-[.F188]*([.B188]/[.E188])" office:value-type="float" office:value="-0.000000000231432354655818">
            <text:p>0.000000</text:p>
          </table:table-cell>
          <table:table-cell table:number-columns-repeated="1016"/>
        </table:table-row>
        <table:table-row table:style-name="ro1">
          <table:table-cell table:formula="of:=[.A188]+([.C189]*_dt)" office:value-type="float" office:value="146999999892.037">
            <text:p>146999999892.037000</text:p>
          </table:table-cell>
          <table:table-cell table:formula="of:=[.B188]+([.D189]*_dt)" office:value-type="float" office:value="5568.85999864396">
            <text:p>5568.859999</text:p>
          </table:table-cell>
          <table:table-cell table:formula="of:=[.C188]+([.G188]*_dt)" office:value-type="float" office:value="-1.14853802217997">
            <text:p>-1.148538</text:p>
          </table:table-cell>
          <table:table-cell table:formula="of:=[.D188]+([.H188]*_dt)" office:value-type="float" office:value="29.7799999783611">
            <text:p>29.780000</text:p>
          </table:table-cell>
          <table:table-cell table:formula="of:=SQRT([.A189]^2+[.B189]^2)" office:value-type="float" office:value="146999999892.038">
            <text:p>146999999892.038000</text:p>
          </table:table-cell>
          <table:table-cell table:formula="of:=(_G*_m1)/([.E189]^2)" office:value-type="float" office:value="0.00614191456314269">
            <text:p>0.006142</text:p>
          </table:table-cell>
          <table:table-cell table:formula="of:=-[.F189]*([.A189]/[.E189])" office:value-type="float" office:value="-0.00614191456314268">
            <text:p>-0.006142</text:p>
          </table:table-cell>
          <table:table-cell table:formula="of:=-[.F189]*([.B189]/[.E189])" office:value-type="float" office:value="-0.000000000232676614631935">
            <text:p>0.000000</text:p>
          </table:table-cell>
          <table:table-cell table:number-columns-repeated="1016"/>
        </table:table-row>
        <table:table-row table:style-name="ro1">
          <table:table-cell table:formula="of:=[.A189]+([.C190]*_dt)" office:value-type="float" office:value="146999999890.883">
            <text:p>146999999890.883000</text:p>
          </table:table-cell>
          <table:table-cell table:formula="of:=[.B189]+([.D190]*_dt)" office:value-type="float" office:value="5598.63999862209">
            <text:p>5598.639999</text:p>
          </table:table-cell>
          <table:table-cell table:formula="of:=[.C189]+([.G189]*_dt)" office:value-type="float" office:value="-1.15467993674311">
            <text:p>-1.154680</text:p>
          </table:table-cell>
          <table:table-cell table:formula="of:=[.D189]+([.H189]*_dt)" office:value-type="float" office:value="29.7799999781284">
            <text:p>29.780000</text:p>
          </table:table-cell>
          <table:table-cell table:formula="of:=SQRT([.A190]^2+[.B190]^2)" office:value-type="float" office:value="146999999890.883">
            <text:p>146999999890.883000</text:p>
          </table:table-cell>
          <table:table-cell table:formula="of:=(_G*_m1)/([.E190]^2)" office:value-type="float" office:value="0.00614191456323918">
            <text:p>0.006142</text:p>
          </table:table-cell>
          <table:table-cell table:formula="of:=-[.F190]*([.A190]/[.E190])" office:value-type="float" office:value="-0.00614191456323917">
            <text:p>-0.006142</text:p>
          </table:table-cell>
          <table:table-cell table:formula="of:=-[.F190]*([.B190]/[.E190])" office:value-type="float" office:value="-0.00000000023392087460813">
            <text:p>0.000000</text:p>
          </table:table-cell>
          <table:table-cell table:number-columns-repeated="1016"/>
        </table:table-row>
        <table:table-row table:style-name="ro1">
          <table:table-cell table:formula="of:=[.A190]+([.C191]*_dt)" office:value-type="float" office:value="146999999889.722">
            <text:p>146999999889.722000</text:p>
          </table:table-cell>
          <table:table-cell table:formula="of:=[.B190]+([.D191]*_dt)" office:value-type="float" office:value="5628.41999859998">
            <text:p>5628.419999</text:p>
          </table:table-cell>
          <table:table-cell table:formula="of:=[.C190]+([.G190]*_dt)" office:value-type="float" office:value="-1.16082185130635">
            <text:p>-1.160822</text:p>
          </table:table-cell>
          <table:table-cell table:formula="of:=[.D190]+([.H190]*_dt)" office:value-type="float" office:value="29.7799999778945">
            <text:p>29.780000</text:p>
          </table:table-cell>
          <table:table-cell table:formula="of:=SQRT([.A191]^2+[.B191]^2)" office:value-type="float" office:value="146999999889.722">
            <text:p>146999999889.722000</text:p>
          </table:table-cell>
          <table:table-cell table:formula="of:=(_G*_m1)/([.E191]^2)" office:value-type="float" office:value="0.00614191456333618">
            <text:p>0.006142</text:p>
          </table:table-cell>
          <table:table-cell table:formula="of:=-[.F191]*([.A191]/[.E191])" office:value-type="float" office:value="-0.00614191456333617">
            <text:p>-0.006142</text:p>
          </table:table-cell>
          <table:table-cell table:formula="of:=-[.F191]*([.B191]/[.E191])" office:value-type="float" office:value="-0.000000000235165134584404">
            <text:p>0.000000</text:p>
          </table:table-cell>
          <table:table-cell table:number-columns-repeated="1016"/>
        </table:table-row>
        <table:table-row table:style-name="ro1">
          <table:table-cell table:formula="of:=[.A191]+([.C192]*_dt)" office:value-type="float" office:value="146999999888.555">
            <text:p>146999999888.555000</text:p>
          </table:table-cell>
          <table:table-cell table:formula="of:=[.B191]+([.D192]*_dt)" office:value-type="float" office:value="5658.19999857764">
            <text:p>5658.199999</text:p>
          </table:table-cell>
          <table:table-cell table:formula="of:=[.C191]+([.G191]*_dt)" office:value-type="float" office:value="-1.16696376586969">
            <text:p>-1.166964</text:p>
          </table:table-cell>
          <table:table-cell table:formula="of:=[.D191]+([.H191]*_dt)" office:value-type="float" office:value="29.7799999776593">
            <text:p>29.780000</text:p>
          </table:table-cell>
          <table:table-cell table:formula="of:=SQRT([.A192]^2+[.B192]^2)" office:value-type="float" office:value="146999999888.555">
            <text:p>146999999888.555000</text:p>
          </table:table-cell>
          <table:table-cell table:formula="of:=(_G*_m1)/([.E192]^2)" office:value-type="float" office:value="0.00614191456343369">
            <text:p>0.006142</text:p>
          </table:table-cell>
          <table:table-cell table:formula="of:=-[.F192]*([.A192]/[.E192])" office:value-type="float" office:value="-0.00614191456343369">
            <text:p>-0.006142</text:p>
          </table:table-cell>
          <table:table-cell table:formula="of:=-[.F192]*([.B192]/[.E192])" office:value-type="float" office:value="-0.000000000236409394560756">
            <text:p>0.000000</text:p>
          </table:table-cell>
          <table:table-cell table:number-columns-repeated="1016"/>
        </table:table-row>
        <table:table-row table:style-name="ro1">
          <table:table-cell table:formula="of:=[.A192]+([.C193]*_dt)" office:value-type="float" office:value="146999999887.382">
            <text:p>146999999887.382000</text:p>
          </table:table-cell>
          <table:table-cell table:formula="of:=[.B192]+([.D193]*_dt)" office:value-type="float" office:value="5687.97999855507">
            <text:p>5687.979999</text:p>
          </table:table-cell>
          <table:table-cell table:formula="of:=[.C192]+([.G192]*_dt)" office:value-type="float" office:value="-1.17310568043312">
            <text:p>-1.173106</text:p>
          </table:table-cell>
          <table:table-cell table:formula="of:=[.D192]+([.H192]*_dt)" office:value-type="float" office:value="29.7799999774229">
            <text:p>29.780000</text:p>
          </table:table-cell>
          <table:table-cell table:formula="of:=SQRT([.A193]^2+[.B193]^2)" office:value-type="float" office:value="146999999887.382">
            <text:p>146999999887.382000</text:p>
          </table:table-cell>
          <table:table-cell table:formula="of:=(_G*_m1)/([.E193]^2)" office:value-type="float" office:value="0.00614191456353172">
            <text:p>0.006142</text:p>
          </table:table-cell>
          <table:table-cell table:formula="of:=-[.F193]*([.A193]/[.E193])" office:value-type="float" office:value="-0.00614191456353172">
            <text:p>-0.006142</text:p>
          </table:table-cell>
          <table:table-cell table:formula="of:=-[.F193]*([.B193]/[.E193])" office:value-type="float" office:value="-0.000000000237653654537188">
            <text:p>0.000000</text:p>
          </table:table-cell>
          <table:table-cell table:number-columns-repeated="1016"/>
        </table:table-row>
        <table:table-row table:style-name="ro1">
          <table:table-cell table:formula="of:=[.A193]+([.C194]*_dt)" office:value-type="float" office:value="146999999886.203">
            <text:p>146999999886.203000</text:p>
          </table:table-cell>
          <table:table-cell table:formula="of:=[.B193]+([.D194]*_dt)" office:value-type="float" office:value="5717.75999853225">
            <text:p>5717.759999</text:p>
          </table:table-cell>
          <table:table-cell table:formula="of:=[.C193]+([.G193]*_dt)" office:value-type="float" office:value="-1.17924759499665">
            <text:p>-1.179248</text:p>
          </table:table-cell>
          <table:table-cell table:formula="of:=[.D193]+([.H193]*_dt)" office:value-type="float" office:value="29.7799999771852">
            <text:p>29.780000</text:p>
          </table:table-cell>
          <table:table-cell table:formula="of:=SQRT([.A194]^2+[.B194]^2)" office:value-type="float" office:value="146999999886.203">
            <text:p>146999999886.203000</text:p>
          </table:table-cell>
          <table:table-cell table:formula="of:=(_G*_m1)/([.E194]^2)" office:value-type="float" office:value="0.00614191456363027">
            <text:p>0.006142</text:p>
          </table:table-cell>
          <table:table-cell table:formula="of:=-[.F194]*([.A194]/[.E194])" office:value-type="float" office:value="-0.00614191456363026">
            <text:p>-0.006142</text:p>
          </table:table-cell>
          <table:table-cell table:formula="of:=-[.F194]*([.B194]/[.E194])" office:value-type="float" office:value="-0.000000000238897914513699">
            <text:p>0.000000</text:p>
          </table:table-cell>
          <table:table-cell table:number-columns-repeated="1016"/>
        </table:table-row>
        <table:table-row table:style-name="ro1">
          <table:table-cell table:formula="of:=[.A194]+([.C195]*_dt)" office:value-type="float" office:value="146999999885.017">
            <text:p>146999999885.017000</text:p>
          </table:table-cell>
          <table:table-cell table:formula="of:=[.B194]+([.D195]*_dt)" office:value-type="float" office:value="5747.5399985092">
            <text:p>5747.539999</text:p>
          </table:table-cell>
          <table:table-cell table:formula="of:=[.C194]+([.G194]*_dt)" office:value-type="float" office:value="-1.18538950956028">
            <text:p>-1.185390</text:p>
          </table:table-cell>
          <table:table-cell table:formula="of:=[.D194]+([.H194]*_dt)" office:value-type="float" office:value="29.7799999769463">
            <text:p>29.780000</text:p>
          </table:table-cell>
          <table:table-cell table:formula="of:=SQRT([.A195]^2+[.B195]^2)" office:value-type="float" office:value="146999999885.017">
            <text:p>146999999885.017000</text:p>
          </table:table-cell>
          <table:table-cell table:formula="of:=(_G*_m1)/([.E195]^2)" office:value-type="float" office:value="0.00614191456372932">
            <text:p>0.006142</text:p>
          </table:table-cell>
          <table:table-cell table:formula="of:=-[.F195]*([.A195]/[.E195])" office:value-type="float" office:value="-0.00614191456372931">
            <text:p>-0.006142</text:p>
          </table:table-cell>
          <table:table-cell table:formula="of:=-[.F195]*([.B195]/[.E195])" office:value-type="float" office:value="-0.00000000024014217449029">
            <text:p>0.000000</text:p>
          </table:table-cell>
          <table:table-cell table:number-columns-repeated="1016"/>
        </table:table-row>
        <table:table-row table:style-name="ro1">
          <table:table-cell table:formula="of:=[.A195]+([.C196]*_dt)" office:value-type="float" office:value="146999999883.826">
            <text:p>146999999883.826000</text:p>
          </table:table-cell>
          <table:table-cell table:formula="of:=[.B195]+([.D196]*_dt)" office:value-type="float" office:value="5777.3199984859">
            <text:p>5777.319998</text:p>
          </table:table-cell>
          <table:table-cell table:formula="of:=[.C195]+([.G195]*_dt)" office:value-type="float" office:value="-1.19153142412401">
            <text:p>-1.191531</text:p>
          </table:table-cell>
          <table:table-cell table:formula="of:=[.D195]+([.H195]*_dt)" office:value-type="float" office:value="29.7799999767062">
            <text:p>29.780000</text:p>
          </table:table-cell>
          <table:table-cell table:formula="of:=SQRT([.A196]^2+[.B196]^2)" office:value-type="float" office:value="146999999883.826">
            <text:p>146999999883.826000</text:p>
          </table:table-cell>
          <table:table-cell table:formula="of:=(_G*_m1)/([.E196]^2)" office:value-type="float" office:value="0.00614191456382889">
            <text:p>0.006142</text:p>
          </table:table-cell>
          <table:table-cell table:formula="of:=-[.F196]*([.A196]/[.E196])" office:value-type="float" office:value="-0.00614191456382888">
            <text:p>-0.006142</text:p>
          </table:table-cell>
          <table:table-cell table:formula="of:=-[.F196]*([.B196]/[.E196])" office:value-type="float" office:value="-0.000000000241386434466961">
            <text:p>0.000000</text:p>
          </table:table-cell>
          <table:table-cell table:number-columns-repeated="1016"/>
        </table:table-row>
        <table:table-row table:style-name="ro1">
          <table:table-cell table:formula="of:=[.A196]+([.C197]*_dt)" office:value-type="float" office:value="146999999882.628">
            <text:p>146999999882.628000</text:p>
          </table:table-cell>
          <table:table-cell table:formula="of:=[.B196]+([.D197]*_dt)" office:value-type="float" office:value="5807.09999846237">
            <text:p>5807.099998</text:p>
          </table:table-cell>
          <table:table-cell table:formula="of:=[.C196]+([.G196]*_dt)" office:value-type="float" office:value="-1.19767333868784">
            <text:p>-1.197673</text:p>
          </table:table-cell>
          <table:table-cell table:formula="of:=[.D196]+([.H196]*_dt)" office:value-type="float" office:value="29.7799999764648">
            <text:p>29.780000</text:p>
          </table:table-cell>
          <table:table-cell table:formula="of:=SQRT([.A197]^2+[.B197]^2)" office:value-type="float" office:value="146999999882.628">
            <text:p>146999999882.628000</text:p>
          </table:table-cell>
          <table:table-cell table:formula="of:=(_G*_m1)/([.E197]^2)" office:value-type="float" office:value="0.00614191456392897">
            <text:p>0.006142</text:p>
          </table:table-cell>
          <table:table-cell table:formula="of:=-[.F197]*([.A197]/[.E197])" office:value-type="float" office:value="-0.00614191456392897">
            <text:p>-0.006142</text:p>
          </table:table-cell>
          <table:table-cell table:formula="of:=-[.F197]*([.B197]/[.E197])" office:value-type="float" office:value="-0.000000000242630694443714">
            <text:p>0.000000</text:p>
          </table:table-cell>
          <table:table-cell table:number-columns-repeated="1016"/>
        </table:table-row>
        <table:table-row table:style-name="ro1">
          <table:table-cell table:formula="of:=[.A197]+([.C198]*_dt)" office:value-type="float" office:value="146999999881.424">
            <text:p>146999999881.424000</text:p>
          </table:table-cell>
          <table:table-cell table:formula="of:=[.B197]+([.D198]*_dt)" office:value-type="float" office:value="5836.87999843859">
            <text:p>5836.879998</text:p>
          </table:table-cell>
          <table:table-cell table:formula="of:=[.C197]+([.G197]*_dt)" office:value-type="float" office:value="-1.20381525325177">
            <text:p>-1.203815</text:p>
          </table:table-cell>
          <table:table-cell table:formula="of:=[.D197]+([.H197]*_dt)" office:value-type="float" office:value="29.7799999762222">
            <text:p>29.780000</text:p>
          </table:table-cell>
          <table:table-cell table:formula="of:=SQRT([.A198]^2+[.B198]^2)" office:value-type="float" office:value="146999999881.424">
            <text:p>146999999881.424000</text:p>
          </table:table-cell>
          <table:table-cell table:formula="of:=(_G*_m1)/([.E198]^2)" office:value-type="float" office:value="0.00614191456402957">
            <text:p>0.006142</text:p>
          </table:table-cell>
          <table:table-cell table:formula="of:=-[.F198]*([.A198]/[.E198])" office:value-type="float" office:value="-0.00614191456402956">
            <text:p>-0.006142</text:p>
          </table:table-cell>
          <table:table-cell table:formula="of:=-[.F198]*([.B198]/[.E198])" office:value-type="float" office:value="-0.000000000243874954420548">
            <text:p>0.000000</text:p>
          </table:table-cell>
          <table:table-cell table:number-columns-repeated="1016"/>
        </table:table-row>
        <table:table-row table:style-name="ro1">
          <table:table-cell table:formula="of:=[.A198]+([.C199]*_dt)" office:value-type="float" office:value="146999999880.214">
            <text:p>146999999880.214000</text:p>
          </table:table-cell>
          <table:table-cell table:formula="of:=[.B198]+([.D199]*_dt)" office:value-type="float" office:value="5866.65999841457">
            <text:p>5866.659998</text:p>
          </table:table-cell>
          <table:table-cell table:formula="of:=[.C198]+([.G198]*_dt)" office:value-type="float" office:value="-1.2099571678158">
            <text:p>-1.209957</text:p>
          </table:table-cell>
          <table:table-cell table:formula="of:=[.D198]+([.H198]*_dt)" office:value-type="float" office:value="29.7799999759783">
            <text:p>29.780000</text:p>
          </table:table-cell>
          <table:table-cell table:formula="of:=SQRT([.A199]^2+[.B199]^2)" office:value-type="float" office:value="146999999880.214">
            <text:p>146999999880.214000</text:p>
          </table:table-cell>
          <table:table-cell table:formula="of:=(_G*_m1)/([.E199]^2)" office:value-type="float" office:value="0.00614191456413067">
            <text:p>0.006142</text:p>
          </table:table-cell>
          <table:table-cell table:formula="of:=-[.F199]*([.A199]/[.E199])" office:value-type="float" office:value="-0.00614191456413067">
            <text:p>-0.006142</text:p>
          </table:table-cell>
          <table:table-cell table:formula="of:=-[.F199]*([.B199]/[.E199])" office:value-type="float" office:value="-0.000000000245119214397463">
            <text:p>0.000000</text:p>
          </table:table-cell>
          <table:table-cell table:number-columns-repeated="1016"/>
        </table:table-row>
        <table:table-row table:style-name="ro1">
          <table:table-cell table:formula="of:=[.A199]+([.C200]*_dt)" office:value-type="float" office:value="146999999878.998">
            <text:p>146999999878.998000</text:p>
          </table:table-cell>
          <table:table-cell table:formula="of:=[.B199]+([.D200]*_dt)" office:value-type="float" office:value="5896.4399983903">
            <text:p>5896.439998</text:p>
          </table:table-cell>
          <table:table-cell table:formula="of:=[.C199]+([.G199]*_dt)" office:value-type="float" office:value="-1.21609908237993">
            <text:p>-1.216099</text:p>
          </table:table-cell>
          <table:table-cell table:formula="of:=[.D199]+([.H199]*_dt)" office:value-type="float" office:value="29.7799999757332">
            <text:p>29.780000</text:p>
          </table:table-cell>
          <table:table-cell table:formula="of:=SQRT([.A200]^2+[.B200]^2)" office:value-type="float" office:value="146999999878.998">
            <text:p>146999999878.998000</text:p>
          </table:table-cell>
          <table:table-cell table:formula="of:=(_G*_m1)/([.E200]^2)" office:value-type="float" office:value="0.0061419145642323">
            <text:p>0.006142</text:p>
          </table:table-cell>
          <table:table-cell table:formula="of:=-[.F200]*([.A200]/[.E200])" office:value-type="float" office:value="-0.00614191456423229">
            <text:p>-0.006142</text:p>
          </table:table-cell>
          <table:table-cell table:formula="of:=-[.F200]*([.B200]/[.E200])" office:value-type="float" office:value="-0.00000000024636347437446">
            <text:p>0.000000</text:p>
          </table:table-cell>
          <table:table-cell table:number-columns-repeated="1016"/>
        </table:table-row>
        <table:table-row table:style-name="ro1">
          <table:table-cell table:formula="of:=[.A200]+([.C201]*_dt)" office:value-type="float" office:value="146999999877.776">
            <text:p>146999999877.776000</text:p>
          </table:table-cell>
          <table:table-cell table:formula="of:=[.B200]+([.D201]*_dt)" office:value-type="float" office:value="5926.21999836579">
            <text:p>5926.219998</text:p>
          </table:table-cell>
          <table:table-cell table:formula="of:=[.C200]+([.G200]*_dt)" office:value-type="float" office:value="-1.22224099694416">
            <text:p>-1.222241</text:p>
          </table:table-cell>
          <table:table-cell table:formula="of:=[.D200]+([.H200]*_dt)" office:value-type="float" office:value="29.7799999754868">
            <text:p>29.780000</text:p>
          </table:table-cell>
          <table:table-cell table:formula="of:=SQRT([.A201]^2+[.B201]^2)" office:value-type="float" office:value="146999999877.776">
            <text:p>146999999877.776000</text:p>
          </table:table-cell>
          <table:table-cell table:formula="of:=(_G*_m1)/([.E201]^2)" office:value-type="float" office:value="0.00614191456433443">
            <text:p>0.006142</text:p>
          </table:table-cell>
          <table:table-cell table:formula="of:=-[.F201]*([.A201]/[.E201])" office:value-type="float" office:value="-0.00614191456433442">
            <text:p>-0.006142</text:p>
          </table:table-cell>
          <table:table-cell table:formula="of:=-[.F201]*([.B201]/[.E201])" office:value-type="float" office:value="-0.00000000024760773435154">
            <text:p>0.000000</text:p>
          </table:table-cell>
          <table:table-cell table:number-columns-repeated="1016"/>
        </table:table-row>
        <table:table-row table:style-name="ro1">
          <table:table-cell table:formula="of:=[.A201]+([.C202]*_dt)" office:value-type="float" office:value="146999999876.547">
            <text:p>146999999876.547000</text:p>
          </table:table-cell>
          <table:table-cell table:formula="of:=[.B201]+([.D202]*_dt)" office:value-type="float" office:value="5955.99999834103">
            <text:p>5955.999998</text:p>
          </table:table-cell>
          <table:table-cell table:formula="of:=[.C201]+([.G201]*_dt)" office:value-type="float" office:value="-1.2283829115085">
            <text:p>-1.228383</text:p>
          </table:table-cell>
          <table:table-cell table:formula="of:=[.D201]+([.H201]*_dt)" office:value-type="float" office:value="29.7799999752392">
            <text:p>29.780000</text:p>
          </table:table-cell>
          <table:table-cell table:formula="of:=SQRT([.A202]^2+[.B202]^2)" office:value-type="float" office:value="146999999876.548">
            <text:p>146999999876.548000</text:p>
          </table:table-cell>
          <table:table-cell table:formula="of:=(_G*_m1)/([.E202]^2)" office:value-type="float" office:value="0.00614191456443708">
            <text:p>0.006142</text:p>
          </table:table-cell>
          <table:table-cell table:formula="of:=-[.F202]*([.A202]/[.E202])" office:value-type="float" office:value="-0.00614191456443707">
            <text:p>-0.006142</text:p>
          </table:table-cell>
          <table:table-cell table:formula="of:=-[.F202]*([.B202]/[.E202])" office:value-type="float" office:value="-0.000000000248851994328703">
            <text:p>0.000000</text:p>
          </table:table-cell>
          <table:table-cell table:number-columns-repeated="1016"/>
        </table:table-row>
        <table:table-row table:style-name="ro1">
          <table:table-cell table:formula="of:=[.A202]+([.C203]*_dt)" office:value-type="float" office:value="146999999875.313">
            <text:p>146999999875.313000</text:p>
          </table:table-cell>
          <table:table-cell table:formula="of:=[.B202]+([.D203]*_dt)" office:value-type="float" office:value="5985.77999831602">
            <text:p>5985.779998</text:p>
          </table:table-cell>
          <table:table-cell table:formula="of:=[.C202]+([.G202]*_dt)" office:value-type="float" office:value="-1.23452482607293">
            <text:p>-1.234525</text:p>
          </table:table-cell>
          <table:table-cell table:formula="of:=[.D202]+([.H202]*_dt)" office:value-type="float" office:value="29.7799999749904">
            <text:p>29.780000</text:p>
          </table:table-cell>
          <table:table-cell table:formula="of:=SQRT([.A203]^2+[.B203]^2)" office:value-type="float" office:value="146999999875.313">
            <text:p>146999999875.313000</text:p>
          </table:table-cell>
          <table:table-cell table:formula="of:=(_G*_m1)/([.E203]^2)" office:value-type="float" office:value="0.00614191456454024">
            <text:p>0.006142</text:p>
          </table:table-cell>
          <table:table-cell table:formula="of:=-[.F203]*([.A203]/[.E203])" office:value-type="float" office:value="-0.00614191456454023">
            <text:p>-0.006142</text:p>
          </table:table-cell>
          <table:table-cell table:formula="of:=-[.F203]*([.B203]/[.E203])" office:value-type="float" office:value="-0.000000000250096254305949">
            <text:p>0.000000</text:p>
          </table:table-cell>
          <table:table-cell table:number-columns-repeated="1016"/>
        </table:table-row>
        <table:table-row table:style-name="ro1">
          <table:table-cell table:formula="of:=[.A203]+([.C204]*_dt)" office:value-type="float" office:value="146999999874.072">
            <text:p>146999999874.072000</text:p>
          </table:table-cell>
          <table:table-cell table:formula="of:=[.B203]+([.D204]*_dt)" office:value-type="float" office:value="6015.55999829076">
            <text:p>6015.559998</text:p>
          </table:table-cell>
          <table:table-cell table:formula="of:=[.C203]+([.G203]*_dt)" office:value-type="float" office:value="-1.24066674063747">
            <text:p>-1.240667</text:p>
          </table:table-cell>
          <table:table-cell table:formula="of:=[.D203]+([.H203]*_dt)" office:value-type="float" office:value="29.7799999747403">
            <text:p>29.780000</text:p>
          </table:table-cell>
          <table:table-cell table:formula="of:=SQRT([.A204]^2+[.B204]^2)" office:value-type="float" office:value="146999999874.072">
            <text:p>146999999874.072000</text:p>
          </table:table-cell>
          <table:table-cell table:formula="of:=(_G*_m1)/([.E204]^2)" office:value-type="float" office:value="0.00614191456464391">
            <text:p>0.006142</text:p>
          </table:table-cell>
          <table:table-cell table:formula="of:=-[.F204]*([.A204]/[.E204])" office:value-type="float" office:value="-0.00614191456464391">
            <text:p>-0.006142</text:p>
          </table:table-cell>
          <table:table-cell table:formula="of:=-[.F204]*([.B204]/[.E204])" office:value-type="float" office:value="-0.000000000251340514283279">
            <text:p>0.000000</text:p>
          </table:table-cell>
          <table:table-cell table:number-columns-repeated="1016"/>
        </table:table-row>
        <table:table-row table:style-name="ro1">
          <table:table-cell table:formula="of:=[.A204]+([.C205]*_dt)" office:value-type="float" office:value="146999999872.826">
            <text:p>146999999872.826000</text:p>
          </table:table-cell>
          <table:table-cell table:formula="of:=[.B204]+([.D205]*_dt)" office:value-type="float" office:value="6045.33999826525">
            <text:p>6045.339998</text:p>
          </table:table-cell>
          <table:table-cell table:formula="of:=[.C204]+([.G204]*_dt)" office:value-type="float" office:value="-1.24680865520212">
            <text:p>-1.246809</text:p>
          </table:table-cell>
          <table:table-cell table:formula="of:=[.D204]+([.H204]*_dt)" office:value-type="float" office:value="29.7799999744889">
            <text:p>29.780000</text:p>
          </table:table-cell>
          <table:table-cell table:formula="of:=SQRT([.A205]^2+[.B205]^2)" office:value-type="float" office:value="146999999872.826">
            <text:p>146999999872.826000</text:p>
          </table:table-cell>
          <table:table-cell table:formula="of:=(_G*_m1)/([.E205]^2)" office:value-type="float" office:value="0.0061419145647481">
            <text:p>0.006142</text:p>
          </table:table-cell>
          <table:table-cell table:formula="of:=-[.F205]*([.A205]/[.E205])" office:value-type="float" office:value="-0.00614191456474809">
            <text:p>-0.006142</text:p>
          </table:table-cell>
          <table:table-cell table:formula="of:=-[.F205]*([.B205]/[.E205])" office:value-type="float" office:value="-0.000000000252584774260693">
            <text:p>0.000000</text:p>
          </table:table-cell>
          <table:table-cell table:number-columns-repeated="1016"/>
        </table:table-row>
        <table:table-row table:style-name="ro1">
          <table:table-cell table:formula="of:=[.A205]+([.C206]*_dt)" office:value-type="float" office:value="146999999871.573">
            <text:p>146999999871.573000</text:p>
          </table:table-cell>
          <table:table-cell table:formula="of:=[.B205]+([.D206]*_dt)" office:value-type="float" office:value="6075.11999823949">
            <text:p>6075.119998</text:p>
          </table:table-cell>
          <table:table-cell table:formula="of:=[.C205]+([.G205]*_dt)" office:value-type="float" office:value="-1.25295056976687">
            <text:p>-1.252951</text:p>
          </table:table-cell>
          <table:table-cell table:formula="of:=[.D205]+([.H205]*_dt)" office:value-type="float" office:value="29.7799999742364">
            <text:p>29.780000</text:p>
          </table:table-cell>
          <table:table-cell table:formula="of:=SQRT([.A206]^2+[.B206]^2)" office:value-type="float" office:value="146999999871.573">
            <text:p>146999999871.573000</text:p>
          </table:table-cell>
          <table:table-cell table:formula="of:=(_G*_m1)/([.E206]^2)" office:value-type="float" office:value="0.0061419145648528">
            <text:p>0.006142</text:p>
          </table:table-cell>
          <table:table-cell table:formula="of:=-[.F206]*([.A206]/[.E206])" office:value-type="float" office:value="-0.0061419145648528">
            <text:p>-0.006142</text:p>
          </table:table-cell>
          <table:table-cell table:formula="of:=-[.F206]*([.B206]/[.E206])" office:value-type="float" office:value="-0.000000000253829034238192">
            <text:p>0.000000</text:p>
          </table:table-cell>
          <table:table-cell table:number-columns-repeated="1016"/>
        </table:table-row>
        <table:table-row table:style-name="ro1">
          <table:table-cell table:formula="of:=[.A206]+([.C207]*_dt)" office:value-type="float" office:value="146999999870.313">
            <text:p>146999999870.313000</text:p>
          </table:table-cell>
          <table:table-cell table:formula="of:=[.B206]+([.D207]*_dt)" office:value-type="float" office:value="6104.89999821347">
            <text:p>6104.899998</text:p>
          </table:table-cell>
          <table:table-cell table:formula="of:=[.C206]+([.G206]*_dt)" office:value-type="float" office:value="-1.25909248433172">
            <text:p>-1.259092</text:p>
          </table:table-cell>
          <table:table-cell table:formula="of:=[.D206]+([.H206]*_dt)" office:value-type="float" office:value="29.7799999739825">
            <text:p>29.780000</text:p>
          </table:table-cell>
          <table:table-cell table:formula="of:=SQRT([.A207]^2+[.B207]^2)" office:value-type="float" office:value="146999999870.314">
            <text:p>146999999870.314000</text:p>
          </table:table-cell>
          <table:table-cell table:formula="of:=(_G*_m1)/([.E207]^2)" office:value-type="float" office:value="0.00614191456495802">
            <text:p>0.006142</text:p>
          </table:table-cell>
          <table:table-cell table:formula="of:=-[.F207]*([.A207]/[.E207])" office:value-type="float" office:value="-0.00614191456495801">
            <text:p>-0.006142</text:p>
          </table:table-cell>
          <table:table-cell table:formula="of:=-[.F207]*([.B207]/[.E207])" office:value-type="float" office:value="-0.000000000255073294215775">
            <text:p>0.000000</text:p>
          </table:table-cell>
          <table:table-cell table:number-columns-repeated="1016"/>
        </table:table-row>
        <table:table-row table:style-name="ro1">
          <table:table-cell table:formula="of:=[.A207]+([.C208]*_dt)" office:value-type="float" office:value="146999999869.048">
            <text:p>146999999869.048000</text:p>
          </table:table-cell>
          <table:table-cell table:formula="of:=[.B207]+([.D208]*_dt)" office:value-type="float" office:value="6134.67999818719">
            <text:p>6134.679998</text:p>
          </table:table-cell>
          <table:table-cell table:formula="of:=[.C207]+([.G207]*_dt)" office:value-type="float" office:value="-1.26523439889668">
            <text:p>-1.265234</text:p>
          </table:table-cell>
          <table:table-cell table:formula="of:=[.D207]+([.H207]*_dt)" office:value-type="float" office:value="29.7799999737274">
            <text:p>29.780000</text:p>
          </table:table-cell>
          <table:table-cell table:formula="of:=SQRT([.A208]^2+[.B208]^2)" office:value-type="float" office:value="146999999869.048">
            <text:p>146999999869.048000</text:p>
          </table:table-cell>
          <table:table-cell table:formula="of:=(_G*_m1)/([.E208]^2)" office:value-type="float" office:value="0.00614191456506374">
            <text:p>0.006142</text:p>
          </table:table-cell>
          <table:table-cell table:formula="of:=-[.F208]*([.A208]/[.E208])" office:value-type="float" office:value="-0.00614191456506374">
            <text:p>-0.006142</text:p>
          </table:table-cell>
          <table:table-cell table:formula="of:=-[.F208]*([.B208]/[.E208])" office:value-type="float" office:value="-0.000000000256317554193445">
            <text:p>0.000000</text:p>
          </table:table-cell>
          <table:table-cell table:number-columns-repeated="1016"/>
        </table:table-row>
        <table:table-row table:style-name="ro1">
          <table:table-cell table:formula="of:=[.A208]+([.C209]*_dt)" office:value-type="float" office:value="146999999867.777">
            <text:p>146999999867.777000</text:p>
          </table:table-cell>
          <table:table-cell table:formula="of:=[.B208]+([.D209]*_dt)" office:value-type="float" office:value="6164.45999816067">
            <text:p>6164.459998</text:p>
          </table:table-cell>
          <table:table-cell table:formula="of:=[.C208]+([.G208]*_dt)" office:value-type="float" office:value="-1.27137631346174">
            <text:p>-1.271376</text:p>
          </table:table-cell>
          <table:table-cell table:formula="of:=[.D208]+([.H208]*_dt)" office:value-type="float" office:value="29.7799999734711">
            <text:p>29.780000</text:p>
          </table:table-cell>
          <table:table-cell table:formula="of:=SQRT([.A209]^2+[.B209]^2)" office:value-type="float" office:value="146999999867.777">
            <text:p>146999999867.777000</text:p>
          </table:table-cell>
          <table:table-cell table:formula="of:=(_G*_m1)/([.E209]^2)" office:value-type="float" office:value="0.00614191456516998">
            <text:p>0.006142</text:p>
          </table:table-cell>
          <table:table-cell table:formula="of:=-[.F209]*([.A209]/[.E209])" office:value-type="float" office:value="-0.00614191456516998">
            <text:p>-0.006142</text:p>
          </table:table-cell>
          <table:table-cell table:formula="of:=-[.F209]*([.B209]/[.E209])" office:value-type="float" office:value="-0.000000000257561814171199">
            <text:p>0.000000</text:p>
          </table:table-cell>
          <table:table-cell table:number-columns-repeated="1016"/>
        </table:table-row>
        <table:table-row table:style-name="ro1">
          <table:table-cell table:formula="of:=[.A209]+([.C210]*_dt)" office:value-type="float" office:value="146999999866.499">
            <text:p>146999999866.499000</text:p>
          </table:table-cell>
          <table:table-cell table:formula="of:=[.B209]+([.D210]*_dt)" office:value-type="float" office:value="6194.23999813388">
            <text:p>6194.239998</text:p>
          </table:table-cell>
          <table:table-cell table:formula="of:=[.C209]+([.G209]*_dt)" office:value-type="float" office:value="-1.27751822802691">
            <text:p>-1.277518</text:p>
          </table:table-cell>
          <table:table-cell table:formula="of:=[.D209]+([.H209]*_dt)" office:value-type="float" office:value="29.7799999732136">
            <text:p>29.780000</text:p>
          </table:table-cell>
          <table:table-cell table:formula="of:=SQRT([.A210]^2+[.B210]^2)" office:value-type="float" office:value="146999999866.499">
            <text:p>146999999866.499000</text:p>
          </table:table-cell>
          <table:table-cell table:formula="of:=(_G*_m1)/([.E210]^2)" office:value-type="float" office:value="0.00614191456527674">
            <text:p>0.006142</text:p>
          </table:table-cell>
          <table:table-cell table:formula="of:=-[.F210]*([.A210]/[.E210])" office:value-type="float" office:value="-0.00614191456527673">
            <text:p>-0.006142</text:p>
          </table:table-cell>
          <table:table-cell table:formula="of:=-[.F210]*([.B210]/[.E210])" office:value-type="float" office:value="-0.000000000258806074149041">
            <text:p>0.000000</text:p>
          </table:table-cell>
          <table:table-cell table:number-columns-repeated="1016"/>
        </table:table-row>
        <table:table-row table:style-name="ro1">
          <table:table-cell table:formula="of:=[.A210]+([.C211]*_dt)" office:value-type="float" office:value="146999999865.216">
            <text:p>146999999865.216000</text:p>
          </table:table-cell>
          <table:table-cell table:formula="of:=[.B210]+([.D211]*_dt)" office:value-type="float" office:value="6224.01999810683">
            <text:p>6224.019998</text:p>
          </table:table-cell>
          <table:table-cell table:formula="of:=[.C210]+([.G210]*_dt)" office:value-type="float" office:value="-1.28366014259219">
            <text:p>-1.283660</text:p>
          </table:table-cell>
          <table:table-cell table:formula="of:=[.D210]+([.H210]*_dt)" office:value-type="float" office:value="29.7799999729548">
            <text:p>29.780000</text:p>
          </table:table-cell>
          <table:table-cell table:formula="of:=SQRT([.A211]^2+[.B211]^2)" office:value-type="float" office:value="146999999865.216">
            <text:p>146999999865.216000</text:p>
          </table:table-cell>
          <table:table-cell table:formula="of:=(_G*_m1)/([.E211]^2)" office:value-type="float" office:value="0.006141914565384">
            <text:p>0.006142</text:p>
          </table:table-cell>
          <table:table-cell table:formula="of:=-[.F211]*([.A211]/[.E211])" office:value-type="float" office:value="-0.006141914565384">
            <text:p>-0.006142</text:p>
          </table:table-cell>
          <table:table-cell table:formula="of:=-[.F211]*([.B211]/[.E211])" office:value-type="float" office:value="-0.000000000260050334126968">
            <text:p>0.000000</text:p>
          </table:table-cell>
          <table:table-cell table:number-columns-repeated="1016"/>
        </table:table-row>
        <table:table-row table:style-name="ro1">
          <table:table-cell table:formula="of:=[.A211]+([.C212]*_dt)" office:value-type="float" office:value="146999999863.926">
            <text:p>146999999863.926000</text:p>
          </table:table-cell>
          <table:table-cell table:formula="of:=[.B211]+([.D212]*_dt)" office:value-type="float" office:value="6253.79999807953">
            <text:p>6253.799998</text:p>
          </table:table-cell>
          <table:table-cell table:formula="of:=[.C211]+([.G211]*_dt)" office:value-type="float" office:value="-1.28980205715757">
            <text:p>-1.289802</text:p>
          </table:table-cell>
          <table:table-cell table:formula="of:=[.D211]+([.H211]*_dt)" office:value-type="float" office:value="29.7799999726947">
            <text:p>29.780000</text:p>
          </table:table-cell>
          <table:table-cell table:formula="of:=SQRT([.A212]^2+[.B212]^2)" office:value-type="float" office:value="146999999863.926">
            <text:p>146999999863.926000</text:p>
          </table:table-cell>
          <table:table-cell table:formula="of:=(_G*_m1)/([.E212]^2)" office:value-type="float" office:value="0.00614191456549178">
            <text:p>0.006142</text:p>
          </table:table-cell>
          <table:table-cell table:formula="of:=-[.F212]*([.A212]/[.E212])" office:value-type="float" office:value="-0.00614191456549178">
            <text:p>-0.006142</text:p>
          </table:table-cell>
          <table:table-cell table:formula="of:=-[.F212]*([.B212]/[.E212])" office:value-type="float" office:value="-0.000000000261294594104983">
            <text:p>0.000000</text:p>
          </table:table-cell>
          <table:table-cell table:number-columns-repeated="1016"/>
        </table:table-row>
        <table:table-row table:style-name="ro1">
          <table:table-cell table:formula="of:=[.A212]+([.C213]*_dt)" office:value-type="float" office:value="146999999862.63">
            <text:p>146999999862.630000</text:p>
          </table:table-cell>
          <table:table-cell table:formula="of:=[.B212]+([.D213]*_dt)" office:value-type="float" office:value="6283.57999805196">
            <text:p>6283.579998</text:p>
          </table:table-cell>
          <table:table-cell table:formula="of:=[.C212]+([.G212]*_dt)" office:value-type="float" office:value="-1.29594397172306">
            <text:p>-1.295944</text:p>
          </table:table-cell>
          <table:table-cell table:formula="of:=[.D212]+([.H212]*_dt)" office:value-type="float" office:value="29.7799999724334">
            <text:p>29.780000</text:p>
          </table:table-cell>
          <table:table-cell table:formula="of:=SQRT([.A213]^2+[.B213]^2)" office:value-type="float" office:value="146999999862.63">
            <text:p>146999999862.630000</text:p>
          </table:table-cell>
          <table:table-cell table:formula="of:=(_G*_m1)/([.E213]^2)" office:value-type="float" office:value="0.00614191456560008">
            <text:p>0.006142</text:p>
          </table:table-cell>
          <table:table-cell table:formula="of:=-[.F213]*([.A213]/[.E213])" office:value-type="float" office:value="-0.00614191456560007">
            <text:p>-0.006142</text:p>
          </table:table-cell>
          <table:table-cell table:formula="of:=-[.F213]*([.B213]/[.E213])" office:value-type="float" office:value="-0.000000000262538854083086">
            <text:p>0.000000</text:p>
          </table:table-cell>
          <table:table-cell table:number-columns-repeated="1016"/>
        </table:table-row>
        <table:table-row table:style-name="ro1">
          <table:table-cell table:formula="of:=[.A213]+([.C214]*_dt)" office:value-type="float" office:value="146999999861.328">
            <text:p>146999999861.328000</text:p>
          </table:table-cell>
          <table:table-cell table:formula="of:=[.B213]+([.D214]*_dt)" office:value-type="float" office:value="6313.35999802413">
            <text:p>6313.359998</text:p>
          </table:table-cell>
          <table:table-cell table:formula="of:=[.C213]+([.G213]*_dt)" office:value-type="float" office:value="-1.30208588628866">
            <text:p>-1.302086</text:p>
          </table:table-cell>
          <table:table-cell table:formula="of:=[.D213]+([.H213]*_dt)" office:value-type="float" office:value="29.7799999721709">
            <text:p>29.780000</text:p>
          </table:table-cell>
          <table:table-cell table:formula="of:=SQRT([.A214]^2+[.B214]^2)" office:value-type="float" office:value="146999999861.328">
            <text:p>146999999861.328000</text:p>
          </table:table-cell>
          <table:table-cell table:formula="of:=(_G*_m1)/([.E214]^2)" office:value-type="float" office:value="0.00614191456570888">
            <text:p>0.006142</text:p>
          </table:table-cell>
          <table:table-cell table:formula="of:=-[.F214]*([.A214]/[.E214])" office:value-type="float" office:value="-0.00614191456570887">
            <text:p>-0.006142</text:p>
          </table:table-cell>
          <table:table-cell table:formula="of:=-[.F214]*([.B214]/[.E214])" office:value-type="float" office:value="-0.000000000263783114061276">
            <text:p>0.000000</text:p>
          </table:table-cell>
          <table:table-cell table:number-columns-repeated="1016"/>
        </table:table-row>
        <table:table-row table:style-name="ro1">
          <table:table-cell table:formula="of:=[.A214]+([.C215]*_dt)" office:value-type="float" office:value="146999999860.02">
            <text:p>146999999860.020000</text:p>
          </table:table-cell>
          <table:table-cell table:formula="of:=[.B214]+([.D215]*_dt)" office:value-type="float" office:value="6343.13999799604">
            <text:p>6343.139998</text:p>
          </table:table-cell>
          <table:table-cell table:formula="of:=[.C214]+([.G214]*_dt)" office:value-type="float" office:value="-1.30822780085437">
            <text:p>-1.308228</text:p>
          </table:table-cell>
          <table:table-cell table:formula="of:=[.D214]+([.H214]*_dt)" office:value-type="float" office:value="29.7799999719071">
            <text:p>29.780000</text:p>
          </table:table-cell>
          <table:table-cell table:formula="of:=SQRT([.A215]^2+[.B215]^2)" office:value-type="float" office:value="146999999860.02">
            <text:p>146999999860.020000</text:p>
          </table:table-cell>
          <table:table-cell table:formula="of:=(_G*_m1)/([.E215]^2)" office:value-type="float" office:value="0.0061419145658182">
            <text:p>0.006142</text:p>
          </table:table-cell>
          <table:table-cell table:formula="of:=-[.F215]*([.A215]/[.E215])" office:value-type="float" office:value="-0.00614191456581819">
            <text:p>-0.006142</text:p>
          </table:table-cell>
          <table:table-cell table:formula="of:=-[.F215]*([.B215]/[.E215])" office:value-type="float" office:value="-0.000000000265027374039554">
            <text:p>0.000000</text:p>
          </table:table-cell>
          <table:table-cell table:number-columns-repeated="1016"/>
        </table:table-row>
        <table:table-row table:style-name="ro1">
          <table:table-cell table:formula="of:=[.A215]+([.C216]*_dt)" office:value-type="float" office:value="146999999858.705">
            <text:p>146999999858.705000</text:p>
          </table:table-cell>
          <table:table-cell table:formula="of:=[.B215]+([.D216]*_dt)" office:value-type="float" office:value="6372.91999796768">
            <text:p>6372.919998</text:p>
          </table:table-cell>
          <table:table-cell table:formula="of:=[.C215]+([.G215]*_dt)" office:value-type="float" office:value="-1.31436971542019">
            <text:p>-1.314370</text:p>
          </table:table-cell>
          <table:table-cell table:formula="of:=[.D215]+([.H215]*_dt)" office:value-type="float" office:value="29.7799999716421">
            <text:p>29.780000</text:p>
          </table:table-cell>
          <table:table-cell table:formula="of:=SQRT([.A216]^2+[.B216]^2)" office:value-type="float" office:value="146999999858.705">
            <text:p>146999999858.705000</text:p>
          </table:table-cell>
          <table:table-cell table:formula="of:=(_G*_m1)/([.E216]^2)" office:value-type="float" office:value="0.00614191456592803">
            <text:p>0.006142</text:p>
          </table:table-cell>
          <table:table-cell table:formula="of:=-[.F216]*([.A216]/[.E216])" office:value-type="float" office:value="-0.00614191456592803">
            <text:p>-0.006142</text:p>
          </table:table-cell>
          <table:table-cell table:formula="of:=-[.F216]*([.B216]/[.E216])" office:value-type="float" office:value="-0.000000000266271634017922">
            <text:p>0.000000</text:p>
          </table:table-cell>
          <table:table-cell table:number-columns-repeated="1016"/>
        </table:table-row>
        <table:table-row table:style-name="ro1">
          <table:table-cell table:formula="of:=[.A216]+([.C217]*_dt)" office:value-type="float" office:value="146999999857.385">
            <text:p>146999999857.385000</text:p>
          </table:table-cell>
          <table:table-cell table:formula="of:=[.B216]+([.D217]*_dt)" office:value-type="float" office:value="6402.69999793906">
            <text:p>6402.699998</text:p>
          </table:table-cell>
          <table:table-cell table:formula="of:=[.C216]+([.G216]*_dt)" office:value-type="float" office:value="-1.32051162998612">
            <text:p>-1.320512</text:p>
          </table:table-cell>
          <table:table-cell table:formula="of:=[.D216]+([.H216]*_dt)" office:value-type="float" office:value="29.7799999713758">
            <text:p>29.780000</text:p>
          </table:table-cell>
          <table:table-cell table:formula="of:=SQRT([.A217]^2+[.B217]^2)" office:value-type="float" office:value="146999999857.385">
            <text:p>146999999857.385000</text:p>
          </table:table-cell>
          <table:table-cell table:formula="of:=(_G*_m1)/([.E217]^2)" office:value-type="float" office:value="0.00614191456603838">
            <text:p>0.006142</text:p>
          </table:table-cell>
          <table:table-cell table:formula="of:=-[.F217]*([.A217]/[.E217])" office:value-type="float" office:value="-0.00614191456603838">
            <text:p>-0.006142</text:p>
          </table:table-cell>
          <table:table-cell table:formula="of:=-[.F217]*([.B217]/[.E217])" office:value-type="float" office:value="-0.000000000267515893996378">
            <text:p>0.000000</text:p>
          </table:table-cell>
          <table:table-cell table:number-columns-repeated="1016"/>
        </table:table-row>
        <table:table-row table:style-name="ro1">
          <table:table-cell table:formula="of:=[.A217]+([.C218]*_dt)" office:value-type="float" office:value="146999999856.058">
            <text:p>146999999856.058000</text:p>
          </table:table-cell>
          <table:table-cell table:formula="of:=[.B217]+([.D218]*_dt)" office:value-type="float" office:value="6432.47999791017">
            <text:p>6432.479998</text:p>
          </table:table-cell>
          <table:table-cell table:formula="of:=[.C217]+([.G217]*_dt)" office:value-type="float" office:value="-1.32665354455216">
            <text:p>-1.326654</text:p>
          </table:table-cell>
          <table:table-cell table:formula="of:=[.D217]+([.H217]*_dt)" office:value-type="float" office:value="29.7799999711083">
            <text:p>29.780000</text:p>
          </table:table-cell>
          <table:table-cell table:formula="of:=SQRT([.A218]^2+[.B218]^2)" office:value-type="float" office:value="146999999856.058">
            <text:p>146999999856.058000</text:p>
          </table:table-cell>
          <table:table-cell table:formula="of:=(_G*_m1)/([.E218]^2)" office:value-type="float" office:value="0.00614191456614924">
            <text:p>0.006142</text:p>
          </table:table-cell>
          <table:table-cell table:formula="of:=-[.F218]*([.A218]/[.E218])" office:value-type="float" office:value="-0.00614191456614924">
            <text:p>-0.006142</text:p>
          </table:table-cell>
          <table:table-cell table:formula="of:=-[.F218]*([.B218]/[.E218])" office:value-type="float" office:value="-0.000000000268760153974925">
            <text:p>0.000000</text:p>
          </table:table-cell>
          <table:table-cell table:number-columns-repeated="1016"/>
        </table:table-row>
        <table:table-row table:style-name="ro1">
          <table:table-cell table:formula="of:=[.A218]+([.C219]*_dt)" office:value-type="float" office:value="146999999854.725">
            <text:p>146999999854.725000</text:p>
          </table:table-cell>
          <table:table-cell table:formula="of:=[.B218]+([.D219]*_dt)" office:value-type="float" office:value="6462.25999788101">
            <text:p>6462.259998</text:p>
          </table:table-cell>
          <table:table-cell table:formula="of:=[.C218]+([.G218]*_dt)" office:value-type="float" office:value="-1.3327954591183">
            <text:p>-1.332795</text:p>
          </table:table-cell>
          <table:table-cell table:formula="of:=[.D218]+([.H218]*_dt)" office:value-type="float" office:value="29.7799999708395">
            <text:p>29.780000</text:p>
          </table:table-cell>
          <table:table-cell table:formula="of:=SQRT([.A219]^2+[.B219]^2)" office:value-type="float" office:value="146999999854.725">
            <text:p>146999999854.725000</text:p>
          </table:table-cell>
          <table:table-cell table:formula="of:=(_G*_m1)/([.E219]^2)" office:value-type="float" office:value="0.00614191456626061">
            <text:p>0.006142</text:p>
          </table:table-cell>
          <table:table-cell table:formula="of:=-[.F219]*([.A219]/[.E219])" office:value-type="float" office:value="-0.00614191456626061">
            <text:p>-0.006142</text:p>
          </table:table-cell>
          <table:table-cell table:formula="of:=-[.F219]*([.B219]/[.E219])" office:value-type="float" office:value="-0.000000000270004413953561">
            <text:p>0.000000</text:p>
          </table:table-cell>
          <table:table-cell table:number-columns-repeated="1016"/>
        </table:table-row>
        <table:table-row table:style-name="ro1">
          <table:table-cell table:formula="of:=[.A219]+([.C220]*_dt)" office:value-type="float" office:value="146999999853.386">
            <text:p>146999999853.386000</text:p>
          </table:table-cell>
          <table:table-cell table:formula="of:=[.B219]+([.D220]*_dt)" office:value-type="float" office:value="6492.03999785158">
            <text:p>6492.039998</text:p>
          </table:table-cell>
          <table:table-cell table:formula="of:=[.C219]+([.G219]*_dt)" office:value-type="float" office:value="-1.33893737368457">
            <text:p>-1.338937</text:p>
          </table:table-cell>
          <table:table-cell table:formula="of:=[.D219]+([.H219]*_dt)" office:value-type="float" office:value="29.7799999705695">
            <text:p>29.780000</text:p>
          </table:table-cell>
          <table:table-cell table:formula="of:=SQRT([.A220]^2+[.B220]^2)" office:value-type="float" office:value="146999999853.387">
            <text:p>146999999853.387000</text:p>
          </table:table-cell>
          <table:table-cell table:formula="of:=(_G*_m1)/([.E220]^2)" office:value-type="float" office:value="0.0061419145663725">
            <text:p>0.006142</text:p>
          </table:table-cell>
          <table:table-cell table:formula="of:=-[.F220]*([.A220]/[.E220])" office:value-type="float" office:value="-0.00614191456637249">
            <text:p>-0.006142</text:p>
          </table:table-cell>
          <table:table-cell table:formula="of:=-[.F220]*([.B220]/[.E220])" office:value-type="float" office:value="-0.000000000271248673932287">
            <text:p>0.000000</text:p>
          </table:table-cell>
          <table:table-cell table:number-columns-repeated="1016"/>
        </table:table-row>
        <table:table-row table:style-name="ro1">
          <table:table-cell table:formula="of:=[.A220]+([.C221]*_dt)" office:value-type="float" office:value="146999999852.041">
            <text:p>146999999852.041000</text:p>
          </table:table-cell>
          <table:table-cell table:formula="of:=[.B220]+([.D221]*_dt)" office:value-type="float" office:value="6521.81999782187">
            <text:p>6521.819998</text:p>
          </table:table-cell>
          <table:table-cell table:formula="of:=[.C220]+([.G220]*_dt)" office:value-type="float" office:value="-1.34507928825094">
            <text:p>-1.345079</text:p>
          </table:table-cell>
          <table:table-cell table:formula="of:=[.D220]+([.H220]*_dt)" office:value-type="float" office:value="29.7799999702983">
            <text:p>29.780000</text:p>
          </table:table-cell>
          <table:table-cell table:formula="of:=SQRT([.A221]^2+[.B221]^2)" office:value-type="float" office:value="146999999852.041">
            <text:p>146999999852.041000</text:p>
          </table:table-cell>
          <table:table-cell table:formula="of:=(_G*_m1)/([.E221]^2)" office:value-type="float" office:value="0.0061419145664849">
            <text:p>0.006142</text:p>
          </table:table-cell>
          <table:table-cell table:formula="of:=-[.F221]*([.A221]/[.E221])" office:value-type="float" office:value="-0.00614191456648489">
            <text:p>-0.006142</text:p>
          </table:table-cell>
          <table:table-cell table:formula="of:=-[.F221]*([.B221]/[.E221])" office:value-type="float" office:value="-0.000000000272492933911104">
            <text:p>0.000000</text:p>
          </table:table-cell>
          <table:table-cell table:number-columns-repeated="1016"/>
        </table:table-row>
        <table:table-row table:style-name="ro1">
          <table:table-cell table:formula="of:=[.A221]+([.C222]*_dt)" office:value-type="float" office:value="146999999850.69">
            <text:p>146999999850.690000</text:p>
          </table:table-cell>
          <table:table-cell table:formula="of:=[.B221]+([.D222]*_dt)" office:value-type="float" office:value="6551.5999977919">
            <text:p>6551.599998</text:p>
          </table:table-cell>
          <table:table-cell table:formula="of:=[.C221]+([.G221]*_dt)" office:value-type="float" office:value="-1.35122120281742">
            <text:p>-1.351221</text:p>
          </table:table-cell>
          <table:table-cell table:formula="of:=[.D221]+([.H221]*_dt)" office:value-type="float" office:value="29.7799999700258">
            <text:p>29.780000</text:p>
          </table:table-cell>
          <table:table-cell table:formula="of:=SQRT([.A222]^2+[.B222]^2)" office:value-type="float" office:value="146999999850.69">
            <text:p>146999999850.690000</text:p>
          </table:table-cell>
          <table:table-cell table:formula="of:=(_G*_m1)/([.E222]^2)" office:value-type="float" office:value="0.00614191456659781">
            <text:p>0.006142</text:p>
          </table:table-cell>
          <table:table-cell table:formula="of:=-[.F222]*([.A222]/[.E222])" office:value-type="float" office:value="-0.00614191456659781">
            <text:p>-0.006142</text:p>
          </table:table-cell>
          <table:table-cell table:formula="of:=-[.F222]*([.B222]/[.E222])" office:value-type="float" office:value="-0.000000000273737193890013">
            <text:p>0.000000</text:p>
          </table:table-cell>
          <table:table-cell table:number-columns-repeated="1016"/>
        </table:table-row>
        <table:table-row table:style-name="ro1">
          <table:table-cell table:formula="of:=[.A222]+([.C223]*_dt)" office:value-type="float" office:value="146999999849.333">
            <text:p>146999999849.333000</text:p>
          </table:table-cell>
          <table:table-cell table:formula="of:=[.B222]+([.D223]*_dt)" office:value-type="float" office:value="6581.37999776165">
            <text:p>6581.379998</text:p>
          </table:table-cell>
          <table:table-cell table:formula="of:=[.C222]+([.G222]*_dt)" office:value-type="float" office:value="-1.35736311738402">
            <text:p>-1.357363</text:p>
          </table:table-cell>
          <table:table-cell table:formula="of:=[.D222]+([.H222]*_dt)" office:value-type="float" office:value="29.779999969752">
            <text:p>29.780000</text:p>
          </table:table-cell>
          <table:table-cell table:formula="of:=SQRT([.A223]^2+[.B223]^2)" office:value-type="float" office:value="146999999849.333">
            <text:p>146999999849.333000</text:p>
          </table:table-cell>
          <table:table-cell table:formula="of:=(_G*_m1)/([.E223]^2)" office:value-type="float" office:value="0.00614191456671124">
            <text:p>0.006142</text:p>
          </table:table-cell>
          <table:table-cell table:formula="of:=-[.F223]*([.A223]/[.E223])" office:value-type="float" office:value="-0.00614191456671123">
            <text:p>-0.006142</text:p>
          </table:table-cell>
          <table:table-cell table:formula="of:=-[.F223]*([.B223]/[.E223])" office:value-type="float" office:value="-0.000000000274981453869013">
            <text:p>0.000000</text:p>
          </table:table-cell>
          <table:table-cell table:number-columns-repeated="1016"/>
        </table:table-row>
        <table:table-row table:style-name="ro1">
          <table:table-cell table:formula="of:=[.A223]+([.C224]*_dt)" office:value-type="float" office:value="146999999847.969">
            <text:p>146999999847.969000</text:p>
          </table:table-cell>
          <table:table-cell table:formula="of:=[.B223]+([.D224]*_dt)" office:value-type="float" office:value="6611.15999773113">
            <text:p>6611.159998</text:p>
          </table:table-cell>
          <table:table-cell table:formula="of:=[.C223]+([.G223]*_dt)" office:value-type="float" office:value="-1.36350503195073">
            <text:p>-1.363505</text:p>
          </table:table-cell>
          <table:table-cell table:formula="of:=[.D223]+([.H223]*_dt)" office:value-type="float" office:value="29.7799999694771">
            <text:p>29.780000</text:p>
          </table:table-cell>
          <table:table-cell table:formula="of:=SQRT([.A224]^2+[.B224]^2)" office:value-type="float" office:value="146999999847.969">
            <text:p>146999999847.969000</text:p>
          </table:table-cell>
          <table:table-cell table:formula="of:=(_G*_m1)/([.E224]^2)" office:value-type="float" office:value="0.00614191456682518">
            <text:p>0.006142</text:p>
          </table:table-cell>
          <table:table-cell table:formula="of:=-[.F224]*([.A224]/[.E224])" office:value-type="float" office:value="-0.00614191456682517">
            <text:p>-0.006142</text:p>
          </table:table-cell>
          <table:table-cell table:formula="of:=-[.F224]*([.B224]/[.E224])" office:value-type="float" office:value="-0.000000000276225713848105">
            <text:p>0.000000</text:p>
          </table:table-cell>
          <table:table-cell table:number-columns-repeated="1016"/>
        </table:table-row>
        <table:table-row table:style-name="ro1">
          <table:table-cell table:formula="of:=[.A224]+([.C225]*_dt)" office:value-type="float" office:value="146999999846.6">
            <text:p>146999999846.600000</text:p>
          </table:table-cell>
          <table:table-cell table:formula="of:=[.B224]+([.D225]*_dt)" office:value-type="float" office:value="6640.93999770033">
            <text:p>6640.939998</text:p>
          </table:table-cell>
          <table:table-cell table:formula="of:=[.C224]+([.G224]*_dt)" office:value-type="float" office:value="-1.36964694651756">
            <text:p>-1.369647</text:p>
          </table:table-cell>
          <table:table-cell table:formula="of:=[.D224]+([.H224]*_dt)" office:value-type="float" office:value="29.7799999692008">
            <text:p>29.780000</text:p>
          </table:table-cell>
          <table:table-cell table:formula="of:=SQRT([.A225]^2+[.B225]^2)" office:value-type="float" office:value="146999999846.6">
            <text:p>146999999846.600000</text:p>
          </table:table-cell>
          <table:table-cell table:formula="of:=(_G*_m1)/([.E225]^2)" office:value-type="float" office:value="0.00614191456693963">
            <text:p>0.006142</text:p>
          </table:table-cell>
          <table:table-cell table:formula="of:=-[.F225]*([.A225]/[.E225])" office:value-type="float" office:value="-0.00614191456693963">
            <text:p>-0.006142</text:p>
          </table:table-cell>
          <table:table-cell table:formula="of:=-[.F225]*([.B225]/[.E225])" office:value-type="float" office:value="-0.00000000027746997382729">
            <text:p>0.000000</text:p>
          </table:table-cell>
          <table:table-cell table:number-columns-repeated="1016"/>
        </table:table-row>
        <table:table-row table:style-name="ro1">
          <table:table-cell table:formula="of:=[.A225]+([.C226]*_dt)" office:value-type="float" office:value="146999999845.224">
            <text:p>146999999845.224000</text:p>
          </table:table-cell>
          <table:table-cell table:formula="of:=[.B225]+([.D226]*_dt)" office:value-type="float" office:value="6670.71999766925">
            <text:p>6670.719998</text:p>
          </table:table-cell>
          <table:table-cell table:formula="of:=[.C225]+([.G225]*_dt)" office:value-type="float" office:value="-1.3757888610845">
            <text:p>-1.375789</text:p>
          </table:table-cell>
          <table:table-cell table:formula="of:=[.D225]+([.H225]*_dt)" office:value-type="float" office:value="29.7799999689234">
            <text:p>29.780000</text:p>
          </table:table-cell>
          <table:table-cell table:formula="of:=SQRT([.A226]^2+[.B226]^2)" office:value-type="float" office:value="146999999845.224">
            <text:p>146999999845.224000</text:p>
          </table:table-cell>
          <table:table-cell table:formula="of:=(_G*_m1)/([.E226]^2)" office:value-type="float" office:value="0.0061419145670546">
            <text:p>0.006142</text:p>
          </table:table-cell>
          <table:table-cell table:formula="of:=-[.F226]*([.A226]/[.E226])" office:value-type="float" office:value="-0.00614191456705459">
            <text:p>-0.006142</text:p>
          </table:table-cell>
          <table:table-cell table:formula="of:=-[.F226]*([.B226]/[.E226])" office:value-type="float" office:value="-0.000000000278714233806568">
            <text:p>0.000000</text:p>
          </table:table-cell>
          <table:table-cell table:number-columns-repeated="1016"/>
        </table:table-row>
        <table:table-row table:style-name="ro1">
          <table:table-cell table:formula="of:=[.A226]+([.C227]*_dt)" office:value-type="float" office:value="146999999843.842">
            <text:p>146999999843.842000</text:p>
          </table:table-cell>
          <table:table-cell table:formula="of:=[.B226]+([.D227]*_dt)" office:value-type="float" office:value="6700.4999976379">
            <text:p>6700.499998</text:p>
          </table:table-cell>
          <table:table-cell table:formula="of:=[.C226]+([.G226]*_dt)" office:value-type="float" office:value="-1.38193077565155">
            <text:p>-1.381931</text:p>
          </table:table-cell>
          <table:table-cell table:formula="of:=[.D226]+([.H226]*_dt)" office:value-type="float" office:value="29.7799999686446">
            <text:p>29.780000</text:p>
          </table:table-cell>
          <table:table-cell table:formula="of:=SQRT([.A227]^2+[.B227]^2)" office:value-type="float" office:value="146999999843.842">
            <text:p>146999999843.842000</text:p>
          </table:table-cell>
          <table:table-cell table:formula="of:=(_G*_m1)/([.E227]^2)" office:value-type="float" office:value="0.00614191456717008">
            <text:p>0.006142</text:p>
          </table:table-cell>
          <table:table-cell table:formula="of:=-[.F227]*([.A227]/[.E227])" office:value-type="float" office:value="-0.00614191456717007">
            <text:p>-0.006142</text:p>
          </table:table-cell>
          <table:table-cell table:formula="of:=-[.F227]*([.B227]/[.E227])" office:value-type="float" office:value="-0.000000000279958493785939">
            <text:p>0.000000</text:p>
          </table:table-cell>
          <table:table-cell table:number-columns-repeated="1016"/>
        </table:table-row>
        <table:table-row table:style-name="ro1">
          <table:table-cell table:formula="of:=[.A227]+([.C228]*_dt)" office:value-type="float" office:value="146999999842.454">
            <text:p>146999999842.454000</text:p>
          </table:table-cell>
          <table:table-cell table:formula="of:=[.B227]+([.D228]*_dt)" office:value-type="float" office:value="6730.27999760626">
            <text:p>6730.279998</text:p>
          </table:table-cell>
          <table:table-cell table:formula="of:=[.C227]+([.G227]*_dt)" office:value-type="float" office:value="-1.38807269021872">
            <text:p>-1.388073</text:p>
          </table:table-cell>
          <table:table-cell table:formula="of:=[.D227]+([.H227]*_dt)" office:value-type="float" office:value="29.7799999683647">
            <text:p>29.780000</text:p>
          </table:table-cell>
          <table:table-cell table:formula="of:=SQRT([.A228]^2+[.B228]^2)" office:value-type="float" office:value="146999999842.454">
            <text:p>146999999842.454000</text:p>
          </table:table-cell>
          <table:table-cell table:formula="of:=(_G*_m1)/([.E228]^2)" office:value-type="float" office:value="0.00614191456728607">
            <text:p>0.006142</text:p>
          </table:table-cell>
          <table:table-cell table:formula="of:=-[.F228]*([.A228]/[.E228])" office:value-type="float" office:value="-0.00614191456728606">
            <text:p>-0.006142</text:p>
          </table:table-cell>
          <table:table-cell table:formula="of:=-[.F228]*([.B228]/[.E228])" office:value-type="float" office:value="-0.000000000281202753765404">
            <text:p>0.000000</text:p>
          </table:table-cell>
          <table:table-cell table:number-columns-repeated="1016"/>
        </table:table-row>
        <table:table-row table:style-name="ro1">
          <table:table-cell table:formula="of:=[.A228]+([.C229]*_dt)" office:value-type="float" office:value="146999999841.06">
            <text:p>146999999841.060000</text:p>
          </table:table-cell>
          <table:table-cell table:formula="of:=[.B228]+([.D229]*_dt)" office:value-type="float" office:value="6760.05999757435">
            <text:p>6760.059998</text:p>
          </table:table-cell>
          <table:table-cell table:formula="of:=[.C228]+([.G228]*_dt)" office:value-type="float" office:value="-1.39421460478601">
            <text:p>-1.394215</text:p>
          </table:table-cell>
          <table:table-cell table:formula="of:=[.D228]+([.H228]*_dt)" office:value-type="float" office:value="29.7799999680835">
            <text:p>29.780000</text:p>
          </table:table-cell>
          <table:table-cell table:formula="of:=SQRT([.A229]^2+[.B229]^2)" office:value-type="float" office:value="146999999841.06">
            <text:p>146999999841.060000</text:p>
          </table:table-cell>
          <table:table-cell table:formula="of:=(_G*_m1)/([.E229]^2)" office:value-type="float" office:value="0.00614191456740257">
            <text:p>0.006142</text:p>
          </table:table-cell>
          <table:table-cell table:formula="of:=-[.F229]*([.A229]/[.E229])" office:value-type="float" office:value="-0.00614191456740257">
            <text:p>-0.006142</text:p>
          </table:table-cell>
          <table:table-cell table:formula="of:=-[.F229]*([.B229]/[.E229])" office:value-type="float" office:value="-0.000000000282447013744963">
            <text:p>0.000000</text:p>
          </table:table-cell>
          <table:table-cell table:number-columns-repeated="1016"/>
        </table:table-row>
        <table:table-row table:style-name="ro1">
          <table:table-cell table:formula="of:=[.A229]+([.C230]*_dt)" office:value-type="float" office:value="146999999839.659">
            <text:p>146999999839.659000</text:p>
          </table:table-cell>
          <table:table-cell table:formula="of:=[.B229]+([.D230]*_dt)" office:value-type="float" office:value="6789.83999754215">
            <text:p>6789.839998</text:p>
          </table:table-cell>
          <table:table-cell table:formula="of:=[.C229]+([.G229]*_dt)" office:value-type="float" office:value="-1.40035651935341">
            <text:p>-1.400357</text:p>
          </table:table-cell>
          <table:table-cell table:formula="of:=[.D229]+([.H229]*_dt)" office:value-type="float" office:value="29.779999967801">
            <text:p>29.780000</text:p>
          </table:table-cell>
          <table:table-cell table:formula="of:=SQRT([.A230]^2+[.B230]^2)" office:value-type="float" office:value="146999999839.659">
            <text:p>146999999839.659000</text:p>
          </table:table-cell>
          <table:table-cell table:formula="of:=(_G*_m1)/([.E230]^2)" office:value-type="float" office:value="0.00614191456751959">
            <text:p>0.006142</text:p>
          </table:table-cell>
          <table:table-cell table:formula="of:=-[.F230]*([.A230]/[.E230])" office:value-type="float" office:value="-0.00614191456751959">
            <text:p>-0.006142</text:p>
          </table:table-cell>
          <table:table-cell table:formula="of:=-[.F230]*([.B230]/[.E230])" office:value-type="float" office:value="-0.000000000283691273724616">
            <text:p>0.000000</text:p>
          </table:table-cell>
          <table:table-cell table:number-columns-repeated="1016"/>
        </table:table-row>
        <table:table-row table:style-name="ro1">
          <table:table-cell table:formula="of:=[.A230]+([.C231]*_dt)" office:value-type="float" office:value="146999999838.253">
            <text:p>146999999838.253000</text:p>
          </table:table-cell>
          <table:table-cell table:formula="of:=[.B230]+([.D231]*_dt)" office:value-type="float" office:value="6819.61999750966">
            <text:p>6819.619998</text:p>
          </table:table-cell>
          <table:table-cell table:formula="of:=[.C230]+([.G230]*_dt)" office:value-type="float" office:value="-1.40649843392093">
            <text:p>-1.406498</text:p>
          </table:table-cell>
          <table:table-cell table:formula="of:=[.D230]+([.H230]*_dt)" office:value-type="float" office:value="29.7799999675173">
            <text:p>29.780000</text:p>
          </table:table-cell>
          <table:table-cell table:formula="of:=SQRT([.A231]^2+[.B231]^2)" office:value-type="float" office:value="146999999838.253">
            <text:p>146999999838.253000</text:p>
          </table:table-cell>
          <table:table-cell table:formula="of:=(_G*_m1)/([.E231]^2)" office:value-type="float" office:value="0.00614191456763712">
            <text:p>0.006142</text:p>
          </table:table-cell>
          <table:table-cell table:formula="of:=-[.F231]*([.A231]/[.E231])" office:value-type="float" office:value="-0.00614191456763712">
            <text:p>-0.006142</text:p>
          </table:table-cell>
          <table:table-cell table:formula="of:=-[.F231]*([.B231]/[.E231])" office:value-type="float" office:value="-0.000000000284935533704364">
            <text:p>0.000000</text:p>
          </table:table-cell>
          <table:table-cell table:number-columns-repeated="1016"/>
        </table:table-row>
        <table:table-row table:style-name="ro1">
          <table:table-cell table:formula="of:=[.A231]+([.C232]*_dt)" office:value-type="float" office:value="146999999836.84">
            <text:p>146999999836.840000</text:p>
          </table:table-cell>
          <table:table-cell table:formula="of:=[.B231]+([.D232]*_dt)" office:value-type="float" office:value="6849.3999974769">
            <text:p>6849.399997</text:p>
          </table:table-cell>
          <table:table-cell table:formula="of:=[.C231]+([.G231]*_dt)" office:value-type="float" office:value="-1.41264034848857">
            <text:p>-1.412640</text:p>
          </table:table-cell>
          <table:table-cell table:formula="of:=[.D231]+([.H231]*_dt)" office:value-type="float" office:value="29.7799999672324">
            <text:p>29.780000</text:p>
          </table:table-cell>
          <table:table-cell table:formula="of:=SQRT([.A232]^2+[.B232]^2)" office:value-type="float" office:value="146999999836.84">
            <text:p>146999999836.840000</text:p>
          </table:table-cell>
          <table:table-cell table:formula="of:=(_G*_m1)/([.E232]^2)" office:value-type="float" office:value="0.00614191456775517">
            <text:p>0.006142</text:p>
          </table:table-cell>
          <table:table-cell table:formula="of:=-[.F232]*([.A232]/[.E232])" office:value-type="float" office:value="-0.00614191456775516">
            <text:p>-0.006142</text:p>
          </table:table-cell>
          <table:table-cell table:formula="of:=-[.F232]*([.B232]/[.E232])" office:value-type="float" office:value="-0.000000000286179793684208">
            <text:p>0.000000</text:p>
          </table:table-cell>
          <table:table-cell table:number-columns-repeated="1016"/>
        </table:table-row>
        <table:table-row table:style-name="ro1">
          <table:table-cell table:formula="of:=[.A232]+([.C233]*_dt)" office:value-type="float" office:value="146999999835.421">
            <text:p>146999999835.421000</text:p>
          </table:table-cell>
          <table:table-cell table:formula="of:=[.B232]+([.D233]*_dt)" office:value-type="float" office:value="6879.17999744384">
            <text:p>6879.179997</text:p>
          </table:table-cell>
          <table:table-cell table:formula="of:=[.C232]+([.G232]*_dt)" office:value-type="float" office:value="-1.41878226305632">
            <text:p>-1.418782</text:p>
          </table:table-cell>
          <table:table-cell table:formula="of:=[.D232]+([.H232]*_dt)" office:value-type="float" office:value="29.7799999669462">
            <text:p>29.780000</text:p>
          </table:table-cell>
          <table:table-cell table:formula="of:=SQRT([.A233]^2+[.B233]^2)" office:value-type="float" office:value="146999999835.421">
            <text:p>146999999835.421000</text:p>
          </table:table-cell>
          <table:table-cell table:formula="of:=(_G*_m1)/([.E233]^2)" office:value-type="float" office:value="0.00614191456787373">
            <text:p>0.006142</text:p>
          </table:table-cell>
          <table:table-cell table:formula="of:=-[.F233]*([.A233]/[.E233])" office:value-type="float" office:value="-0.00614191456787372">
            <text:p>-0.006142</text:p>
          </table:table-cell>
          <table:table-cell table:formula="of:=-[.F233]*([.B233]/[.E233])" office:value-type="float" office:value="-0.000000000287424053664148">
            <text:p>0.000000</text:p>
          </table:table-cell>
          <table:table-cell table:number-columns-repeated="1016"/>
        </table:table-row>
        <table:table-row table:style-name="ro1">
          <table:table-cell table:formula="of:=[.A233]+([.C234]*_dt)" office:value-type="float" office:value="146999999833.996">
            <text:p>146999999833.996000</text:p>
          </table:table-cell>
          <table:table-cell table:formula="of:=[.B233]+([.D234]*_dt)" office:value-type="float" office:value="6908.9599974105">
            <text:p>6908.959997</text:p>
          </table:table-cell>
          <table:table-cell table:formula="of:=[.C233]+([.G233]*_dt)" office:value-type="float" office:value="-1.4249241776242">
            <text:p>-1.424924</text:p>
          </table:table-cell>
          <table:table-cell table:formula="of:=[.D233]+([.H233]*_dt)" office:value-type="float" office:value="29.7799999666588">
            <text:p>29.780000</text:p>
          </table:table-cell>
          <table:table-cell table:formula="of:=SQRT([.A234]^2+[.B234]^2)" office:value-type="float" office:value="146999999833.996">
            <text:p>146999999833.996000</text:p>
          </table:table-cell>
          <table:table-cell table:formula="of:=(_G*_m1)/([.E234]^2)" office:value-type="float" office:value="0.0061419145679928">
            <text:p>0.006142</text:p>
          </table:table-cell>
          <table:table-cell table:formula="of:=-[.F234]*([.A234]/[.E234])" office:value-type="float" office:value="-0.00614191456799279">
            <text:p>-0.006142</text:p>
          </table:table-cell>
          <table:table-cell table:formula="of:=-[.F234]*([.B234]/[.E234])" office:value-type="float" office:value="-0.000000000288668313644184">
            <text:p>0.000000</text:p>
          </table:table-cell>
          <table:table-cell table:number-columns-repeated="1016"/>
        </table:table-row>
        <table:table-row table:style-name="ro1">
          <table:table-cell table:formula="of:=[.A234]+([.C235]*_dt)" office:value-type="float" office:value="146999999832.565">
            <text:p>146999999832.565000</text:p>
          </table:table-cell>
          <table:table-cell table:formula="of:=[.B234]+([.D235]*_dt)" office:value-type="float" office:value="6938.73999737687">
            <text:p>6938.739997</text:p>
          </table:table-cell>
          <table:table-cell table:formula="of:=[.C234]+([.G234]*_dt)" office:value-type="float" office:value="-1.43106609219219">
            <text:p>-1.431066</text:p>
          </table:table-cell>
          <table:table-cell table:formula="of:=[.D234]+([.H234]*_dt)" office:value-type="float" office:value="29.7799999663701">
            <text:p>29.780000</text:p>
          </table:table-cell>
          <table:table-cell table:formula="of:=SQRT([.A235]^2+[.B235]^2)" office:value-type="float" office:value="146999999832.565">
            <text:p>146999999832.565000</text:p>
          </table:table-cell>
          <table:table-cell table:formula="of:=(_G*_m1)/([.E235]^2)" office:value-type="float" office:value="0.00614191456811238">
            <text:p>0.006142</text:p>
          </table:table-cell>
          <table:table-cell table:formula="of:=-[.F235]*([.A235]/[.E235])" office:value-type="float" office:value="-0.00614191456811238">
            <text:p>-0.006142</text:p>
          </table:table-cell>
          <table:table-cell table:formula="of:=-[.F235]*([.B235]/[.E235])" office:value-type="float" office:value="-0.000000000289912573624316">
            <text:p>0.000000</text:p>
          </table:table-cell>
          <table:table-cell table:number-columns-repeated="1016"/>
        </table:table-row>
        <table:table-row table:style-name="ro1">
          <table:table-cell table:formula="of:=[.A235]+([.C236]*_dt)" office:value-type="float" office:value="146999999831.128">
            <text:p>146999999831.128000</text:p>
          </table:table-cell>
          <table:table-cell table:formula="of:=[.B235]+([.D236]*_dt)" office:value-type="float" office:value="6968.51999734295">
            <text:p>6968.519997</text:p>
          </table:table-cell>
          <table:table-cell table:formula="of:=[.C235]+([.G235]*_dt)" office:value-type="float" office:value="-1.4372080067603">
            <text:p>-1.437208</text:p>
          </table:table-cell>
          <table:table-cell table:formula="of:=[.D235]+([.H235]*_dt)" office:value-type="float" office:value="29.7799999660802">
            <text:p>29.780000</text:p>
          </table:table-cell>
          <table:table-cell table:formula="of:=SQRT([.A236]^2+[.B236]^2)" office:value-type="float" office:value="146999999831.128">
            <text:p>146999999831.128000</text:p>
          </table:table-cell>
          <table:table-cell table:formula="of:=(_G*_m1)/([.E236]^2)" office:value-type="float" office:value="0.00614191456823248">
            <text:p>0.006142</text:p>
          </table:table-cell>
          <table:table-cell table:formula="of:=-[.F236]*([.A236]/[.E236])" office:value-type="float" office:value="-0.00614191456823248">
            <text:p>-0.006142</text:p>
          </table:table-cell>
          <table:table-cell table:formula="of:=-[.F236]*([.B236]/[.E236])" office:value-type="float" office:value="-0.000000000291156833604546">
            <text:p>0.000000</text:p>
          </table:table-cell>
          <table:table-cell table:number-columns-repeated="1016"/>
        </table:table-row>
        <table:table-row table:style-name="ro1">
          <table:table-cell table:formula="of:=[.A236]+([.C237]*_dt)" office:value-type="float" office:value="146999999829.685">
            <text:p>146999999829.685000</text:p>
          </table:table-cell>
          <table:table-cell table:formula="of:=[.B236]+([.D237]*_dt)" office:value-type="float" office:value="6998.29999730874">
            <text:p>6998.299997</text:p>
          </table:table-cell>
          <table:table-cell table:formula="of:=[.C236]+([.G236]*_dt)" office:value-type="float" office:value="-1.44334992132853">
            <text:p>-1.443350</text:p>
          </table:table-cell>
          <table:table-cell table:formula="of:=[.D236]+([.H236]*_dt)" office:value-type="float" office:value="29.7799999657891">
            <text:p>29.780000</text:p>
          </table:table-cell>
          <table:table-cell table:formula="of:=SQRT([.A237]^2+[.B237]^2)" office:value-type="float" office:value="146999999829.685">
            <text:p>146999999829.685000</text:p>
          </table:table-cell>
          <table:table-cell table:formula="of:=(_G*_m1)/([.E237]^2)" office:value-type="float" office:value="0.00614191456835309">
            <text:p>0.006142</text:p>
          </table:table-cell>
          <table:table-cell table:formula="of:=-[.F237]*([.A237]/[.E237])" office:value-type="float" office:value="-0.00614191456835308">
            <text:p>-0.006142</text:p>
          </table:table-cell>
          <table:table-cell table:formula="of:=-[.F237]*([.B237]/[.E237])" office:value-type="float" office:value="-0.000000000292401093584873">
            <text:p>0.000000</text:p>
          </table:table-cell>
          <table:table-cell table:number-columns-repeated="1016"/>
        </table:table-row>
        <table:table-row table:style-name="ro1">
          <table:table-cell table:formula="of:=[.A237]+([.C238]*_dt)" office:value-type="float" office:value="146999999828.235">
            <text:p>146999999828.235000</text:p>
          </table:table-cell>
          <table:table-cell table:formula="of:=[.B237]+([.D238]*_dt)" office:value-type="float" office:value="7028.07999727424">
            <text:p>7028.079997</text:p>
          </table:table-cell>
          <table:table-cell table:formula="of:=[.C237]+([.G237]*_dt)" office:value-type="float" office:value="-1.44949183589689">
            <text:p>-1.449492</text:p>
          </table:table-cell>
          <table:table-cell table:formula="of:=[.D237]+([.H237]*_dt)" office:value-type="float" office:value="29.7799999654967">
            <text:p>29.780000</text:p>
          </table:table-cell>
          <table:table-cell table:formula="of:=SQRT([.A238]^2+[.B238]^2)" office:value-type="float" office:value="146999999828.235">
            <text:p>146999999828.235000</text:p>
          </table:table-cell>
          <table:table-cell table:formula="of:=(_G*_m1)/([.E238]^2)" office:value-type="float" office:value="0.00614191456847422">
            <text:p>0.006142</text:p>
          </table:table-cell>
          <table:table-cell table:formula="of:=-[.F238]*([.A238]/[.E238])" office:value-type="float" office:value="-0.00614191456847421">
            <text:p>-0.006142</text:p>
          </table:table-cell>
          <table:table-cell table:formula="of:=-[.F238]*([.B238]/[.E238])" office:value-type="float" office:value="-0.000000000293645353565298">
            <text:p>0.000000</text:p>
          </table:table-cell>
          <table:table-cell table:number-columns-repeated="1016"/>
        </table:table-row>
        <table:table-row table:style-name="ro1">
          <table:table-cell table:formula="of:=[.A238]+([.C239]*_dt)" office:value-type="float" office:value="146999999826.78">
            <text:p>146999999826.780000</text:p>
          </table:table-cell>
          <table:table-cell table:formula="of:=[.B238]+([.D239]*_dt)" office:value-type="float" office:value="7057.85999723944">
            <text:p>7057.859997</text:p>
          </table:table-cell>
          <table:table-cell table:formula="of:=[.C238]+([.G238]*_dt)" office:value-type="float" office:value="-1.45563375046536">
            <text:p>-1.455634</text:p>
          </table:table-cell>
          <table:table-cell table:formula="of:=[.D238]+([.H238]*_dt)" office:value-type="float" office:value="29.779999965203">
            <text:p>29.780000</text:p>
          </table:table-cell>
          <table:table-cell table:formula="of:=SQRT([.A239]^2+[.B239]^2)" office:value-type="float" office:value="146999999826.78">
            <text:p>146999999826.780000</text:p>
          </table:table-cell>
          <table:table-cell table:formula="of:=(_G*_m1)/([.E239]^2)" office:value-type="float" office:value="0.00614191456859586">
            <text:p>0.006142</text:p>
          </table:table-cell>
          <table:table-cell table:formula="of:=-[.F239]*([.A239]/[.E239])" office:value-type="float" office:value="-0.00614191456859585">
            <text:p>-0.006142</text:p>
          </table:table-cell>
          <table:table-cell table:formula="of:=-[.F239]*([.B239]/[.E239])" office:value-type="float" office:value="-0.000000000294889613545821">
            <text:p>0.000000</text:p>
          </table:table-cell>
          <table:table-cell table:number-columns-repeated="1016"/>
        </table:table-row>
        <table:table-row table:style-name="ro1">
          <table:table-cell table:formula="of:=[.A239]+([.C240]*_dt)" office:value-type="float" office:value="146999999825.318">
            <text:p>146999999825.318000</text:p>
          </table:table-cell>
          <table:table-cell table:formula="of:=[.B239]+([.D240]*_dt)" office:value-type="float" office:value="7087.63999720435">
            <text:p>7087.639997</text:p>
          </table:table-cell>
          <table:table-cell table:formula="of:=[.C239]+([.G239]*_dt)" office:value-type="float" office:value="-1.46177566503396">
            <text:p>-1.461776</text:p>
          </table:table-cell>
          <table:table-cell table:formula="of:=[.D239]+([.H239]*_dt)" office:value-type="float" office:value="29.7799999649081">
            <text:p>29.780000</text:p>
          </table:table-cell>
          <table:table-cell table:formula="of:=SQRT([.A240]^2+[.B240]^2)" office:value-type="float" office:value="146999999825.318">
            <text:p>146999999825.318000</text:p>
          </table:table-cell>
          <table:table-cell table:formula="of:=(_G*_m1)/([.E240]^2)" office:value-type="float" office:value="0.006141914568718">
            <text:p>0.006142</text:p>
          </table:table-cell>
          <table:table-cell table:formula="of:=-[.F240]*([.A240]/[.E240])" office:value-type="float" office:value="-0.00614191456871799">
            <text:p>-0.006142</text:p>
          </table:table-cell>
          <table:table-cell table:formula="of:=-[.F240]*([.B240]/[.E240])" office:value-type="float" office:value="-0.000000000296133873526443">
            <text:p>0.000000</text:p>
          </table:table-cell>
          <table:table-cell table:number-columns-repeated="1016"/>
        </table:table-row>
        <table:table-row table:style-name="ro1">
          <table:table-cell table:formula="of:=[.A240]+([.C241]*_dt)" office:value-type="float" office:value="146999999823.85">
            <text:p>146999999823.850000</text:p>
          </table:table-cell>
          <table:table-cell table:formula="of:=[.B240]+([.D241]*_dt)" office:value-type="float" office:value="7117.41999716896">
            <text:p>7117.419997</text:p>
          </table:table-cell>
          <table:table-cell table:formula="of:=[.C240]+([.G240]*_dt)" office:value-type="float" office:value="-1.46791757960267">
            <text:p>-1.467918</text:p>
          </table:table-cell>
          <table:table-cell table:formula="of:=[.D240]+([.H240]*_dt)" office:value-type="float" office:value="29.779999964612">
            <text:p>29.780000</text:p>
          </table:table-cell>
          <table:table-cell table:formula="of:=SQRT([.A241]^2+[.B241]^2)" office:value-type="float" office:value="146999999823.85">
            <text:p>146999999823.850000</text:p>
          </table:table-cell>
          <table:table-cell table:formula="of:=(_G*_m1)/([.E241]^2)" office:value-type="float" office:value="0.00614191456884067">
            <text:p>0.006142</text:p>
          </table:table-cell>
          <table:table-cell table:formula="of:=-[.F241]*([.A241]/[.E241])" office:value-type="float" office:value="-0.00614191456884066">
            <text:p>-0.006142</text:p>
          </table:table-cell>
          <table:table-cell table:formula="of:=-[.F241]*([.B241]/[.E241])" office:value-type="float" office:value="-0.000000000297378133507164">
            <text:p>0.000000</text:p>
          </table:table-cell>
          <table:table-cell table:number-columns-repeated="1016"/>
        </table:table-row>
        <table:table-row table:style-name="ro1">
          <table:table-cell table:formula="of:=[.A241]+([.C242]*_dt)" office:value-type="float" office:value="146999999822.376">
            <text:p>146999999822.376000</text:p>
          </table:table-cell>
          <table:table-cell table:formula="of:=[.B241]+([.D242]*_dt)" office:value-type="float" office:value="7147.19999713327">
            <text:p>7147.199997</text:p>
          </table:table-cell>
          <table:table-cell table:formula="of:=[.C241]+([.G241]*_dt)" office:value-type="float" office:value="-1.47405949417152">
            <text:p>-1.474059</text:p>
          </table:table-cell>
          <table:table-cell table:formula="of:=[.D241]+([.H241]*_dt)" office:value-type="float" office:value="29.7799999643146">
            <text:p>29.780000</text:p>
          </table:table-cell>
          <table:table-cell table:formula="of:=SQRT([.A242]^2+[.B242]^2)" office:value-type="float" office:value="146999999822.376">
            <text:p>146999999822.376000</text:p>
          </table:table-cell>
          <table:table-cell table:formula="of:=(_G*_m1)/([.E242]^2)" office:value-type="float" office:value="0.00614191456896385">
            <text:p>0.006142</text:p>
          </table:table-cell>
          <table:table-cell table:formula="of:=-[.F242]*([.A242]/[.E242])" office:value-type="float" office:value="-0.00614191456896384">
            <text:p>-0.006142</text:p>
          </table:table-cell>
          <table:table-cell table:formula="of:=-[.F242]*([.B242]/[.E242])" office:value-type="float" office:value="-0.000000000298622393487985">
            <text:p>0.000000</text:p>
          </table:table-cell>
          <table:table-cell table:number-columns-repeated="1016"/>
        </table:table-row>
        <table:table-row table:style-name="ro1">
          <table:table-cell table:formula="of:=[.A242]+([.C243]*_dt)" office:value-type="float" office:value="146999999820.896">
            <text:p>146999999820.896000</text:p>
          </table:table-cell>
          <table:table-cell table:formula="of:=[.B242]+([.D243]*_dt)" office:value-type="float" office:value="7176.97999709729">
            <text:p>7176.979997</text:p>
          </table:table-cell>
          <table:table-cell table:formula="of:=[.C242]+([.G242]*_dt)" office:value-type="float" office:value="-1.48020140874048">
            <text:p>-1.480201</text:p>
          </table:table-cell>
          <table:table-cell table:formula="of:=[.D242]+([.H242]*_dt)" office:value-type="float" office:value="29.779999964016">
            <text:p>29.780000</text:p>
          </table:table-cell>
          <table:table-cell table:formula="of:=SQRT([.A243]^2+[.B243]^2)" office:value-type="float" office:value="146999999820.896">
            <text:p>146999999820.896000</text:p>
          </table:table-cell>
          <table:table-cell table:formula="of:=(_G*_m1)/([.E243]^2)" office:value-type="float" office:value="0.00614191456908754">
            <text:p>0.006142</text:p>
          </table:table-cell>
          <table:table-cell table:formula="of:=-[.F243]*([.A243]/[.E243])" office:value-type="float" office:value="-0.00614191456908753">
            <text:p>-0.006142</text:p>
          </table:table-cell>
          <table:table-cell table:formula="of:=-[.F243]*([.B243]/[.E243])" office:value-type="float" office:value="-0.000000000299866653468905">
            <text:p>0.000000</text:p>
          </table:table-cell>
          <table:table-cell table:number-columns-repeated="1016"/>
        </table:table-row>
        <table:table-row table:style-name="ro1">
          <table:table-cell table:formula="of:=[.A243]+([.C244]*_dt)" office:value-type="float" office:value="146999999819.409">
            <text:p>146999999819.409000</text:p>
          </table:table-cell>
          <table:table-cell table:formula="of:=[.B243]+([.D244]*_dt)" office:value-type="float" office:value="7206.75999706101">
            <text:p>7206.759997</text:p>
          </table:table-cell>
          <table:table-cell table:formula="of:=[.C243]+([.G243]*_dt)" office:value-type="float" office:value="-1.48634332330957">
            <text:p>-1.486343</text:p>
          </table:table-cell>
          <table:table-cell table:formula="of:=[.D243]+([.H243]*_dt)" office:value-type="float" office:value="29.7799999637161">
            <text:p>29.780000</text:p>
          </table:table-cell>
          <table:table-cell table:formula="of:=SQRT([.A244]^2+[.B244]^2)" office:value-type="float" office:value="146999999819.409">
            <text:p>146999999819.409000</text:p>
          </table:table-cell>
          <table:table-cell table:formula="of:=(_G*_m1)/([.E244]^2)" office:value-type="float" office:value="0.00614191456921174">
            <text:p>0.006142</text:p>
          </table:table-cell>
          <table:table-cell table:formula="of:=-[.F244]*([.A244]/[.E244])" office:value-type="float" office:value="-0.00614191456921173">
            <text:p>-0.006142</text:p>
          </table:table-cell>
          <table:table-cell table:formula="of:=-[.F244]*([.B244]/[.E244])" office:value-type="float" office:value="-0.000000000301110913449926">
            <text:p>0.000000</text:p>
          </table:table-cell>
          <table:table-cell table:number-columns-repeated="1016"/>
        </table:table-row>
        <table:table-row table:style-name="ro1">
          <table:table-cell table:formula="of:=[.A244]+([.C245]*_dt)" office:value-type="float" office:value="146999999817.917">
            <text:p>146999999817.917000</text:p>
          </table:table-cell>
          <table:table-cell table:formula="of:=[.B244]+([.D245]*_dt)" office:value-type="float" office:value="7236.53999702442">
            <text:p>7236.539997</text:p>
          </table:table-cell>
          <table:table-cell table:formula="of:=[.C244]+([.G244]*_dt)" office:value-type="float" office:value="-1.49248523787878">
            <text:p>-1.492485</text:p>
          </table:table-cell>
          <table:table-cell table:formula="of:=[.D244]+([.H244]*_dt)" office:value-type="float" office:value="29.779999963415">
            <text:p>29.780000</text:p>
          </table:table-cell>
          <table:table-cell table:formula="of:=SQRT([.A245]^2+[.B245]^2)" office:value-type="float" office:value="146999999817.917">
            <text:p>146999999817.917000</text:p>
          </table:table-cell>
          <table:table-cell table:formula="of:=(_G*_m1)/([.E245]^2)" office:value-type="float" office:value="0.00614191456933646">
            <text:p>0.006142</text:p>
          </table:table-cell>
          <table:table-cell table:formula="of:=-[.F245]*([.A245]/[.E245])" office:value-type="float" office:value="-0.00614191456933645">
            <text:p>-0.006142</text:p>
          </table:table-cell>
          <table:table-cell table:formula="of:=-[.F245]*([.B245]/[.E245])" office:value-type="float" office:value="-0.000000000302355173431048">
            <text:p>0.000000</text:p>
          </table:table-cell>
          <table:table-cell table:number-columns-repeated="1016"/>
        </table:table-row>
        <table:table-row table:style-name="ro1">
          <table:table-cell table:formula="of:=[.A245]+([.C246]*_dt)" office:value-type="float" office:value="146999999816.418">
            <text:p>146999999816.418000</text:p>
          </table:table-cell>
          <table:table-cell table:formula="of:=[.B245]+([.D246]*_dt)" office:value-type="float" office:value="7266.31999698753">
            <text:p>7266.319997</text:p>
          </table:table-cell>
          <table:table-cell table:formula="of:=[.C245]+([.G245]*_dt)" office:value-type="float" office:value="-1.49862715244811">
            <text:p>-1.498627</text:p>
          </table:table-cell>
          <table:table-cell table:formula="of:=[.D245]+([.H245]*_dt)" office:value-type="float" office:value="29.7799999631127">
            <text:p>29.780000</text:p>
          </table:table-cell>
          <table:table-cell table:formula="of:=SQRT([.A246]^2+[.B246]^2)" office:value-type="float" office:value="146999999816.418">
            <text:p>146999999816.418000</text:p>
          </table:table-cell>
          <table:table-cell table:formula="of:=(_G*_m1)/([.E246]^2)" office:value-type="float" office:value="0.00614191456946169">
            <text:p>0.006142</text:p>
          </table:table-cell>
          <table:table-cell table:formula="of:=-[.F246]*([.A246]/[.E246])" office:value-type="float" office:value="-0.00614191456946168">
            <text:p>-0.006142</text:p>
          </table:table-cell>
          <table:table-cell table:formula="of:=-[.F246]*([.B246]/[.E246])" office:value-type="float" office:value="-0.000000000303599433412271">
            <text:p>0.000000</text:p>
          </table:table-cell>
          <table:table-cell table:number-columns-repeated="1016"/>
        </table:table-row>
        <table:table-row table:style-name="ro1">
          <table:table-cell table:formula="of:=[.A246]+([.C247]*_dt)" office:value-type="float" office:value="146999999814.913">
            <text:p>146999999814.913000</text:p>
          </table:table-cell>
          <table:table-cell table:formula="of:=[.B246]+([.D247]*_dt)" office:value-type="float" office:value="7296.09999695034">
            <text:p>7296.099997</text:p>
          </table:table-cell>
          <table:table-cell table:formula="of:=[.C246]+([.G246]*_dt)" office:value-type="float" office:value="-1.50476906701758">
            <text:p>-1.504769</text:p>
          </table:table-cell>
          <table:table-cell table:formula="of:=[.D246]+([.H246]*_dt)" office:value-type="float" office:value="29.7799999628091">
            <text:p>29.780000</text:p>
          </table:table-cell>
          <table:table-cell table:formula="of:=SQRT([.A247]^2+[.B247]^2)" office:value-type="float" office:value="146999999814.914">
            <text:p>146999999814.914000</text:p>
          </table:table-cell>
          <table:table-cell table:formula="of:=(_G*_m1)/([.E247]^2)" office:value-type="float" office:value="0.00614191456958743">
            <text:p>0.006142</text:p>
          </table:table-cell>
          <table:table-cell table:formula="of:=-[.F247]*([.A247]/[.E247])" office:value-type="float" office:value="-0.00614191456958742">
            <text:p>-0.006142</text:p>
          </table:table-cell>
          <table:table-cell table:formula="of:=-[.F247]*([.B247]/[.E247])" office:value-type="float" office:value="-0.000000000304843693393595">
            <text:p>0.000000</text:p>
          </table:table-cell>
          <table:table-cell table:number-columns-repeated="1016"/>
        </table:table-row>
        <table:table-row table:style-name="ro1">
          <table:table-cell table:formula="of:=[.A247]+([.C248]*_dt)" office:value-type="float" office:value="146999999813.403">
            <text:p>146999999813.403000</text:p>
          </table:table-cell>
          <table:table-cell table:formula="of:=[.B247]+([.D248]*_dt)" office:value-type="float" office:value="7325.87999691285">
            <text:p>7325.879997</text:p>
          </table:table-cell>
          <table:table-cell table:formula="of:=[.C247]+([.G247]*_dt)" office:value-type="float" office:value="-1.51091098158716">
            <text:p>-1.510911</text:p>
          </table:table-cell>
          <table:table-cell table:formula="of:=[.D247]+([.H247]*_dt)" office:value-type="float" office:value="29.7799999625042">
            <text:p>29.780000</text:p>
          </table:table-cell>
          <table:table-cell table:formula="of:=SQRT([.A248]^2+[.B248]^2)" office:value-type="float" office:value="146999999813.403">
            <text:p>146999999813.403000</text:p>
          </table:table-cell>
          <table:table-cell table:formula="of:=(_G*_m1)/([.E248]^2)" office:value-type="float" office:value="0.00614191456971369">
            <text:p>0.006142</text:p>
          </table:table-cell>
          <table:table-cell table:formula="of:=-[.F248]*([.A248]/[.E248])" office:value-type="float" office:value="-0.00614191456971368">
            <text:p>-0.006142</text:p>
          </table:table-cell>
          <table:table-cell table:formula="of:=-[.F248]*([.B248]/[.E248])" office:value-type="float" office:value="-0.000000000306087953375022">
            <text:p>0.000000</text:p>
          </table:table-cell>
          <table:table-cell table:number-columns-repeated="1016"/>
        </table:table-row>
        <table:table-row table:style-name="ro1">
          <table:table-cell table:formula="of:=[.A248]+([.C249]*_dt)" office:value-type="float" office:value="146999999811.885">
            <text:p>146999999811.885000</text:p>
          </table:table-cell>
          <table:table-cell table:formula="of:=[.B248]+([.D249]*_dt)" office:value-type="float" office:value="7355.65999687505">
            <text:p>7355.659997</text:p>
          </table:table-cell>
          <table:table-cell table:formula="of:=[.C248]+([.G248]*_dt)" office:value-type="float" office:value="-1.51705289615688">
            <text:p>-1.517053</text:p>
          </table:table-cell>
          <table:table-cell table:formula="of:=[.D248]+([.H248]*_dt)" office:value-type="float" office:value="29.7799999621981">
            <text:p>29.780000</text:p>
          </table:table-cell>
          <table:table-cell table:formula="of:=SQRT([.A249]^2+[.B249]^2)" office:value-type="float" office:value="146999999811.886">
            <text:p>146999999811.886000</text:p>
          </table:table-cell>
          <table:table-cell table:formula="of:=(_G*_m1)/([.E249]^2)" office:value-type="float" office:value="0.00614191456984046">
            <text:p>0.006142</text:p>
          </table:table-cell>
          <table:table-cell table:formula="of:=-[.F249]*([.A249]/[.E249])" office:value-type="float" office:value="-0.00614191456984045">
            <text:p>-0.006142</text:p>
          </table:table-cell>
          <table:table-cell table:formula="of:=-[.F249]*([.B249]/[.E249])" office:value-type="float" office:value="-0.000000000307332213356551">
            <text:p>0.000000</text:p>
          </table:table-cell>
          <table:table-cell table:number-columns-repeated="1016"/>
        </table:table-row>
        <table:table-row table:style-name="ro1">
          <table:table-cell table:formula="of:=[.A249]+([.C250]*_dt)" office:value-type="float" office:value="146999999810.362">
            <text:p>146999999810.362000</text:p>
          </table:table-cell>
          <table:table-cell table:formula="of:=[.B249]+([.D250]*_dt)" office:value-type="float" office:value="7385.43999683694">
            <text:p>7385.439997</text:p>
          </table:table-cell>
          <table:table-cell table:formula="of:=[.C249]+([.G249]*_dt)" office:value-type="float" office:value="-1.52319481072672">
            <text:p>-1.523195</text:p>
          </table:table-cell>
          <table:table-cell table:formula="of:=[.D249]+([.H249]*_dt)" office:value-type="float" office:value="29.7799999618908">
            <text:p>29.780000</text:p>
          </table:table-cell>
          <table:table-cell table:formula="of:=SQRT([.A250]^2+[.B250]^2)" office:value-type="float" office:value="146999999810.362">
            <text:p>146999999810.362000</text:p>
          </table:table-cell>
          <table:table-cell table:formula="of:=(_G*_m1)/([.E250]^2)" office:value-type="float" office:value="0.00614191456996774">
            <text:p>0.006142</text:p>
          </table:table-cell>
          <table:table-cell table:formula="of:=-[.F250]*([.A250]/[.E250])" office:value-type="float" office:value="-0.00614191456996773">
            <text:p>-0.006142</text:p>
          </table:table-cell>
          <table:table-cell table:formula="of:=-[.F250]*([.B250]/[.E250])" office:value-type="float" office:value="-0.000000000308576473338184">
            <text:p>0.000000</text:p>
          </table:table-cell>
          <table:table-cell table:number-columns-repeated="1016"/>
        </table:table-row>
        <table:table-row table:style-name="ro1">
          <table:table-cell table:formula="of:=[.A250]+([.C251]*_dt)" office:value-type="float" office:value="146999999808.833">
            <text:p>146999999808.833000</text:p>
          </table:table-cell>
          <table:table-cell table:formula="of:=[.B250]+([.D251]*_dt)" office:value-type="float" office:value="7415.21999679852">
            <text:p>7415.219997</text:p>
          </table:table-cell>
          <table:table-cell table:formula="of:=[.C250]+([.G250]*_dt)" office:value-type="float" office:value="-1.52933672529669">
            <text:p>-1.529337</text:p>
          </table:table-cell>
          <table:table-cell table:formula="of:=[.D250]+([.H250]*_dt)" office:value-type="float" office:value="29.7799999615822">
            <text:p>29.780000</text:p>
          </table:table-cell>
          <table:table-cell table:formula="of:=SQRT([.A251]^2+[.B251]^2)" office:value-type="float" office:value="146999999808.833">
            <text:p>146999999808.833000</text:p>
          </table:table-cell>
          <table:table-cell table:formula="of:=(_G*_m1)/([.E251]^2)" office:value-type="float" office:value="0.00614191457009554">
            <text:p>0.006142</text:p>
          </table:table-cell>
          <table:table-cell table:formula="of:=-[.F251]*([.A251]/[.E251])" office:value-type="float" office:value="-0.00614191457009553">
            <text:p>-0.006142</text:p>
          </table:table-cell>
          <table:table-cell table:formula="of:=-[.F251]*([.B251]/[.E251])" office:value-type="float" office:value="-0.000000000309820733319919">
            <text:p>0.000000</text:p>
          </table:table-cell>
          <table:table-cell table:number-columns-repeated="1016"/>
        </table:table-row>
        <table:table-row table:style-name="ro1">
          <table:table-cell table:formula="of:=[.A251]+([.C252]*_dt)" office:value-type="float" office:value="146999999807.297">
            <text:p>146999999807.297000</text:p>
          </table:table-cell>
          <table:table-cell table:formula="of:=[.B251]+([.D252]*_dt)" office:value-type="float" office:value="7444.99999675979">
            <text:p>7444.999997</text:p>
          </table:table-cell>
          <table:table-cell table:formula="of:=[.C251]+([.G251]*_dt)" office:value-type="float" office:value="-1.53547863986678">
            <text:p>-1.535479</text:p>
          </table:table-cell>
          <table:table-cell table:formula="of:=[.D251]+([.H251]*_dt)" office:value-type="float" office:value="29.7799999612724">
            <text:p>29.780000</text:p>
          </table:table-cell>
          <table:table-cell table:formula="of:=SQRT([.A252]^2+[.B252]^2)" office:value-type="float" office:value="146999999807.298">
            <text:p>146999999807.298000</text:p>
          </table:table-cell>
          <table:table-cell table:formula="of:=(_G*_m1)/([.E252]^2)" office:value-type="float" office:value="0.00614191457022385">
            <text:p>0.006142</text:p>
          </table:table-cell>
          <table:table-cell table:formula="of:=-[.F252]*([.A252]/[.E252])" office:value-type="float" office:value="-0.00614191457022384">
            <text:p>-0.006142</text:p>
          </table:table-cell>
          <table:table-cell table:formula="of:=-[.F252]*([.B252]/[.E252])" office:value-type="float" office:value="-0.000000000311064993301758">
            <text:p>0.000000</text:p>
          </table:table-cell>
          <table:table-cell table:number-columns-repeated="1016"/>
        </table:table-row>
        <table:table-row table:style-name="ro1">
          <table:table-cell table:formula="of:=[.A252]+([.C253]*_dt)" office:value-type="float" office:value="146999999805.756">
            <text:p>146999999805.756000</text:p>
          </table:table-cell>
          <table:table-cell table:formula="of:=[.B252]+([.D253]*_dt)" office:value-type="float" office:value="7474.77999672075">
            <text:p>7474.779997</text:p>
          </table:table-cell>
          <table:table-cell table:formula="of:=[.C252]+([.G252]*_dt)" office:value-type="float" office:value="-1.54162055443701">
            <text:p>-1.541621</text:p>
          </table:table-cell>
          <table:table-cell table:formula="of:=[.D252]+([.H252]*_dt)" office:value-type="float" office:value="29.7799999609613">
            <text:p>29.780000</text:p>
          </table:table-cell>
          <table:table-cell table:formula="of:=SQRT([.A253]^2+[.B253]^2)" office:value-type="float" office:value="146999999805.756">
            <text:p>146999999805.756000</text:p>
          </table:table-cell>
          <table:table-cell table:formula="of:=(_G*_m1)/([.E253]^2)" office:value-type="float" office:value="0.00614191457035267">
            <text:p>0.006142</text:p>
          </table:table-cell>
          <table:table-cell table:formula="of:=-[.F253]*([.A253]/[.E253])" office:value-type="float" office:value="-0.00614191457035266">
            <text:p>-0.006142</text:p>
          </table:table-cell>
          <table:table-cell table:formula="of:=-[.F253]*([.B253]/[.E253])" office:value-type="float" office:value="-0.000000000312309253283701">
            <text:p>0.000000</text:p>
          </table:table-cell>
          <table:table-cell table:number-columns-repeated="1016"/>
        </table:table-row>
        <table:table-row table:style-name="ro1">
          <table:table-cell table:formula="of:=[.A253]+([.C254]*_dt)" office:value-type="float" office:value="146999999804.208">
            <text:p>146999999804.208000</text:p>
          </table:table-cell>
          <table:table-cell table:formula="of:=[.B253]+([.D254]*_dt)" office:value-type="float" office:value="7504.5599966814">
            <text:p>7504.559997</text:p>
          </table:table-cell>
          <table:table-cell table:formula="of:=[.C253]+([.G253]*_dt)" office:value-type="float" office:value="-1.54776246900736">
            <text:p>-1.547762</text:p>
          </table:table-cell>
          <table:table-cell table:formula="of:=[.D253]+([.H253]*_dt)" office:value-type="float" office:value="29.779999960649">
            <text:p>29.780000</text:p>
          </table:table-cell>
          <table:table-cell table:formula="of:=SQRT([.A254]^2+[.B254]^2)" office:value-type="float" office:value="146999999804.208">
            <text:p>146999999804.208000</text:p>
          </table:table-cell>
          <table:table-cell table:formula="of:=(_G*_m1)/([.E254]^2)" office:value-type="float" office:value="0.00614191457048201">
            <text:p>0.006142</text:p>
          </table:table-cell>
          <table:table-cell table:formula="of:=-[.F254]*([.A254]/[.E254])" office:value-type="float" office:value="-0.006141914570482">
            <text:p>-0.006142</text:p>
          </table:table-cell>
          <table:table-cell table:formula="of:=-[.F254]*([.B254]/[.E254])" office:value-type="float" office:value="-0.000000000313553513265749">
            <text:p>0.000000</text:p>
          </table:table-cell>
          <table:table-cell table:number-columns-repeated="1016"/>
        </table:table-row>
        <table:table-row table:style-name="ro1">
          <table:table-cell table:formula="of:=[.A254]+([.C255]*_dt)" office:value-type="float" office:value="146999999802.654">
            <text:p>146999999802.654000</text:p>
          </table:table-cell>
          <table:table-cell table:formula="of:=[.B254]+([.D255]*_dt)" office:value-type="float" office:value="7534.33999664174">
            <text:p>7534.339997</text:p>
          </table:table-cell>
          <table:table-cell table:formula="of:=[.C254]+([.G254]*_dt)" office:value-type="float" office:value="-1.55390438357784">
            <text:p>-1.553904</text:p>
          </table:table-cell>
          <table:table-cell table:formula="of:=[.D254]+([.H254]*_dt)" office:value-type="float" office:value="29.7799999603355">
            <text:p>29.780000</text:p>
          </table:table-cell>
          <table:table-cell table:formula="of:=SQRT([.A255]^2+[.B255]^2)" office:value-type="float" office:value="146999999802.654">
            <text:p>146999999802.654000</text:p>
          </table:table-cell>
          <table:table-cell table:formula="of:=(_G*_m1)/([.E255]^2)" office:value-type="float" office:value="0.00614191457061185">
            <text:p>0.006142</text:p>
          </table:table-cell>
          <table:table-cell table:formula="of:=-[.F255]*([.A255]/[.E255])" office:value-type="float" office:value="-0.00614191457061185">
            <text:p>-0.006142</text:p>
          </table:table-cell>
          <table:table-cell table:formula="of:=-[.F255]*([.B255]/[.E255])" office:value-type="float" office:value="-0.000000000314797773247901">
            <text:p>0.000000</text:p>
          </table:table-cell>
          <table:table-cell table:number-columns-repeated="1016"/>
        </table:table-row>
        <table:table-row table:style-name="ro1">
          <table:table-cell table:formula="of:=[.A255]+([.C256]*_dt)" office:value-type="float" office:value="146999999801.094">
            <text:p>146999999801.094000</text:p>
          </table:table-cell>
          <table:table-cell table:formula="of:=[.B255]+([.D256]*_dt)" office:value-type="float" office:value="7564.11999660176">
            <text:p>7564.119997</text:p>
          </table:table-cell>
          <table:table-cell table:formula="of:=[.C255]+([.G255]*_dt)" office:value-type="float" office:value="-1.56004629814845">
            <text:p>-1.560046</text:p>
          </table:table-cell>
          <table:table-cell table:formula="of:=[.D255]+([.H255]*_dt)" office:value-type="float" office:value="29.7799999600207">
            <text:p>29.780000</text:p>
          </table:table-cell>
          <table:table-cell table:formula="of:=SQRT([.A256]^2+[.B256]^2)" office:value-type="float" office:value="146999999801.094">
            <text:p>146999999801.094000</text:p>
          </table:table-cell>
          <table:table-cell table:formula="of:=(_G*_m1)/([.E256]^2)" office:value-type="float" office:value="0.00614191457074222">
            <text:p>0.006142</text:p>
          </table:table-cell>
          <table:table-cell table:formula="of:=-[.F256]*([.A256]/[.E256])" office:value-type="float" office:value="-0.00614191457074221">
            <text:p>-0.006142</text:p>
          </table:table-cell>
          <table:table-cell table:formula="of:=-[.F256]*([.B256]/[.E256])" office:value-type="float" office:value="-0.00000000031604203323016">
            <text:p>0.000000</text:p>
          </table:table-cell>
          <table:table-cell table:number-columns-repeated="1016"/>
        </table:table-row>
        <table:table-row table:style-name="ro1">
          <table:table-cell table:formula="of:=[.A256]+([.C257]*_dt)" office:value-type="float" office:value="146999999799.528">
            <text:p>146999999799.528000</text:p>
          </table:table-cell>
          <table:table-cell table:formula="of:=[.B256]+([.D257]*_dt)" office:value-type="float" office:value="7593.89999656146">
            <text:p>7593.899997</text:p>
          </table:table-cell>
          <table:table-cell table:formula="of:=[.C256]+([.G256]*_dt)" office:value-type="float" office:value="-1.56618821271919">
            <text:p>-1.566188</text:p>
          </table:table-cell>
          <table:table-cell table:formula="of:=[.D256]+([.H256]*_dt)" office:value-type="float" office:value="29.7799999597046">
            <text:p>29.780000</text:p>
          </table:table-cell>
          <table:table-cell table:formula="of:=SQRT([.A257]^2+[.B257]^2)" office:value-type="float" office:value="146999999799.528">
            <text:p>146999999799.528000</text:p>
          </table:table-cell>
          <table:table-cell table:formula="of:=(_G*_m1)/([.E257]^2)" office:value-type="float" office:value="0.0061419145708731">
            <text:p>0.006142</text:p>
          </table:table-cell>
          <table:table-cell table:formula="of:=-[.F257]*([.A257]/[.E257])" office:value-type="float" office:value="-0.00614191457087309">
            <text:p>-0.006142</text:p>
          </table:table-cell>
          <table:table-cell table:formula="of:=-[.F257]*([.B257]/[.E257])" office:value-type="float" office:value="-0.000000000317286293212524">
            <text:p>0.000000</text:p>
          </table:table-cell>
          <table:table-cell table:number-columns-repeated="1016"/>
        </table:table-row>
        <table:table-row table:style-name="ro1">
          <table:table-cell table:formula="of:=[.A257]+([.C258]*_dt)" office:value-type="float" office:value="146999999797.956">
            <text:p>146999999797.956000</text:p>
          </table:table-cell>
          <table:table-cell table:formula="of:=[.B257]+([.D258]*_dt)" office:value-type="float" office:value="7623.67999652085">
            <text:p>7623.679997</text:p>
          </table:table-cell>
          <table:table-cell table:formula="of:=[.C257]+([.G257]*_dt)" office:value-type="float" office:value="-1.57233012729007">
            <text:p>-1.572330</text:p>
          </table:table-cell>
          <table:table-cell table:formula="of:=[.D257]+([.H257]*_dt)" office:value-type="float" office:value="29.7799999593874">
            <text:p>29.780000</text:p>
          </table:table-cell>
          <table:table-cell table:formula="of:=SQRT([.A258]^2+[.B258]^2)" office:value-type="float" office:value="146999999797.956">
            <text:p>146999999797.956000</text:p>
          </table:table-cell>
          <table:table-cell table:formula="of:=(_G*_m1)/([.E258]^2)" office:value-type="float" office:value="0.00614191457100448">
            <text:p>0.006142</text:p>
          </table:table-cell>
          <table:table-cell table:formula="of:=-[.F258]*([.A258]/[.E258])" office:value-type="float" office:value="-0.00614191457100448">
            <text:p>-0.006142</text:p>
          </table:table-cell>
          <table:table-cell table:formula="of:=-[.F258]*([.B258]/[.E258])" office:value-type="float" office:value="-0.000000000318530553194994">
            <text:p>0.000000</text:p>
          </table:table-cell>
          <table:table-cell table:number-columns-repeated="1016"/>
        </table:table-row>
        <table:table-row table:style-name="ro1">
          <table:table-cell table:formula="of:=[.A258]+([.C259]*_dt)" office:value-type="float" office:value="146999999796.377">
            <text:p>146999999796.377000</text:p>
          </table:table-cell>
          <table:table-cell table:formula="of:=[.B258]+([.D259]*_dt)" office:value-type="float" office:value="7653.45999647992">
            <text:p>7653.459996</text:p>
          </table:table-cell>
          <table:table-cell table:formula="of:=[.C258]+([.G258]*_dt)" office:value-type="float" office:value="-1.57847204186107">
            <text:p>-1.578472</text:p>
          </table:table-cell>
          <table:table-cell table:formula="of:=[.D258]+([.H258]*_dt)" office:value-type="float" office:value="29.7799999590688">
            <text:p>29.780000</text:p>
          </table:table-cell>
          <table:table-cell table:formula="of:=SQRT([.A259]^2+[.B259]^2)" office:value-type="float" office:value="146999999796.377">
            <text:p>146999999796.377000</text:p>
          </table:table-cell>
          <table:table-cell table:formula="of:=(_G*_m1)/([.E259]^2)" office:value-type="float" office:value="0.00614191457113638">
            <text:p>0.006142</text:p>
          </table:table-cell>
          <table:table-cell table:formula="of:=-[.F259]*([.A259]/[.E259])" office:value-type="float" office:value="-0.00614191457113638">
            <text:p>-0.006142</text:p>
          </table:table-cell>
          <table:table-cell table:formula="of:=-[.F259]*([.B259]/[.E259])" office:value-type="float" office:value="-0.00000000031977481317757">
            <text:p>0.000000</text:p>
          </table:table-cell>
          <table:table-cell table:number-columns-repeated="1016"/>
        </table:table-row>
        <table:table-row table:style-name="ro1">
          <table:table-cell table:formula="of:=[.A259]+([.C260]*_dt)" office:value-type="float" office:value="146999999794.792">
            <text:p>146999999794.792000</text:p>
          </table:table-cell>
          <table:table-cell table:formula="of:=[.B259]+([.D260]*_dt)" office:value-type="float" office:value="7683.23999643867">
            <text:p>7683.239996</text:p>
          </table:table-cell>
          <table:table-cell table:formula="of:=[.C259]+([.G259]*_dt)" office:value-type="float" office:value="-1.58461395643221">
            <text:p>-1.584614</text:p>
          </table:table-cell>
          <table:table-cell table:formula="of:=[.D259]+([.H259]*_dt)" office:value-type="float" office:value="29.779999958749">
            <text:p>29.780000</text:p>
          </table:table-cell>
          <table:table-cell table:formula="of:=SQRT([.A260]^2+[.B260]^2)" office:value-type="float" office:value="146999999794.793">
            <text:p>146999999794.793000</text:p>
          </table:table-cell>
          <table:table-cell table:formula="of:=(_G*_m1)/([.E260]^2)" office:value-type="float" office:value="0.0061419145712688">
            <text:p>0.006142</text:p>
          </table:table-cell>
          <table:table-cell table:formula="of:=-[.F260]*([.A260]/[.E260])" office:value-type="float" office:value="-0.0061419145712688">
            <text:p>-0.006142</text:p>
          </table:table-cell>
          <table:table-cell table:formula="of:=-[.F260]*([.B260]/[.E260])" office:value-type="float" office:value="-0.000000000321019073160254">
            <text:p>0.000000</text:p>
          </table:table-cell>
          <table:table-cell table:number-columns-repeated="1016"/>
        </table:table-row>
        <table:table-row table:style-name="ro1">
          <table:table-cell table:formula="of:=[.A260]+([.C261]*_dt)" office:value-type="float" office:value="146999999793.202">
            <text:p>146999999793.202000</text:p>
          </table:table-cell>
          <table:table-cell table:formula="of:=[.B260]+([.D261]*_dt)" office:value-type="float" office:value="7713.0199963971">
            <text:p>7713.019996</text:p>
          </table:table-cell>
          <table:table-cell table:formula="of:=[.C260]+([.G260]*_dt)" office:value-type="float" office:value="-1.59075587100348">
            <text:p>-1.590756</text:p>
          </table:table-cell>
          <table:table-cell table:formula="of:=[.D260]+([.H260]*_dt)" office:value-type="float" office:value="29.779999958428">
            <text:p>29.780000</text:p>
          </table:table-cell>
          <table:table-cell table:formula="of:=SQRT([.A261]^2+[.B261]^2)" office:value-type="float" office:value="146999999793.202">
            <text:p>146999999793.202000</text:p>
          </table:table-cell>
          <table:table-cell table:formula="of:=(_G*_m1)/([.E261]^2)" office:value-type="float" office:value="0.00614191457140173">
            <text:p>0.006142</text:p>
          </table:table-cell>
          <table:table-cell table:formula="of:=-[.F261]*([.A261]/[.E261])" office:value-type="float" office:value="-0.00614191457140172">
            <text:p>-0.006142</text:p>
          </table:table-cell>
          <table:table-cell table:formula="of:=-[.F261]*([.B261]/[.E261])" office:value-type="float" office:value="-0.000000000322263333143045">
            <text:p>0.000000</text:p>
          </table:table-cell>
          <table:table-cell table:number-columns-repeated="1016"/>
        </table:table-row>
        <table:table-row table:style-name="ro1">
          <table:table-cell table:formula="of:=[.A261]+([.C262]*_dt)" office:value-type="float" office:value="146999999791.605">
            <text:p>146999999791.605000</text:p>
          </table:table-cell>
          <table:table-cell table:formula="of:=[.B261]+([.D262]*_dt)" office:value-type="float" office:value="7742.7999963552">
            <text:p>7742.799996</text:p>
          </table:table-cell>
          <table:table-cell table:formula="of:=[.C261]+([.G261]*_dt)" office:value-type="float" office:value="-1.59689778557488">
            <text:p>-1.596898</text:p>
          </table:table-cell>
          <table:table-cell table:formula="of:=[.D261]+([.H261]*_dt)" office:value-type="float" office:value="29.7799999581058">
            <text:p>29.780000</text:p>
          </table:table-cell>
          <table:table-cell table:formula="of:=SQRT([.A262]^2+[.B262]^2)" office:value-type="float" office:value="146999999791.605">
            <text:p>146999999791.605000</text:p>
          </table:table-cell>
          <table:table-cell table:formula="of:=(_G*_m1)/([.E262]^2)" office:value-type="float" office:value="0.00614191457153517">
            <text:p>0.006142</text:p>
          </table:table-cell>
          <table:table-cell table:formula="of:=-[.F262]*([.A262]/[.E262])" office:value-type="float" office:value="-0.00614191457153517">
            <text:p>-0.006142</text:p>
          </table:table-cell>
          <table:table-cell table:formula="of:=-[.F262]*([.B262]/[.E262])" office:value-type="float" office:value="-0.000000000323507593125944">
            <text:p>0.000000</text:p>
          </table:table-cell>
          <table:table-cell table:number-columns-repeated="1016"/>
        </table:table-row>
        <table:table-row table:style-name="ro1">
          <table:table-cell table:formula="of:=[.A262]+([.C263]*_dt)" office:value-type="float" office:value="146999999790.002">
            <text:p>146999999790.002000</text:p>
          </table:table-cell>
          <table:table-cell table:formula="of:=[.B262]+([.D263]*_dt)" office:value-type="float" office:value="7772.57999631298">
            <text:p>7772.579996</text:p>
          </table:table-cell>
          <table:table-cell table:formula="of:=[.C262]+([.G262]*_dt)" office:value-type="float" office:value="-1.60303970014641">
            <text:p>-1.603040</text:p>
          </table:table-cell>
          <table:table-cell table:formula="of:=[.D262]+([.H262]*_dt)" office:value-type="float" office:value="29.7799999577823">
            <text:p>29.780000</text:p>
          </table:table-cell>
          <table:table-cell table:formula="of:=SQRT([.A263]^2+[.B263]^2)" office:value-type="float" office:value="146999999790.002">
            <text:p>146999999790.002000</text:p>
          </table:table-cell>
          <table:table-cell table:formula="of:=(_G*_m1)/([.E263]^2)" office:value-type="float" office:value="0.00614191457166913">
            <text:p>0.006142</text:p>
          </table:table-cell>
          <table:table-cell table:formula="of:=-[.F263]*([.A263]/[.E263])" office:value-type="float" office:value="-0.00614191457166912">
            <text:p>-0.006142</text:p>
          </table:table-cell>
          <table:table-cell table:formula="of:=-[.F263]*([.B263]/[.E263])" office:value-type="float" office:value="-0.000000000324751853108952">
            <text:p>0.000000</text:p>
          </table:table-cell>
          <table:table-cell table:number-columns-repeated="1016"/>
        </table:table-row>
        <table:table-row table:style-name="ro1">
          <table:table-cell table:formula="of:=[.A263]+([.C264]*_dt)" office:value-type="float" office:value="146999999788.393">
            <text:p>146999999788.393000</text:p>
          </table:table-cell>
          <table:table-cell table:formula="of:=[.B263]+([.D264]*_dt)" office:value-type="float" office:value="7802.35999627044">
            <text:p>7802.359996</text:p>
          </table:table-cell>
          <table:table-cell table:formula="of:=[.C263]+([.G263]*_dt)" office:value-type="float" office:value="-1.60918161471808">
            <text:p>-1.609182</text:p>
          </table:table-cell>
          <table:table-cell table:formula="of:=[.D263]+([.H263]*_dt)" office:value-type="float" office:value="29.7799999574575">
            <text:p>29.780000</text:p>
          </table:table-cell>
          <table:table-cell table:formula="of:=SQRT([.A264]^2+[.B264]^2)" office:value-type="float" office:value="146999999788.393">
            <text:p>146999999788.393000</text:p>
          </table:table-cell>
          <table:table-cell table:formula="of:=(_G*_m1)/([.E264]^2)" office:value-type="float" office:value="0.0061419145718036">
            <text:p>0.006142</text:p>
          </table:table-cell>
          <table:table-cell table:formula="of:=-[.F264]*([.A264]/[.E264])" office:value-type="float" office:value="-0.00614191457180359">
            <text:p>-0.006142</text:p>
          </table:table-cell>
          <table:table-cell table:formula="of:=-[.F264]*([.B264]/[.E264])" office:value-type="float" office:value="-0.000000000325996113092068">
            <text:p>0.000000</text:p>
          </table:table-cell>
          <table:table-cell table:number-columns-repeated="1016"/>
        </table:table-row>
        <table:table-row table:style-name="ro1">
          <table:table-cell table:formula="of:=[.A264]+([.C265]*_dt)" office:value-type="float" office:value="146999999786.777">
            <text:p>146999999786.777000</text:p>
          </table:table-cell>
          <table:table-cell table:formula="of:=[.B264]+([.D265]*_dt)" office:value-type="float" office:value="7832.13999622757">
            <text:p>7832.139996</text:p>
          </table:table-cell>
          <table:table-cell table:formula="of:=[.C264]+([.G264]*_dt)" office:value-type="float" office:value="-1.61532352928989">
            <text:p>-1.615324</text:p>
          </table:table-cell>
          <table:table-cell table:formula="of:=[.D264]+([.H264]*_dt)" office:value-type="float" office:value="29.7799999571315">
            <text:p>29.780000</text:p>
          </table:table-cell>
          <table:table-cell table:formula="of:=SQRT([.A265]^2+[.B265]^2)" office:value-type="float" office:value="146999999786.778">
            <text:p>146999999786.778000</text:p>
          </table:table-cell>
          <table:table-cell table:formula="of:=(_G*_m1)/([.E265]^2)" office:value-type="float" office:value="0.00614191457193858">
            <text:p>0.006142</text:p>
          </table:table-cell>
          <table:table-cell table:formula="of:=-[.F265]*([.A265]/[.E265])" office:value-type="float" office:value="-0.00614191457193857">
            <text:p>-0.006142</text:p>
          </table:table-cell>
          <table:table-cell table:formula="of:=-[.F265]*([.B265]/[.E265])" office:value-type="float" office:value="-0.000000000327240373075293">
            <text:p>0.000000</text:p>
          </table:table-cell>
          <table:table-cell table:number-columns-repeated="1016"/>
        </table:table-row>
        <table:table-row table:style-name="ro1">
          <table:table-cell table:formula="of:=[.A265]+([.C266]*_dt)" office:value-type="float" office:value="146999999785.156">
            <text:p>146999999785.156000</text:p>
          </table:table-cell>
          <table:table-cell table:formula="of:=[.B265]+([.D266]*_dt)" office:value-type="float" office:value="7861.91999618438">
            <text:p>7861.919996</text:p>
          </table:table-cell>
          <table:table-cell table:formula="of:=[.C265]+([.G265]*_dt)" office:value-type="float" office:value="-1.62146544386182">
            <text:p>-1.621465</text:p>
          </table:table-cell>
          <table:table-cell table:formula="of:=[.D265]+([.H265]*_dt)" office:value-type="float" office:value="29.7799999568043">
            <text:p>29.780000</text:p>
          </table:table-cell>
          <table:table-cell table:formula="of:=SQRT([.A266]^2+[.B266]^2)" office:value-type="float" office:value="146999999785.156">
            <text:p>146999999785.156000</text:p>
          </table:table-cell>
          <table:table-cell table:formula="of:=(_G*_m1)/([.E266]^2)" office:value-type="float" office:value="0.00614191457207407">
            <text:p>0.006142</text:p>
          </table:table-cell>
          <table:table-cell table:formula="of:=-[.F266]*([.A266]/[.E266])" office:value-type="float" office:value="-0.00614191457207407">
            <text:p>-0.006142</text:p>
          </table:table-cell>
          <table:table-cell table:formula="of:=-[.F266]*([.B266]/[.E266])" office:value-type="float" office:value="-0.000000000328484633058628">
            <text:p>0.000000</text:p>
          </table:table-cell>
          <table:table-cell table:number-columns-repeated="1016"/>
        </table:table-row>
        <table:table-row table:style-name="ro1">
          <table:table-cell table:formula="of:=[.A266]+([.C267]*_dt)" office:value-type="float" office:value="146999999783.528">
            <text:p>146999999783.528000</text:p>
          </table:table-cell>
          <table:table-cell table:formula="of:=[.B266]+([.D267]*_dt)" office:value-type="float" office:value="7891.69999614085">
            <text:p>7891.699996</text:p>
          </table:table-cell>
          <table:table-cell table:formula="of:=[.C266]+([.G266]*_dt)" office:value-type="float" office:value="-1.6276073584339">
            <text:p>-1.627607</text:p>
          </table:table-cell>
          <table:table-cell table:formula="of:=[.D266]+([.H266]*_dt)" office:value-type="float" office:value="29.7799999564758">
            <text:p>29.780000</text:p>
          </table:table-cell>
          <table:table-cell table:formula="of:=SQRT([.A267]^2+[.B267]^2)" office:value-type="float" office:value="146999999783.528">
            <text:p>146999999783.528000</text:p>
          </table:table-cell>
          <table:table-cell table:formula="of:=(_G*_m1)/([.E267]^2)" office:value-type="float" office:value="0.00614191457221008">
            <text:p>0.006142</text:p>
          </table:table-cell>
          <table:table-cell table:formula="of:=-[.F267]*([.A267]/[.E267])" office:value-type="float" office:value="-0.00614191457221007">
            <text:p>-0.006142</text:p>
          </table:table-cell>
          <table:table-cell table:formula="of:=-[.F267]*([.B267]/[.E267])" office:value-type="float" office:value="-0.000000000329728893042073">
            <text:p>0.000000</text:p>
          </table:table-cell>
          <table:table-cell table:number-columns-repeated="1016"/>
        </table:table-row>
        <table:table-row table:style-name="ro1">
          <table:table-cell table:formula="of:=[.A267]+([.C268]*_dt)" office:value-type="float" office:value="146999999781.894">
            <text:p>146999999781.894000</text:p>
          </table:table-cell>
          <table:table-cell table:formula="of:=[.B267]+([.D268]*_dt)" office:value-type="float" office:value="7921.479996097">
            <text:p>7921.479996</text:p>
          </table:table-cell>
          <table:table-cell table:formula="of:=[.C267]+([.G267]*_dt)" office:value-type="float" office:value="-1.63374927300611">
            <text:p>-1.633749</text:p>
          </table:table-cell>
          <table:table-cell table:formula="of:=[.D267]+([.H267]*_dt)" office:value-type="float" office:value="29.7799999561461">
            <text:p>29.780000</text:p>
          </table:table-cell>
          <table:table-cell table:formula="of:=SQRT([.A268]^2+[.B268]^2)" office:value-type="float" office:value="146999999781.895">
            <text:p>146999999781.895000</text:p>
          </table:table-cell>
          <table:table-cell table:formula="of:=(_G*_m1)/([.E268]^2)" office:value-type="float" office:value="0.0061419145723466">
            <text:p>0.006142</text:p>
          </table:table-cell>
          <table:table-cell table:formula="of:=-[.F268]*([.A268]/[.E268])" office:value-type="float" office:value="-0.0061419145723466">
            <text:p>-0.006142</text:p>
          </table:table-cell>
          <table:table-cell table:formula="of:=-[.F268]*([.B268]/[.E268])" office:value-type="float" office:value="-0.000000000330973153025628">
            <text:p>0.000000</text:p>
          </table:table-cell>
          <table:table-cell table:number-columns-repeated="1016"/>
        </table:table-row>
        <table:table-row table:style-name="ro1">
          <table:table-cell table:formula="of:=[.A268]+([.C269]*_dt)" office:value-type="float" office:value="146999999780.255">
            <text:p>146999999780.255000</text:p>
          </table:table-cell>
          <table:table-cell table:formula="of:=[.B268]+([.D269]*_dt)" office:value-type="float" office:value="7951.25999605281">
            <text:p>7951.259996</text:p>
          </table:table-cell>
          <table:table-cell table:formula="of:=[.C268]+([.G268]*_dt)" office:value-type="float" office:value="-1.63989118757846">
            <text:p>-1.639891</text:p>
          </table:table-cell>
          <table:table-cell table:formula="of:=[.D268]+([.H268]*_dt)" office:value-type="float" office:value="29.7799999558151">
            <text:p>29.780000</text:p>
          </table:table-cell>
          <table:table-cell table:formula="of:=SQRT([.A269]^2+[.B269]^2)" office:value-type="float" office:value="146999999780.255">
            <text:p>146999999780.255000</text:p>
          </table:table-cell>
          <table:table-cell table:formula="of:=(_G*_m1)/([.E269]^2)" office:value-type="float" office:value="0.00614191457248364">
            <text:p>0.006142</text:p>
          </table:table-cell>
          <table:table-cell table:formula="of:=-[.F269]*([.A269]/[.E269])" office:value-type="float" office:value="-0.00614191457248363">
            <text:p>-0.006142</text:p>
          </table:table-cell>
          <table:table-cell table:formula="of:=-[.F269]*([.B269]/[.E269])" office:value-type="float" office:value="-0.000000000332217413009294">
            <text:p>0.000000</text:p>
          </table:table-cell>
          <table:table-cell table:number-columns-repeated="1016"/>
        </table:table-row>
        <table:table-row table:style-name="ro1">
          <table:table-cell table:formula="of:=[.A269]+([.C270]*_dt)" office:value-type="float" office:value="146999999778.609">
            <text:p>146999999778.609000</text:p>
          </table:table-cell>
          <table:table-cell table:formula="of:=[.B269]+([.D270]*_dt)" office:value-type="float" office:value="7981.03999600829">
            <text:p>7981.039996</text:p>
          </table:table-cell>
          <table:table-cell table:formula="of:=[.C269]+([.G269]*_dt)" office:value-type="float" office:value="-1.64603310215094">
            <text:p>-1.646033</text:p>
          </table:table-cell>
          <table:table-cell table:formula="of:=[.D269]+([.H269]*_dt)" office:value-type="float" office:value="29.7799999554829">
            <text:p>29.780000</text:p>
          </table:table-cell>
          <table:table-cell table:formula="of:=SQRT([.A270]^2+[.B270]^2)" office:value-type="float" office:value="146999999778.609">
            <text:p>146999999778.609000</text:p>
          </table:table-cell>
          <table:table-cell table:formula="of:=(_G*_m1)/([.E270]^2)" office:value-type="float" office:value="0.00614191457262119">
            <text:p>0.006142</text:p>
          </table:table-cell>
          <table:table-cell table:formula="of:=-[.F270]*([.A270]/[.E270])" office:value-type="float" office:value="-0.00614191457262118">
            <text:p>-0.006142</text:p>
          </table:table-cell>
          <table:table-cell table:formula="of:=-[.F270]*([.B270]/[.E270])" office:value-type="float" office:value="-0.000000000333461672993071">
            <text:p>0.000000</text:p>
          </table:table-cell>
          <table:table-cell table:number-columns-repeated="1016"/>
        </table:table-row>
        <table:table-row table:style-name="ro1">
          <table:table-cell table:formula="of:=[.A270]+([.C271]*_dt)" office:value-type="float" office:value="146999999776.956">
            <text:p>146999999776.956000</text:p>
          </table:table-cell>
          <table:table-cell table:formula="of:=[.B270]+([.D271]*_dt)" office:value-type="float" office:value="8010.81999596345">
            <text:p>8010.819996</text:p>
          </table:table-cell>
          <table:table-cell table:formula="of:=[.C270]+([.G270]*_dt)" office:value-type="float" office:value="-1.65217501672356">
            <text:p>-1.652175</text:p>
          </table:table-cell>
          <table:table-cell table:formula="of:=[.D270]+([.H270]*_dt)" office:value-type="float" office:value="29.7799999551494">
            <text:p>29.780000</text:p>
          </table:table-cell>
          <table:table-cell table:formula="of:=SQRT([.A271]^2+[.B271]^2)" office:value-type="float" office:value="146999999776.957">
            <text:p>146999999776.957000</text:p>
          </table:table-cell>
          <table:table-cell table:formula="of:=(_G*_m1)/([.E271]^2)" office:value-type="float" office:value="0.00614191457275925">
            <text:p>0.006142</text:p>
          </table:table-cell>
          <table:table-cell table:formula="of:=-[.F271]*([.A271]/[.E271])" office:value-type="float" office:value="-0.00614191457275924">
            <text:p>-0.006142</text:p>
          </table:table-cell>
          <table:table-cell table:formula="of:=-[.F271]*([.B271]/[.E271])" office:value-type="float" office:value="-0.000000000334705932976959">
            <text:p>0.000000</text:p>
          </table:table-cell>
          <table:table-cell table:number-columns-repeated="1016"/>
        </table:table-row>
        <table:table-row table:style-name="ro1">
          <table:table-cell table:formula="of:=[.A271]+([.C272]*_dt)" office:value-type="float" office:value="146999999775.298">
            <text:p>146999999775.298000</text:p>
          </table:table-cell>
          <table:table-cell table:formula="of:=[.B271]+([.D272]*_dt)" office:value-type="float" office:value="8040.59999591826">
            <text:p>8040.599996</text:p>
          </table:table-cell>
          <table:table-cell table:formula="of:=[.C271]+([.G271]*_dt)" office:value-type="float" office:value="-1.65831693129632">
            <text:p>-1.658317</text:p>
          </table:table-cell>
          <table:table-cell table:formula="of:=[.D271]+([.H271]*_dt)" office:value-type="float" office:value="29.7799999548147">
            <text:p>29.780000</text:p>
          </table:table-cell>
          <table:table-cell table:formula="of:=SQRT([.A272]^2+[.B272]^2)" office:value-type="float" office:value="146999999775.298">
            <text:p>146999999775.298000</text:p>
          </table:table-cell>
          <table:table-cell table:formula="of:=(_G*_m1)/([.E272]^2)" office:value-type="float" office:value="0.00614191457289782">
            <text:p>0.006142</text:p>
          </table:table-cell>
          <table:table-cell table:formula="of:=-[.F272]*([.A272]/[.E272])" office:value-type="float" office:value="-0.00614191457289781">
            <text:p>-0.006142</text:p>
          </table:table-cell>
          <table:table-cell table:formula="of:=-[.F272]*([.B272]/[.E272])" office:value-type="float" office:value="-0.00000000033595019296096">
            <text:p>0.000000</text:p>
          </table:table-cell>
          <table:table-cell table:number-columns-repeated="1016"/>
        </table:table-row>
        <table:table-row table:style-name="ro1">
          <table:table-cell table:formula="of:=[.A272]+([.C273]*_dt)" office:value-type="float" office:value="146999999773.634">
            <text:p>146999999773.634000</text:p>
          </table:table-cell>
          <table:table-cell table:formula="of:=[.B272]+([.D273]*_dt)" office:value-type="float" office:value="8070.37999587274">
            <text:p>8070.379996</text:p>
          </table:table-cell>
          <table:table-cell table:formula="of:=[.C272]+([.G272]*_dt)" office:value-type="float" office:value="-1.66445884586922">
            <text:p>-1.664459</text:p>
          </table:table-cell>
          <table:table-cell table:formula="of:=[.D272]+([.H272]*_dt)" office:value-type="float" office:value="29.7799999544787">
            <text:p>29.780000</text:p>
          </table:table-cell>
          <table:table-cell table:formula="of:=SQRT([.A273]^2+[.B273]^2)" office:value-type="float" office:value="146999999773.634">
            <text:p>146999999773.634000</text:p>
          </table:table-cell>
          <table:table-cell table:formula="of:=(_G*_m1)/([.E273]^2)" office:value-type="float" office:value="0.00614191457303691">
            <text:p>0.006142</text:p>
          </table:table-cell>
          <table:table-cell table:formula="of:=-[.F273]*([.A273]/[.E273])" office:value-type="float" office:value="-0.0061419145730369">
            <text:p>-0.006142</text:p>
          </table:table-cell>
          <table:table-cell table:formula="of:=-[.F273]*([.B273]/[.E273])" office:value-type="float" office:value="-0.000000000337194452945073">
            <text:p>0.000000</text:p>
          </table:table-cell>
          <table:table-cell table:number-columns-repeated="1016"/>
        </table:table-row>
        <table:table-row table:style-name="ro1">
          <table:table-cell table:formula="of:=[.A273]+([.C274]*_dt)" office:value-type="float" office:value="146999999771.963">
            <text:p>146999999771.963000</text:p>
          </table:table-cell>
          <table:table-cell table:formula="of:=[.B273]+([.D274]*_dt)" office:value-type="float" office:value="8100.15999582688">
            <text:p>8100.159996</text:p>
          </table:table-cell>
          <table:table-cell table:formula="of:=[.C273]+([.G273]*_dt)" office:value-type="float" office:value="-1.67060076044225">
            <text:p>-1.670601</text:p>
          </table:table-cell>
          <table:table-cell table:formula="of:=[.D273]+([.H273]*_dt)" office:value-type="float" office:value="29.7799999541416">
            <text:p>29.780000</text:p>
          </table:table-cell>
          <table:table-cell table:formula="of:=SQRT([.A274]^2+[.B274]^2)" office:value-type="float" office:value="146999999771.963">
            <text:p>146999999771.963000</text:p>
          </table:table-cell>
          <table:table-cell table:formula="of:=(_G*_m1)/([.E274]^2)" office:value-type="float" office:value="0.00614191457317651">
            <text:p>0.006142</text:p>
          </table:table-cell>
          <table:table-cell table:formula="of:=-[.F274]*([.A274]/[.E274])" office:value-type="float" office:value="-0.0061419145731765">
            <text:p>-0.006142</text:p>
          </table:table-cell>
          <table:table-cell table:formula="of:=-[.F274]*([.B274]/[.E274])" office:value-type="float" office:value="-0.000000000338438712929299">
            <text:p>0.000000</text:p>
          </table:table-cell>
          <table:table-cell table:number-columns-repeated="1016"/>
        </table:table-row>
        <table:table-row table:style-name="ro1">
          <table:table-cell table:formula="of:=[.A274]+([.C275]*_dt)" office:value-type="float" office:value="146999999770.286">
            <text:p>146999999770.286000</text:p>
          </table:table-cell>
          <table:table-cell table:formula="of:=[.B274]+([.D275]*_dt)" office:value-type="float" office:value="8129.93999578068">
            <text:p>8129.939996</text:p>
          </table:table-cell>
          <table:table-cell table:formula="of:=[.C274]+([.G274]*_dt)" office:value-type="float" office:value="-1.67674267501543">
            <text:p>-1.676743</text:p>
          </table:table-cell>
          <table:table-cell table:formula="of:=[.D274]+([.H274]*_dt)" office:value-type="float" office:value="29.7799999538031">
            <text:p>29.780000</text:p>
          </table:table-cell>
          <table:table-cell table:formula="of:=SQRT([.A275]^2+[.B275]^2)" office:value-type="float" office:value="146999999770.287">
            <text:p>146999999770.287000</text:p>
          </table:table-cell>
          <table:table-cell table:formula="of:=(_G*_m1)/([.E275]^2)" office:value-type="float" office:value="0.00614191457331662">
            <text:p>0.006142</text:p>
          </table:table-cell>
          <table:table-cell table:formula="of:=-[.F275]*([.A275]/[.E275])" office:value-type="float" office:value="-0.00614191457331661">
            <text:p>-0.006142</text:p>
          </table:table-cell>
          <table:table-cell table:formula="of:=-[.F275]*([.B275]/[.E275])" office:value-type="float" office:value="-0.000000000339682972913638">
            <text:p>0.000000</text:p>
          </table:table-cell>
          <table:table-cell table:number-columns-repeated="1016"/>
        </table:table-row>
        <table:table-row table:style-name="ro1">
          <table:table-cell table:formula="of:=[.A275]+([.C276]*_dt)" office:value-type="float" office:value="146999999768.603">
            <text:p>146999999768.603000</text:p>
          </table:table-cell>
          <table:table-cell table:formula="of:=[.B275]+([.D276]*_dt)" office:value-type="float" office:value="8159.71999573415">
            <text:p>8159.719996</text:p>
          </table:table-cell>
          <table:table-cell table:formula="of:=[.C275]+([.G275]*_dt)" office:value-type="float" office:value="-1.68288458958875">
            <text:p>-1.682885</text:p>
          </table:table-cell>
          <table:table-cell table:formula="of:=[.D275]+([.H275]*_dt)" office:value-type="float" office:value="29.7799999534634">
            <text:p>29.780000</text:p>
          </table:table-cell>
          <table:table-cell table:formula="of:=SQRT([.A276]^2+[.B276]^2)" office:value-type="float" office:value="146999999768.604">
            <text:p>146999999768.604000</text:p>
          </table:table-cell>
          <table:table-cell table:formula="of:=(_G*_m1)/([.E276]^2)" office:value-type="float" office:value="0.00614191457345726">
            <text:p>0.006142</text:p>
          </table:table-cell>
          <table:table-cell table:formula="of:=-[.F276]*([.A276]/[.E276])" office:value-type="float" office:value="-0.00614191457345725">
            <text:p>-0.006142</text:p>
          </table:table-cell>
          <table:table-cell table:formula="of:=-[.F276]*([.B276]/[.E276])" office:value-type="float" office:value="-0.000000000340927232898092">
            <text:p>0.000000</text:p>
          </table:table-cell>
          <table:table-cell table:number-columns-repeated="1016"/>
        </table:table-row>
        <table:table-row table:style-name="ro1">
          <table:table-cell table:formula="of:=[.A276]+([.C277]*_dt)" office:value-type="float" office:value="146999999766.914">
            <text:p>146999999766.914000</text:p>
          </table:table-cell>
          <table:table-cell table:formula="of:=[.B276]+([.D277]*_dt)" office:value-type="float" office:value="8189.49999568727">
            <text:p>8189.499996</text:p>
          </table:table-cell>
          <table:table-cell table:formula="of:=[.C276]+([.G276]*_dt)" office:value-type="float" office:value="-1.6890265041622">
            <text:p>-1.689027</text:p>
          </table:table-cell>
          <table:table-cell table:formula="of:=[.D276]+([.H276]*_dt)" office:value-type="float" office:value="29.7799999531225">
            <text:p>29.780000</text:p>
          </table:table-cell>
          <table:table-cell table:formula="of:=SQRT([.A277]^2+[.B277]^2)" office:value-type="float" office:value="146999999766.915">
            <text:p>146999999766.915000</text:p>
          </table:table-cell>
          <table:table-cell table:formula="of:=(_G*_m1)/([.E277]^2)" office:value-type="float" office:value="0.0061419145735984">
            <text:p>0.006142</text:p>
          </table:table-cell>
          <table:table-cell table:formula="of:=-[.F277]*([.A277]/[.E277])" office:value-type="float" office:value="-0.00614191457359839">
            <text:p>-0.006142</text:p>
          </table:table-cell>
          <table:table-cell table:formula="of:=-[.F277]*([.B277]/[.E277])" office:value-type="float" office:value="-0.000000000342171492882659">
            <text:p>0.000000</text:p>
          </table:table-cell>
          <table:table-cell table:number-columns-repeated="1016"/>
        </table:table-row>
        <table:table-row table:style-name="ro1">
          <table:table-cell table:formula="of:=[.A277]+([.C278]*_dt)" office:value-type="float" office:value="146999999765.219">
            <text:p>146999999765.219000</text:p>
          </table:table-cell>
          <table:table-cell table:formula="of:=[.B277]+([.D278]*_dt)" office:value-type="float" office:value="8219.27999564005">
            <text:p>8219.279996</text:p>
          </table:table-cell>
          <table:table-cell table:formula="of:=[.C277]+([.G277]*_dt)" office:value-type="float" office:value="-1.6951684187358">
            <text:p>-1.695168</text:p>
          </table:table-cell>
          <table:table-cell table:formula="of:=[.D277]+([.H277]*_dt)" office:value-type="float" office:value="29.7799999527803">
            <text:p>29.780000</text:p>
          </table:table-cell>
          <table:table-cell table:formula="of:=SQRT([.A278]^2+[.B278]^2)" office:value-type="float" office:value="146999999765.219">
            <text:p>146999999765.219000</text:p>
          </table:table-cell>
          <table:table-cell table:formula="of:=(_G*_m1)/([.E278]^2)" office:value-type="float" office:value="0.00614191457374005">
            <text:p>0.006142</text:p>
          </table:table-cell>
          <table:table-cell table:formula="of:=-[.F278]*([.A278]/[.E278])" office:value-type="float" office:value="-0.00614191457374004">
            <text:p>-0.006142</text:p>
          </table:table-cell>
          <table:table-cell table:formula="of:=-[.F278]*([.B278]/[.E278])" office:value-type="float" office:value="-0.00000000034341575286734">
            <text:p>0.000000</text:p>
          </table:table-cell>
          <table:table-cell table:number-columns-repeated="1016"/>
        </table:table-row>
        <table:table-row table:style-name="ro1">
          <table:table-cell table:formula="of:=[.A278]+([.C279]*_dt)" office:value-type="float" office:value="146999999763.518">
            <text:p>146999999763.518000</text:p>
          </table:table-cell>
          <table:table-cell table:formula="of:=[.B278]+([.D279]*_dt)" office:value-type="float" office:value="8249.05999559249">
            <text:p>8249.059996</text:p>
          </table:table-cell>
          <table:table-cell table:formula="of:=[.C278]+([.G278]*_dt)" office:value-type="float" office:value="-1.70131033330954">
            <text:p>-1.701310</text:p>
          </table:table-cell>
          <table:table-cell table:formula="of:=[.D278]+([.H278]*_dt)" office:value-type="float" office:value="29.7799999524369">
            <text:p>29.780000</text:p>
          </table:table-cell>
          <table:table-cell table:formula="of:=SQRT([.A279]^2+[.B279]^2)" office:value-type="float" office:value="146999999763.518">
            <text:p>146999999763.518000</text:p>
          </table:table-cell>
          <table:table-cell table:formula="of:=(_G*_m1)/([.E279]^2)" office:value-type="float" office:value="0.00614191457388222">
            <text:p>0.006142</text:p>
          </table:table-cell>
          <table:table-cell table:formula="of:=-[.F279]*([.A279]/[.E279])" office:value-type="float" office:value="-0.00614191457388221">
            <text:p>-0.006142</text:p>
          </table:table-cell>
          <table:table-cell table:formula="of:=-[.F279]*([.B279]/[.E279])" office:value-type="float" office:value="-0.000000000344660012852137">
            <text:p>0.000000</text:p>
          </table:table-cell>
          <table:table-cell table:number-columns-repeated="1016"/>
        </table:table-row>
        <table:table-row table:style-name="ro1">
          <table:table-cell table:formula="of:=[.A279]+([.C280]*_dt)" office:value-type="float" office:value="146999999761.81">
            <text:p>146999999761.810000</text:p>
          </table:table-cell>
          <table:table-cell table:formula="of:=[.B279]+([.D280]*_dt)" office:value-type="float" office:value="8278.83999554458">
            <text:p>8278.839996</text:p>
          </table:table-cell>
          <table:table-cell table:formula="of:=[.C279]+([.G279]*_dt)" office:value-type="float" office:value="-1.70745224788343">
            <text:p>-1.707452</text:p>
          </table:table-cell>
          <table:table-cell table:formula="of:=[.D279]+([.H279]*_dt)" office:value-type="float" office:value="29.7799999520923">
            <text:p>29.780000</text:p>
          </table:table-cell>
          <table:table-cell table:formula="of:=SQRT([.A280]^2+[.B280]^2)" office:value-type="float" office:value="146999999761.811">
            <text:p>146999999761.811000</text:p>
          </table:table-cell>
          <table:table-cell table:formula="of:=(_G*_m1)/([.E280]^2)" office:value-type="float" office:value="0.0061419145740249">
            <text:p>0.006142</text:p>
          </table:table-cell>
          <table:table-cell table:formula="of:=-[.F280]*([.A280]/[.E280])" office:value-type="float" office:value="-0.00614191457402489">
            <text:p>-0.006142</text:p>
          </table:table-cell>
          <table:table-cell table:formula="of:=-[.F280]*([.B280]/[.E280])" office:value-type="float" office:value="-0.000000000345904272837049">
            <text:p>0.000000</text:p>
          </table:table-cell>
          <table:table-cell table:number-columns-repeated="1016"/>
        </table:table-row>
        <table:table-row table:style-name="ro1">
          <table:table-cell table:formula="of:=[.A280]+([.C281]*_dt)" office:value-type="float" office:value="146999999760.097">
            <text:p>146999999760.097000</text:p>
          </table:table-cell>
          <table:table-cell table:formula="of:=[.B280]+([.D281]*_dt)" office:value-type="float" office:value="8308.61999549633">
            <text:p>8308.619995</text:p>
          </table:table-cell>
          <table:table-cell table:formula="of:=[.C280]+([.G280]*_dt)" office:value-type="float" office:value="-1.71359416245745">
            <text:p>-1.713594</text:p>
          </table:table-cell>
          <table:table-cell table:formula="of:=[.D280]+([.H280]*_dt)" office:value-type="float" office:value="29.7799999517464">
            <text:p>29.780000</text:p>
          </table:table-cell>
          <table:table-cell table:formula="of:=SQRT([.A281]^2+[.B281]^2)" office:value-type="float" office:value="146999999760.097">
            <text:p>146999999760.097000</text:p>
          </table:table-cell>
          <table:table-cell table:formula="of:=(_G*_m1)/([.E281]^2)" office:value-type="float" office:value="0.00614191457416809">
            <text:p>0.006142</text:p>
          </table:table-cell>
          <table:table-cell table:formula="of:=-[.F281]*([.A281]/[.E281])" office:value-type="float" office:value="-0.00614191457416808">
            <text:p>-0.006142</text:p>
          </table:table-cell>
          <table:table-cell table:formula="of:=-[.F281]*([.B281]/[.E281])" office:value-type="float" office:value="-0.000000000347148532822077">
            <text:p>0.000000</text:p>
          </table:table-cell>
          <table:table-cell table:number-columns-repeated="1016"/>
        </table:table-row>
        <table:table-row table:style-name="ro1">
          <table:table-cell table:formula="of:=[.A281]+([.C282]*_dt)" office:value-type="float" office:value="146999999758.377">
            <text:p>146999999758.377000</text:p>
          </table:table-cell>
          <table:table-cell table:formula="of:=[.B281]+([.D282]*_dt)" office:value-type="float" office:value="8338.39999544772">
            <text:p>8338.399995</text:p>
          </table:table-cell>
          <table:table-cell table:formula="of:=[.C281]+([.G281]*_dt)" office:value-type="float" office:value="-1.71973607703162">
            <text:p>-1.719736</text:p>
          </table:table-cell>
          <table:table-cell table:formula="of:=[.D281]+([.H281]*_dt)" office:value-type="float" office:value="29.7799999513992">
            <text:p>29.780000</text:p>
          </table:table-cell>
          <table:table-cell table:formula="of:=SQRT([.A282]^2+[.B282]^2)" office:value-type="float" office:value="146999999758.377">
            <text:p>146999999758.377000</text:p>
          </table:table-cell>
          <table:table-cell table:formula="of:=(_G*_m1)/([.E282]^2)" office:value-type="float" office:value="0.0061419145743118">
            <text:p>0.006142</text:p>
          </table:table-cell>
          <table:table-cell table:formula="of:=-[.F282]*([.A282]/[.E282])" office:value-type="float" office:value="-0.00614191457431179">
            <text:p>-0.006142</text:p>
          </table:table-cell>
          <table:table-cell table:formula="of:=-[.F282]*([.B282]/[.E282])" office:value-type="float" office:value="-0.00000000034839279280722">
            <text:p>0.000000</text:p>
          </table:table-cell>
          <table:table-cell table:number-columns-repeated="1016"/>
        </table:table-row>
        <table:table-row table:style-name="ro1">
          <table:table-cell table:formula="of:=[.A282]+([.C283]*_dt)" office:value-type="float" office:value="146999999756.651">
            <text:p>146999999756.651000</text:p>
          </table:table-cell>
          <table:table-cell table:formula="of:=[.B282]+([.D283]*_dt)" office:value-type="float" office:value="8368.17999539878">
            <text:p>8368.179995</text:p>
          </table:table-cell>
          <table:table-cell table:formula="of:=[.C282]+([.G282]*_dt)" office:value-type="float" office:value="-1.72587799160593">
            <text:p>-1.725878</text:p>
          </table:table-cell>
          <table:table-cell table:formula="of:=[.D282]+([.H282]*_dt)" office:value-type="float" office:value="29.7799999510508">
            <text:p>29.780000</text:p>
          </table:table-cell>
          <table:table-cell table:formula="of:=SQRT([.A283]^2+[.B283]^2)" office:value-type="float" office:value="146999999756.651">
            <text:p>146999999756.651000</text:p>
          </table:table-cell>
          <table:table-cell table:formula="of:=(_G*_m1)/([.E283]^2)" office:value-type="float" office:value="0.00614191457445602">
            <text:p>0.006142</text:p>
          </table:table-cell>
          <table:table-cell table:formula="of:=-[.F283]*([.A283]/[.E283])" office:value-type="float" office:value="-0.00614191457445601">
            <text:p>-0.006142</text:p>
          </table:table-cell>
          <table:table-cell table:formula="of:=-[.F283]*([.B283]/[.E283])" office:value-type="float" office:value="-0.000000000349637052792481">
            <text:p>0.000000</text:p>
          </table:table-cell>
          <table:table-cell table:number-columns-repeated="1016"/>
        </table:table-row>
        <table:table-row table:style-name="ro1">
          <table:table-cell table:formula="of:=[.A283]+([.C284]*_dt)" office:value-type="float" office:value="146999999754.919">
            <text:p>146999999754.919000</text:p>
          </table:table-cell>
          <table:table-cell table:formula="of:=[.B283]+([.D284]*_dt)" office:value-type="float" office:value="8397.95999534948">
            <text:p>8397.959995</text:p>
          </table:table-cell>
          <table:table-cell table:formula="of:=[.C283]+([.G283]*_dt)" office:value-type="float" office:value="-1.73201990618039">
            <text:p>-1.732020</text:p>
          </table:table-cell>
          <table:table-cell table:formula="of:=[.D283]+([.H283]*_dt)" office:value-type="float" office:value="29.7799999507012">
            <text:p>29.780000</text:p>
          </table:table-cell>
          <table:table-cell table:formula="of:=SQRT([.A284]^2+[.B284]^2)" office:value-type="float" office:value="146999999754.919">
            <text:p>146999999754.919000</text:p>
          </table:table-cell>
          <table:table-cell table:formula="of:=(_G*_m1)/([.E284]^2)" office:value-type="float" office:value="0.00614191457460075">
            <text:p>0.006142</text:p>
          </table:table-cell>
          <table:table-cell table:formula="of:=-[.F284]*([.A284]/[.E284])" office:value-type="float" office:value="-0.00614191457460074">
            <text:p>-0.006142</text:p>
          </table:table-cell>
          <table:table-cell table:formula="of:=-[.F284]*([.B284]/[.E284])" office:value-type="float" office:value="-0.000000000350881312777859">
            <text:p>0.000000</text:p>
          </table:table-cell>
          <table:table-cell table:number-columns-repeated="1016"/>
        </table:table-row>
        <table:table-row table:style-name="ro1">
          <table:table-cell table:formula="of:=[.A284]+([.C285]*_dt)" office:value-type="float" office:value="146999999753.181">
            <text:p>146999999753.181000</text:p>
          </table:table-cell>
          <table:table-cell table:formula="of:=[.B284]+([.D285]*_dt)" office:value-type="float" office:value="8427.73999529983">
            <text:p>8427.739995</text:p>
          </table:table-cell>
          <table:table-cell table:formula="of:=[.C284]+([.G284]*_dt)" office:value-type="float" office:value="-1.73816182075499">
            <text:p>-1.738162</text:p>
          </table:table-cell>
          <table:table-cell table:formula="of:=[.D284]+([.H284]*_dt)" office:value-type="float" office:value="29.7799999503503">
            <text:p>29.780000</text:p>
          </table:table-cell>
          <table:table-cell table:formula="of:=SQRT([.A285]^2+[.B285]^2)" office:value-type="float" office:value="146999999753.181">
            <text:p>146999999753.181000</text:p>
          </table:table-cell>
          <table:table-cell table:formula="of:=(_G*_m1)/([.E285]^2)" office:value-type="float" office:value="0.006141914574746">
            <text:p>0.006142</text:p>
          </table:table-cell>
          <table:table-cell table:formula="of:=-[.F285]*([.A285]/[.E285])" office:value-type="float" office:value="-0.00614191457474599">
            <text:p>-0.006142</text:p>
          </table:table-cell>
          <table:table-cell table:formula="of:=-[.F285]*([.B285]/[.E285])" office:value-type="float" office:value="-0.000000000352125572763353">
            <text:p>0.000000</text:p>
          </table:table-cell>
          <table:table-cell table:number-columns-repeated="1016"/>
        </table:table-row>
        <table:table-row table:style-name="ro1">
          <table:table-cell table:formula="of:=[.A285]+([.C286]*_dt)" office:value-type="float" office:value="146999999751.437">
            <text:p>146999999751.437000</text:p>
          </table:table-cell>
          <table:table-cell table:formula="of:=[.B285]+([.D286]*_dt)" office:value-type="float" office:value="8457.51999524982">
            <text:p>8457.519995</text:p>
          </table:table-cell>
          <table:table-cell table:formula="of:=[.C285]+([.G285]*_dt)" office:value-type="float" office:value="-1.74430373532973">
            <text:p>-1.744304</text:p>
          </table:table-cell>
          <table:table-cell table:formula="of:=[.D285]+([.H285]*_dt)" office:value-type="float" office:value="29.7799999499982">
            <text:p>29.780000</text:p>
          </table:table-cell>
          <table:table-cell table:formula="of:=SQRT([.A286]^2+[.B286]^2)" office:value-type="float" office:value="146999999751.437">
            <text:p>146999999751.437000</text:p>
          </table:table-cell>
          <table:table-cell table:formula="of:=(_G*_m1)/([.E286]^2)" office:value-type="float" office:value="0.00614191457489176">
            <text:p>0.006142</text:p>
          </table:table-cell>
          <table:table-cell table:formula="of:=-[.F286]*([.A286]/[.E286])" office:value-type="float" office:value="-0.00614191457489175">
            <text:p>-0.006142</text:p>
          </table:table-cell>
          <table:table-cell table:formula="of:=-[.F286]*([.B286]/[.E286])" office:value-type="float" office:value="-0.000000000353369832748966">
            <text:p>0.000000</text:p>
          </table:table-cell>
          <table:table-cell table:number-columns-repeated="1016"/>
        </table:table-row>
        <table:table-row table:style-name="ro1">
          <table:table-cell table:formula="of:=[.A286]+([.C287]*_dt)" office:value-type="float" office:value="146999999749.686">
            <text:p>146999999749.686000</text:p>
          </table:table-cell>
          <table:table-cell table:formula="of:=[.B286]+([.D287]*_dt)" office:value-type="float" office:value="8487.29999519947">
            <text:p>8487.299995</text:p>
          </table:table-cell>
          <table:table-cell table:formula="of:=[.C286]+([.G286]*_dt)" office:value-type="float" office:value="-1.75044564990462">
            <text:p>-1.750446</text:p>
          </table:table-cell>
          <table:table-cell table:formula="of:=[.D286]+([.H286]*_dt)" office:value-type="float" office:value="29.7799999496448">
            <text:p>29.780000</text:p>
          </table:table-cell>
          <table:table-cell table:formula="of:=SQRT([.A287]^2+[.B287]^2)" office:value-type="float" office:value="146999999749.687">
            <text:p>146999999749.687000</text:p>
          </table:table-cell>
          <table:table-cell table:formula="of:=(_G*_m1)/([.E287]^2)" office:value-type="float" office:value="0.00614191457503803">
            <text:p>0.006142</text:p>
          </table:table-cell>
          <table:table-cell table:formula="of:=-[.F287]*([.A287]/[.E287])" office:value-type="float" office:value="-0.00614191457503802">
            <text:p>-0.006142</text:p>
          </table:table-cell>
          <table:table-cell table:formula="of:=-[.F287]*([.B287]/[.E287])" office:value-type="float" office:value="-0.000000000354614092734698">
            <text:p>0.000000</text:p>
          </table:table-cell>
          <table:table-cell table:number-columns-repeated="1016"/>
        </table:table-row>
        <table:table-row table:style-name="ro1">
          <table:table-cell table:formula="of:=[.A287]+([.C288]*_dt)" office:value-type="float" office:value="146999999747.93">
            <text:p>146999999747.930000</text:p>
          </table:table-cell>
          <table:table-cell table:formula="of:=[.B287]+([.D288]*_dt)" office:value-type="float" office:value="8517.07999514876">
            <text:p>8517.079995</text:p>
          </table:table-cell>
          <table:table-cell table:formula="of:=[.C287]+([.G287]*_dt)" office:value-type="float" office:value="-1.75658756447966">
            <text:p>-1.756588</text:p>
          </table:table-cell>
          <table:table-cell table:formula="of:=[.D287]+([.H287]*_dt)" office:value-type="float" office:value="29.7799999492902">
            <text:p>29.780000</text:p>
          </table:table-cell>
          <table:table-cell table:formula="of:=SQRT([.A288]^2+[.B288]^2)" office:value-type="float" office:value="146999999747.93">
            <text:p>146999999747.930000</text:p>
          </table:table-cell>
          <table:table-cell table:formula="of:=(_G*_m1)/([.E288]^2)" office:value-type="float" office:value="0.00614191457518482">
            <text:p>0.006142</text:p>
          </table:table-cell>
          <table:table-cell table:formula="of:=-[.F288]*([.A288]/[.E288])" office:value-type="float" office:value="-0.00614191457518481">
            <text:p>-0.006142</text:p>
          </table:table-cell>
          <table:table-cell table:formula="of:=-[.F288]*([.B288]/[.E288])" office:value-type="float" office:value="-0.000000000355858352720547">
            <text:p>0.000000</text:p>
          </table:table-cell>
          <table:table-cell table:number-columns-repeated="1016"/>
        </table:table-row>
        <table:table-row table:style-name="ro1">
          <table:table-cell table:formula="of:=[.A288]+([.C289]*_dt)" office:value-type="float" office:value="146999999746.167">
            <text:p>146999999746.167000</text:p>
          </table:table-cell>
          <table:table-cell table:formula="of:=[.B288]+([.D289]*_dt)" office:value-type="float" office:value="8546.85999509769">
            <text:p>8546.859995</text:p>
          </table:table-cell>
          <table:table-cell table:formula="of:=[.C288]+([.G288]*_dt)" office:value-type="float" office:value="-1.76272947905485">
            <text:p>-1.762729</text:p>
          </table:table-cell>
          <table:table-cell table:formula="of:=[.D288]+([.H288]*_dt)" office:value-type="float" office:value="29.7799999489343">
            <text:p>29.780000</text:p>
          </table:table-cell>
          <table:table-cell table:formula="of:=SQRT([.A289]^2+[.B289]^2)" office:value-type="float" office:value="146999999746.167">
            <text:p>146999999746.167000</text:p>
          </table:table-cell>
          <table:table-cell table:formula="of:=(_G*_m1)/([.E289]^2)" office:value-type="float" office:value="0.00614191457533212">
            <text:p>0.006142</text:p>
          </table:table-cell>
          <table:table-cell table:formula="of:=-[.F289]*([.A289]/[.E289])" office:value-type="float" office:value="-0.00614191457533211">
            <text:p>-0.006142</text:p>
          </table:table-cell>
          <table:table-cell table:formula="of:=-[.F289]*([.B289]/[.E289])" office:value-type="float" office:value="-0.000000000357102612706516">
            <text:p>0.000000</text:p>
          </table:table-cell>
          <table:table-cell table:number-columns-repeated="1016"/>
        </table:table-row>
        <table:table-row table:style-name="ro1">
          <table:table-cell table:formula="of:=[.A289]+([.C290]*_dt)" office:value-type="float" office:value="146999999744.398">
            <text:p>146999999744.398000</text:p>
          </table:table-cell>
          <table:table-cell table:formula="of:=[.B289]+([.D290]*_dt)" office:value-type="float" office:value="8576.63999504627">
            <text:p>8576.639995</text:p>
          </table:table-cell>
          <table:table-cell table:formula="of:=[.C289]+([.G289]*_dt)" office:value-type="float" office:value="-1.76887139363018">
            <text:p>-1.768871</text:p>
          </table:table-cell>
          <table:table-cell table:formula="of:=[.D289]+([.H289]*_dt)" office:value-type="float" office:value="29.7799999485772">
            <text:p>29.780000</text:p>
          </table:table-cell>
          <table:table-cell table:formula="of:=SQRT([.A290]^2+[.B290]^2)" office:value-type="float" office:value="146999999744.398">
            <text:p>146999999744.398000</text:p>
          </table:table-cell>
          <table:table-cell table:formula="of:=(_G*_m1)/([.E290]^2)" office:value-type="float" office:value="0.00614191457547993">
            <text:p>0.006142</text:p>
          </table:table-cell>
          <table:table-cell table:formula="of:=-[.F290]*([.A290]/[.E290])" office:value-type="float" office:value="-0.00614191457547992">
            <text:p>-0.006142</text:p>
          </table:table-cell>
          <table:table-cell table:formula="of:=-[.F290]*([.B290]/[.E290])" office:value-type="float" office:value="-0.000000000358346872692605">
            <text:p>0.000000</text:p>
          </table:table-cell>
          <table:table-cell table:number-columns-repeated="1016"/>
        </table:table-row>
        <table:table-row table:style-name="ro1">
          <table:table-cell table:formula="of:=[.A290]+([.C291]*_dt)" office:value-type="float" office:value="146999999742.623">
            <text:p>146999999742.623000</text:p>
          </table:table-cell>
          <table:table-cell table:formula="of:=[.B290]+([.D291]*_dt)" office:value-type="float" office:value="8606.41999499449">
            <text:p>8606.419995</text:p>
          </table:table-cell>
          <table:table-cell table:formula="of:=[.C290]+([.G290]*_dt)" office:value-type="float" office:value="-1.77501330820566">
            <text:p>-1.775013</text:p>
          </table:table-cell>
          <table:table-cell table:formula="of:=[.D290]+([.H290]*_dt)" office:value-type="float" office:value="29.7799999482189">
            <text:p>29.780000</text:p>
          </table:table-cell>
          <table:table-cell table:formula="of:=SQRT([.A291]^2+[.B291]^2)" office:value-type="float" office:value="146999999742.623">
            <text:p>146999999742.623000</text:p>
          </table:table-cell>
          <table:table-cell table:formula="of:=(_G*_m1)/([.E291]^2)" office:value-type="float" office:value="0.00614191457562826">
            <text:p>0.006142</text:p>
          </table:table-cell>
          <table:table-cell table:formula="of:=-[.F291]*([.A291]/[.E291])" office:value-type="float" office:value="-0.00614191457562824">
            <text:p>-0.006142</text:p>
          </table:table-cell>
          <table:table-cell table:formula="of:=-[.F291]*([.B291]/[.E291])" office:value-type="float" office:value="-0.000000000359591132678813">
            <text:p>0.000000</text:p>
          </table:table-cell>
          <table:table-cell table:number-columns-repeated="1016"/>
        </table:table-row>
        <table:table-row table:style-name="ro1">
          <table:table-cell table:formula="of:=[.A291]+([.C292]*_dt)" office:value-type="float" office:value="146999999740.842">
            <text:p>146999999740.842000</text:p>
          </table:table-cell>
          <table:table-cell table:formula="of:=[.B291]+([.D292]*_dt)" office:value-type="float" office:value="8636.19999494235">
            <text:p>8636.199995</text:p>
          </table:table-cell>
          <table:table-cell table:formula="of:=[.C291]+([.G291]*_dt)" office:value-type="float" office:value="-1.78115522278129">
            <text:p>-1.781155</text:p>
          </table:table-cell>
          <table:table-cell table:formula="of:=[.D291]+([.H291]*_dt)" office:value-type="float" office:value="29.7799999478593">
            <text:p>29.780000</text:p>
          </table:table-cell>
          <table:table-cell table:formula="of:=SQRT([.A292]^2+[.B292]^2)" office:value-type="float" office:value="146999999740.842">
            <text:p>146999999740.842000</text:p>
          </table:table-cell>
          <table:table-cell table:formula="of:=(_G*_m1)/([.E292]^2)" office:value-type="float" office:value="0.0061419145757771">
            <text:p>0.006142</text:p>
          </table:table-cell>
          <table:table-cell table:formula="of:=-[.F292]*([.A292]/[.E292])" office:value-type="float" office:value="-0.00614191457577709">
            <text:p>-0.006142</text:p>
          </table:table-cell>
          <table:table-cell table:formula="of:=-[.F292]*([.B292]/[.E292])" office:value-type="float" office:value="-0.000000000360835392665142">
            <text:p>0.000000</text:p>
          </table:table-cell>
          <table:table-cell table:number-columns-repeated="1016"/>
        </table:table-row>
        <table:table-row table:style-name="ro1">
          <table:table-cell table:formula="of:=[.A292]+([.C293]*_dt)" office:value-type="float" office:value="146999999739.055">
            <text:p>146999999739.055000</text:p>
          </table:table-cell>
          <table:table-cell table:formula="of:=[.B292]+([.D293]*_dt)" office:value-type="float" office:value="8665.97999488985">
            <text:p>8665.979995</text:p>
          </table:table-cell>
          <table:table-cell table:formula="of:=[.C292]+([.G292]*_dt)" office:value-type="float" office:value="-1.78729713735706">
            <text:p>-1.787297</text:p>
          </table:table-cell>
          <table:table-cell table:formula="of:=[.D292]+([.H292]*_dt)" office:value-type="float" office:value="29.7799999474984">
            <text:p>29.780000</text:p>
          </table:table-cell>
          <table:table-cell table:formula="of:=SQRT([.A293]^2+[.B293]^2)" office:value-type="float" office:value="146999999739.055">
            <text:p>146999999739.055000</text:p>
          </table:table-cell>
          <table:table-cell table:formula="of:=(_G*_m1)/([.E293]^2)" office:value-type="float" office:value="0.00614191457592645">
            <text:p>0.006142</text:p>
          </table:table-cell>
          <table:table-cell table:formula="of:=-[.F293]*([.A293]/[.E293])" office:value-type="float" office:value="-0.00614191457592644">
            <text:p>-0.006142</text:p>
          </table:table-cell>
          <table:table-cell table:formula="of:=-[.F293]*([.B293]/[.E293])" office:value-type="float" office:value="-0.000000000362079652651591">
            <text:p>0.000000</text:p>
          </table:table-cell>
          <table:table-cell table:number-columns-repeated="1016"/>
        </table:table-row>
        <table:table-row table:style-name="ro1">
          <table:table-cell table:formula="of:=[.A293]+([.C294]*_dt)" office:value-type="float" office:value="146999999737.261">
            <text:p>146999999737.261000</text:p>
          </table:table-cell>
          <table:table-cell table:formula="of:=[.B293]+([.D294]*_dt)" office:value-type="float" office:value="8695.75999483699">
            <text:p>8695.759995</text:p>
          </table:table-cell>
          <table:table-cell table:formula="of:=[.C293]+([.G293]*_dt)" office:value-type="float" office:value="-1.79343905193299">
            <text:p>-1.793439</text:p>
          </table:table-cell>
          <table:table-cell table:formula="of:=[.D293]+([.H293]*_dt)" office:value-type="float" office:value="29.7799999471364">
            <text:p>29.780000</text:p>
          </table:table-cell>
          <table:table-cell table:formula="of:=SQRT([.A294]^2+[.B294]^2)" office:value-type="float" office:value="146999999737.261">
            <text:p>146999999737.261000</text:p>
          </table:table-cell>
          <table:table-cell table:formula="of:=(_G*_m1)/([.E294]^2)" office:value-type="float" office:value="0.00614191457607631">
            <text:p>0.006142</text:p>
          </table:table-cell>
          <table:table-cell table:formula="of:=-[.F294]*([.A294]/[.E294])" office:value-type="float" office:value="-0.0061419145760763">
            <text:p>-0.006142</text:p>
          </table:table-cell>
          <table:table-cell table:formula="of:=-[.F294]*([.B294]/[.E294])" office:value-type="float" office:value="-0.000000000363323912638162">
            <text:p>0.000000</text:p>
          </table:table-cell>
          <table:table-cell table:number-columns-repeated="1016"/>
        </table:table-row>
        <table:table-row table:style-name="ro1">
          <table:table-cell table:formula="of:=[.A294]+([.C295]*_dt)" office:value-type="float" office:value="146999999735.462">
            <text:p>146999999735.462000</text:p>
          </table:table-cell>
          <table:table-cell table:formula="of:=[.B294]+([.D295]*_dt)" office:value-type="float" office:value="8725.53999478376">
            <text:p>8725.539995</text:p>
          </table:table-cell>
          <table:table-cell table:formula="of:=[.C294]+([.G294]*_dt)" office:value-type="float" office:value="-1.79958096650907">
            <text:p>-1.799581</text:p>
          </table:table-cell>
          <table:table-cell table:formula="of:=[.D294]+([.H294]*_dt)" office:value-type="float" office:value="29.779999946773">
            <text:p>29.780000</text:p>
          </table:table-cell>
          <table:table-cell table:formula="of:=SQRT([.A295]^2+[.B295]^2)" office:value-type="float" office:value="146999999735.462">
            <text:p>146999999735.462000</text:p>
          </table:table-cell>
          <table:table-cell table:formula="of:=(_G*_m1)/([.E295]^2)" office:value-type="float" office:value="0.0061419145762267">
            <text:p>0.006142</text:p>
          </table:table-cell>
          <table:table-cell table:formula="of:=-[.F295]*([.A295]/[.E295])" office:value-type="float" office:value="-0.00614191457622668">
            <text:p>-0.006142</text:p>
          </table:table-cell>
          <table:table-cell table:formula="of:=-[.F295]*([.B295]/[.E295])" office:value-type="float" office:value="-0.000000000364568172624854">
            <text:p>0.000000</text:p>
          </table:table-cell>
          <table:table-cell table:number-columns-repeated="1016"/>
        </table:table-row>
        <table:table-row table:style-name="ro1">
          <table:table-cell table:formula="of:=[.A295]+([.C296]*_dt)" office:value-type="float" office:value="146999999733.656">
            <text:p>146999999733.656000</text:p>
          </table:table-cell>
          <table:table-cell table:formula="of:=[.B295]+([.D296]*_dt)" office:value-type="float" office:value="8755.31999473017">
            <text:p>8755.319995</text:p>
          </table:table-cell>
          <table:table-cell table:formula="of:=[.C295]+([.G295]*_dt)" office:value-type="float" office:value="-1.80572288108529">
            <text:p>-1.805723</text:p>
          </table:table-cell>
          <table:table-cell table:formula="of:=[.D295]+([.H295]*_dt)" office:value-type="float" office:value="29.7799999464085">
            <text:p>29.780000</text:p>
          </table:table-cell>
          <table:table-cell table:formula="of:=SQRT([.A296]^2+[.B296]^2)" office:value-type="float" office:value="146999999733.656">
            <text:p>146999999733.656000</text:p>
          </table:table-cell>
          <table:table-cell table:formula="of:=(_G*_m1)/([.E296]^2)" office:value-type="float" office:value="0.00614191457637758">
            <text:p>0.006142</text:p>
          </table:table-cell>
          <table:table-cell table:formula="of:=-[.F296]*([.A296]/[.E296])" office:value-type="float" office:value="-0.00614191457637757">
            <text:p>-0.006142</text:p>
          </table:table-cell>
          <table:table-cell table:formula="of:=-[.F296]*([.B296]/[.E296])" office:value-type="float" office:value="-0.000000000365812432611668">
            <text:p>0.000000</text:p>
          </table:table-cell>
          <table:table-cell table:number-columns-repeated="1016"/>
        </table:table-row>
        <table:table-row table:style-name="ro1">
          <table:table-cell table:formula="of:=[.A296]+([.C297]*_dt)" office:value-type="float" office:value="146999999731.844">
            <text:p>146999999731.844000</text:p>
          </table:table-cell>
          <table:table-cell table:formula="of:=[.B296]+([.D297]*_dt)" office:value-type="float" office:value="8785.09999467621">
            <text:p>8785.099995</text:p>
          </table:table-cell>
          <table:table-cell table:formula="of:=[.C296]+([.G296]*_dt)" office:value-type="float" office:value="-1.81186479566167">
            <text:p>-1.811865</text:p>
          </table:table-cell>
          <table:table-cell table:formula="of:=[.D296]+([.H296]*_dt)" office:value-type="float" office:value="29.7799999460427">
            <text:p>29.780000</text:p>
          </table:table-cell>
          <table:table-cell table:formula="of:=SQRT([.A297]^2+[.B297]^2)" office:value-type="float" office:value="146999999731.844">
            <text:p>146999999731.844000</text:p>
          </table:table-cell>
          <table:table-cell table:formula="of:=(_G*_m1)/([.E297]^2)" office:value-type="float" office:value="0.00614191457652899">
            <text:p>0.006142</text:p>
          </table:table-cell>
          <table:table-cell table:formula="of:=-[.F297]*([.A297]/[.E297])" office:value-type="float" office:value="-0.00614191457652898">
            <text:p>-0.006142</text:p>
          </table:table-cell>
          <table:table-cell table:formula="of:=-[.F297]*([.B297]/[.E297])" office:value-type="float" office:value="-0.000000000367056692598605">
            <text:p>0.000000</text:p>
          </table:table-cell>
          <table:table-cell table:number-columns-repeated="1016"/>
        </table:table-row>
        <table:table-row table:style-name="ro1">
          <table:table-cell table:formula="of:=[.A297]+([.C298]*_dt)" office:value-type="float" office:value="146999999730.026">
            <text:p>146999999730.026000</text:p>
          </table:table-cell>
          <table:table-cell table:formula="of:=[.B297]+([.D298]*_dt)" office:value-type="float" office:value="8814.87999462189">
            <text:p>8814.879995</text:p>
          </table:table-cell>
          <table:table-cell table:formula="of:=[.C297]+([.G297]*_dt)" office:value-type="float" office:value="-1.8180067102382">
            <text:p>-1.818007</text:p>
          </table:table-cell>
          <table:table-cell table:formula="of:=[.D297]+([.H297]*_dt)" office:value-type="float" office:value="29.7799999456756">
            <text:p>29.780000</text:p>
          </table:table-cell>
          <table:table-cell table:formula="of:=SQRT([.A298]^2+[.B298]^2)" office:value-type="float" office:value="146999999730.026">
            <text:p>146999999730.026000</text:p>
          </table:table-cell>
          <table:table-cell table:formula="of:=(_G*_m1)/([.E298]^2)" office:value-type="float" office:value="0.00614191457668091">
            <text:p>0.006142</text:p>
          </table:table-cell>
          <table:table-cell table:formula="of:=-[.F298]*([.A298]/[.E298])" office:value-type="float" office:value="-0.0061419145766809">
            <text:p>-0.006142</text:p>
          </table:table-cell>
          <table:table-cell table:formula="of:=-[.F298]*([.B298]/[.E298])" office:value-type="float" office:value="-0.000000000368300952585664">
            <text:p>0.000000</text:p>
          </table:table-cell>
          <table:table-cell table:number-columns-repeated="1016"/>
        </table:table-row>
        <table:table-row table:style-name="ro1">
          <table:table-cell table:formula="of:=[.A298]+([.C299]*_dt)" office:value-type="float" office:value="146999999728.202">
            <text:p>146999999728.202000</text:p>
          </table:table-cell>
          <table:table-cell table:formula="of:=[.B298]+([.D299]*_dt)" office:value-type="float" office:value="8844.65999456719">
            <text:p>8844.659995</text:p>
          </table:table-cell>
          <table:table-cell table:formula="of:=[.C298]+([.G298]*_dt)" office:value-type="float" office:value="-1.82414862481488">
            <text:p>-1.824149</text:p>
          </table:table-cell>
          <table:table-cell table:formula="of:=[.D298]+([.H298]*_dt)" office:value-type="float" office:value="29.7799999453073">
            <text:p>29.780000</text:p>
          </table:table-cell>
          <table:table-cell table:formula="of:=SQRT([.A299]^2+[.B299]^2)" office:value-type="float" office:value="146999999728.202">
            <text:p>146999999728.202000</text:p>
          </table:table-cell>
          <table:table-cell table:formula="of:=(_G*_m1)/([.E299]^2)" office:value-type="float" office:value="0.00614191457683334">
            <text:p>0.006142</text:p>
          </table:table-cell>
          <table:table-cell table:formula="of:=-[.F299]*([.A299]/[.E299])" office:value-type="float" office:value="-0.00614191457683333">
            <text:p>-0.006142</text:p>
          </table:table-cell>
          <table:table-cell table:formula="of:=-[.F299]*([.B299]/[.E299])" office:value-type="float" office:value="-0.000000000369545212572847">
            <text:p>0.000000</text:p>
          </table:table-cell>
          <table:table-cell table:number-columns-repeated="1016"/>
        </table:table-row>
        <table:table-row table:style-name="ro1">
          <table:table-cell table:formula="of:=[.A299]+([.C300]*_dt)" office:value-type="float" office:value="146999999726.372">
            <text:p>146999999726.372000</text:p>
          </table:table-cell>
          <table:table-cell table:formula="of:=[.B299]+([.D300]*_dt)" office:value-type="float" office:value="8874.43999451213">
            <text:p>8874.439995</text:p>
          </table:table-cell>
          <table:table-cell table:formula="of:=[.C299]+([.G299]*_dt)" office:value-type="float" office:value="-1.83029053939171">
            <text:p>-1.830291</text:p>
          </table:table-cell>
          <table:table-cell table:formula="of:=[.D299]+([.H299]*_dt)" office:value-type="float" office:value="29.7799999449378">
            <text:p>29.780000</text:p>
          </table:table-cell>
          <table:table-cell table:formula="of:=SQRT([.A300]^2+[.B300]^2)" office:value-type="float" office:value="146999999726.372">
            <text:p>146999999726.372000</text:p>
          </table:table-cell>
          <table:table-cell table:formula="of:=(_G*_m1)/([.E300]^2)" office:value-type="float" office:value="0.00614191457698629">
            <text:p>0.006142</text:p>
          </table:table-cell>
          <table:table-cell table:formula="of:=-[.F300]*([.A300]/[.E300])" office:value-type="float" office:value="-0.00614191457698628">
            <text:p>-0.006142</text:p>
          </table:table-cell>
          <table:table-cell table:formula="of:=-[.F300]*([.B300]/[.E300])" office:value-type="float" office:value="-0.000000000370789472560154">
            <text:p>0.000000</text:p>
          </table:table-cell>
          <table:table-cell table:number-columns-repeated="1016"/>
        </table:table-row>
        <table:table-row table:style-name="ro1">
          <table:table-cell table:formula="of:=[.A300]+([.C301]*_dt)" office:value-type="float" office:value="146999999724.535">
            <text:p>146999999724.535000</text:p>
          </table:table-cell>
          <table:table-cell table:formula="of:=[.B300]+([.D301]*_dt)" office:value-type="float" office:value="8904.2199944567">
            <text:p>8904.219994</text:p>
          </table:table-cell>
          <table:table-cell table:formula="of:=[.C300]+([.G300]*_dt)" office:value-type="float" office:value="-1.8364324539687">
            <text:p>-1.836432</text:p>
          </table:table-cell>
          <table:table-cell table:formula="of:=[.D300]+([.H300]*_dt)" office:value-type="float" office:value="29.779999944567">
            <text:p>29.780000</text:p>
          </table:table-cell>
          <table:table-cell table:formula="of:=SQRT([.A301]^2+[.B301]^2)" office:value-type="float" office:value="146999999724.535">
            <text:p>146999999724.535000</text:p>
          </table:table-cell>
          <table:table-cell table:formula="of:=(_G*_m1)/([.E301]^2)" office:value-type="float" office:value="0.00614191457713974">
            <text:p>0.006142</text:p>
          </table:table-cell>
          <table:table-cell table:formula="of:=-[.F301]*([.A301]/[.E301])" office:value-type="float" office:value="-0.00614191457713973">
            <text:p>-0.006142</text:p>
          </table:table-cell>
          <table:table-cell table:formula="of:=-[.F301]*([.B301]/[.E301])" office:value-type="float" office:value="-0.000000000372033732547584">
            <text:p>0.000000</text:p>
          </table:table-cell>
          <table:table-cell table:number-columns-repeated="1016"/>
        </table:table-row>
        <table:table-row table:style-name="ro1">
          <table:table-cell table:formula="of:=[.A301]+([.C302]*_dt)" office:value-type="float" office:value="146999999722.693">
            <text:p>146999999722.693000</text:p>
          </table:table-cell>
          <table:table-cell table:formula="of:=[.B301]+([.D302]*_dt)" office:value-type="float" office:value="8933.99999440089">
            <text:p>8933.999994</text:p>
          </table:table-cell>
          <table:table-cell table:formula="of:=[.C301]+([.G301]*_dt)" office:value-type="float" office:value="-1.84257436854584">
            <text:p>-1.842574</text:p>
          </table:table-cell>
          <table:table-cell table:formula="of:=[.D301]+([.H301]*_dt)" office:value-type="float" office:value="29.7799999441949">
            <text:p>29.780000</text:p>
          </table:table-cell>
          <table:table-cell table:formula="of:=SQRT([.A302]^2+[.B302]^2)" office:value-type="float" office:value="146999999722.693">
            <text:p>146999999722.693000</text:p>
          </table:table-cell>
          <table:table-cell table:formula="of:=(_G*_m1)/([.E302]^2)" office:value-type="float" office:value="0.00614191457729372">
            <text:p>0.006142</text:p>
          </table:table-cell>
          <table:table-cell table:formula="of:=-[.F302]*([.A302]/[.E302])" office:value-type="float" office:value="-0.0061419145772937">
            <text:p>-0.006142</text:p>
          </table:table-cell>
          <table:table-cell table:formula="of:=-[.F302]*([.B302]/[.E302])" office:value-type="float" office:value="-0.000000000373277992535139">
            <text:p>0.000000</text:p>
          </table:table-cell>
          <table:table-cell table:number-columns-repeated="1016"/>
        </table:table-row>
        <table:table-row table:style-name="ro1">
          <table:table-cell table:formula="of:=[.A302]+([.C303]*_dt)" office:value-type="float" office:value="146999999720.844">
            <text:p>146999999720.844000</text:p>
          </table:table-cell>
          <table:table-cell table:formula="of:=[.B302]+([.D303]*_dt)" office:value-type="float" office:value="8963.77999434471">
            <text:p>8963.779994</text:p>
          </table:table-cell>
          <table:table-cell table:formula="of:=[.C302]+([.G302]*_dt)" office:value-type="float" office:value="-1.84871628312313">
            <text:p>-1.848716</text:p>
          </table:table-cell>
          <table:table-cell table:formula="of:=[.D302]+([.H302]*_dt)" office:value-type="float" office:value="29.7799999438217">
            <text:p>29.780000</text:p>
          </table:table-cell>
          <table:table-cell table:formula="of:=SQRT([.A303]^2+[.B303]^2)" office:value-type="float" office:value="146999999720.844">
            <text:p>146999999720.844000</text:p>
          </table:table-cell>
          <table:table-cell table:formula="of:=(_G*_m1)/([.E303]^2)" office:value-type="float" office:value="0.0061419145774482">
            <text:p>0.006142</text:p>
          </table:table-cell>
          <table:table-cell table:formula="of:=-[.F303]*([.A303]/[.E303])" office:value-type="float" office:value="-0.00614191457744819">
            <text:p>-0.006142</text:p>
          </table:table-cell>
          <table:table-cell table:formula="of:=-[.F303]*([.B303]/[.E303])" office:value-type="float" office:value="-0.000000000374522252522819">
            <text:p>0.000000</text:p>
          </table:table-cell>
          <table:table-cell table:number-columns-repeated="1016"/>
        </table:table-row>
        <table:table-row table:style-name="ro1">
          <table:table-cell table:formula="of:=[.A303]+([.C304]*_dt)" office:value-type="float" office:value="146999999718.989">
            <text:p>146999999718.989000</text:p>
          </table:table-cell>
          <table:table-cell table:formula="of:=[.B303]+([.D304]*_dt)" office:value-type="float" office:value="8993.55999428816">
            <text:p>8993.559994</text:p>
          </table:table-cell>
          <table:table-cell table:formula="of:=[.C303]+([.G303]*_dt)" office:value-type="float" office:value="-1.85485819770058">
            <text:p>-1.854858</text:p>
          </table:table-cell>
          <table:table-cell table:formula="of:=[.D303]+([.H303]*_dt)" office:value-type="float" office:value="29.7799999434471">
            <text:p>29.780000</text:p>
          </table:table-cell>
          <table:table-cell table:formula="of:=SQRT([.A304]^2+[.B304]^2)" office:value-type="float" office:value="146999999718.989">
            <text:p>146999999718.989000</text:p>
          </table:table-cell>
          <table:table-cell table:formula="of:=(_G*_m1)/([.E304]^2)" office:value-type="float" office:value="0.0061419145776032">
            <text:p>0.006142</text:p>
          </table:table-cell>
          <table:table-cell table:formula="of:=-[.F304]*([.A304]/[.E304])" office:value-type="float" office:value="-0.00614191457760319">
            <text:p>-0.006142</text:p>
          </table:table-cell>
          <table:table-cell table:formula="of:=-[.F304]*([.B304]/[.E304])" office:value-type="float" office:value="-0.000000000375766512510625">
            <text:p>0.000000</text:p>
          </table:table-cell>
          <table:table-cell table:number-columns-repeated="1016"/>
        </table:table-row>
        <table:table-row table:style-name="ro1">
          <table:table-cell table:formula="of:=[.A304]+([.C305]*_dt)" office:value-type="float" office:value="146999999717.128">
            <text:p>146999999717.128000</text:p>
          </table:table-cell>
          <table:table-cell table:formula="of:=[.B304]+([.D305]*_dt)" office:value-type="float" office:value="9023.33999423123">
            <text:p>9023.339994</text:p>
          </table:table-cell>
          <table:table-cell table:formula="of:=[.C304]+([.G304]*_dt)" office:value-type="float" office:value="-1.86100011227819">
            <text:p>-1.861000</text:p>
          </table:table-cell>
          <table:table-cell table:formula="of:=[.D304]+([.H304]*_dt)" office:value-type="float" office:value="29.7799999430714">
            <text:p>29.780000</text:p>
          </table:table-cell>
          <table:table-cell table:formula="of:=SQRT([.A305]^2+[.B305]^2)" office:value-type="float" office:value="146999999717.128">
            <text:p>146999999717.128000</text:p>
          </table:table-cell>
          <table:table-cell table:formula="of:=(_G*_m1)/([.E305]^2)" office:value-type="float" office:value="0.00614191457775871">
            <text:p>0.006142</text:p>
          </table:table-cell>
          <table:table-cell table:formula="of:=-[.F305]*([.A305]/[.E305])" office:value-type="float" office:value="-0.0061419145777587">
            <text:p>-0.006142</text:p>
          </table:table-cell>
          <table:table-cell table:formula="of:=-[.F305]*([.B305]/[.E305])" office:value-type="float" office:value="-0.000000000377010772498556">
            <text:p>0.000000</text:p>
          </table:table-cell>
          <table:table-cell table:number-columns-repeated="1016"/>
        </table:table-row>
        <table:table-row table:style-name="ro1">
          <table:table-cell table:formula="of:=[.A305]+([.C306]*_dt)" office:value-type="float" office:value="146999999715.261">
            <text:p>146999999715.261000</text:p>
          </table:table-cell>
          <table:table-cell table:formula="of:=[.B305]+([.D306]*_dt)" office:value-type="float" office:value="9053.11999417393">
            <text:p>9053.119994</text:p>
          </table:table-cell>
          <table:table-cell table:formula="of:=[.C305]+([.G305]*_dt)" office:value-type="float" office:value="-1.86714202685594">
            <text:p>-1.867142</text:p>
          </table:table-cell>
          <table:table-cell table:formula="of:=[.D305]+([.H305]*_dt)" office:value-type="float" office:value="29.7799999426944">
            <text:p>29.780000</text:p>
          </table:table-cell>
          <table:table-cell table:formula="of:=SQRT([.A306]^2+[.B306]^2)" office:value-type="float" office:value="146999999715.261">
            <text:p>146999999715.261000</text:p>
          </table:table-cell>
          <table:table-cell table:formula="of:=(_G*_m1)/([.E306]^2)" office:value-type="float" office:value="0.00614191457791474">
            <text:p>0.006142</text:p>
          </table:table-cell>
          <table:table-cell table:formula="of:=-[.F306]*([.A306]/[.E306])" office:value-type="float" office:value="-0.00614191457791473">
            <text:p>-0.006142</text:p>
          </table:table-cell>
          <table:table-cell table:formula="of:=-[.F306]*([.B306]/[.E306])" office:value-type="float" office:value="-0.000000000378255032486613">
            <text:p>0.000000</text:p>
          </table:table-cell>
          <table:table-cell table:number-columns-repeated="1016"/>
        </table:table-row>
        <table:table-row table:style-name="ro1">
          <table:table-cell table:formula="of:=[.A306]+([.C307]*_dt)" office:value-type="float" office:value="146999999713.388">
            <text:p>146999999713.388000</text:p>
          </table:table-cell>
          <table:table-cell table:formula="of:=[.B306]+([.D307]*_dt)" office:value-type="float" office:value="9082.89999411624">
            <text:p>9082.899994</text:p>
          </table:table-cell>
          <table:table-cell table:formula="of:=[.C306]+([.G306]*_dt)" office:value-type="float" office:value="-1.87328394143386">
            <text:p>-1.873284</text:p>
          </table:table-cell>
          <table:table-cell table:formula="of:=[.D306]+([.H306]*_dt)" office:value-type="float" office:value="29.7799999423161">
            <text:p>29.780000</text:p>
          </table:table-cell>
          <table:table-cell table:formula="of:=SQRT([.A307]^2+[.B307]^2)" office:value-type="float" office:value="146999999713.388">
            <text:p>146999999713.388000</text:p>
          </table:table-cell>
          <table:table-cell table:formula="of:=(_G*_m1)/([.E307]^2)" office:value-type="float" office:value="0.00614191457807128">
            <text:p>0.006142</text:p>
          </table:table-cell>
          <table:table-cell table:formula="of:=-[.F307]*([.A307]/[.E307])" office:value-type="float" office:value="-0.00614191457807126">
            <text:p>-0.006142</text:p>
          </table:table-cell>
          <table:table-cell table:formula="of:=-[.F307]*([.B307]/[.E307])" office:value-type="float" office:value="-0.000000000379499292474797">
            <text:p>0.000000</text:p>
          </table:table-cell>
          <table:table-cell table:number-columns-repeated="1016"/>
        </table:table-row>
        <table:table-row table:style-name="ro1">
          <table:table-cell table:formula="of:=[.A307]+([.C308]*_dt)" office:value-type="float" office:value="146999999711.508">
            <text:p>146999999711.508000</text:p>
          </table:table-cell>
          <table:table-cell table:formula="of:=[.B307]+([.D308]*_dt)" office:value-type="float" office:value="9112.67999405818">
            <text:p>9112.679994</text:p>
          </table:table-cell>
          <table:table-cell table:formula="of:=[.C307]+([.G307]*_dt)" office:value-type="float" office:value="-1.87942585601193">
            <text:p>-1.879426</text:p>
          </table:table-cell>
          <table:table-cell table:formula="of:=[.D307]+([.H307]*_dt)" office:value-type="float" office:value="29.7799999419366">
            <text:p>29.780000</text:p>
          </table:table-cell>
          <table:table-cell table:formula="of:=SQRT([.A308]^2+[.B308]^2)" office:value-type="float" office:value="146999999711.508">
            <text:p>146999999711.508000</text:p>
          </table:table-cell>
          <table:table-cell table:formula="of:=(_G*_m1)/([.E308]^2)" office:value-type="float" office:value="0.00614191457822832">
            <text:p>0.006142</text:p>
          </table:table-cell>
          <table:table-cell table:formula="of:=-[.F308]*([.A308]/[.E308])" office:value-type="float" office:value="-0.00614191457822831">
            <text:p>-0.006142</text:p>
          </table:table-cell>
          <table:table-cell table:formula="of:=-[.F308]*([.B308]/[.E308])" office:value-type="float" office:value="-0.000000000380743552463108">
            <text:p>0.000000</text:p>
          </table:table-cell>
          <table:table-cell table:number-columns-repeated="1016"/>
        </table:table-row>
        <table:table-row table:style-name="ro1">
          <table:table-cell table:formula="of:=[.A308]+([.C309]*_dt)" office:value-type="float" office:value="146999999709.623">
            <text:p>146999999709.623000</text:p>
          </table:table-cell>
          <table:table-cell table:formula="of:=[.B308]+([.D309]*_dt)" office:value-type="float" office:value="9142.45999399974">
            <text:p>9142.459994</text:p>
          </table:table-cell>
          <table:table-cell table:formula="of:=[.C308]+([.G308]*_dt)" office:value-type="float" office:value="-1.88556777059016">
            <text:p>-1.885568</text:p>
          </table:table-cell>
          <table:table-cell table:formula="of:=[.D308]+([.H308]*_dt)" office:value-type="float" office:value="29.7799999415559">
            <text:p>29.780000</text:p>
          </table:table-cell>
          <table:table-cell table:formula="of:=SQRT([.A309]^2+[.B309]^2)" office:value-type="float" office:value="146999999709.623">
            <text:p>146999999709.623000</text:p>
          </table:table-cell>
          <table:table-cell table:formula="of:=(_G*_m1)/([.E309]^2)" office:value-type="float" office:value="0.00614191457838589">
            <text:p>0.006142</text:p>
          </table:table-cell>
          <table:table-cell table:formula="of:=-[.F309]*([.A309]/[.E309])" office:value-type="float" office:value="-0.00614191457838588">
            <text:p>-0.006142</text:p>
          </table:table-cell>
          <table:table-cell table:formula="of:=-[.F309]*([.B309]/[.E309])" office:value-type="float" office:value="-0.000000000381987812451546">
            <text:p>0.000000</text:p>
          </table:table-cell>
          <table:table-cell table:number-columns-repeated="1016"/>
        </table:table-row>
        <table:table-row table:style-name="ro1">
          <table:table-cell table:formula="of:=[.A309]+([.C310]*_dt)" office:value-type="float" office:value="146999999707.731">
            <text:p>146999999707.731000</text:p>
          </table:table-cell>
          <table:table-cell table:formula="of:=[.B309]+([.D310]*_dt)" office:value-type="float" office:value="9172.23999394091">
            <text:p>9172.239994</text:p>
          </table:table-cell>
          <table:table-cell table:formula="of:=[.C309]+([.G309]*_dt)" office:value-type="float" office:value="-1.89170968516854">
            <text:p>-1.891710</text:p>
          </table:table-cell>
          <table:table-cell table:formula="of:=[.D309]+([.H309]*_dt)" office:value-type="float" office:value="29.7799999411739">
            <text:p>29.780000</text:p>
          </table:table-cell>
          <table:table-cell table:formula="of:=SQRT([.A310]^2+[.B310]^2)" office:value-type="float" office:value="146999999707.731">
            <text:p>146999999707.731000</text:p>
          </table:table-cell>
          <table:table-cell table:formula="of:=(_G*_m1)/([.E310]^2)" office:value-type="float" office:value="0.00614191457854397">
            <text:p>0.006142</text:p>
          </table:table-cell>
          <table:table-cell table:formula="of:=-[.F310]*([.A310]/[.E310])" office:value-type="float" office:value="-0.00614191457854396">
            <text:p>-0.006142</text:p>
          </table:table-cell>
          <table:table-cell table:formula="of:=-[.F310]*([.B310]/[.E310])" office:value-type="float" office:value="-0.000000000383232072440113">
            <text:p>0.000000</text:p>
          </table:table-cell>
          <table:table-cell table:number-columns-repeated="1016"/>
        </table:table-row>
        <table:table-row table:style-name="ro1">
          <table:table-cell table:formula="of:=[.A310]+([.C311]*_dt)" office:value-type="float" office:value="146999999705.833">
            <text:p>146999999705.833000</text:p>
          </table:table-cell>
          <table:table-cell table:formula="of:=[.B310]+([.D311]*_dt)" office:value-type="float" office:value="9202.0199938817">
            <text:p>9202.019994</text:p>
          </table:table-cell>
          <table:table-cell table:formula="of:=[.C310]+([.G310]*_dt)" office:value-type="float" office:value="-1.89785159974709">
            <text:p>-1.897852</text:p>
          </table:table-cell>
          <table:table-cell table:formula="of:=[.D310]+([.H310]*_dt)" office:value-type="float" office:value="29.7799999407906">
            <text:p>29.780000</text:p>
          </table:table-cell>
          <table:table-cell table:formula="of:=SQRT([.A311]^2+[.B311]^2)" office:value-type="float" office:value="146999999705.833">
            <text:p>146999999705.833000</text:p>
          </table:table-cell>
          <table:table-cell table:formula="of:=(_G*_m1)/([.E311]^2)" office:value-type="float" office:value="0.00614191457870256">
            <text:p>0.006142</text:p>
          </table:table-cell>
          <table:table-cell table:formula="of:=-[.F311]*([.A311]/[.E311])" office:value-type="float" office:value="-0.00614191457870255">
            <text:p>-0.006142</text:p>
          </table:table-cell>
          <table:table-cell table:formula="of:=-[.F311]*([.B311]/[.E311])" office:value-type="float" office:value="-0.000000000384476332428807">
            <text:p>0.000000</text:p>
          </table:table-cell>
          <table:table-cell table:number-columns-repeated="1016"/>
        </table:table-row>
        <table:table-row table:style-name="ro1">
          <table:table-cell table:formula="of:=[.A311]+([.C312]*_dt)" office:value-type="float" office:value="146999999703.929">
            <text:p>146999999703.929000</text:p>
          </table:table-cell>
          <table:table-cell table:formula="of:=[.B311]+([.D312]*_dt)" office:value-type="float" office:value="9231.79999382211">
            <text:p>9231.799994</text:p>
          </table:table-cell>
          <table:table-cell table:formula="of:=[.C311]+([.G311]*_dt)" office:value-type="float" office:value="-1.90399351432579">
            <text:p>-1.903994</text:p>
          </table:table-cell>
          <table:table-cell table:formula="of:=[.D311]+([.H311]*_dt)" office:value-type="float" office:value="29.7799999404062">
            <text:p>29.780000</text:p>
          </table:table-cell>
          <table:table-cell table:formula="of:=SQRT([.A312]^2+[.B312]^2)" office:value-type="float" office:value="146999999703.929">
            <text:p>146999999703.929000</text:p>
          </table:table-cell>
          <table:table-cell table:formula="of:=(_G*_m1)/([.E312]^2)" office:value-type="float" office:value="0.00614191457886167">
            <text:p>0.006142</text:p>
          </table:table-cell>
          <table:table-cell table:formula="of:=-[.F312]*([.A312]/[.E312])" office:value-type="float" office:value="-0.00614191457886165">
            <text:p>-0.006142</text:p>
          </table:table-cell>
          <table:table-cell table:formula="of:=-[.F312]*([.B312]/[.E312])" office:value-type="float" office:value="-0.00000000038572059241763">
            <text:p>0.000000</text:p>
          </table:table-cell>
          <table:table-cell table:number-columns-repeated="1016"/>
        </table:table-row>
        <table:table-row table:style-name="ro1">
          <table:table-cell table:formula="of:=[.A312]+([.C313]*_dt)" office:value-type="float" office:value="146999999702.019">
            <text:p>146999999702.019000</text:p>
          </table:table-cell>
          <table:table-cell table:formula="of:=[.B312]+([.D313]*_dt)" office:value-type="float" office:value="9261.57999376213">
            <text:p>9261.579994</text:p>
          </table:table-cell>
          <table:table-cell table:formula="of:=[.C312]+([.G312]*_dt)" office:value-type="float" office:value="-1.91013542890465">
            <text:p>-1.910135</text:p>
          </table:table-cell>
          <table:table-cell table:formula="of:=[.D312]+([.H312]*_dt)" office:value-type="float" office:value="29.7799999400204">
            <text:p>29.780000</text:p>
          </table:table-cell>
          <table:table-cell table:formula="of:=SQRT([.A313]^2+[.B313]^2)" office:value-type="float" office:value="146999999702.019">
            <text:p>146999999702.019000</text:p>
          </table:table-cell>
          <table:table-cell table:formula="of:=(_G*_m1)/([.E313]^2)" office:value-type="float" office:value="0.00614191457902128">
            <text:p>0.006142</text:p>
          </table:table-cell>
          <table:table-cell table:formula="of:=-[.F313]*([.A313]/[.E313])" office:value-type="float" office:value="-0.00614191457902127">
            <text:p>-0.006142</text:p>
          </table:table-cell>
          <table:table-cell table:formula="of:=-[.F313]*([.B313]/[.E313])" office:value-type="float" office:value="-0.000000000386964852406582">
            <text:p>0.000000</text:p>
          </table:table-cell>
          <table:table-cell table:number-columns-repeated="1016"/>
        </table:table-row>
        <table:table-row table:style-name="ro1">
          <table:table-cell table:formula="of:=[.A313]+([.C314]*_dt)" office:value-type="float" office:value="146999999700.103">
            <text:p>146999999700.103000</text:p>
          </table:table-cell>
          <table:table-cell table:formula="of:=[.B313]+([.D314]*_dt)" office:value-type="float" office:value="9291.35999370176">
            <text:p>9291.359994</text:p>
          </table:table-cell>
          <table:table-cell table:formula="of:=[.C313]+([.G313]*_dt)" office:value-type="float" office:value="-1.91627734348367">
            <text:p>-1.916277</text:p>
          </table:table-cell>
          <table:table-cell table:formula="of:=[.D313]+([.H313]*_dt)" office:value-type="float" office:value="29.7799999396335">
            <text:p>29.780000</text:p>
          </table:table-cell>
          <table:table-cell table:formula="of:=SQRT([.A314]^2+[.B314]^2)" office:value-type="float" office:value="146999999700.103">
            <text:p>146999999700.103000</text:p>
          </table:table-cell>
          <table:table-cell table:formula="of:=(_G*_m1)/([.E314]^2)" office:value-type="float" office:value="0.00614191457918141">
            <text:p>0.006142</text:p>
          </table:table-cell>
          <table:table-cell table:formula="of:=-[.F314]*([.A314]/[.E314])" office:value-type="float" office:value="-0.0061419145791814">
            <text:p>-0.006142</text:p>
          </table:table-cell>
          <table:table-cell table:formula="of:=-[.F314]*([.B314]/[.E314])" office:value-type="float" office:value="-0.000000000388209112395664">
            <text:p>0.000000</text:p>
          </table:table-cell>
          <table:table-cell table:number-columns-repeated="1016"/>
        </table:table-row>
        <table:table-row table:style-name="ro1">
          <table:table-cell table:formula="of:=[.A314]+([.C315]*_dt)" office:value-type="float" office:value="146999999698.18">
            <text:p>146999999698.180000</text:p>
          </table:table-cell>
          <table:table-cell table:formula="of:=[.B314]+([.D315]*_dt)" office:value-type="float" office:value="9321.13999364101">
            <text:p>9321.139994</text:p>
          </table:table-cell>
          <table:table-cell table:formula="of:=[.C314]+([.G314]*_dt)" office:value-type="float" office:value="-1.92241925806286">
            <text:p>-1.922419</text:p>
          </table:table-cell>
          <table:table-cell table:formula="of:=[.D314]+([.H314]*_dt)" office:value-type="float" office:value="29.7799999392453">
            <text:p>29.780000</text:p>
          </table:table-cell>
          <table:table-cell table:formula="of:=SQRT([.A315]^2+[.B315]^2)" office:value-type="float" office:value="146999999698.18">
            <text:p>146999999698.180000</text:p>
          </table:table-cell>
          <table:table-cell table:formula="of:=(_G*_m1)/([.E315]^2)" office:value-type="float" office:value="0.00614191457934206">
            <text:p>0.006142</text:p>
          </table:table-cell>
          <table:table-cell table:formula="of:=-[.F315]*([.A315]/[.E315])" office:value-type="float" office:value="-0.00614191457934204">
            <text:p>-0.006142</text:p>
          </table:table-cell>
          <table:table-cell table:formula="of:=-[.F315]*([.B315]/[.E315])" office:value-type="float" office:value="-0.000000000389453372384875">
            <text:p>0.000000</text:p>
          </table:table-cell>
          <table:table-cell table:number-columns-repeated="1016"/>
        </table:table-row>
        <table:table-row table:style-name="ro1">
          <table:table-cell table:formula="of:=[.A315]+([.C316]*_dt)" office:value-type="float" office:value="146999999696.252">
            <text:p>146999999696.252000</text:p>
          </table:table-cell>
          <table:table-cell table:formula="of:=[.B315]+([.D316]*_dt)" office:value-type="float" office:value="9350.91999357987">
            <text:p>9350.919994</text:p>
          </table:table-cell>
          <table:table-cell table:formula="of:=[.C315]+([.G315]*_dt)" office:value-type="float" office:value="-1.9285611726422">
            <text:p>-1.928561</text:p>
          </table:table-cell>
          <table:table-cell table:formula="of:=[.D315]+([.H315]*_dt)" office:value-type="float" office:value="29.7799999388558">
            <text:p>29.780000</text:p>
          </table:table-cell>
          <table:table-cell table:formula="of:=SQRT([.A316]^2+[.B316]^2)" office:value-type="float" office:value="146999999696.252">
            <text:p>146999999696.252000</text:p>
          </table:table-cell>
          <table:table-cell table:formula="of:=(_G*_m1)/([.E316]^2)" office:value-type="float" office:value="0.00614191457950321">
            <text:p>0.006142</text:p>
          </table:table-cell>
          <table:table-cell table:formula="of:=-[.F316]*([.A316]/[.E316])" office:value-type="float" office:value="-0.0061419145795032">
            <text:p>-0.006142</text:p>
          </table:table-cell>
          <table:table-cell table:formula="of:=-[.F316]*([.B316]/[.E316])" office:value-type="float" office:value="-0.000000000390697632374217">
            <text:p>0.000000</text:p>
          </table:table-cell>
          <table:table-cell table:number-columns-repeated="1016"/>
        </table:table-row>
        <table:table-row table:style-name="ro1">
          <table:table-cell table:formula="of:=[.A316]+([.C317]*_dt)" office:value-type="float" office:value="146999999694.317">
            <text:p>146999999694.317000</text:p>
          </table:table-cell>
          <table:table-cell table:formula="of:=[.B316]+([.D317]*_dt)" office:value-type="float" office:value="9380.69999351833">
            <text:p>9380.699994</text:p>
          </table:table-cell>
          <table:table-cell table:formula="of:=[.C316]+([.G316]*_dt)" office:value-type="float" office:value="-1.9347030872217">
            <text:p>-1.934703</text:p>
          </table:table-cell>
          <table:table-cell table:formula="of:=[.D316]+([.H316]*_dt)" office:value-type="float" office:value="29.7799999384651">
            <text:p>29.780000</text:p>
          </table:table-cell>
          <table:table-cell table:formula="of:=SQRT([.A317]^2+[.B317]^2)" office:value-type="float" office:value="146999999694.317">
            <text:p>146999999694.317000</text:p>
          </table:table-cell>
          <table:table-cell table:formula="of:=(_G*_m1)/([.E317]^2)" office:value-type="float" office:value="0.00614191457966488">
            <text:p>0.006142</text:p>
          </table:table-cell>
          <table:table-cell table:formula="of:=-[.F317]*([.A317]/[.E317])" office:value-type="float" office:value="-0.00614191457966487">
            <text:p>-0.006142</text:p>
          </table:table-cell>
          <table:table-cell table:formula="of:=-[.F317]*([.B317]/[.E317])" office:value-type="float" office:value="-0.00000000039194189236369">
            <text:p>0.000000</text:p>
          </table:table-cell>
          <table:table-cell table:number-columns-repeated="1016"/>
        </table:table-row>
        <table:table-row table:style-name="ro1">
          <table:table-cell table:formula="of:=[.A317]+([.C318]*_dt)" office:value-type="float" office:value="146999999692.376">
            <text:p>146999999692.376000</text:p>
          </table:table-cell>
          <table:table-cell table:formula="of:=[.B317]+([.D318]*_dt)" office:value-type="float" office:value="9410.4799934564">
            <text:p>9410.479993</text:p>
          </table:table-cell>
          <table:table-cell table:formula="of:=[.C317]+([.G317]*_dt)" office:value-type="float" office:value="-1.94084500180137">
            <text:p>-1.940845</text:p>
          </table:table-cell>
          <table:table-cell table:formula="of:=[.D317]+([.H317]*_dt)" office:value-type="float" office:value="29.7799999380732">
            <text:p>29.780000</text:p>
          </table:table-cell>
          <table:table-cell table:formula="of:=SQRT([.A318]^2+[.B318]^2)" office:value-type="float" office:value="146999999692.376">
            <text:p>146999999692.376000</text:p>
          </table:table-cell>
          <table:table-cell table:formula="of:=(_G*_m1)/([.E318]^2)" office:value-type="float" office:value="0.00614191457982707">
            <text:p>0.006142</text:p>
          </table:table-cell>
          <table:table-cell table:formula="of:=-[.F318]*([.A318]/[.E318])" office:value-type="float" office:value="-0.00614191457982705">
            <text:p>-0.006142</text:p>
          </table:table-cell>
          <table:table-cell table:formula="of:=-[.F318]*([.B318]/[.E318])" office:value-type="float" office:value="-0.000000000393186152353294">
            <text:p>0.000000</text:p>
          </table:table-cell>
          <table:table-cell table:number-columns-repeated="1016"/>
        </table:table-row>
        <table:table-row table:style-name="ro1">
          <table:table-cell table:formula="of:=[.A318]+([.C319]*_dt)" office:value-type="float" office:value="146999999690.429">
            <text:p>146999999690.429000</text:p>
          </table:table-cell>
          <table:table-cell table:formula="of:=[.B318]+([.D319]*_dt)" office:value-type="float" office:value="9440.25999339408">
            <text:p>9440.259993</text:p>
          </table:table-cell>
          <table:table-cell table:formula="of:=[.C318]+([.G318]*_dt)" office:value-type="float" office:value="-1.94698691638119">
            <text:p>-1.946987</text:p>
          </table:table-cell>
          <table:table-cell table:formula="of:=[.D318]+([.H318]*_dt)" office:value-type="float" office:value="29.77999993768">
            <text:p>29.780000</text:p>
          </table:table-cell>
          <table:table-cell table:formula="of:=SQRT([.A319]^2+[.B319]^2)" office:value-type="float" office:value="146999999690.429">
            <text:p>146999999690.429000</text:p>
          </table:table-cell>
          <table:table-cell table:formula="of:=(_G*_m1)/([.E319]^2)" office:value-type="float" office:value="0.00614191457998976">
            <text:p>0.006142</text:p>
          </table:table-cell>
          <table:table-cell table:formula="of:=-[.F319]*([.A319]/[.E319])" office:value-type="float" office:value="-0.00614191457998975">
            <text:p>-0.006142</text:p>
          </table:table-cell>
          <table:table-cell table:formula="of:=-[.F319]*([.B319]/[.E319])" office:value-type="float" office:value="-0.000000000394430412343029">
            <text:p>0.000000</text:p>
          </table:table-cell>
          <table:table-cell table:number-columns-repeated="1016"/>
        </table:table-row>
        <table:table-row table:style-name="ro1">
          <table:table-cell table:formula="of:=[.A319]+([.C320]*_dt)" office:value-type="float" office:value="146999999688.476">
            <text:p>146999999688.476000</text:p>
          </table:table-cell>
          <table:table-cell table:formula="of:=[.B319]+([.D320]*_dt)" office:value-type="float" office:value="9470.03999333137">
            <text:p>9470.039993</text:p>
          </table:table-cell>
          <table:table-cell table:formula="of:=[.C319]+([.G319]*_dt)" office:value-type="float" office:value="-1.95312883096118">
            <text:p>-1.953129</text:p>
          </table:table-cell>
          <table:table-cell table:formula="of:=[.D319]+([.H319]*_dt)" office:value-type="float" office:value="29.7799999372856">
            <text:p>29.780000</text:p>
          </table:table-cell>
          <table:table-cell table:formula="of:=SQRT([.A320]^2+[.B320]^2)" office:value-type="float" office:value="146999999688.476">
            <text:p>146999999688.476000</text:p>
          </table:table-cell>
          <table:table-cell table:formula="of:=(_G*_m1)/([.E320]^2)" office:value-type="float" office:value="0.00614191458015297">
            <text:p>0.006142</text:p>
          </table:table-cell>
          <table:table-cell table:formula="of:=-[.F320]*([.A320]/[.E320])" office:value-type="float" office:value="-0.00614191458015296">
            <text:p>-0.006142</text:p>
          </table:table-cell>
          <table:table-cell table:formula="of:=-[.F320]*([.B320]/[.E320])" office:value-type="float" office:value="-0.000000000395674672332896">
            <text:p>0.000000</text:p>
          </table:table-cell>
          <table:table-cell table:number-columns-repeated="1016"/>
        </table:table-row>
        <table:table-row table:style-name="ro1">
          <table:table-cell table:formula="of:=[.A320]+([.C321]*_dt)" office:value-type="float" office:value="146999999686.517">
            <text:p>146999999686.517000</text:p>
          </table:table-cell>
          <table:table-cell table:formula="of:=[.B320]+([.D321]*_dt)" office:value-type="float" office:value="9499.81999326826">
            <text:p>9499.819993</text:p>
          </table:table-cell>
          <table:table-cell table:formula="of:=[.C320]+([.G320]*_dt)" office:value-type="float" office:value="-1.95927074554134">
            <text:p>-1.959271</text:p>
          </table:table-cell>
          <table:table-cell table:formula="of:=[.D320]+([.H320]*_dt)" office:value-type="float" office:value="29.7799999368899">
            <text:p>29.780000</text:p>
          </table:table-cell>
          <table:table-cell table:formula="of:=SQRT([.A321]^2+[.B321]^2)" office:value-type="float" office:value="146999999686.517">
            <text:p>146999999686.517000</text:p>
          </table:table-cell>
          <table:table-cell table:formula="of:=(_G*_m1)/([.E321]^2)" office:value-type="float" office:value="0.0061419145803167">
            <text:p>0.006142</text:p>
          </table:table-cell>
          <table:table-cell table:formula="of:=-[.F321]*([.A321]/[.E321])" office:value-type="float" office:value="-0.00614191458031668">
            <text:p>-0.006142</text:p>
          </table:table-cell>
          <table:table-cell table:formula="of:=-[.F321]*([.B321]/[.E321])" office:value-type="float" office:value="-0.000000000396918932322896">
            <text:p>0.000000</text:p>
          </table:table-cell>
          <table:table-cell table:number-columns-repeated="1016"/>
        </table:table-row>
        <table:table-row table:style-name="ro1">
          <table:table-cell table:formula="of:=[.A321]+([.C322]*_dt)" office:value-type="float" office:value="146999999684.551">
            <text:p>146999999684.551000</text:p>
          </table:table-cell>
          <table:table-cell table:formula="of:=[.B321]+([.D322]*_dt)" office:value-type="float" office:value="9529.59999320475">
            <text:p>9529.599993</text:p>
          </table:table-cell>
          <table:table-cell table:formula="of:=[.C321]+([.G321]*_dt)" office:value-type="float" office:value="-1.96541266012165">
            <text:p>-1.965413</text:p>
          </table:table-cell>
          <table:table-cell table:formula="of:=[.D321]+([.H321]*_dt)" office:value-type="float" office:value="29.779999936493">
            <text:p>29.780000</text:p>
          </table:table-cell>
          <table:table-cell table:formula="of:=SQRT([.A322]^2+[.B322]^2)" office:value-type="float" office:value="146999999684.552">
            <text:p>146999999684.552000</text:p>
          </table:table-cell>
          <table:table-cell table:formula="of:=(_G*_m1)/([.E322]^2)" office:value-type="float" office:value="0.00614191458048093">
            <text:p>0.006142</text:p>
          </table:table-cell>
          <table:table-cell table:formula="of:=-[.F322]*([.A322]/[.E322])" office:value-type="float" office:value="-0.00614191458048092">
            <text:p>-0.006142</text:p>
          </table:table-cell>
          <table:table-cell table:formula="of:=-[.F322]*([.B322]/[.E322])" office:value-type="float" office:value="-0.000000000398163192313029">
            <text:p>0.000000</text:p>
          </table:table-cell>
          <table:table-cell table:number-columns-repeated="1016"/>
        </table:table-row>
        <table:table-row table:style-name="ro1">
          <table:table-cell table:formula="of:=[.A322]+([.C323]*_dt)" office:value-type="float" office:value="146999999682.58">
            <text:p>146999999682.580000</text:p>
          </table:table-cell>
          <table:table-cell table:formula="of:=[.B322]+([.D323]*_dt)" office:value-type="float" office:value="9559.37999314084">
            <text:p>9559.379993</text:p>
          </table:table-cell>
          <table:table-cell table:formula="of:=[.C322]+([.G322]*_dt)" office:value-type="float" office:value="-1.97155457470213">
            <text:p>-1.971555</text:p>
          </table:table-cell>
          <table:table-cell table:formula="of:=[.D322]+([.H322]*_dt)" office:value-type="float" office:value="29.7799999360948">
            <text:p>29.780000</text:p>
          </table:table-cell>
          <table:table-cell table:formula="of:=SQRT([.A323]^2+[.B323]^2)" office:value-type="float" office:value="146999999682.58">
            <text:p>146999999682.580000</text:p>
          </table:table-cell>
          <table:table-cell table:formula="of:=(_G*_m1)/([.E323]^2)" office:value-type="float" office:value="0.00614191458064569">
            <text:p>0.006142</text:p>
          </table:table-cell>
          <table:table-cell table:formula="of:=-[.F323]*([.A323]/[.E323])" office:value-type="float" office:value="-0.00614191458064567">
            <text:p>-0.006142</text:p>
          </table:table-cell>
          <table:table-cell table:formula="of:=-[.F323]*([.B323]/[.E323])" office:value-type="float" office:value="-0.000000000399407452303295">
            <text:p>0.000000</text:p>
          </table:table-cell>
          <table:table-cell table:number-columns-repeated="1016"/>
        </table:table-row>
        <table:table-row table:style-name="ro1">
          <table:table-cell table:formula="of:=[.A323]+([.C324]*_dt)" office:value-type="float" office:value="146999999680.602">
            <text:p>146999999680.602000</text:p>
          </table:table-cell>
          <table:table-cell table:formula="of:=[.B323]+([.D324]*_dt)" office:value-type="float" office:value="9589.15999307654">
            <text:p>9589.159993</text:p>
          </table:table-cell>
          <table:table-cell table:formula="of:=[.C323]+([.G323]*_dt)" office:value-type="float" office:value="-1.97769648928278">
            <text:p>-1.977696</text:p>
          </table:table-cell>
          <table:table-cell table:formula="of:=[.D323]+([.H323]*_dt)" office:value-type="float" office:value="29.7799999356954">
            <text:p>29.780000</text:p>
          </table:table-cell>
          <table:table-cell table:formula="of:=SQRT([.A324]^2+[.B324]^2)" office:value-type="float" office:value="146999999680.602">
            <text:p>146999999680.602000</text:p>
          </table:table-cell>
          <table:table-cell table:formula="of:=(_G*_m1)/([.E324]^2)" office:value-type="float" office:value="0.00614191458081095">
            <text:p>0.006142</text:p>
          </table:table-cell>
          <table:table-cell table:formula="of:=-[.F324]*([.A324]/[.E324])" office:value-type="float" office:value="-0.00614191458081093">
            <text:p>-0.006142</text:p>
          </table:table-cell>
          <table:table-cell table:formula="of:=-[.F324]*([.B324]/[.E324])" office:value-type="float" office:value="-0.000000000400651712293694">
            <text:p>0.000000</text:p>
          </table:table-cell>
          <table:table-cell table:number-columns-repeated="1016"/>
        </table:table-row>
        <table:table-row table:style-name="ro1">
          <table:table-cell table:formula="of:=[.A324]+([.C325]*_dt)" office:value-type="float" office:value="146999999678.618">
            <text:p>146999999678.618000</text:p>
          </table:table-cell>
          <table:table-cell table:formula="of:=[.B324]+([.D325]*_dt)" office:value-type="float" office:value="9618.93999301183">
            <text:p>9618.939993</text:p>
          </table:table-cell>
          <table:table-cell table:formula="of:=[.C324]+([.G324]*_dt)" office:value-type="float" office:value="-1.98383840386359">
            <text:p>-1.983838</text:p>
          </table:table-cell>
          <table:table-cell table:formula="of:=[.D324]+([.H324]*_dt)" office:value-type="float" office:value="29.7799999352947">
            <text:p>29.780000</text:p>
          </table:table-cell>
          <table:table-cell table:formula="of:=SQRT([.A325]^2+[.B325]^2)" office:value-type="float" office:value="146999999678.618">
            <text:p>146999999678.618000</text:p>
          </table:table-cell>
          <table:table-cell table:formula="of:=(_G*_m1)/([.E325]^2)" office:value-type="float" office:value="0.00614191458097672">
            <text:p>0.006142</text:p>
          </table:table-cell>
          <table:table-cell table:formula="of:=-[.F325]*([.A325]/[.E325])" office:value-type="float" office:value="-0.00614191458097671">
            <text:p>-0.006142</text:p>
          </table:table-cell>
          <table:table-cell table:formula="of:=-[.F325]*([.B325]/[.E325])" office:value-type="float" office:value="-0.000000000401895972284228">
            <text:p>0.000000</text:p>
          </table:table-cell>
          <table:table-cell table:number-columns-repeated="1016"/>
        </table:table-row>
        <table:table-row table:style-name="ro1">
          <table:table-cell table:formula="of:=[.A325]+([.C326]*_dt)" office:value-type="float" office:value="146999999676.628">
            <text:p>146999999676.628000</text:p>
          </table:table-cell>
          <table:table-cell table:formula="of:=[.B325]+([.D326]*_dt)" office:value-type="float" office:value="9648.71999294673">
            <text:p>9648.719993</text:p>
          </table:table-cell>
          <table:table-cell table:formula="of:=[.C325]+([.G325]*_dt)" office:value-type="float" office:value="-1.98998031844457">
            <text:p>-1.989980</text:p>
          </table:table-cell>
          <table:table-cell table:formula="of:=[.D325]+([.H325]*_dt)" office:value-type="float" office:value="29.7799999348928">
            <text:p>29.780000</text:p>
          </table:table-cell>
          <table:table-cell table:formula="of:=SQRT([.A326]^2+[.B326]^2)" office:value-type="float" office:value="146999999676.629">
            <text:p>146999999676.629000</text:p>
          </table:table-cell>
          <table:table-cell table:formula="of:=(_G*_m1)/([.E326]^2)" office:value-type="float" office:value="0.00614191458114301">
            <text:p>0.006142</text:p>
          </table:table-cell>
          <table:table-cell table:formula="of:=-[.F326]*([.A326]/[.E326])" office:value-type="float" office:value="-0.006141914581143">
            <text:p>-0.006142</text:p>
          </table:table-cell>
          <table:table-cell table:formula="of:=-[.F326]*([.B326]/[.E326])" office:value-type="float" office:value="-0.000000000403140232274896">
            <text:p>0.000000</text:p>
          </table:table-cell>
          <table:table-cell table:number-columns-repeated="1016"/>
        </table:table-row>
        <table:table-row table:style-name="ro1">
          <table:table-cell table:formula="of:=[.A326]+([.C327]*_dt)" office:value-type="float" office:value="146999999674.632">
            <text:p>146999999674.632000</text:p>
          </table:table-cell>
          <table:table-cell table:formula="of:=[.B326]+([.D327]*_dt)" office:value-type="float" office:value="9678.49999288122">
            <text:p>9678.499993</text:p>
          </table:table-cell>
          <table:table-cell table:formula="of:=[.C326]+([.G326]*_dt)" office:value-type="float" office:value="-1.99612223302571">
            <text:p>-1.996122</text:p>
          </table:table-cell>
          <table:table-cell table:formula="of:=[.D326]+([.H326]*_dt)" office:value-type="float" office:value="29.7799999344897">
            <text:p>29.780000</text:p>
          </table:table-cell>
          <table:table-cell table:formula="of:=SQRT([.A327]^2+[.B327]^2)" office:value-type="float" office:value="146999999674.632">
            <text:p>146999999674.632000</text:p>
          </table:table-cell>
          <table:table-cell table:formula="of:=(_G*_m1)/([.E327]^2)" office:value-type="float" office:value="0.00614191458130982">
            <text:p>0.006142</text:p>
          </table:table-cell>
          <table:table-cell table:formula="of:=-[.F327]*([.A327]/[.E327])" office:value-type="float" office:value="-0.0061419145813098">
            <text:p>-0.006142</text:p>
          </table:table-cell>
          <table:table-cell table:formula="of:=-[.F327]*([.B327]/[.E327])" office:value-type="float" office:value="-0.000000000404384492265699">
            <text:p>0.000000</text:p>
          </table:table-cell>
          <table:table-cell table:number-columns-repeated="1016"/>
        </table:table-row>
        <table:table-row table:style-name="ro1">
          <table:table-cell table:formula="of:=[.A327]+([.C328]*_dt)" office:value-type="float" office:value="146999999672.63">
            <text:p>146999999672.630000</text:p>
          </table:table-cell>
          <table:table-cell table:formula="of:=[.B327]+([.D328]*_dt)" office:value-type="float" office:value="9708.2799928153">
            <text:p>9708.279993</text:p>
          </table:table-cell>
          <table:table-cell table:formula="of:=[.C327]+([.G327]*_dt)" office:value-type="float" office:value="-2.00226414760702">
            <text:p>-2.002264</text:p>
          </table:table-cell>
          <table:table-cell table:formula="of:=[.D327]+([.H327]*_dt)" office:value-type="float" office:value="29.7799999340853">
            <text:p>29.780000</text:p>
          </table:table-cell>
          <table:table-cell table:formula="of:=SQRT([.A328]^2+[.B328]^2)" office:value-type="float" office:value="146999999672.63">
            <text:p>146999999672.630000</text:p>
          </table:table-cell>
          <table:table-cell table:formula="of:=(_G*_m1)/([.E328]^2)" office:value-type="float" office:value="0.00614191458147713">
            <text:p>0.006142</text:p>
          </table:table-cell>
          <table:table-cell table:formula="of:=-[.F328]*([.A328]/[.E328])" office:value-type="float" office:value="-0.00614191458147712">
            <text:p>-0.006142</text:p>
          </table:table-cell>
          <table:table-cell table:formula="of:=-[.F328]*([.B328]/[.E328])" office:value-type="float" office:value="-0.000000000405628752256637">
            <text:p>0.000000</text:p>
          </table:table-cell>
          <table:table-cell table:number-columns-repeated="1016"/>
        </table:table-row>
        <table:table-row table:style-name="ro1">
          <table:table-cell table:formula="of:=[.A328]+([.C329]*_dt)" office:value-type="float" office:value="146999999670.621">
            <text:p>146999999670.621000</text:p>
          </table:table-cell>
          <table:table-cell table:formula="of:=[.B328]+([.D329]*_dt)" office:value-type="float" office:value="9738.05999274898">
            <text:p>9738.059993</text:p>
          </table:table-cell>
          <table:table-cell table:formula="of:=[.C328]+([.G328]*_dt)" office:value-type="float" office:value="-2.0084060621885">
            <text:p>-2.008406</text:p>
          </table:table-cell>
          <table:table-cell table:formula="of:=[.D328]+([.H328]*_dt)" office:value-type="float" office:value="29.7799999336797">
            <text:p>29.780000</text:p>
          </table:table-cell>
          <table:table-cell table:formula="of:=SQRT([.A329]^2+[.B329]^2)" office:value-type="float" office:value="146999999670.622">
            <text:p>146999999670.622000</text:p>
          </table:table-cell>
          <table:table-cell table:formula="of:=(_G*_m1)/([.E329]^2)" office:value-type="float" office:value="0.00614191458164496">
            <text:p>0.006142</text:p>
          </table:table-cell>
          <table:table-cell table:formula="of:=-[.F329]*([.A329]/[.E329])" office:value-type="float" office:value="-0.00614191458164494">
            <text:p>-0.006142</text:p>
          </table:table-cell>
          <table:table-cell table:formula="of:=-[.F329]*([.B329]/[.E329])" office:value-type="float" office:value="-0.000000000406873012247711">
            <text:p>0.000000</text:p>
          </table:table-cell>
          <table:table-cell table:number-columns-repeated="1016"/>
        </table:table-row>
        <table:table-row table:style-name="ro1">
          <table:table-cell table:formula="of:=[.A329]+([.C330]*_dt)" office:value-type="float" office:value="146999999668.607">
            <text:p>146999999668.607000</text:p>
          </table:table-cell>
          <table:table-cell table:formula="of:=[.B329]+([.D330]*_dt)" office:value-type="float" office:value="9767.83999268226">
            <text:p>9767.839993</text:p>
          </table:table-cell>
          <table:table-cell table:formula="of:=[.C329]+([.G329]*_dt)" office:value-type="float" office:value="-2.01454797677014">
            <text:p>-2.014548</text:p>
          </table:table-cell>
          <table:table-cell table:formula="of:=[.D329]+([.H329]*_dt)" office:value-type="float" office:value="29.7799999332728">
            <text:p>29.780000</text:p>
          </table:table-cell>
          <table:table-cell table:formula="of:=SQRT([.A330]^2+[.B330]^2)" office:value-type="float" office:value="146999999668.607">
            <text:p>146999999668.607000</text:p>
          </table:table-cell>
          <table:table-cell table:formula="of:=(_G*_m1)/([.E330]^2)" office:value-type="float" office:value="0.0061419145818133">
            <text:p>0.006142</text:p>
          </table:table-cell>
          <table:table-cell table:formula="of:=-[.F330]*([.A330]/[.E330])" office:value-type="float" office:value="-0.00614191458181328">
            <text:p>-0.006142</text:p>
          </table:table-cell>
          <table:table-cell table:formula="of:=-[.F330]*([.B330]/[.E330])" office:value-type="float" office:value="-0.000000000408117272238921">
            <text:p>0.000000</text:p>
          </table:table-cell>
          <table:table-cell table:number-columns-repeated="1016"/>
        </table:table-row>
        <table:table-row table:style-name="ro1">
          <table:table-cell table:formula="of:=[.A330]+([.C331]*_dt)" office:value-type="float" office:value="146999999666.586">
            <text:p>146999999666.586000</text:p>
          </table:table-cell>
          <table:table-cell table:formula="of:=[.B330]+([.D331]*_dt)" office:value-type="float" office:value="9797.61999261512">
            <text:p>9797.619993</text:p>
          </table:table-cell>
          <table:table-cell table:formula="of:=[.C330]+([.G330]*_dt)" office:value-type="float" office:value="-2.02068989135195">
            <text:p>-2.020690</text:p>
          </table:table-cell>
          <table:table-cell table:formula="of:=[.D330]+([.H330]*_dt)" office:value-type="float" office:value="29.7799999328647">
            <text:p>29.780000</text:p>
          </table:table-cell>
          <table:table-cell table:formula="of:=SQRT([.A331]^2+[.B331]^2)" office:value-type="float" office:value="146999999666.586">
            <text:p>146999999666.586000</text:p>
          </table:table-cell>
          <table:table-cell table:formula="of:=(_G*_m1)/([.E331]^2)" office:value-type="float" office:value="0.00614191458198216">
            <text:p>0.006142</text:p>
          </table:table-cell>
          <table:table-cell table:formula="of:=-[.F331]*([.A331]/[.E331])" office:value-type="float" office:value="-0.00614191458198214">
            <text:p>-0.006142</text:p>
          </table:table-cell>
          <table:table-cell table:formula="of:=-[.F331]*([.B331]/[.E331])" office:value-type="float" office:value="-0.000000000409361532230268">
            <text:p>0.000000</text:p>
          </table:table-cell>
          <table:table-cell table:number-columns-repeated="1016"/>
        </table:table-row>
        <table:table-row table:style-name="ro1">
          <table:table-cell table:formula="of:=[.A331]+([.C332]*_dt)" office:value-type="float" office:value="146999999664.559">
            <text:p>146999999664.559000</text:p>
          </table:table-cell>
          <table:table-cell table:formula="of:=[.B331]+([.D332]*_dt)" office:value-type="float" office:value="9827.39999254758">
            <text:p>9827.399993</text:p>
          </table:table-cell>
          <table:table-cell table:formula="of:=[.C331]+([.G331]*_dt)" office:value-type="float" office:value="-2.02683180593394">
            <text:p>-2.026832</text:p>
          </table:table-cell>
          <table:table-cell table:formula="of:=[.D331]+([.H331]*_dt)" office:value-type="float" office:value="29.7799999324553">
            <text:p>29.780000</text:p>
          </table:table-cell>
          <table:table-cell table:formula="of:=SQRT([.A332]^2+[.B332]^2)" office:value-type="float" office:value="146999999664.56">
            <text:p>146999999664.560000</text:p>
          </table:table-cell>
          <table:table-cell table:formula="of:=(_G*_m1)/([.E332]^2)" office:value-type="float" office:value="0.00614191458215153">
            <text:p>0.006142</text:p>
          </table:table-cell>
          <table:table-cell table:formula="of:=-[.F332]*([.A332]/[.E332])" office:value-type="float" office:value="-0.00614191458215151">
            <text:p>-0.006142</text:p>
          </table:table-cell>
          <table:table-cell table:formula="of:=-[.F332]*([.B332]/[.E332])" office:value-type="float" office:value="-0.000000000410605792221752">
            <text:p>0.000000</text:p>
          </table:table-cell>
          <table:table-cell table:number-columns-repeated="1016"/>
        </table:table-row>
        <table:table-row table:style-name="ro1">
          <table:table-cell table:formula="of:=[.A332]+([.C333]*_dt)" office:value-type="float" office:value="146999999662.526">
            <text:p>146999999662.526000</text:p>
          </table:table-cell>
          <table:table-cell table:formula="of:=[.B332]+([.D333]*_dt)" office:value-type="float" office:value="9857.17999247962">
            <text:p>9857.179992</text:p>
          </table:table-cell>
          <table:table-cell table:formula="of:=[.C332]+([.G332]*_dt)" office:value-type="float" office:value="-2.03297372051609">
            <text:p>-2.032974</text:p>
          </table:table-cell>
          <table:table-cell table:formula="of:=[.D332]+([.H332]*_dt)" office:value-type="float" office:value="29.7799999320447">
            <text:p>29.780000</text:p>
          </table:table-cell>
          <table:table-cell table:formula="of:=SQRT([.A333]^2+[.B333]^2)" office:value-type="float" office:value="146999999662.527">
            <text:p>146999999662.527000</text:p>
          </table:table-cell>
          <table:table-cell table:formula="of:=(_G*_m1)/([.E333]^2)" office:value-type="float" office:value="0.00614191458232141">
            <text:p>0.006142</text:p>
          </table:table-cell>
          <table:table-cell table:formula="of:=-[.F333]*([.A333]/[.E333])" office:value-type="float" office:value="-0.00614191458232139">
            <text:p>-0.006142</text:p>
          </table:table-cell>
          <table:table-cell table:formula="of:=-[.F333]*([.B333]/[.E333])" office:value-type="float" office:value="-0.000000000411850052213373">
            <text:p>0.000000</text:p>
          </table:table-cell>
          <table:table-cell table:number-columns-repeated="1016"/>
        </table:table-row>
        <table:table-row table:style-name="ro1">
          <table:table-cell table:formula="of:=[.A333]+([.C334]*_dt)" office:value-type="float" office:value="146999999660.487">
            <text:p>146999999660.487000</text:p>
          </table:table-cell>
          <table:table-cell table:formula="of:=[.B333]+([.D334]*_dt)" office:value-type="float" office:value="9886.95999241125">
            <text:p>9886.959992</text:p>
          </table:table-cell>
          <table:table-cell table:formula="of:=[.C333]+([.G333]*_dt)" office:value-type="float" office:value="-2.03911563509841">
            <text:p>-2.039116</text:p>
          </table:table-cell>
          <table:table-cell table:formula="of:=[.D333]+([.H333]*_dt)" office:value-type="float" office:value="29.7799999316329">
            <text:p>29.780000</text:p>
          </table:table-cell>
          <table:table-cell table:formula="of:=SQRT([.A334]^2+[.B334]^2)" office:value-type="float" office:value="146999999660.488">
            <text:p>146999999660.488000</text:p>
          </table:table-cell>
          <table:table-cell table:formula="of:=(_G*_m1)/([.E334]^2)" office:value-type="float" office:value="0.0061419145824918">
            <text:p>0.006142</text:p>
          </table:table-cell>
          <table:table-cell table:formula="of:=-[.F334]*([.A334]/[.E334])" office:value-type="float" office:value="-0.00614191458249179">
            <text:p>-0.006142</text:p>
          </table:table-cell>
          <table:table-cell table:formula="of:=-[.F334]*([.B334]/[.E334])" office:value-type="float" office:value="-0.000000000413094312205132">
            <text:p>0.000000</text:p>
          </table:table-cell>
          <table:table-cell table:number-columns-repeated="1016"/>
        </table:table-row>
        <table:table-row table:style-name="ro1">
          <table:table-cell table:formula="of:=[.A334]+([.C335]*_dt)" office:value-type="float" office:value="146999999658.442">
            <text:p>146999999658.442000</text:p>
          </table:table-cell>
          <table:table-cell table:formula="of:=[.B334]+([.D335]*_dt)" office:value-type="float" office:value="9916.73999234247">
            <text:p>9916.739992</text:p>
          </table:table-cell>
          <table:table-cell table:formula="of:=[.C334]+([.G334]*_dt)" office:value-type="float" office:value="-2.0452575496809">
            <text:p>-2.045258</text:p>
          </table:table-cell>
          <table:table-cell table:formula="of:=[.D334]+([.H334]*_dt)" office:value-type="float" office:value="29.7799999312198">
            <text:p>29.780000</text:p>
          </table:table-cell>
          <table:table-cell table:formula="of:=SQRT([.A335]^2+[.B335]^2)" office:value-type="float" office:value="146999999658.442">
            <text:p>146999999658.442000</text:p>
          </table:table-cell>
          <table:table-cell table:formula="of:=(_G*_m1)/([.E335]^2)" office:value-type="float" office:value="0.00614191458266271">
            <text:p>0.006142</text:p>
          </table:table-cell>
          <table:table-cell table:formula="of:=-[.F335]*([.A335]/[.E335])" office:value-type="float" office:value="-0.0061419145826627">
            <text:p>-0.006142</text:p>
          </table:table-cell>
          <table:table-cell table:formula="of:=-[.F335]*([.B335]/[.E335])" office:value-type="float" office:value="-0.000000000414338572197029">
            <text:p>0.000000</text:p>
          </table:table-cell>
          <table:table-cell table:number-columns-repeated="1016"/>
        </table:table-row>
        <table:table-row table:style-name="ro1">
          <table:table-cell table:formula="of:=[.A335]+([.C336]*_dt)" office:value-type="float" office:value="146999999656.391">
            <text:p>146999999656.391000</text:p>
          </table:table-cell>
          <table:table-cell table:formula="of:=[.B335]+([.D336]*_dt)" office:value-type="float" office:value="9946.51999227328">
            <text:p>9946.519992</text:p>
          </table:table-cell>
          <table:table-cell table:formula="of:=[.C335]+([.G335]*_dt)" office:value-type="float" office:value="-2.05139946426356">
            <text:p>-2.051399</text:p>
          </table:table-cell>
          <table:table-cell table:formula="of:=[.D335]+([.H335]*_dt)" office:value-type="float" office:value="29.7799999308055">
            <text:p>29.780000</text:p>
          </table:table-cell>
          <table:table-cell table:formula="of:=SQRT([.A336]^2+[.B336]^2)" office:value-type="float" office:value="146999999656.391">
            <text:p>146999999656.391000</text:p>
          </table:table-cell>
          <table:table-cell table:formula="of:=(_G*_m1)/([.E336]^2)" office:value-type="float" office:value="0.00614191458283413">
            <text:p>0.006142</text:p>
          </table:table-cell>
          <table:table-cell table:formula="of:=-[.F336]*([.A336]/[.E336])" office:value-type="float" office:value="-0.00614191458283412">
            <text:p>-0.006142</text:p>
          </table:table-cell>
          <table:table-cell table:formula="of:=-[.F336]*([.B336]/[.E336])" office:value-type="float" office:value="-0.000000000415582832189065">
            <text:p>0.000000</text:p>
          </table:table-cell>
          <table:table-cell table:number-columns-repeated="1016"/>
        </table:table-row>
        <table:table-row table:style-name="ro1">
          <table:table-cell table:formula="of:=[.A336]+([.C337]*_dt)" office:value-type="float" office:value="146999999654.333">
            <text:p>146999999654.333000</text:p>
          </table:table-cell>
          <table:table-cell table:formula="of:=[.B336]+([.D337]*_dt)" office:value-type="float" office:value="9976.29999220367">
            <text:p>9976.299992</text:p>
          </table:table-cell>
          <table:table-cell table:formula="of:=[.C336]+([.G336]*_dt)" office:value-type="float" office:value="-2.0575413788464">
            <text:p>-2.057541</text:p>
          </table:table-cell>
          <table:table-cell table:formula="of:=[.D336]+([.H336]*_dt)" office:value-type="float" office:value="29.7799999303899">
            <text:p>29.780000</text:p>
          </table:table-cell>
          <table:table-cell table:formula="of:=SQRT([.A337]^2+[.B337]^2)" office:value-type="float" office:value="146999999654.333">
            <text:p>146999999654.333000</text:p>
          </table:table-cell>
          <table:table-cell table:formula="of:=(_G*_m1)/([.E337]^2)" office:value-type="float" office:value="0.00614191458300607">
            <text:p>0.006142</text:p>
          </table:table-cell>
          <table:table-cell table:formula="of:=-[.F337]*([.A337]/[.E337])" office:value-type="float" office:value="-0.00614191458300606">
            <text:p>-0.006142</text:p>
          </table:table-cell>
          <table:table-cell table:formula="of:=-[.F337]*([.B337]/[.E337])" office:value-type="float" office:value="-0.00000000041682709218124">
            <text:p>0.000000</text:p>
          </table:table-cell>
          <table:table-cell table:number-columns-repeated="1016"/>
        </table:table-row>
        <table:table-row table:style-name="ro1">
          <table:table-cell table:formula="of:=[.A337]+([.C338]*_dt)" office:value-type="float" office:value="146999999652.269">
            <text:p>146999999652.269000</text:p>
          </table:table-cell>
          <table:table-cell table:formula="of:=[.B337]+([.D338]*_dt)" office:value-type="float" office:value="10006.0799921336">
            <text:p>10006.079992</text:p>
          </table:table-cell>
          <table:table-cell table:formula="of:=[.C337]+([.G337]*_dt)" office:value-type="float" office:value="-2.0636832934294">
            <text:p>-2.063683</text:p>
          </table:table-cell>
          <table:table-cell table:formula="of:=[.D337]+([.H337]*_dt)" office:value-type="float" office:value="29.779999929973">
            <text:p>29.780000</text:p>
          </table:table-cell>
          <table:table-cell table:formula="of:=SQRT([.A338]^2+[.B338]^2)" office:value-type="float" office:value="146999999652.27">
            <text:p>146999999652.270000</text:p>
          </table:table-cell>
          <table:table-cell table:formula="of:=(_G*_m1)/([.E338]^2)" office:value-type="float" office:value="0.00614191458317852">
            <text:p>0.006142</text:p>
          </table:table-cell>
          <table:table-cell table:formula="of:=-[.F338]*([.A338]/[.E338])" office:value-type="float" office:value="-0.0061419145831785">
            <text:p>-0.006142</text:p>
          </table:table-cell>
          <table:table-cell table:formula="of:=-[.F338]*([.B338]/[.E338])" office:value-type="float" office:value="-0.000000000418071352173554">
            <text:p>0.000000</text:p>
          </table:table-cell>
          <table:table-cell table:number-columns-repeated="1016"/>
        </table:table-row>
        <table:table-row table:style-name="ro1">
          <table:table-cell table:formula="of:=[.A338]+([.C339]*_dt)" office:value-type="float" office:value="146999999650.2">
            <text:p>146999999650.200000</text:p>
          </table:table-cell>
          <table:table-cell table:formula="of:=[.B338]+([.D339]*_dt)" office:value-type="float" office:value="10035.8599920632">
            <text:p>10035.859992</text:p>
          </table:table-cell>
          <table:table-cell table:formula="of:=[.C338]+([.G338]*_dt)" office:value-type="float" office:value="-2.06982520801258">
            <text:p>-2.069825</text:p>
          </table:table-cell>
          <table:table-cell table:formula="of:=[.D338]+([.H338]*_dt)" office:value-type="float" office:value="29.779999929555">
            <text:p>29.780000</text:p>
          </table:table-cell>
          <table:table-cell table:formula="of:=SQRT([.A339]^2+[.B339]^2)" office:value-type="float" office:value="146999999650.2">
            <text:p>146999999650.200000</text:p>
          </table:table-cell>
          <table:table-cell table:formula="of:=(_G*_m1)/([.E339]^2)" office:value-type="float" office:value="0.00614191458335148">
            <text:p>0.006142</text:p>
          </table:table-cell>
          <table:table-cell table:formula="of:=-[.F339]*([.A339]/[.E339])" office:value-type="float" office:value="-0.00614191458335147">
            <text:p>-0.006142</text:p>
          </table:table-cell>
          <table:table-cell table:formula="of:=-[.F339]*([.B339]/[.E339])" office:value-type="float" office:value="-0.000000000419315612166009">
            <text:p>0.000000</text:p>
          </table:table-cell>
          <table:table-cell table:number-columns-repeated="1016"/>
        </table:table-row>
        <table:table-row table:style-name="ro1">
          <table:table-cell table:formula="of:=[.A339]+([.C340]*_dt)" office:value-type="float" office:value="146999999648.124">
            <text:p>146999999648.124000</text:p>
          </table:table-cell>
          <table:table-cell table:formula="of:=[.B339]+([.D340]*_dt)" office:value-type="float" office:value="10065.6399919923">
            <text:p>10065.639992</text:p>
          </table:table-cell>
          <table:table-cell table:formula="of:=[.C339]+([.G339]*_dt)" office:value-type="float" office:value="-2.07596712259593">
            <text:p>-2.075967</text:p>
          </table:table-cell>
          <table:table-cell table:formula="of:=[.D339]+([.H339]*_dt)" office:value-type="float" office:value="29.7799999291357">
            <text:p>29.780000</text:p>
          </table:table-cell>
          <table:table-cell table:formula="of:=SQRT([.A340]^2+[.B340]^2)" office:value-type="float" office:value="146999999648.124">
            <text:p>146999999648.124000</text:p>
          </table:table-cell>
          <table:table-cell table:formula="of:=(_G*_m1)/([.E340]^2)" office:value-type="float" office:value="0.00614191458352495">
            <text:p>0.006142</text:p>
          </table:table-cell>
          <table:table-cell table:formula="of:=-[.F340]*([.A340]/[.E340])" office:value-type="float" office:value="-0.00614191458352494">
            <text:p>-0.006142</text:p>
          </table:table-cell>
          <table:table-cell table:formula="of:=-[.F340]*([.B340]/[.E340])" office:value-type="float" office:value="-0.000000000420559872158603">
            <text:p>0.000000</text:p>
          </table:table-cell>
          <table:table-cell table:number-columns-repeated="1016"/>
        </table:table-row>
        <table:table-row table:style-name="ro1">
          <table:table-cell table:formula="of:=[.A340]+([.C341]*_dt)" office:value-type="float" office:value="146999999646.041">
            <text:p>146999999646.041000</text:p>
          </table:table-cell>
          <table:table-cell table:formula="of:=[.B340]+([.D341]*_dt)" office:value-type="float" office:value="10095.419991921">
            <text:p>10095.419992</text:p>
          </table:table-cell>
          <table:table-cell table:formula="of:=[.C340]+([.G340]*_dt)" office:value-type="float" office:value="-2.08210903717946">
            <text:p>-2.082109</text:p>
          </table:table-cell>
          <table:table-cell table:formula="of:=[.D340]+([.H340]*_dt)" office:value-type="float" office:value="29.7799999287151">
            <text:p>29.780000</text:p>
          </table:table-cell>
          <table:table-cell table:formula="of:=SQRT([.A341]^2+[.B341]^2)" office:value-type="float" office:value="146999999646.042">
            <text:p>146999999646.042000</text:p>
          </table:table-cell>
          <table:table-cell table:formula="of:=(_G*_m1)/([.E341]^2)" office:value-type="float" office:value="0.00614191458369894">
            <text:p>0.006142</text:p>
          </table:table-cell>
          <table:table-cell table:formula="of:=-[.F341]*([.A341]/[.E341])" office:value-type="float" office:value="-0.00614191458369893">
            <text:p>-0.006142</text:p>
          </table:table-cell>
          <table:table-cell table:formula="of:=-[.F341]*([.B341]/[.E341])" office:value-type="float" office:value="-0.000000000421804132151339">
            <text:p>0.000000</text:p>
          </table:table-cell>
          <table:table-cell table:number-columns-repeated="1016"/>
        </table:table-row>
        <table:table-row table:style-name="ro1">
          <table:table-cell table:formula="of:=[.A341]+([.C342]*_dt)" office:value-type="float" office:value="146999999643.953">
            <text:p>146999999643.953000</text:p>
          </table:table-cell>
          <table:table-cell table:formula="of:=[.B341]+([.D342]*_dt)" office:value-type="float" office:value="10125.1999918493">
            <text:p>10125.199992</text:p>
          </table:table-cell>
          <table:table-cell table:formula="of:=[.C341]+([.G341]*_dt)" office:value-type="float" office:value="-2.08825095176316">
            <text:p>-2.088251</text:p>
          </table:table-cell>
          <table:table-cell table:formula="of:=[.D341]+([.H341]*_dt)" office:value-type="float" office:value="29.7799999282933">
            <text:p>29.780000</text:p>
          </table:table-cell>
          <table:table-cell table:formula="of:=SQRT([.A342]^2+[.B342]^2)" office:value-type="float" office:value="146999999643.954">
            <text:p>146999999643.954000</text:p>
          </table:table-cell>
          <table:table-cell table:formula="of:=(_G*_m1)/([.E342]^2)" office:value-type="float" office:value="0.00614191458387345">
            <text:p>0.006142</text:p>
          </table:table-cell>
          <table:table-cell table:formula="of:=-[.F342]*([.A342]/[.E342])" office:value-type="float" office:value="-0.00614191458387343">
            <text:p>-0.006142</text:p>
          </table:table-cell>
          <table:table-cell table:formula="of:=-[.F342]*([.B342]/[.E342])" office:value-type="float" office:value="-0.000000000423048392144215">
            <text:p>0.000000</text:p>
          </table:table-cell>
          <table:table-cell table:number-columns-repeated="1016"/>
        </table:table-row>
        <table:table-row table:style-name="ro1">
          <table:table-cell table:formula="of:=[.A342]+([.C343]*_dt)" office:value-type="float" office:value="146999999641.859">
            <text:p>146999999641.859000</text:p>
          </table:table-cell>
          <table:table-cell table:formula="of:=[.B342]+([.D343]*_dt)" office:value-type="float" office:value="10154.9799917772">
            <text:p>10154.979992</text:p>
          </table:table-cell>
          <table:table-cell table:formula="of:=[.C342]+([.G342]*_dt)" office:value-type="float" office:value="-2.09439286634703">
            <text:p>-2.094393</text:p>
          </table:table-cell>
          <table:table-cell table:formula="of:=[.D342]+([.H342]*_dt)" office:value-type="float" office:value="29.7799999278702">
            <text:p>29.780000</text:p>
          </table:table-cell>
          <table:table-cell table:formula="of:=SQRT([.A343]^2+[.B343]^2)" office:value-type="float" office:value="146999999641.859">
            <text:p>146999999641.859000</text:p>
          </table:table-cell>
          <table:table-cell table:formula="of:=(_G*_m1)/([.E343]^2)" office:value-type="float" office:value="0.00614191458404846">
            <text:p>0.006142</text:p>
          </table:table-cell>
          <table:table-cell table:formula="of:=-[.F343]*([.A343]/[.E343])" office:value-type="float" office:value="-0.00614191458404844">
            <text:p>-0.006142</text:p>
          </table:table-cell>
          <table:table-cell table:formula="of:=-[.F343]*([.B343]/[.E343])" office:value-type="float" office:value="-0.000000000424292652137233">
            <text:p>0.000000</text:p>
          </table:table-cell>
          <table:table-cell table:number-columns-repeated="1016"/>
        </table:table-row>
        <table:table-row table:style-name="ro1">
          <table:table-cell table:formula="of:=[.A343]+([.C344]*_dt)" office:value-type="float" office:value="146999999639.758">
            <text:p>146999999639.758000</text:p>
          </table:table-cell>
          <table:table-cell table:formula="of:=[.B343]+([.D344]*_dt)" office:value-type="float" office:value="10184.7599917047">
            <text:p>10184.759992</text:p>
          </table:table-cell>
          <table:table-cell table:formula="of:=[.C343]+([.G343]*_dt)" office:value-type="float" office:value="-2.10053478093108">
            <text:p>-2.100535</text:p>
          </table:table-cell>
          <table:table-cell table:formula="of:=[.D343]+([.H343]*_dt)" office:value-type="float" office:value="29.779999927446">
            <text:p>29.780000</text:p>
          </table:table-cell>
          <table:table-cell table:formula="of:=SQRT([.A344]^2+[.B344]^2)" office:value-type="float" office:value="146999999639.759">
            <text:p>146999999639.759000</text:p>
          </table:table-cell>
          <table:table-cell table:formula="of:=(_G*_m1)/([.E344]^2)" office:value-type="float" office:value="0.00614191458422399">
            <text:p>0.006142</text:p>
          </table:table-cell>
          <table:table-cell table:formula="of:=-[.F344]*([.A344]/[.E344])" office:value-type="float" office:value="-0.00614191458422397">
            <text:p>-0.006142</text:p>
          </table:table-cell>
          <table:table-cell table:formula="of:=-[.F344]*([.B344]/[.E344])" office:value-type="float" office:value="-0.000000000425536912130393">
            <text:p>0.000000</text:p>
          </table:table-cell>
          <table:table-cell table:number-columns-repeated="1016"/>
        </table:table-row>
        <table:table-row table:style-name="ro1">
          <table:table-cell table:formula="of:=[.A344]+([.C345]*_dt)" office:value-type="float" office:value="146999999637.652">
            <text:p>146999999637.652000</text:p>
          </table:table-cell>
          <table:table-cell table:formula="of:=[.B344]+([.D345]*_dt)" office:value-type="float" office:value="10214.5399916317">
            <text:p>10214.539992</text:p>
          </table:table-cell>
          <table:table-cell table:formula="of:=[.C344]+([.G344]*_dt)" office:value-type="float" office:value="-2.1066766955153">
            <text:p>-2.106677</text:p>
          </table:table-cell>
          <table:table-cell table:formula="of:=[.D344]+([.H344]*_dt)" office:value-type="float" office:value="29.7799999270204">
            <text:p>29.780000</text:p>
          </table:table-cell>
          <table:table-cell table:formula="of:=SQRT([.A345]^2+[.B345]^2)" office:value-type="float" office:value="146999999637.652">
            <text:p>146999999637.652000</text:p>
          </table:table-cell>
          <table:table-cell table:formula="of:=(_G*_m1)/([.E345]^2)" office:value-type="float" office:value="0.00614191458440003">
            <text:p>0.006142</text:p>
          </table:table-cell>
          <table:table-cell table:formula="of:=-[.F345]*([.A345]/[.E345])" office:value-type="float" office:value="-0.00614191458440001">
            <text:p>-0.006142</text:p>
          </table:table-cell>
          <table:table-cell table:formula="of:=-[.F345]*([.B345]/[.E345])" office:value-type="float" office:value="-0.000000000426781172123696">
            <text:p>0.000000</text:p>
          </table:table-cell>
          <table:table-cell table:number-columns-repeated="1016"/>
        </table:table-row>
        <table:table-row table:style-name="ro1">
          <table:table-cell table:formula="of:=[.A345]+([.C346]*_dt)" office:value-type="float" office:value="146999999635.539">
            <text:p>146999999635.539000</text:p>
          </table:table-cell>
          <table:table-cell table:formula="of:=[.B345]+([.D346]*_dt)" office:value-type="float" office:value="10244.3199915583">
            <text:p>10244.319992</text:p>
          </table:table-cell>
          <table:table-cell table:formula="of:=[.C345]+([.G345]*_dt)" office:value-type="float" office:value="-2.1128186100997">
            <text:p>-2.112819</text:p>
          </table:table-cell>
          <table:table-cell table:formula="of:=[.D345]+([.H345]*_dt)" office:value-type="float" office:value="29.7799999265936">
            <text:p>29.780000</text:p>
          </table:table-cell>
          <table:table-cell table:formula="of:=SQRT([.A346]^2+[.B346]^2)" office:value-type="float" office:value="146999999635.539">
            <text:p>146999999635.539000</text:p>
          </table:table-cell>
          <table:table-cell table:formula="of:=(_G*_m1)/([.E346]^2)" office:value-type="float" office:value="0.00614191458457658">
            <text:p>0.006142</text:p>
          </table:table-cell>
          <table:table-cell table:formula="of:=-[.F346]*([.A346]/[.E346])" office:value-type="float" office:value="-0.00614191458457657">
            <text:p>-0.006142</text:p>
          </table:table-cell>
          <table:table-cell table:formula="of:=-[.F346]*([.B346]/[.E346])" office:value-type="float" office:value="-0.000000000428025432117141">
            <text:p>0.000000</text:p>
          </table:table-cell>
          <table:table-cell table:number-columns-repeated="1016"/>
        </table:table-row>
        <table:table-row table:style-name="ro1">
          <table:table-cell table:formula="of:=[.A346]+([.C347]*_dt)" office:value-type="float" office:value="146999999633.42">
            <text:p>146999999633.420000</text:p>
          </table:table-cell>
          <table:table-cell table:formula="of:=[.B346]+([.D347]*_dt)" office:value-type="float" office:value="10274.0999914844">
            <text:p>10274.099991</text:p>
          </table:table-cell>
          <table:table-cell table:formula="of:=[.C346]+([.G346]*_dt)" office:value-type="float" office:value="-2.11896052468428">
            <text:p>-2.118961</text:p>
          </table:table-cell>
          <table:table-cell table:formula="of:=[.D346]+([.H346]*_dt)" office:value-type="float" office:value="29.7799999261656">
            <text:p>29.780000</text:p>
          </table:table-cell>
          <table:table-cell table:formula="of:=SQRT([.A347]^2+[.B347]^2)" office:value-type="float" office:value="146999999633.42">
            <text:p>146999999633.420000</text:p>
          </table:table-cell>
          <table:table-cell table:formula="of:=(_G*_m1)/([.E347]^2)" office:value-type="float" office:value="0.00614191458475365">
            <text:p>0.006142</text:p>
          </table:table-cell>
          <table:table-cell table:formula="of:=-[.F347]*([.A347]/[.E347])" office:value-type="float" office:value="-0.00614191458475364">
            <text:p>-0.006142</text:p>
          </table:table-cell>
          <table:table-cell table:formula="of:=-[.F347]*([.B347]/[.E347])" office:value-type="float" office:value="-0.00000000042926969211073">
            <text:p>0.000000</text:p>
          </table:table-cell>
          <table:table-cell table:number-columns-repeated="1016"/>
        </table:table-row>
        <table:table-row table:style-name="ro1">
          <table:table-cell table:formula="of:=[.A347]+([.C348]*_dt)" office:value-type="float" office:value="146999999631.295">
            <text:p>146999999631.295000</text:p>
          </table:table-cell>
          <table:table-cell table:formula="of:=[.B347]+([.D348]*_dt)" office:value-type="float" office:value="10303.8799914102">
            <text:p>10303.879991</text:p>
          </table:table-cell>
          <table:table-cell table:formula="of:=[.C347]+([.G347]*_dt)" office:value-type="float" office:value="-2.12510243926903">
            <text:p>-2.125102</text:p>
          </table:table-cell>
          <table:table-cell table:formula="of:=[.D347]+([.H347]*_dt)" office:value-type="float" office:value="29.7799999257363">
            <text:p>29.780000</text:p>
          </table:table-cell>
          <table:table-cell table:formula="of:=SQRT([.A348]^2+[.B348]^2)" office:value-type="float" office:value="146999999631.295">
            <text:p>146999999631.295000</text:p>
          </table:table-cell>
          <table:table-cell table:formula="of:=(_G*_m1)/([.E348]^2)" office:value-type="float" office:value="0.00614191458493123">
            <text:p>0.006142</text:p>
          </table:table-cell>
          <table:table-cell table:formula="of:=-[.F348]*([.A348]/[.E348])" office:value-type="float" office:value="-0.00614191458493121">
            <text:p>-0.006142</text:p>
          </table:table-cell>
          <table:table-cell table:formula="of:=-[.F348]*([.B348]/[.E348])" office:value-type="float" office:value="-0.000000000430513952104462">
            <text:p>0.000000</text:p>
          </table:table-cell>
          <table:table-cell table:number-columns-repeated="1016"/>
        </table:table-row>
        <table:table-row table:style-name="ro1">
          <table:table-cell table:formula="of:=[.A348]+([.C349]*_dt)" office:value-type="float" office:value="146999999629.163">
            <text:p>146999999629.163000</text:p>
          </table:table-cell>
          <table:table-cell table:formula="of:=[.B348]+([.D349]*_dt)" office:value-type="float" office:value="10333.6599913355">
            <text:p>10333.659991</text:p>
          </table:table-cell>
          <table:table-cell table:formula="of:=[.C348]+([.G348]*_dt)" office:value-type="float" office:value="-2.13124435385397">
            <text:p>-2.131244</text:p>
          </table:table-cell>
          <table:table-cell table:formula="of:=[.D348]+([.H348]*_dt)" office:value-type="float" office:value="29.7799999253058">
            <text:p>29.780000</text:p>
          </table:table-cell>
          <table:table-cell table:formula="of:=SQRT([.A349]^2+[.B349]^2)" office:value-type="float" office:value="146999999629.164">
            <text:p>146999999629.164000</text:p>
          </table:table-cell>
          <table:table-cell table:formula="of:=(_G*_m1)/([.E349]^2)" office:value-type="float" office:value="0.00614191458510932">
            <text:p>0.006142</text:p>
          </table:table-cell>
          <table:table-cell table:formula="of:=-[.F349]*([.A349]/[.E349])" office:value-type="float" office:value="-0.00614191458510931">
            <text:p>-0.006142</text:p>
          </table:table-cell>
          <table:table-cell table:formula="of:=-[.F349]*([.B349]/[.E349])" office:value-type="float" office:value="-0.000000000431758212098338">
            <text:p>0.000000</text:p>
          </table:table-cell>
          <table:table-cell table:number-columns-repeated="1016"/>
        </table:table-row>
        <table:table-row table:style-name="ro1">
          <table:table-cell table:formula="of:=[.A349]+([.C350]*_dt)" office:value-type="float" office:value="146999999627.026">
            <text:p>146999999627.026000</text:p>
          </table:table-cell>
          <table:table-cell table:formula="of:=[.B349]+([.D350]*_dt)" office:value-type="float" office:value="10363.4399912604">
            <text:p>10363.439991</text:p>
          </table:table-cell>
          <table:table-cell table:formula="of:=[.C349]+([.G349]*_dt)" office:value-type="float" office:value="-2.13738626843908">
            <text:p>-2.137386</text:p>
          </table:table-cell>
          <table:table-cell table:formula="of:=[.D349]+([.H349]*_dt)" office:value-type="float" office:value="29.7799999248741">
            <text:p>29.780000</text:p>
          </table:table-cell>
          <table:table-cell table:formula="of:=SQRT([.A350]^2+[.B350]^2)" office:value-type="float" office:value="146999999627.026">
            <text:p>146999999627.026000</text:p>
          </table:table-cell>
          <table:table-cell table:formula="of:=(_G*_m1)/([.E350]^2)" office:value-type="float" office:value="0.00614191458528793">
            <text:p>0.006142</text:p>
          </table:table-cell>
          <table:table-cell table:formula="of:=-[.F350]*([.A350]/[.E350])" office:value-type="float" office:value="-0.00614191458528792">
            <text:p>-0.006142</text:p>
          </table:table-cell>
          <table:table-cell table:formula="of:=-[.F350]*([.B350]/[.E350])" office:value-type="float" office:value="-0.000000000433002472092359">
            <text:p>0.000000</text:p>
          </table:table-cell>
          <table:table-cell table:number-columns-repeated="1016"/>
        </table:table-row>
        <table:table-row table:style-name="ro1">
          <table:table-cell table:formula="of:=[.A350]+([.C351]*_dt)" office:value-type="float" office:value="146999999624.883">
            <text:p>146999999624.883000</text:p>
          </table:table-cell>
          <table:table-cell table:formula="of:=[.B350]+([.D351]*_dt)" office:value-type="float" office:value="10393.2199911848">
            <text:p>10393.219991</text:p>
          </table:table-cell>
          <table:table-cell table:formula="of:=[.C350]+([.G350]*_dt)" office:value-type="float" office:value="-2.14352818302436">
            <text:p>-2.143528</text:p>
          </table:table-cell>
          <table:table-cell table:formula="of:=[.D350]+([.H350]*_dt)" office:value-type="float" office:value="29.7799999244411">
            <text:p>29.780000</text:p>
          </table:table-cell>
          <table:table-cell table:formula="of:=SQRT([.A351]^2+[.B351]^2)" office:value-type="float" office:value="146999999624.883">
            <text:p>146999999624.883000</text:p>
          </table:table-cell>
          <table:table-cell table:formula="of:=(_G*_m1)/([.E351]^2)" office:value-type="float" office:value="0.00614191458546705">
            <text:p>0.006142</text:p>
          </table:table-cell>
          <table:table-cell table:formula="of:=-[.F351]*([.A351]/[.E351])" office:value-type="float" office:value="-0.00614191458546704">
            <text:p>-0.006142</text:p>
          </table:table-cell>
          <table:table-cell table:formula="of:=-[.F351]*([.B351]/[.E351])" office:value-type="float" office:value="-0.000000000434246732086524">
            <text:p>0.000000</text:p>
          </table:table-cell>
          <table:table-cell table:number-columns-repeated="1016"/>
        </table:table-row>
        <table:table-row table:style-name="ro1">
          <table:table-cell table:formula="of:=[.A351]+([.C352]*_dt)" office:value-type="float" office:value="146999999622.733">
            <text:p>146999999622.733000</text:p>
          </table:table-cell>
          <table:table-cell table:formula="of:=[.B351]+([.D352]*_dt)" office:value-type="float" office:value="10422.9999911088">
            <text:p>10422.999991</text:p>
          </table:table-cell>
          <table:table-cell table:formula="of:=[.C351]+([.G351]*_dt)" office:value-type="float" office:value="-2.14967009760983">
            <text:p>-2.149670</text:p>
          </table:table-cell>
          <table:table-cell table:formula="of:=[.D351]+([.H351]*_dt)" office:value-type="float" office:value="29.7799999240068">
            <text:p>29.780000</text:p>
          </table:table-cell>
          <table:table-cell table:formula="of:=SQRT([.A352]^2+[.B352]^2)" office:value-type="float" office:value="146999999622.733">
            <text:p>146999999622.733000</text:p>
          </table:table-cell>
          <table:table-cell table:formula="of:=(_G*_m1)/([.E352]^2)" office:value-type="float" office:value="0.00614191458564669">
            <text:p>0.006142</text:p>
          </table:table-cell>
          <table:table-cell table:formula="of:=-[.F352]*([.A352]/[.E352])" office:value-type="float" office:value="-0.00614191458564667">
            <text:p>-0.006142</text:p>
          </table:table-cell>
          <table:table-cell table:formula="of:=-[.F352]*([.B352]/[.E352])" office:value-type="float" office:value="-0.000000000435490992080835">
            <text:p>0.000000</text:p>
          </table:table-cell>
          <table:table-cell table:number-columns-repeated="1016"/>
        </table:table-row>
        <table:table-row table:style-name="ro1">
          <table:table-cell table:formula="of:=[.A352]+([.C353]*_dt)" office:value-type="float" office:value="146999999620.577">
            <text:p>146999999620.577000</text:p>
          </table:table-cell>
          <table:table-cell table:formula="of:=[.B352]+([.D353]*_dt)" office:value-type="float" office:value="10452.7799910324">
            <text:p>10452.779991</text:p>
          </table:table-cell>
          <table:table-cell table:formula="of:=[.C352]+([.G352]*_dt)" office:value-type="float" office:value="-2.15581201219548">
            <text:p>-2.155812</text:p>
          </table:table-cell>
          <table:table-cell table:formula="of:=[.D352]+([.H352]*_dt)" office:value-type="float" office:value="29.7799999235713">
            <text:p>29.780000</text:p>
          </table:table-cell>
          <table:table-cell table:formula="of:=SQRT([.A353]^2+[.B353]^2)" office:value-type="float" office:value="146999999620.577">
            <text:p>146999999620.577000</text:p>
          </table:table-cell>
          <table:table-cell table:formula="of:=(_G*_m1)/([.E353]^2)" office:value-type="float" office:value="0.00614191458582683">
            <text:p>0.006142</text:p>
          </table:table-cell>
          <table:table-cell table:formula="of:=-[.F353]*([.A353]/[.E353])" office:value-type="float" office:value="-0.00614191458582682">
            <text:p>-0.006142</text:p>
          </table:table-cell>
          <table:table-cell table:formula="of:=-[.F353]*([.B353]/[.E353])" office:value-type="float" office:value="-0.000000000436735252075292">
            <text:p>0.000000</text:p>
          </table:table-cell>
          <table:table-cell table:number-columns-repeated="1016"/>
        </table:table-row>
        <table:table-row table:style-name="ro1">
          <table:table-cell table:formula="of:=[.A353]+([.C354]*_dt)" office:value-type="float" office:value="146999999618.415">
            <text:p>146999999618.415000</text:p>
          </table:table-cell>
          <table:table-cell table:formula="of:=[.B353]+([.D354]*_dt)" office:value-type="float" office:value="10482.5599909555">
            <text:p>10482.559991</text:p>
          </table:table-cell>
          <table:table-cell table:formula="of:=[.C353]+([.G353]*_dt)" office:value-type="float" office:value="-2.1619539267813">
            <text:p>-2.161954</text:p>
          </table:table-cell>
          <table:table-cell table:formula="of:=[.D353]+([.H353]*_dt)" office:value-type="float" office:value="29.7799999231346">
            <text:p>29.780000</text:p>
          </table:table-cell>
          <table:table-cell table:formula="of:=SQRT([.A354]^2+[.B354]^2)" office:value-type="float" office:value="146999999618.415">
            <text:p>146999999618.415000</text:p>
          </table:table-cell>
          <table:table-cell table:formula="of:=(_G*_m1)/([.E354]^2)" office:value-type="float" office:value="0.00614191458600749">
            <text:p>0.006142</text:p>
          </table:table-cell>
          <table:table-cell table:formula="of:=-[.F354]*([.A354]/[.E354])" office:value-type="float" office:value="-0.00614191458600748">
            <text:p>-0.006142</text:p>
          </table:table-cell>
          <table:table-cell table:formula="of:=-[.F354]*([.B354]/[.E354])" office:value-type="float" office:value="-0.000000000437979512069894">
            <text:p>0.000000</text:p>
          </table:table-cell>
          <table:table-cell table:number-columns-repeated="1016"/>
        </table:table-row>
        <table:table-row table:style-name="ro1">
          <table:table-cell table:formula="of:=[.A354]+([.C355]*_dt)" office:value-type="float" office:value="146999999616.247">
            <text:p>146999999616.247000</text:p>
          </table:table-cell>
          <table:table-cell table:formula="of:=[.B354]+([.D355]*_dt)" office:value-type="float" office:value="10512.3399908782">
            <text:p>10512.339991</text:p>
          </table:table-cell>
          <table:table-cell table:formula="of:=[.C354]+([.G354]*_dt)" office:value-type="float" office:value="-2.16809584136731">
            <text:p>-2.168096</text:p>
          </table:table-cell>
          <table:table-cell table:formula="of:=[.D354]+([.H354]*_dt)" office:value-type="float" office:value="29.7799999226966">
            <text:p>29.780000</text:p>
          </table:table-cell>
          <table:table-cell table:formula="of:=SQRT([.A355]^2+[.B355]^2)" office:value-type="float" office:value="146999999616.247">
            <text:p>146999999616.247000</text:p>
          </table:table-cell>
          <table:table-cell table:formula="of:=(_G*_m1)/([.E355]^2)" office:value-type="float" office:value="0.00614191458618867">
            <text:p>0.006142</text:p>
          </table:table-cell>
          <table:table-cell table:formula="of:=-[.F355]*([.A355]/[.E355])" office:value-type="float" office:value="-0.00614191458618865">
            <text:p>-0.006142</text:p>
          </table:table-cell>
          <table:table-cell table:formula="of:=-[.F355]*([.B355]/[.E355])" office:value-type="float" office:value="-0.000000000439223772064643">
            <text:p>0.000000</text:p>
          </table:table-cell>
          <table:table-cell table:number-columns-repeated="1016"/>
        </table:table-row>
        <table:table-row table:style-name="ro1">
          <table:table-cell table:formula="of:=[.A355]+([.C356]*_dt)" office:value-type="float" office:value="146999999614.073">
            <text:p>146999999614.073000</text:p>
          </table:table-cell>
          <table:table-cell table:formula="of:=[.B355]+([.D356]*_dt)" office:value-type="float" office:value="10542.1199908005">
            <text:p>10542.119991</text:p>
          </table:table-cell>
          <table:table-cell table:formula="of:=[.C355]+([.G355]*_dt)" office:value-type="float" office:value="-2.1742377559535">
            <text:p>-2.174238</text:p>
          </table:table-cell>
          <table:table-cell table:formula="of:=[.D355]+([.H355]*_dt)" office:value-type="float" office:value="29.7799999222574">
            <text:p>29.780000</text:p>
          </table:table-cell>
          <table:table-cell table:formula="of:=SQRT([.A356]^2+[.B356]^2)" office:value-type="float" office:value="146999999614.073">
            <text:p>146999999614.073000</text:p>
          </table:table-cell>
          <table:table-cell table:formula="of:=(_G*_m1)/([.E356]^2)" office:value-type="float" office:value="0.00614191458637035">
            <text:p>0.006142</text:p>
          </table:table-cell>
          <table:table-cell table:formula="of:=-[.F356]*([.A356]/[.E356])" office:value-type="float" office:value="-0.00614191458637034">
            <text:p>-0.006142</text:p>
          </table:table-cell>
          <table:table-cell table:formula="of:=-[.F356]*([.B356]/[.E356])" office:value-type="float" office:value="-0.000000000440468032059539">
            <text:p>0.000000</text:p>
          </table:table-cell>
          <table:table-cell table:number-columns-repeated="1016"/>
        </table:table-row>
        <table:table-row table:style-name="ro1">
          <table:table-cell table:formula="of:=[.A356]+([.C357]*_dt)" office:value-type="float" office:value="146999999611.892">
            <text:p>146999999611.892000</text:p>
          </table:table-cell>
          <table:table-cell table:formula="of:=[.B356]+([.D357]*_dt)" office:value-type="float" office:value="10571.8999907223">
            <text:p>10571.899991</text:p>
          </table:table-cell>
          <table:table-cell table:formula="of:=[.C356]+([.G356]*_dt)" office:value-type="float" office:value="-2.18037967053987">
            <text:p>-2.180380</text:p>
          </table:table-cell>
          <table:table-cell table:formula="of:=[.D356]+([.H356]*_dt)" office:value-type="float" office:value="29.7799999218169">
            <text:p>29.780000</text:p>
          </table:table-cell>
          <table:table-cell table:formula="of:=SQRT([.A357]^2+[.B357]^2)" office:value-type="float" office:value="146999999611.893">
            <text:p>146999999611.893000</text:p>
          </table:table-cell>
          <table:table-cell table:formula="of:=(_G*_m1)/([.E357]^2)" office:value-type="float" office:value="0.00614191458655255">
            <text:p>0.006142</text:p>
          </table:table-cell>
          <table:table-cell table:formula="of:=-[.F357]*([.A357]/[.E357])" office:value-type="float" office:value="-0.00614191458655254">
            <text:p>-0.006142</text:p>
          </table:table-cell>
          <table:table-cell table:formula="of:=-[.F357]*([.B357]/[.E357])" office:value-type="float" office:value="-0.000000000441712292054583">
            <text:p>0.000000</text:p>
          </table:table-cell>
          <table:table-cell table:number-columns-repeated="1016"/>
        </table:table-row>
        <table:table-row table:style-name="ro1">
          <table:table-cell table:formula="of:=[.A357]+([.C358]*_dt)" office:value-type="float" office:value="146999999609.706">
            <text:p>146999999609.706000</text:p>
          </table:table-cell>
          <table:table-cell table:formula="of:=[.B357]+([.D358]*_dt)" office:value-type="float" office:value="10601.6799906437">
            <text:p>10601.679991</text:p>
          </table:table-cell>
          <table:table-cell table:formula="of:=[.C357]+([.G357]*_dt)" office:value-type="float" office:value="-2.18652158512642">
            <text:p>-2.186522</text:p>
          </table:table-cell>
          <table:table-cell table:formula="of:=[.D357]+([.H357]*_dt)" office:value-type="float" office:value="29.7799999213752">
            <text:p>29.780000</text:p>
          </table:table-cell>
          <table:table-cell table:formula="of:=SQRT([.A358]^2+[.B358]^2)" office:value-type="float" office:value="146999999609.706">
            <text:p>146999999609.706000</text:p>
          </table:table-cell>
          <table:table-cell table:formula="of:=(_G*_m1)/([.E358]^2)" office:value-type="float" office:value="0.00614191458673527">
            <text:p>0.006142</text:p>
          </table:table-cell>
          <table:table-cell table:formula="of:=-[.F358]*([.A358]/[.E358])" office:value-type="float" office:value="-0.00614191458673525">
            <text:p>-0.006142</text:p>
          </table:table-cell>
          <table:table-cell table:formula="of:=-[.F358]*([.B358]/[.E358])" office:value-type="float" office:value="-0.000000000442956552049774">
            <text:p>0.000000</text:p>
          </table:table-cell>
          <table:table-cell table:number-columns-repeated="1016"/>
        </table:table-row>
        <table:table-row table:style-name="ro1">
          <table:table-cell table:formula="of:=[.A358]+([.C359]*_dt)" office:value-type="float" office:value="146999999607.513">
            <text:p>146999999607.513000</text:p>
          </table:table-cell>
          <table:table-cell table:formula="of:=[.B358]+([.D359]*_dt)" office:value-type="float" office:value="10631.4599905646">
            <text:p>10631.459991</text:p>
          </table:table-cell>
          <table:table-cell table:formula="of:=[.C358]+([.G358]*_dt)" office:value-type="float" office:value="-2.19266349971316">
            <text:p>-2.192663</text:p>
          </table:table-cell>
          <table:table-cell table:formula="of:=[.D358]+([.H358]*_dt)" office:value-type="float" office:value="29.7799999209322">
            <text:p>29.780000</text:p>
          </table:table-cell>
          <table:table-cell table:formula="of:=SQRT([.A359]^2+[.B359]^2)" office:value-type="float" office:value="146999999607.514">
            <text:p>146999999607.514000</text:p>
          </table:table-cell>
          <table:table-cell table:formula="of:=(_G*_m1)/([.E359]^2)" office:value-type="float" office:value="0.00614191458691849">
            <text:p>0.006142</text:p>
          </table:table-cell>
          <table:table-cell table:formula="of:=-[.F359]*([.A359]/[.E359])" office:value-type="float" office:value="-0.00614191458691848">
            <text:p>-0.006142</text:p>
          </table:table-cell>
          <table:table-cell table:formula="of:=-[.F359]*([.B359]/[.E359])" office:value-type="float" office:value="-0.000000000444200812045114">
            <text:p>0.000000</text:p>
          </table:table-cell>
          <table:table-cell table:number-columns-repeated="1016"/>
        </table:table-row>
        <table:table-row table:style-name="ro1">
          <table:table-cell table:formula="of:=[.A359]+([.C360]*_dt)" office:value-type="float" office:value="146999999605.314">
            <text:p>146999999605.314000</text:p>
          </table:table-cell>
          <table:table-cell table:formula="of:=[.B359]+([.D360]*_dt)" office:value-type="float" office:value="10661.2399904851">
            <text:p>10661.239990</text:p>
          </table:table-cell>
          <table:table-cell table:formula="of:=[.C359]+([.G359]*_dt)" office:value-type="float" office:value="-2.19880541430008">
            <text:p>-2.198805</text:p>
          </table:table-cell>
          <table:table-cell table:formula="of:=[.D359]+([.H359]*_dt)" office:value-type="float" office:value="29.7799999204881">
            <text:p>29.780000</text:p>
          </table:table-cell>
          <table:table-cell table:formula="of:=SQRT([.A360]^2+[.B360]^2)" office:value-type="float" office:value="146999999605.315">
            <text:p>146999999605.315000</text:p>
          </table:table-cell>
          <table:table-cell table:formula="of:=(_G*_m1)/([.E360]^2)" office:value-type="float" office:value="0.00614191458710223">
            <text:p>0.006142</text:p>
          </table:table-cell>
          <table:table-cell table:formula="of:=-[.F360]*([.A360]/[.E360])" office:value-type="float" office:value="-0.00614191458710221">
            <text:p>-0.006142</text:p>
          </table:table-cell>
          <table:table-cell table:formula="of:=-[.F360]*([.B360]/[.E360])" office:value-type="float" office:value="-0.000000000445445072040602">
            <text:p>0.000000</text:p>
          </table:table-cell>
          <table:table-cell table:number-columns-repeated="1016"/>
        </table:table-row>
        <table:table-row table:style-name="ro1">
          <table:table-cell table:formula="of:=[.A360]+([.C361]*_dt)" office:value-type="float" office:value="146999999603.109">
            <text:p>146999999603.109000</text:p>
          </table:table-cell>
          <table:table-cell table:formula="of:=[.B360]+([.D361]*_dt)" office:value-type="float" office:value="10691.0199904051">
            <text:p>10691.019990</text:p>
          </table:table-cell>
          <table:table-cell table:formula="of:=[.C360]+([.G360]*_dt)" office:value-type="float" office:value="-2.20494732888718">
            <text:p>-2.204947</text:p>
          </table:table-cell>
          <table:table-cell table:formula="of:=[.D360]+([.H360]*_dt)" office:value-type="float" office:value="29.7799999200426">
            <text:p>29.780000</text:p>
          </table:table-cell>
          <table:table-cell table:formula="of:=SQRT([.A361]^2+[.B361]^2)" office:value-type="float" office:value="146999999603.11">
            <text:p>146999999603.110000</text:p>
          </table:table-cell>
          <table:table-cell table:formula="of:=(_G*_m1)/([.E361]^2)" office:value-type="float" office:value="0.00614191458728649">
            <text:p>0.006142</text:p>
          </table:table-cell>
          <table:table-cell table:formula="of:=-[.F361]*([.A361]/[.E361])" office:value-type="float" office:value="-0.00614191458728647">
            <text:p>-0.006142</text:p>
          </table:table-cell>
          <table:table-cell table:formula="of:=-[.F361]*([.B361]/[.E361])" office:value-type="float" office:value="-0.00000000044668933203624">
            <text:p>0.000000</text:p>
          </table:table-cell>
          <table:table-cell table:number-columns-repeated="1016"/>
        </table:table-row>
        <table:table-row table:style-name="ro1">
          <table:table-cell table:formula="of:=[.A361]+([.C362]*_dt)" office:value-type="float" office:value="146999999600.898">
            <text:p>146999999600.898000</text:p>
          </table:table-cell>
          <table:table-cell table:formula="of:=[.B361]+([.D362]*_dt)" office:value-type="float" office:value="10720.7999903247">
            <text:p>10720.799990</text:p>
          </table:table-cell>
          <table:table-cell table:formula="of:=[.C361]+([.G361]*_dt)" office:value-type="float" office:value="-2.21108924347446">
            <text:p>-2.211089</text:p>
          </table:table-cell>
          <table:table-cell table:formula="of:=[.D361]+([.H361]*_dt)" office:value-type="float" office:value="29.7799999195959">
            <text:p>29.780000</text:p>
          </table:table-cell>
          <table:table-cell table:formula="of:=SQRT([.A362]^2+[.B362]^2)" office:value-type="float" office:value="146999999600.899">
            <text:p>146999999600.899000</text:p>
          </table:table-cell>
          <table:table-cell table:formula="of:=(_G*_m1)/([.E362]^2)" office:value-type="float" office:value="0.00614191458747125">
            <text:p>0.006142</text:p>
          </table:table-cell>
          <table:table-cell table:formula="of:=-[.F362]*([.A362]/[.E362])" office:value-type="float" office:value="-0.00614191458747123">
            <text:p>-0.006142</text:p>
          </table:table-cell>
          <table:table-cell table:formula="of:=-[.F362]*([.B362]/[.E362])" office:value-type="float" office:value="-0.000000000447933592032026">
            <text:p>0.000000</text:p>
          </table:table-cell>
          <table:table-cell table:number-columns-repeated="1016"/>
        </table:table-row>
        <table:table-row table:style-name="ro1">
          <table:table-cell table:formula="of:=[.A362]+([.C363]*_dt)" office:value-type="float" office:value="146999999598.681">
            <text:p>146999999598.681000</text:p>
          </table:table-cell>
          <table:table-cell table:formula="of:=[.B362]+([.D363]*_dt)" office:value-type="float" office:value="10750.5799902439">
            <text:p>10750.579990</text:p>
          </table:table-cell>
          <table:table-cell table:formula="of:=[.C362]+([.G362]*_dt)" office:value-type="float" office:value="-2.21723115806194">
            <text:p>-2.217231</text:p>
          </table:table-cell>
          <table:table-cell table:formula="of:=[.D362]+([.H362]*_dt)" office:value-type="float" office:value="29.779999919148">
            <text:p>29.780000</text:p>
          </table:table-cell>
          <table:table-cell table:formula="of:=SQRT([.A363]^2+[.B363]^2)" office:value-type="float" office:value="146999999598.682">
            <text:p>146999999598.682000</text:p>
          </table:table-cell>
          <table:table-cell table:formula="of:=(_G*_m1)/([.E363]^2)" office:value-type="float" office:value="0.00614191458765653">
            <text:p>0.006142</text:p>
          </table:table-cell>
          <table:table-cell table:formula="of:=-[.F363]*([.A363]/[.E363])" office:value-type="float" office:value="-0.00614191458765651">
            <text:p>-0.006142</text:p>
          </table:table-cell>
          <table:table-cell table:formula="of:=-[.F363]*([.B363]/[.E363])" office:value-type="float" office:value="-0.000000000449177852027963">
            <text:p>0.000000</text:p>
          </table:table-cell>
          <table:table-cell table:number-columns-repeated="1016"/>
        </table:table-row>
        <table:table-row table:style-name="ro1">
          <table:table-cell table:formula="of:=[.A363]+([.C364]*_dt)" office:value-type="float" office:value="146999999596.458">
            <text:p>146999999596.458000</text:p>
          </table:table-cell>
          <table:table-cell table:formula="of:=[.B363]+([.D364]*_dt)" office:value-type="float" office:value="10780.3599901626">
            <text:p>10780.359990</text:p>
          </table:table-cell>
          <table:table-cell table:formula="of:=[.C363]+([.G363]*_dt)" office:value-type="float" office:value="-2.22337307264959">
            <text:p>-2.223373</text:p>
          </table:table-cell>
          <table:table-cell table:formula="of:=[.D363]+([.H363]*_dt)" office:value-type="float" office:value="29.7799999186988">
            <text:p>29.780000</text:p>
          </table:table-cell>
          <table:table-cell table:formula="of:=SQRT([.A364]^2+[.B364]^2)" office:value-type="float" office:value="146999999596.458">
            <text:p>146999999596.458000</text:p>
          </table:table-cell>
          <table:table-cell table:formula="of:=(_G*_m1)/([.E364]^2)" office:value-type="float" office:value="0.00614191458784232">
            <text:p>0.006142</text:p>
          </table:table-cell>
          <table:table-cell table:formula="of:=-[.F364]*([.A364]/[.E364])" office:value-type="float" office:value="-0.0061419145878423">
            <text:p>-0.006142</text:p>
          </table:table-cell>
          <table:table-cell table:formula="of:=-[.F364]*([.B364]/[.E364])" office:value-type="float" office:value="-0.00000000045042211202405">
            <text:p>0.000000</text:p>
          </table:table-cell>
          <table:table-cell table:number-columns-repeated="1016"/>
        </table:table-row>
        <table:table-row table:style-name="ro1">
          <table:table-cell table:formula="of:=[.A364]+([.C365]*_dt)" office:value-type="float" office:value="146999999594.228">
            <text:p>146999999594.228000</text:p>
          </table:table-cell>
          <table:table-cell table:formula="of:=[.B364]+([.D365]*_dt)" office:value-type="float" office:value="10810.1399900808">
            <text:p>10810.139990</text:p>
          </table:table-cell>
          <table:table-cell table:formula="of:=[.C364]+([.G364]*_dt)" office:value-type="float" office:value="-2.22951498723743">
            <text:p>-2.229515</text:p>
          </table:table-cell>
          <table:table-cell table:formula="of:=[.D364]+([.H364]*_dt)" office:value-type="float" office:value="29.7799999182484">
            <text:p>29.780000</text:p>
          </table:table-cell>
          <table:table-cell table:formula="of:=SQRT([.A365]^2+[.B365]^2)" office:value-type="float" office:value="146999999594.229">
            <text:p>146999999594.229000</text:p>
          </table:table-cell>
          <table:table-cell table:formula="of:=(_G*_m1)/([.E365]^2)" office:value-type="float" office:value="0.00614191458802863">
            <text:p>0.006142</text:p>
          </table:table-cell>
          <table:table-cell table:formula="of:=-[.F365]*([.A365]/[.E365])" office:value-type="float" office:value="-0.00614191458802861">
            <text:p>-0.006142</text:p>
          </table:table-cell>
          <table:table-cell table:formula="of:=-[.F365]*([.B365]/[.E365])" office:value-type="float" office:value="-0.000000000451666372020287">
            <text:p>0.000000</text:p>
          </table:table-cell>
          <table:table-cell table:number-columns-repeated="1016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PI</text:p>
          </table:table-cell>
          <table:table-cell office:value-type="float" office:value="3.14159265">
            <text:p>3.14</text:p>
          </table:table-cell>
        </table:table-row>
      </table:table>
      <table:named-expressions>
        <table:named-range table:name="_G" table:base-cell-address="$Sheet1.$B$2" table:cell-range-address="$Sheet1.$B$2"/>
        <table:named-range table:name="_m1" table:base-cell-address="$Sheet1.$B$3" table:cell-range-address="$Sheet1.$B$3"/>
        <table:named-range table:name="_m4" table:base-cell-address="$Sheet1.$B$4" table:cell-range-address="$Sheet1.$B$4"/>
        <table:named-range table:name="_v0" table:base-cell-address="$Sheet1.$B$5" table:cell-range-address="$Sheet1.$B$5"/>
        <table:named-range table:name="_r0" table:base-cell-address="$Sheet1.$B$6" table:cell-range-address="$Sheet1.$B$6"/>
        <table:named-range table:name="_dt" table:base-cell-address="$Sheet1.$B$7" table:cell-range-address="$Sheet1.$B$7"/>
        <table:named-range table:name="_PI" table:base-cell-address="$Sheet3.$B$2" table:cell-range-address="$Sheet3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10 10" svg:d="m0 0h10v10h-10z"/>
    <draw:marker draw:name="Arrowheads_20_3" draw:display-name="Arrowheads 3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9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6T16:46:41</meta:creation-date>
    <dc:date>2010-08-06T19:31:19</dc:date>
    <meta:editing-duration>PT02H06M07S</meta:editing-duration>
    <meta:editing-cycles>4</meta:editing-cycles>
    <meta:generator>OpenOffice.org/3.1$Linux OpenOffice.org_project/310m19$Build-9420</meta:generator>
    <meta:document-statistic meta:table-count="3" meta:cell-count="29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3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895cm" svg:height="10.029cm" chart:class="chart:scatter" chart:style-name="ch1">
        <chart:plot-area chart:style-name="ch2" table:cell-range-address="Sheet2.A1:Sheet2.B365" chart:data-source-has-labels="row" svg:x="0.237cm" svg:y="0.2cm" svg:width="11.421cm" svg:height="9.629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2:Sheet2.B365" chart:label-cell-address="Sheet2.B1:Sheet2.B1" chart:class="chart:scatter">
            <chart:domain table:cell-range-address="Sheet2.A2:Sheet2.A365"/>
            <chart:data-point chart:repeated="36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000000000">
                <text:p text:id="Sheet2.A2:Sheet2.A365">147000000000</text:p>
              </table:table-cell>
              <table:table-cell office:value-type="float" office:value="0">
                <text:p text:id="Sheet2.B2:Sheet2.B3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999999999.994">
                <text:p>146999999999.994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999999999.982">
                <text:p>146999999999.982</text:p>
              </table:table-cell>
              <table:table-cell office:value-type="float" office:value="59.5599999999988">
                <text:p>59.5599999999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999999999.963">
                <text:p>146999999999.963</text:p>
              </table:table-cell>
              <table:table-cell office:value-type="float" office:value="89.339999999995">
                <text:p>89.33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999999999.939">
                <text:p>146999999999.939</text:p>
              </table:table-cell>
              <table:table-cell office:value-type="float" office:value="119.119999999988">
                <text:p>119.11999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999999999.908">
                <text:p>146999999999.908</text:p>
              </table:table-cell>
              <table:table-cell office:value-type="float" office:value="148.899999999975">
                <text:p>148.899999999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999999999.871">
                <text:p>146999999999.871</text:p>
              </table:table-cell>
              <table:table-cell office:value-type="float" office:value="178.679999999956">
                <text:p>178.679999999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999999999.828">
                <text:p>146999999999.828</text:p>
              </table:table-cell>
              <table:table-cell office:value-type="float" office:value="208.45999999993">
                <text:p>208.4599999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999999999.779">
                <text:p>146999999999.779</text:p>
              </table:table-cell>
              <table:table-cell office:value-type="float" office:value="238.239999999896">
                <text:p>238.23999999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999999999.724">
                <text:p>146999999999.724</text:p>
              </table:table-cell>
              <table:table-cell office:value-type="float" office:value="268.019999999851">
                <text:p>268.019999999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999999999.662">
                <text:p>146999999999.662</text:p>
              </table:table-cell>
              <table:table-cell office:value-type="float" office:value="297.799999999795">
                <text:p>297.799999999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999999999.595">
                <text:p>146999999999.595</text:p>
              </table:table-cell>
              <table:table-cell office:value-type="float" office:value="327.579999999726">
                <text:p>327.579999999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999999999.521">
                <text:p>146999999999.521</text:p>
              </table:table-cell>
              <table:table-cell office:value-type="float" office:value="357.359999999644">
                <text:p>357.359999999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999999999.441">
                <text:p>146999999999.441</text:p>
              </table:table-cell>
              <table:table-cell office:value-type="float" office:value="387.139999999547">
                <text:p>387.139999999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999999999.355">
                <text:p>146999999999.355</text:p>
              </table:table-cell>
              <table:table-cell office:value-type="float" office:value="416.919999999434">
                <text:p>416.919999999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999999999.263">
                <text:p>146999999999.263</text:p>
              </table:table-cell>
              <table:table-cell office:value-type="float" office:value="446.699999999303">
                <text:p>446.699999999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999999999.165">
                <text:p>146999999999.165</text:p>
              </table:table-cell>
              <table:table-cell office:value-type="float" office:value="476.479999999154">
                <text:p>476.479999999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999999999.06">
                <text:p>146999999999.06</text:p>
              </table:table-cell>
              <table:table-cell office:value-type="float" office:value="506.259999998985">
                <text:p>506.259999998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999999998.95">
                <text:p>146999999998.95</text:p>
              </table:table-cell>
              <table:table-cell office:value-type="float" office:value="536.039999998794">
                <text:p>536.039999998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999999998.833">
                <text:p>146999999998.833</text:p>
              </table:table-cell>
              <table:table-cell office:value-type="float" office:value="565.819999998582">
                <text:p>565.819999998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999999998.71">
                <text:p>146999999998.71</text:p>
              </table:table-cell>
              <table:table-cell office:value-type="float" office:value="595.599999998345">
                <text:p>595.599999998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999999998.581">
                <text:p>146999999998.581</text:p>
              </table:table-cell>
              <table:table-cell office:value-type="float" office:value="625.379999998084">
                <text:p>625.379999998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999999998.446">
                <text:p>146999999998.446</text:p>
              </table:table-cell>
              <table:table-cell office:value-type="float" office:value="655.159999997797">
                <text:p>655.159999997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999999998.305">
                <text:p>146999999998.305</text:p>
              </table:table-cell>
              <table:table-cell office:value-type="float" office:value="684.939999997482">
                <text:p>684.939999997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999999998.157">
                <text:p>146999999998.157</text:p>
              </table:table-cell>
              <table:table-cell office:value-type="float" office:value="714.719999997138">
                <text:p>714.719999997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999999998.004">
                <text:p>146999999998.004</text:p>
              </table:table-cell>
              <table:table-cell office:value-type="float" office:value="744.499999996765">
                <text:p>744.499999996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999999997.844">
                <text:p>146999999997.844</text:p>
              </table:table-cell>
              <table:table-cell office:value-type="float" office:value="774.279999996361">
                <text:p>774.279999996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999999997.678">
                <text:p>146999999997.678</text:p>
              </table:table-cell>
              <table:table-cell office:value-type="float" office:value="804.059999995924">
                <text:p>804.059999995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999999997.506">
                <text:p>146999999997.506</text:p>
              </table:table-cell>
              <table:table-cell office:value-type="float" office:value="833.839999995454">
                <text:p>833.839999995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999999997.328">
                <text:p>146999999997.328</text:p>
              </table:table-cell>
              <table:table-cell office:value-type="float" office:value="863.619999994949">
                <text:p>863.619999994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999999997.144">
                <text:p>146999999997.144</text:p>
              </table:table-cell>
              <table:table-cell office:value-type="float" office:value="893.399999994407">
                <text:p>893.399999994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999999996.954">
                <text:p>146999999996.954</text:p>
              </table:table-cell>
              <table:table-cell office:value-type="float" office:value="923.179999993829">
                <text:p>923.179999993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999999996.757">
                <text:p>146999999996.757</text:p>
              </table:table-cell>
              <table:table-cell office:value-type="float" office:value="952.959999993212">
                <text:p>952.959999993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999999996.554">
                <text:p>146999999996.554</text:p>
              </table:table-cell>
              <table:table-cell office:value-type="float" office:value="982.739999992555">
                <text:p>982.739999992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999999996.346">
                <text:p>146999999996.346</text:p>
              </table:table-cell>
              <table:table-cell office:value-type="float" office:value="1012.51999999186">
                <text:p>1012.51999999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999999996.131">
                <text:p>146999999996.131</text:p>
              </table:table-cell>
              <table:table-cell office:value-type="float" office:value="1042.29999999112">
                <text:p>1042.29999999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999999995.91">
                <text:p>146999999995.91</text:p>
              </table:table-cell>
              <table:table-cell office:value-type="float" office:value="1072.07999999033">
                <text:p>1072.0799999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99999995.682">
                <text:p>146999999995.682</text:p>
              </table:table-cell>
              <table:table-cell office:value-type="float" office:value="1101.8599999895">
                <text:p>1101.8599999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999999995.449">
                <text:p>146999999995.449</text:p>
              </table:table-cell>
              <table:table-cell office:value-type="float" office:value="1131.63999998863">
                <text:p>1131.63999998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999999995.209">
                <text:p>146999999995.209</text:p>
              </table:table-cell>
              <table:table-cell office:value-type="float" office:value="1161.41999998771">
                <text:p>1161.41999998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99999994.964">
                <text:p>146999999994.964</text:p>
              </table:table-cell>
              <table:table-cell office:value-type="float" office:value="1191.19999998674">
                <text:p>1191.19999998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999999994.712">
                <text:p>146999999994.712</text:p>
              </table:table-cell>
              <table:table-cell office:value-type="float" office:value="1220.97999998572">
                <text:p>1220.97999998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999999994.454">
                <text:p>146999999994.454</text:p>
              </table:table-cell>
              <table:table-cell office:value-type="float" office:value="1250.75999998465">
                <text:p>1250.75999998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999999994.19">
                <text:p>146999999994.19</text:p>
              </table:table-cell>
              <table:table-cell office:value-type="float" office:value="1280.53999998352">
                <text:p>1280.53999998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999999993.92">
                <text:p>146999999993.92</text:p>
              </table:table-cell>
              <table:table-cell office:value-type="float" office:value="1310.31999998234">
                <text:p>1310.31999998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999999993.643">
                <text:p>146999999993.643</text:p>
              </table:table-cell>
              <table:table-cell office:value-type="float" office:value="1340.09999998111">
                <text:p>1340.09999998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999999993.361">
                <text:p>146999999993.361</text:p>
              </table:table-cell>
              <table:table-cell office:value-type="float" office:value="1369.87999997982">
                <text:p>1369.87999997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999999993.072">
                <text:p>146999999993.072</text:p>
              </table:table-cell>
              <table:table-cell office:value-type="float" office:value="1399.65999997848">
                <text:p>1399.65999997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999999992.777">
                <text:p>146999999992.777</text:p>
              </table:table-cell>
              <table:table-cell office:value-type="float" office:value="1429.43999997708">
                <text:p>1429.43999997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999999992.476">
                <text:p>146999999992.476</text:p>
              </table:table-cell>
              <table:table-cell office:value-type="float" office:value="1459.21999997561">
                <text:p>1459.21999997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999999992.169">
                <text:p>146999999992.169</text:p>
              </table:table-cell>
              <table:table-cell office:value-type="float" office:value="1488.99999997409">
                <text:p>1488.99999997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999999991.856">
                <text:p>146999999991.856</text:p>
              </table:table-cell>
              <table:table-cell office:value-type="float" office:value="1518.7799999725">
                <text:p>1518.7799999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999999991.536">
                <text:p>146999999991.536</text:p>
              </table:table-cell>
              <table:table-cell office:value-type="float" office:value="1548.55999997085">
                <text:p>1548.55999997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999999991.211">
                <text:p>146999999991.211</text:p>
              </table:table-cell>
              <table:table-cell office:value-type="float" office:value="1578.33999996914">
                <text:p>1578.3399999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999999990.879">
                <text:p>146999999990.879</text:p>
              </table:table-cell>
              <table:table-cell office:value-type="float" office:value="1608.11999996736">
                <text:p>1608.119999967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999999990.541">
                <text:p>146999999990.541</text:p>
              </table:table-cell>
              <table:table-cell office:value-type="float" office:value="1637.89999996551">
                <text:p>1637.89999996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999999990.198">
                <text:p>146999999990.198</text:p>
              </table:table-cell>
              <table:table-cell office:value-type="float" office:value="1667.67999996359">
                <text:p>1667.67999996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999999989.847">
                <text:p>146999999989.847</text:p>
              </table:table-cell>
              <table:table-cell office:value-type="float" office:value="1697.45999996161">
                <text:p>1697.45999996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999999989.491">
                <text:p>146999999989.491</text:p>
              </table:table-cell>
              <table:table-cell office:value-type="float" office:value="1727.23999995955">
                <text:p>1727.23999995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999999989.129">
                <text:p>146999999989.129</text:p>
              </table:table-cell>
              <table:table-cell office:value-type="float" office:value="1757.01999995742">
                <text:p>1757.01999995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999999988.76">
                <text:p>146999999988.76</text:p>
              </table:table-cell>
              <table:table-cell office:value-type="float" office:value="1786.79999995522">
                <text:p>1786.79999995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999999988.386">
                <text:p>146999999988.386</text:p>
              </table:table-cell>
              <table:table-cell office:value-type="float" office:value="1816.57999995294">
                <text:p>1816.57999995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999999988.005">
                <text:p>146999999988.005</text:p>
              </table:table-cell>
              <table:table-cell office:value-type="float" office:value="1846.35999995059">
                <text:p>1846.359999950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999999987.618">
                <text:p>146999999987.618</text:p>
              </table:table-cell>
              <table:table-cell office:value-type="float" office:value="1876.13999994816">
                <text:p>1876.13999994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999999987.225">
                <text:p>146999999987.225</text:p>
              </table:table-cell>
              <table:table-cell office:value-type="float" office:value="1905.91999994565">
                <text:p>1905.91999994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999999986.826">
                <text:p>146999999986.826</text:p>
              </table:table-cell>
              <table:table-cell office:value-type="float" office:value="1935.69999994306">
                <text:p>1935.69999994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999999986.42">
                <text:p>146999999986.42</text:p>
              </table:table-cell>
              <table:table-cell office:value-type="float" office:value="1965.47999994039">
                <text:p>1965.47999994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999999986.009">
                <text:p>146999999986.009</text:p>
              </table:table-cell>
              <table:table-cell office:value-type="float" office:value="1995.25999993764">
                <text:p>1995.25999993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999999985.591">
                <text:p>146999999985.591</text:p>
              </table:table-cell>
              <table:table-cell office:value-type="float" office:value="2025.03999993481">
                <text:p>2025.03999993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999999985.167">
                <text:p>146999999985.167</text:p>
              </table:table-cell>
              <table:table-cell office:value-type="float" office:value="2054.81999993189">
                <text:p>2054.81999993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999999984.737">
                <text:p>146999999984.737</text:p>
              </table:table-cell>
              <table:table-cell office:value-type="float" office:value="2084.59999992889">
                <text:p>2084.59999992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999999984.301">
                <text:p>146999999984.301</text:p>
              </table:table-cell>
              <table:table-cell office:value-type="float" office:value="2114.37999992579">
                <text:p>2114.379999925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999999983.859">
                <text:p>146999999983.859</text:p>
              </table:table-cell>
              <table:table-cell office:value-type="float" office:value="2144.15999992261">
                <text:p>2144.15999992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999999983.411">
                <text:p>146999999983.411</text:p>
              </table:table-cell>
              <table:table-cell office:value-type="float" office:value="2173.93999991934">
                <text:p>2173.93999991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999999982.956">
                <text:p>146999999982.956</text:p>
              </table:table-cell>
              <table:table-cell office:value-type="float" office:value="2203.71999991598">
                <text:p>2203.71999991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999999982.496">
                <text:p>146999999982.496</text:p>
              </table:table-cell>
              <table:table-cell office:value-type="float" office:value="2233.49999991253">
                <text:p>2233.49999991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999999982.029">
                <text:p>146999999982.029</text:p>
              </table:table-cell>
              <table:table-cell office:value-type="float" office:value="2263.27999990898">
                <text:p>2263.27999990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999999981.556">
                <text:p>146999999981.556</text:p>
              </table:table-cell>
              <table:table-cell office:value-type="float" office:value="2293.05999990534">
                <text:p>2293.059999905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999999981.077">
                <text:p>146999999981.077</text:p>
              </table:table-cell>
              <table:table-cell office:value-type="float" office:value="2322.83999990161">
                <text:p>2322.83999990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999999980.592">
                <text:p>146999999980.592</text:p>
              </table:table-cell>
              <table:table-cell office:value-type="float" office:value="2352.61999989777">
                <text:p>2352.61999989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999999980.1">
                <text:p>146999999980.1</text:p>
              </table:table-cell>
              <table:table-cell office:value-type="float" office:value="2382.39999989384">
                <text:p>2382.39999989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999999979.603">
                <text:p>146999999979.603</text:p>
              </table:table-cell>
              <table:table-cell office:value-type="float" office:value="2412.17999988981">
                <text:p>2412.17999988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999999979.099">
                <text:p>146999999979.099</text:p>
              </table:table-cell>
              <table:table-cell office:value-type="float" office:value="2441.95999988568">
                <text:p>2441.959999885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999999978.589">
                <text:p>146999999978.589</text:p>
              </table:table-cell>
              <table:table-cell office:value-type="float" office:value="2471.73999988144">
                <text:p>2471.73999988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999999978.073">
                <text:p>146999999978.073</text:p>
              </table:table-cell>
              <table:table-cell office:value-type="float" office:value="2501.51999987711">
                <text:p>2501.51999987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999999977.551">
                <text:p>146999999977.551</text:p>
              </table:table-cell>
              <table:table-cell office:value-type="float" office:value="2531.29999987266">
                <text:p>2531.29999987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999999977.023">
                <text:p>146999999977.023</text:p>
              </table:table-cell>
              <table:table-cell office:value-type="float" office:value="2561.07999986811">
                <text:p>2561.079999868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999999976.489">
                <text:p>146999999976.489</text:p>
              </table:table-cell>
              <table:table-cell office:value-type="float" office:value="2590.85999986346">
                <text:p>2590.85999986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999999975.948">
                <text:p>146999999975.948</text:p>
              </table:table-cell>
              <table:table-cell office:value-type="float" office:value="2620.6399998587">
                <text:p>2620.6399998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999999975.402">
                <text:p>146999999975.402</text:p>
              </table:table-cell>
              <table:table-cell office:value-type="float" office:value="2650.41999985383">
                <text:p>2650.419999853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999999974.849">
                <text:p>146999999974.849</text:p>
              </table:table-cell>
              <table:table-cell office:value-type="float" office:value="2680.19999984884">
                <text:p>2680.19999984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999999974.29">
                <text:p>146999999974.29</text:p>
              </table:table-cell>
              <table:table-cell office:value-type="float" office:value="2709.97999984375">
                <text:p>2709.9799998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999999973.725">
                <text:p>146999999973.725</text:p>
              </table:table-cell>
              <table:table-cell office:value-type="float" office:value="2739.75999983854">
                <text:p>2739.759999838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999999973.154">
                <text:p>146999999973.154</text:p>
              </table:table-cell>
              <table:table-cell office:value-type="float" office:value="2769.53999983321">
                <text:p>2769.53999983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999999972.576">
                <text:p>146999999972.576</text:p>
              </table:table-cell>
              <table:table-cell office:value-type="float" office:value="2799.31999982778">
                <text:p>2799.31999982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999999971.993">
                <text:p>146999999971.993</text:p>
              </table:table-cell>
              <table:table-cell office:value-type="float" office:value="2829.09999982222">
                <text:p>2829.0999998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999999971.403">
                <text:p>146999999971.403</text:p>
              </table:table-cell>
              <table:table-cell office:value-type="float" office:value="2858.87999981655">
                <text:p>2858.879999816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999999970.807">
                <text:p>146999999970.807</text:p>
              </table:table-cell>
              <table:table-cell office:value-type="float" office:value="2888.65999981075">
                <text:p>2888.65999981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999999970.206">
                <text:p>146999999970.206</text:p>
              </table:table-cell>
              <table:table-cell office:value-type="float" office:value="2918.43999980484">
                <text:p>2918.43999980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999999969.598">
                <text:p>146999999969.598</text:p>
              </table:table-cell>
              <table:table-cell office:value-type="float" office:value="2948.2199997988">
                <text:p>2948.2199997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999999968.983">
                <text:p>146999999968.983</text:p>
              </table:table-cell>
              <table:table-cell office:value-type="float" office:value="2977.99999979265">
                <text:p>2977.99999979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999999968.363">
                <text:p>146999999968.363</text:p>
              </table:table-cell>
              <table:table-cell office:value-type="float" office:value="3007.77999978636">
                <text:p>3007.779999786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999999967.737">
                <text:p>146999999967.737</text:p>
              </table:table-cell>
              <table:table-cell office:value-type="float" office:value="3037.55999977995">
                <text:p>3037.55999977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999999967.104">
                <text:p>146999999967.104</text:p>
              </table:table-cell>
              <table:table-cell office:value-type="float" office:value="3067.33999977342">
                <text:p>3067.33999977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999999966.465">
                <text:p>146999999966.465</text:p>
              </table:table-cell>
              <table:table-cell office:value-type="float" office:value="3097.11999976675">
                <text:p>3097.11999976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999999965.82">
                <text:p>146999999965.82</text:p>
              </table:table-cell>
              <table:table-cell office:value-type="float" office:value="3126.89999975996">
                <text:p>3126.89999975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999999965.169">
                <text:p>146999999965.169</text:p>
              </table:table-cell>
              <table:table-cell office:value-type="float" office:value="3156.67999975303">
                <text:p>3156.679999753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999999964.512">
                <text:p>146999999964.512</text:p>
              </table:table-cell>
              <table:table-cell office:value-type="float" office:value="3186.45999974598">
                <text:p>3186.459999745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999999963.849">
                <text:p>146999999963.849</text:p>
              </table:table-cell>
              <table:table-cell office:value-type="float" office:value="3216.23999973879">
                <text:p>3216.23999973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999999963.179">
                <text:p>146999999963.179</text:p>
              </table:table-cell>
              <table:table-cell office:value-type="float" office:value="3246.01999973147">
                <text:p>3246.01999973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999999962.504">
                <text:p>146999999962.504</text:p>
              </table:table-cell>
              <table:table-cell office:value-type="float" office:value="3275.79999972401">
                <text:p>3275.799999724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999999961.822">
                <text:p>146999999961.822</text:p>
              </table:table-cell>
              <table:table-cell office:value-type="float" office:value="3305.57999971641">
                <text:p>3305.57999971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999999961.134">
                <text:p>146999999961.134</text:p>
              </table:table-cell>
              <table:table-cell office:value-type="float" office:value="3335.35999970868">
                <text:p>3335.359999708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999999960.44">
                <text:p>146999999960.44</text:p>
              </table:table-cell>
              <table:table-cell office:value-type="float" office:value="3365.1399997008">
                <text:p>3365.1399997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999999959.74">
                <text:p>146999999959.74</text:p>
              </table:table-cell>
              <table:table-cell office:value-type="float" office:value="3394.91999969279">
                <text:p>3394.919999692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999999959.033">
                <text:p>146999999959.033</text:p>
              </table:table-cell>
              <table:table-cell office:value-type="float" office:value="3424.69999968463">
                <text:p>3424.69999968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999999958.321">
                <text:p>146999999958.321</text:p>
              </table:table-cell>
              <table:table-cell office:value-type="float" office:value="3454.47999967633">
                <text:p>3454.4799996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999999957.602">
                <text:p>146999999957.602</text:p>
              </table:table-cell>
              <table:table-cell office:value-type="float" office:value="3484.25999966789">
                <text:p>3484.25999966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999999956.878">
                <text:p>146999999956.878</text:p>
              </table:table-cell>
              <table:table-cell office:value-type="float" office:value="3514.0399996593">
                <text:p>3514.0399996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999999956.147">
                <text:p>146999999956.147</text:p>
              </table:table-cell>
              <table:table-cell office:value-type="float" office:value="3543.81999965056">
                <text:p>3543.81999965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999999955.41">
                <text:p>146999999955.41</text:p>
              </table:table-cell>
              <table:table-cell office:value-type="float" office:value="3573.59999964168">
                <text:p>3573.599999641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999999954.667">
                <text:p>146999999954.667</text:p>
              </table:table-cell>
              <table:table-cell office:value-type="float" office:value="3603.37999963265">
                <text:p>3603.37999963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999999953.917">
                <text:p>146999999953.917</text:p>
              </table:table-cell>
              <table:table-cell office:value-type="float" office:value="3633.15999962346">
                <text:p>3633.15999962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999999953.162">
                <text:p>146999999953.162</text:p>
              </table:table-cell>
              <table:table-cell office:value-type="float" office:value="3662.93999961413">
                <text:p>3662.93999961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999999952.4">
                <text:p>146999999952.4</text:p>
              </table:table-cell>
              <table:table-cell office:value-type="float" office:value="3692.71999960464">
                <text:p>3692.71999960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999999951.632">
                <text:p>146999999951.632</text:p>
              </table:table-cell>
              <table:table-cell office:value-type="float" office:value="3722.49999959499">
                <text:p>3722.49999959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999999950.859">
                <text:p>146999999950.859</text:p>
              </table:table-cell>
              <table:table-cell office:value-type="float" office:value="3752.2799995852">
                <text:p>3752.27999958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999999950.079">
                <text:p>146999999950.079</text:p>
              </table:table-cell>
              <table:table-cell office:value-type="float" office:value="3782.05999957524">
                <text:p>3782.0599995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999999949.292">
                <text:p>146999999949.292</text:p>
              </table:table-cell>
              <table:table-cell office:value-type="float" office:value="3811.83999956513">
                <text:p>3811.839999565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999999948.5">
                <text:p>146999999948.5</text:p>
              </table:table-cell>
              <table:table-cell office:value-type="float" office:value="3841.61999955485">
                <text:p>3841.61999955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999999947.702">
                <text:p>146999999947.702</text:p>
              </table:table-cell>
              <table:table-cell office:value-type="float" office:value="3871.39999954442">
                <text:p>3871.39999954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99999946.897">
                <text:p>146999999946.897</text:p>
              </table:table-cell>
              <table:table-cell office:value-type="float" office:value="3901.17999953383">
                <text:p>3901.17999953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999999946.086">
                <text:p>146999999946.086</text:p>
              </table:table-cell>
              <table:table-cell office:value-type="float" office:value="3930.95999952307">
                <text:p>3930.95999952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999999945.269">
                <text:p>146999999945.269</text:p>
              </table:table-cell>
              <table:table-cell office:value-type="float" office:value="3960.73999951215">
                <text:p>3960.73999951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999999944.446">
                <text:p>146999999944.446</text:p>
              </table:table-cell>
              <table:table-cell office:value-type="float" office:value="3990.51999950106">
                <text:p>3990.519999501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999999943.617">
                <text:p>146999999943.617</text:p>
              </table:table-cell>
              <table:table-cell office:value-type="float" office:value="4020.29999948981">
                <text:p>4020.299999489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999999942.782">
                <text:p>146999999942.782</text:p>
              </table:table-cell>
              <table:table-cell office:value-type="float" office:value="4050.07999947838">
                <text:p>4050.079999478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999999941.94">
                <text:p>146999999941.94</text:p>
              </table:table-cell>
              <table:table-cell office:value-type="float" office:value="4079.85999946679">
                <text:p>4079.85999946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999999941.093">
                <text:p>146999999941.093</text:p>
              </table:table-cell>
              <table:table-cell office:value-type="float" office:value="4109.63999945503">
                <text:p>4109.639999455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999999940.239">
                <text:p>146999999940.239</text:p>
              </table:table-cell>
              <table:table-cell office:value-type="float" office:value="4139.4199994431">
                <text:p>4139.4199994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999999939.379">
                <text:p>146999999939.379</text:p>
              </table:table-cell>
              <table:table-cell office:value-type="float" office:value="4169.19999943099">
                <text:p>4169.199999430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999999938.513">
                <text:p>146999999938.513</text:p>
              </table:table-cell>
              <table:table-cell office:value-type="float" office:value="4198.97999941871">
                <text:p>4198.97999941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999999937.641">
                <text:p>146999999937.641</text:p>
              </table:table-cell>
              <table:table-cell office:value-type="float" office:value="4228.75999940625">
                <text:p>4228.7599994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999999936.763">
                <text:p>146999999936.763</text:p>
              </table:table-cell>
              <table:table-cell office:value-type="float" office:value="4258.53999939362">
                <text:p>4258.53999939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999999935.878">
                <text:p>146999999935.878</text:p>
              </table:table-cell>
              <table:table-cell office:value-type="float" office:value="4288.31999938081">
                <text:p>4288.31999938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999999934.988">
                <text:p>146999999934.988</text:p>
              </table:table-cell>
              <table:table-cell office:value-type="float" office:value="4318.09999936782">
                <text:p>4318.099999367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999999934.091">
                <text:p>146999999934.091</text:p>
              </table:table-cell>
              <table:table-cell office:value-type="float" office:value="4347.87999935465">
                <text:p>4347.879999354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999999933.188">
                <text:p>146999999933.188</text:p>
              </table:table-cell>
              <table:table-cell office:value-type="float" office:value="4377.6599993413">
                <text:p>4377.6599993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999999932.279">
                <text:p>146999999932.279</text:p>
              </table:table-cell>
              <table:table-cell office:value-type="float" office:value="4407.43999932776">
                <text:p>4407.439999327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999999931.364">
                <text:p>146999999931.364</text:p>
              </table:table-cell>
              <table:table-cell office:value-type="float" office:value="4437.21999931404">
                <text:p>4437.219999314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999999930.443">
                <text:p>146999999930.443</text:p>
              </table:table-cell>
              <table:table-cell office:value-type="float" office:value="4466.99999930014">
                <text:p>4466.99999930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999999929.515">
                <text:p>146999999929.515</text:p>
              </table:table-cell>
              <table:table-cell office:value-type="float" office:value="4496.77999928605">
                <text:p>4496.77999928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999999928.582">
                <text:p>146999999928.582</text:p>
              </table:table-cell>
              <table:table-cell office:value-type="float" office:value="4526.55999927177">
                <text:p>4526.559999271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999999927.642">
                <text:p>146999999927.642</text:p>
              </table:table-cell>
              <table:table-cell office:value-type="float" office:value="4556.3399992573">
                <text:p>4556.33999925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999999926.696">
                <text:p>146999999926.696</text:p>
              </table:table-cell>
              <table:table-cell office:value-type="float" office:value="4586.11999924264">
                <text:p>4586.11999924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999999925.744">
                <text:p>146999999925.744</text:p>
              </table:table-cell>
              <table:table-cell office:value-type="float" office:value="4615.89999922779">
                <text:p>4615.899999227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999999924.786">
                <text:p>146999999924.786</text:p>
              </table:table-cell>
              <table:table-cell office:value-type="float" office:value="4645.67999921275">
                <text:p>4645.67999921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999999923.822">
                <text:p>146999999923.822</text:p>
              </table:table-cell>
              <table:table-cell office:value-type="float" office:value="4675.45999919751">
                <text:p>4675.459999197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999999922.851">
                <text:p>146999999922.851</text:p>
              </table:table-cell>
              <table:table-cell office:value-type="float" office:value="4705.23999918208">
                <text:p>4705.239999182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999999921.875">
                <text:p>146999999921.875</text:p>
              </table:table-cell>
              <table:table-cell office:value-type="float" office:value="4735.01999916645">
                <text:p>4735.01999916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999999920.892">
                <text:p>146999999920.892</text:p>
              </table:table-cell>
              <table:table-cell office:value-type="float" office:value="4764.79999915062">
                <text:p>4764.79999915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999999919.903">
                <text:p>146999999919.903</text:p>
              </table:table-cell>
              <table:table-cell office:value-type="float" office:value="4794.57999913459">
                <text:p>4794.57999913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999999918.908">
                <text:p>146999999918.908</text:p>
              </table:table-cell>
              <table:table-cell office:value-type="float" office:value="4824.35999911837">
                <text:p>4824.359999118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999999917.907">
                <text:p>146999999917.907</text:p>
              </table:table-cell>
              <table:table-cell office:value-type="float" office:value="4854.13999910194">
                <text:p>4854.13999910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999999916.9">
                <text:p>146999999916.9</text:p>
              </table:table-cell>
              <table:table-cell office:value-type="float" office:value="4883.91999908531">
                <text:p>4883.919999085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999999915.886">
                <text:p>146999999915.886</text:p>
              </table:table-cell>
              <table:table-cell office:value-type="float" office:value="4913.69999906847">
                <text:p>4913.69999906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6999999914.867">
                <text:p>146999999914.867</text:p>
              </table:table-cell>
              <table:table-cell office:value-type="float" office:value="4943.47999905143">
                <text:p>4943.479999051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999999913.841">
                <text:p>146999999913.841</text:p>
              </table:table-cell>
              <table:table-cell office:value-type="float" office:value="4973.25999903419">
                <text:p>4973.2599990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999999912.809">
                <text:p>146999999912.809</text:p>
              </table:table-cell>
              <table:table-cell office:value-type="float" office:value="5003.03999901673">
                <text:p>5003.03999901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999999911.771">
                <text:p>146999999911.771</text:p>
              </table:table-cell>
              <table:table-cell office:value-type="float" office:value="5032.81999899907">
                <text:p>5032.819998999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999999910.727">
                <text:p>146999999910.727</text:p>
              </table:table-cell>
              <table:table-cell office:value-type="float" office:value="5062.59999898119">
                <text:p>5062.59999898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999999909.677">
                <text:p>146999999909.677</text:p>
              </table:table-cell>
              <table:table-cell office:value-type="float" office:value="5092.37999896311">
                <text:p>5092.37999896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999999908.621">
                <text:p>146999999908.621</text:p>
              </table:table-cell>
              <table:table-cell office:value-type="float" office:value="5122.15999894481">
                <text:p>5122.15999894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999999907.558">
                <text:p>146999999907.558</text:p>
              </table:table-cell>
              <table:table-cell office:value-type="float" office:value="5151.9399989263">
                <text:p>5151.93999892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999999906.489">
                <text:p>146999999906.489</text:p>
              </table:table-cell>
              <table:table-cell office:value-type="float" office:value="5181.71999890757">
                <text:p>5181.71999890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999999905.414">
                <text:p>146999999905.414</text:p>
              </table:table-cell>
              <table:table-cell office:value-type="float" office:value="5211.49999888863">
                <text:p>5211.49999888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999999904.334">
                <text:p>146999999904.334</text:p>
              </table:table-cell>
              <table:table-cell office:value-type="float" office:value="5241.27999886947">
                <text:p>5241.27999886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999999903.246">
                <text:p>146999999903.246</text:p>
              </table:table-cell>
              <table:table-cell office:value-type="float" office:value="5271.05999885008">
                <text:p>5271.05999885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6999999902.153">
                <text:p>146999999902.153</text:p>
              </table:table-cell>
              <table:table-cell office:value-type="float" office:value="5300.83999883048">
                <text:p>5300.839998830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999999901.054">
                <text:p>146999999901.054</text:p>
              </table:table-cell>
              <table:table-cell office:value-type="float" office:value="5330.61999881066">
                <text:p>5330.619998810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999999899.948">
                <text:p>146999999899.948</text:p>
              </table:table-cell>
              <table:table-cell office:value-type="float" office:value="5360.39999879062">
                <text:p>5360.399998790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999999898.837">
                <text:p>146999999898.837</text:p>
              </table:table-cell>
              <table:table-cell office:value-type="float" office:value="5390.17999877035">
                <text:p>5390.17999877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999999897.719">
                <text:p>146999999897.719</text:p>
              </table:table-cell>
              <table:table-cell office:value-type="float" office:value="5419.95999874985">
                <text:p>5419.959998749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999999896.595">
                <text:p>146999999896.595</text:p>
              </table:table-cell>
              <table:table-cell office:value-type="float" office:value="5449.73999872913">
                <text:p>5449.73999872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999999895.465">
                <text:p>146999999895.465</text:p>
              </table:table-cell>
              <table:table-cell office:value-type="float" office:value="5479.51999870818">
                <text:p>5479.51999870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999999894.328">
                <text:p>146999999894.328</text:p>
              </table:table-cell>
              <table:table-cell office:value-type="float" office:value="5509.29999868701">
                <text:p>5509.299998687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999999893.186">
                <text:p>146999999893.186</text:p>
              </table:table-cell>
              <table:table-cell office:value-type="float" office:value="5539.0799986656">
                <text:p>5539.07999866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999999892.037">
                <text:p>146999999892.037</text:p>
              </table:table-cell>
              <table:table-cell office:value-type="float" office:value="5568.85999864396">
                <text:p>5568.859998643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999999890.883">
                <text:p>146999999890.883</text:p>
              </table:table-cell>
              <table:table-cell office:value-type="float" office:value="5598.63999862209">
                <text:p>5598.63999862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999999889.722">
                <text:p>146999999889.722</text:p>
              </table:table-cell>
              <table:table-cell office:value-type="float" office:value="5628.41999859998">
                <text:p>5628.419998599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999999888.555">
                <text:p>146999999888.555</text:p>
              </table:table-cell>
              <table:table-cell office:value-type="float" office:value="5658.19999857764">
                <text:p>5658.199998577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999999887.382">
                <text:p>146999999887.382</text:p>
              </table:table-cell>
              <table:table-cell office:value-type="float" office:value="5687.97999855507">
                <text:p>5687.97999855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999999886.203">
                <text:p>146999999886.203</text:p>
              </table:table-cell>
              <table:table-cell office:value-type="float" office:value="5717.75999853225">
                <text:p>5717.75999853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999999885.017">
                <text:p>146999999885.017</text:p>
              </table:table-cell>
              <table:table-cell office:value-type="float" office:value="5747.5399985092">
                <text:p>5747.5399985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999999883.826">
                <text:p>146999999883.826</text:p>
              </table:table-cell>
              <table:table-cell office:value-type="float" office:value="5777.3199984859">
                <text:p>5777.31999848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999999882.628">
                <text:p>146999999882.628</text:p>
              </table:table-cell>
              <table:table-cell office:value-type="float" office:value="5807.09999846237">
                <text:p>5807.09999846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999999881.424">
                <text:p>146999999881.424</text:p>
              </table:table-cell>
              <table:table-cell office:value-type="float" office:value="5836.87999843859">
                <text:p>5836.879998438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999999880.214">
                <text:p>146999999880.214</text:p>
              </table:table-cell>
              <table:table-cell office:value-type="float" office:value="5866.65999841457">
                <text:p>5866.65999841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999999878.998">
                <text:p>146999999878.998</text:p>
              </table:table-cell>
              <table:table-cell office:value-type="float" office:value="5896.4399983903">
                <text:p>5896.4399983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999999877.776">
                <text:p>146999999877.776</text:p>
              </table:table-cell>
              <table:table-cell office:value-type="float" office:value="5926.21999836579">
                <text:p>5926.219998365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999999876.547">
                <text:p>146999999876.547</text:p>
              </table:table-cell>
              <table:table-cell office:value-type="float" office:value="5955.99999834103">
                <text:p>5955.99999834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999999875.313">
                <text:p>146999999875.313</text:p>
              </table:table-cell>
              <table:table-cell office:value-type="float" office:value="5985.77999831602">
                <text:p>5985.77999831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999999874.072">
                <text:p>146999999874.072</text:p>
              </table:table-cell>
              <table:table-cell office:value-type="float" office:value="6015.55999829076">
                <text:p>6015.55999829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999999872.826">
                <text:p>146999999872.826</text:p>
              </table:table-cell>
              <table:table-cell office:value-type="float" office:value="6045.33999826525">
                <text:p>6045.339998265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999999871.573">
                <text:p>146999999871.573</text:p>
              </table:table-cell>
              <table:table-cell office:value-type="float" office:value="6075.11999823949">
                <text:p>6075.11999823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999999870.313">
                <text:p>146999999870.313</text:p>
              </table:table-cell>
              <table:table-cell office:value-type="float" office:value="6104.89999821347">
                <text:p>6104.899998213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999999869.048">
                <text:p>146999999869.048</text:p>
              </table:table-cell>
              <table:table-cell office:value-type="float" office:value="6134.67999818719">
                <text:p>6134.679998187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999999867.777">
                <text:p>146999999867.777</text:p>
              </table:table-cell>
              <table:table-cell office:value-type="float" office:value="6164.45999816067">
                <text:p>6164.459998160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999999866.499">
                <text:p>146999999866.499</text:p>
              </table:table-cell>
              <table:table-cell office:value-type="float" office:value="6194.23999813388">
                <text:p>6194.239998133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999999865.216">
                <text:p>146999999865.216</text:p>
              </table:table-cell>
              <table:table-cell office:value-type="float" office:value="6224.01999810683">
                <text:p>6224.01999810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999999863.926">
                <text:p>146999999863.926</text:p>
              </table:table-cell>
              <table:table-cell office:value-type="float" office:value="6253.79999807953">
                <text:p>6253.799998079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999999862.63">
                <text:p>146999999862.63</text:p>
              </table:table-cell>
              <table:table-cell office:value-type="float" office:value="6283.57999805196">
                <text:p>6283.57999805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999999861.328">
                <text:p>146999999861.328</text:p>
              </table:table-cell>
              <table:table-cell office:value-type="float" office:value="6313.35999802413">
                <text:p>6313.35999802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999999860.02">
                <text:p>146999999860.02</text:p>
              </table:table-cell>
              <table:table-cell office:value-type="float" office:value="6343.13999799604">
                <text:p>6343.13999799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999999858.705">
                <text:p>146999999858.705</text:p>
              </table:table-cell>
              <table:table-cell office:value-type="float" office:value="6372.91999796768">
                <text:p>6372.919997967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999999857.385">
                <text:p>146999999857.385</text:p>
              </table:table-cell>
              <table:table-cell office:value-type="float" office:value="6402.69999793906">
                <text:p>6402.69999793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999999856.058">
                <text:p>146999999856.058</text:p>
              </table:table-cell>
              <table:table-cell office:value-type="float" office:value="6432.47999791017">
                <text:p>6432.47999791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999999854.725">
                <text:p>146999999854.725</text:p>
              </table:table-cell>
              <table:table-cell office:value-type="float" office:value="6462.25999788101">
                <text:p>6462.25999788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999999853.386">
                <text:p>146999999853.386</text:p>
              </table:table-cell>
              <table:table-cell office:value-type="float" office:value="6492.03999785158">
                <text:p>6492.039997851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999999852.041">
                <text:p>146999999852.041</text:p>
              </table:table-cell>
              <table:table-cell office:value-type="float" office:value="6521.81999782187">
                <text:p>6521.819997821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999999850.69">
                <text:p>146999999850.69</text:p>
              </table:table-cell>
              <table:table-cell office:value-type="float" office:value="6551.5999977919">
                <text:p>6551.59999779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999999849.333">
                <text:p>146999999849.333</text:p>
              </table:table-cell>
              <table:table-cell office:value-type="float" office:value="6581.37999776165">
                <text:p>6581.379997761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999999847.969">
                <text:p>146999999847.969</text:p>
              </table:table-cell>
              <table:table-cell office:value-type="float" office:value="6611.15999773113">
                <text:p>6611.15999773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999999846.6">
                <text:p>146999999846.6</text:p>
              </table:table-cell>
              <table:table-cell office:value-type="float" office:value="6640.93999770033">
                <text:p>6640.939997700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6999999845.224">
                <text:p>146999999845.224</text:p>
              </table:table-cell>
              <table:table-cell office:value-type="float" office:value="6670.71999766925">
                <text:p>6670.719997669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999999843.842">
                <text:p>146999999843.842</text:p>
              </table:table-cell>
              <table:table-cell office:value-type="float" office:value="6700.4999976379">
                <text:p>6700.49999763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999999842.454">
                <text:p>146999999842.454</text:p>
              </table:table-cell>
              <table:table-cell office:value-type="float" office:value="6730.27999760626">
                <text:p>6730.279997606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999999841.06">
                <text:p>146999999841.06</text:p>
              </table:table-cell>
              <table:table-cell office:value-type="float" office:value="6760.05999757435">
                <text:p>6760.059997574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999999839.659">
                <text:p>146999999839.659</text:p>
              </table:table-cell>
              <table:table-cell office:value-type="float" office:value="6789.83999754215">
                <text:p>6789.839997542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999999838.253">
                <text:p>146999999838.253</text:p>
              </table:table-cell>
              <table:table-cell office:value-type="float" office:value="6819.61999750966">
                <text:p>6819.619997509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999999836.84">
                <text:p>146999999836.84</text:p>
              </table:table-cell>
              <table:table-cell office:value-type="float" office:value="6849.3999974769">
                <text:p>6849.39999747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999999835.421">
                <text:p>146999999835.421</text:p>
              </table:table-cell>
              <table:table-cell office:value-type="float" office:value="6879.17999744384">
                <text:p>6879.17999744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999999833.996">
                <text:p>146999999833.996</text:p>
              </table:table-cell>
              <table:table-cell office:value-type="float" office:value="6908.9599974105">
                <text:p>6908.9599974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6999999832.565">
                <text:p>146999999832.565</text:p>
              </table:table-cell>
              <table:table-cell office:value-type="float" office:value="6938.73999737687">
                <text:p>6938.739997376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999999831.128">
                <text:p>146999999831.128</text:p>
              </table:table-cell>
              <table:table-cell office:value-type="float" office:value="6968.51999734295">
                <text:p>6968.51999734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999999829.685">
                <text:p>146999999829.685</text:p>
              </table:table-cell>
              <table:table-cell office:value-type="float" office:value="6998.29999730874">
                <text:p>6998.299997308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999999828.235">
                <text:p>146999999828.235</text:p>
              </table:table-cell>
              <table:table-cell office:value-type="float" office:value="7028.07999727424">
                <text:p>7028.079997274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999999826.78">
                <text:p>146999999826.78</text:p>
              </table:table-cell>
              <table:table-cell office:value-type="float" office:value="7057.85999723944">
                <text:p>7057.85999723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6999999825.318">
                <text:p>146999999825.318</text:p>
              </table:table-cell>
              <table:table-cell office:value-type="float" office:value="7087.63999720435">
                <text:p>7087.639997204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999999823.85">
                <text:p>146999999823.85</text:p>
              </table:table-cell>
              <table:table-cell office:value-type="float" office:value="7117.41999716896">
                <text:p>7117.41999716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999999822.376">
                <text:p>146999999822.376</text:p>
              </table:table-cell>
              <table:table-cell office:value-type="float" office:value="7147.19999713327">
                <text:p>7147.199997133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999999820.896">
                <text:p>146999999820.896</text:p>
              </table:table-cell>
              <table:table-cell office:value-type="float" office:value="7176.97999709729">
                <text:p>7176.979997097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999999819.409">
                <text:p>146999999819.409</text:p>
              </table:table-cell>
              <table:table-cell office:value-type="float" office:value="7206.75999706101">
                <text:p>7206.75999706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999999817.917">
                <text:p>146999999817.917</text:p>
              </table:table-cell>
              <table:table-cell office:value-type="float" office:value="7236.53999702442">
                <text:p>7236.539997024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999999816.418">
                <text:p>146999999816.418</text:p>
              </table:table-cell>
              <table:table-cell office:value-type="float" office:value="7266.31999698753">
                <text:p>7266.31999698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999999814.913">
                <text:p>146999999814.913</text:p>
              </table:table-cell>
              <table:table-cell office:value-type="float" office:value="7296.09999695034">
                <text:p>7296.099996950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999999813.403">
                <text:p>146999999813.403</text:p>
              </table:table-cell>
              <table:table-cell office:value-type="float" office:value="7325.87999691285">
                <text:p>7325.87999691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999999811.885">
                <text:p>146999999811.885</text:p>
              </table:table-cell>
              <table:table-cell office:value-type="float" office:value="7355.65999687505">
                <text:p>7355.65999687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999999810.362">
                <text:p>146999999810.362</text:p>
              </table:table-cell>
              <table:table-cell office:value-type="float" office:value="7385.43999683694">
                <text:p>7385.439996836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999999808.833">
                <text:p>146999999808.833</text:p>
              </table:table-cell>
              <table:table-cell office:value-type="float" office:value="7415.21999679852">
                <text:p>7415.21999679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999999807.297">
                <text:p>146999999807.297</text:p>
              </table:table-cell>
              <table:table-cell office:value-type="float" office:value="7444.99999675979">
                <text:p>7444.99999675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999999805.756">
                <text:p>146999999805.756</text:p>
              </table:table-cell>
              <table:table-cell office:value-type="float" office:value="7474.77999672075">
                <text:p>7474.779996720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999999804.208">
                <text:p>146999999804.208</text:p>
              </table:table-cell>
              <table:table-cell office:value-type="float" office:value="7504.5599966814">
                <text:p>7504.55999668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999999802.654">
                <text:p>146999999802.654</text:p>
              </table:table-cell>
              <table:table-cell office:value-type="float" office:value="7534.33999664174">
                <text:p>7534.33999664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99999801.094">
                <text:p>146999999801.094</text:p>
              </table:table-cell>
              <table:table-cell office:value-type="float" office:value="7564.11999660176">
                <text:p>7564.11999660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999999799.528">
                <text:p>146999999799.528</text:p>
              </table:table-cell>
              <table:table-cell office:value-type="float" office:value="7593.89999656146">
                <text:p>7593.89999656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6999999797.956">
                <text:p>146999999797.956</text:p>
              </table:table-cell>
              <table:table-cell office:value-type="float" office:value="7623.67999652085">
                <text:p>7623.67999652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999999796.377">
                <text:p>146999999796.377</text:p>
              </table:table-cell>
              <table:table-cell office:value-type="float" office:value="7653.45999647992">
                <text:p>7653.459996479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999999794.792">
                <text:p>146999999794.792</text:p>
              </table:table-cell>
              <table:table-cell office:value-type="float" office:value="7683.23999643867">
                <text:p>7683.239996438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999999793.202">
                <text:p>146999999793.202</text:p>
              </table:table-cell>
              <table:table-cell office:value-type="float" office:value="7713.0199963971">
                <text:p>7713.019996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999999791.605">
                <text:p>146999999791.605</text:p>
              </table:table-cell>
              <table:table-cell office:value-type="float" office:value="7742.7999963552">
                <text:p>7742.79999635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999999790.002">
                <text:p>146999999790.002</text:p>
              </table:table-cell>
              <table:table-cell office:value-type="float" office:value="7772.57999631298">
                <text:p>7772.57999631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99999788.393">
                <text:p>146999999788.393</text:p>
              </table:table-cell>
              <table:table-cell office:value-type="float" office:value="7802.35999627044">
                <text:p>7802.359996270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999999786.777">
                <text:p>146999999786.777</text:p>
              </table:table-cell>
              <table:table-cell office:value-type="float" office:value="7832.13999622757">
                <text:p>7832.139996227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999999785.156">
                <text:p>146999999785.156</text:p>
              </table:table-cell>
              <table:table-cell office:value-type="float" office:value="7861.91999618438">
                <text:p>7861.919996184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999999783.528">
                <text:p>146999999783.528</text:p>
              </table:table-cell>
              <table:table-cell office:value-type="float" office:value="7891.69999614085">
                <text:p>7891.69999614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999999781.894">
                <text:p>146999999781.894</text:p>
              </table:table-cell>
              <table:table-cell office:value-type="float" office:value="7921.479996097">
                <text:p>7921.4799960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999999780.255">
                <text:p>146999999780.255</text:p>
              </table:table-cell>
              <table:table-cell office:value-type="float" office:value="7951.25999605281">
                <text:p>7951.259996052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999999778.609">
                <text:p>146999999778.609</text:p>
              </table:table-cell>
              <table:table-cell office:value-type="float" office:value="7981.03999600829">
                <text:p>7981.039996008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999999776.956">
                <text:p>146999999776.956</text:p>
              </table:table-cell>
              <table:table-cell office:value-type="float" office:value="8010.81999596345">
                <text:p>8010.81999596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999999775.298">
                <text:p>146999999775.298</text:p>
              </table:table-cell>
              <table:table-cell office:value-type="float" office:value="8040.59999591826">
                <text:p>8040.599995918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999999773.634">
                <text:p>146999999773.634</text:p>
              </table:table-cell>
              <table:table-cell office:value-type="float" office:value="8070.37999587274">
                <text:p>8070.37999587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999999771.963">
                <text:p>146999999771.963</text:p>
              </table:table-cell>
              <table:table-cell office:value-type="float" office:value="8100.15999582688">
                <text:p>8100.159995826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999999770.286">
                <text:p>146999999770.286</text:p>
              </table:table-cell>
              <table:table-cell office:value-type="float" office:value="8129.93999578068">
                <text:p>8129.939995780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999999768.603">
                <text:p>146999999768.603</text:p>
              </table:table-cell>
              <table:table-cell office:value-type="float" office:value="8159.71999573415">
                <text:p>8159.71999573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999999766.914">
                <text:p>146999999766.914</text:p>
              </table:table-cell>
              <table:table-cell office:value-type="float" office:value="8189.49999568727">
                <text:p>8189.499995687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999999765.219">
                <text:p>146999999765.219</text:p>
              </table:table-cell>
              <table:table-cell office:value-type="float" office:value="8219.27999564005">
                <text:p>8219.279995640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999999763.518">
                <text:p>146999999763.518</text:p>
              </table:table-cell>
              <table:table-cell office:value-type="float" office:value="8249.05999559249">
                <text:p>8249.059995592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999999761.81">
                <text:p>146999999761.81</text:p>
              </table:table-cell>
              <table:table-cell office:value-type="float" office:value="8278.83999554458">
                <text:p>8278.839995544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999999760.097">
                <text:p>146999999760.097</text:p>
              </table:table-cell>
              <table:table-cell office:value-type="float" office:value="8308.61999549633">
                <text:p>8308.619995496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999999758.377">
                <text:p>146999999758.377</text:p>
              </table:table-cell>
              <table:table-cell office:value-type="float" office:value="8338.39999544772">
                <text:p>8338.399995447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999999756.651">
                <text:p>146999999756.651</text:p>
              </table:table-cell>
              <table:table-cell office:value-type="float" office:value="8368.17999539878">
                <text:p>8368.179995398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999999754.919">
                <text:p>146999999754.919</text:p>
              </table:table-cell>
              <table:table-cell office:value-type="float" office:value="8397.95999534948">
                <text:p>8397.959995349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999999753.181">
                <text:p>146999999753.181</text:p>
              </table:table-cell>
              <table:table-cell office:value-type="float" office:value="8427.73999529983">
                <text:p>8427.739995299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999999751.437">
                <text:p>146999999751.437</text:p>
              </table:table-cell>
              <table:table-cell office:value-type="float" office:value="8457.51999524982">
                <text:p>8457.51999524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999999749.686">
                <text:p>146999999749.686</text:p>
              </table:table-cell>
              <table:table-cell office:value-type="float" office:value="8487.29999519947">
                <text:p>8487.299995199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999999747.93">
                <text:p>146999999747.93</text:p>
              </table:table-cell>
              <table:table-cell office:value-type="float" office:value="8517.07999514876">
                <text:p>8517.07999514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999999746.167">
                <text:p>146999999746.167</text:p>
              </table:table-cell>
              <table:table-cell office:value-type="float" office:value="8546.85999509769">
                <text:p>8546.859995097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999999744.398">
                <text:p>146999999744.398</text:p>
              </table:table-cell>
              <table:table-cell office:value-type="float" office:value="8576.63999504627">
                <text:p>8576.639995046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999999742.623">
                <text:p>146999999742.623</text:p>
              </table:table-cell>
              <table:table-cell office:value-type="float" office:value="8606.41999499449">
                <text:p>8606.419994994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999999740.842">
                <text:p>146999999740.842</text:p>
              </table:table-cell>
              <table:table-cell office:value-type="float" office:value="8636.19999494235">
                <text:p>8636.199994942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999999739.055">
                <text:p>146999999739.055</text:p>
              </table:table-cell>
              <table:table-cell office:value-type="float" office:value="8665.97999488985">
                <text:p>8665.979994889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999999737.261">
                <text:p>146999999737.261</text:p>
              </table:table-cell>
              <table:table-cell office:value-type="float" office:value="8695.75999483699">
                <text:p>8695.759994836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999999735.462">
                <text:p>146999999735.462</text:p>
              </table:table-cell>
              <table:table-cell office:value-type="float" office:value="8725.53999478376">
                <text:p>8725.53999478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999999733.656">
                <text:p>146999999733.656</text:p>
              </table:table-cell>
              <table:table-cell office:value-type="float" office:value="8755.31999473017">
                <text:p>8755.319994730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999999731.844">
                <text:p>146999999731.844</text:p>
              </table:table-cell>
              <table:table-cell office:value-type="float" office:value="8785.09999467621">
                <text:p>8785.099994676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999999730.026">
                <text:p>146999999730.026</text:p>
              </table:table-cell>
              <table:table-cell office:value-type="float" office:value="8814.87999462189">
                <text:p>8814.87999462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999999728.202">
                <text:p>146999999728.202</text:p>
              </table:table-cell>
              <table:table-cell office:value-type="float" office:value="8844.65999456719">
                <text:p>8844.65999456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999999726.372">
                <text:p>146999999726.372</text:p>
              </table:table-cell>
              <table:table-cell office:value-type="float" office:value="8874.43999451213">
                <text:p>8874.439994512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999999724.535">
                <text:p>146999999724.535</text:p>
              </table:table-cell>
              <table:table-cell office:value-type="float" office:value="8904.2199944567">
                <text:p>8904.2199944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999999722.693">
                <text:p>146999999722.693</text:p>
              </table:table-cell>
              <table:table-cell office:value-type="float" office:value="8933.99999440089">
                <text:p>8933.999994400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999999720.844">
                <text:p>146999999720.844</text:p>
              </table:table-cell>
              <table:table-cell office:value-type="float" office:value="8963.77999434471">
                <text:p>8963.779994344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999999718.989">
                <text:p>146999999718.989</text:p>
              </table:table-cell>
              <table:table-cell office:value-type="float" office:value="8993.55999428816">
                <text:p>8993.55999428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999999717.128">
                <text:p>146999999717.128</text:p>
              </table:table-cell>
              <table:table-cell office:value-type="float" office:value="9023.33999423123">
                <text:p>9023.339994231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999999715.261">
                <text:p>146999999715.261</text:p>
              </table:table-cell>
              <table:table-cell office:value-type="float" office:value="9053.11999417393">
                <text:p>9053.119994173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999999713.388">
                <text:p>146999999713.388</text:p>
              </table:table-cell>
              <table:table-cell office:value-type="float" office:value="9082.89999411624">
                <text:p>9082.899994116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999999711.508">
                <text:p>146999999711.508</text:p>
              </table:table-cell>
              <table:table-cell office:value-type="float" office:value="9112.67999405818">
                <text:p>9112.679994058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999999709.623">
                <text:p>146999999709.623</text:p>
              </table:table-cell>
              <table:table-cell office:value-type="float" office:value="9142.45999399974">
                <text:p>9142.459993999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6999999707.731">
                <text:p>146999999707.731</text:p>
              </table:table-cell>
              <table:table-cell office:value-type="float" office:value="9172.23999394091">
                <text:p>9172.23999394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999999705.833">
                <text:p>146999999705.833</text:p>
              </table:table-cell>
              <table:table-cell office:value-type="float" office:value="9202.0199938817">
                <text:p>9202.01999388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999999703.929">
                <text:p>146999999703.929</text:p>
              </table:table-cell>
              <table:table-cell office:value-type="float" office:value="9231.79999382211">
                <text:p>9231.799993822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999999702.019">
                <text:p>146999999702.019</text:p>
              </table:table-cell>
              <table:table-cell office:value-type="float" office:value="9261.57999376213">
                <text:p>9261.579993762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999999700.103">
                <text:p>146999999700.103</text:p>
              </table:table-cell>
              <table:table-cell office:value-type="float" office:value="9291.35999370176">
                <text:p>9291.359993701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999999698.18">
                <text:p>146999999698.18</text:p>
              </table:table-cell>
              <table:table-cell office:value-type="float" office:value="9321.13999364101">
                <text:p>9321.13999364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999999696.252">
                <text:p>146999999696.252</text:p>
              </table:table-cell>
              <table:table-cell office:value-type="float" office:value="9350.91999357987">
                <text:p>9350.919993579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6999999694.317">
                <text:p>146999999694.317</text:p>
              </table:table-cell>
              <table:table-cell office:value-type="float" office:value="9380.69999351833">
                <text:p>9380.699993518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6999999692.376">
                <text:p>146999999692.376</text:p>
              </table:table-cell>
              <table:table-cell office:value-type="float" office:value="9410.4799934564">
                <text:p>9410.4799934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6999999690.429">
                <text:p>146999999690.429</text:p>
              </table:table-cell>
              <table:table-cell office:value-type="float" office:value="9440.25999339408">
                <text:p>9440.259993394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999999688.476">
                <text:p>146999999688.476</text:p>
              </table:table-cell>
              <table:table-cell office:value-type="float" office:value="9470.03999333137">
                <text:p>9470.03999333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999999686.517">
                <text:p>146999999686.517</text:p>
              </table:table-cell>
              <table:table-cell office:value-type="float" office:value="9499.81999326826">
                <text:p>9499.819993268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999999684.551">
                <text:p>146999999684.551</text:p>
              </table:table-cell>
              <table:table-cell office:value-type="float" office:value="9529.59999320475">
                <text:p>9529.599993204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999999682.58">
                <text:p>146999999682.58</text:p>
              </table:table-cell>
              <table:table-cell office:value-type="float" office:value="9559.37999314084">
                <text:p>9559.379993140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6999999680.602">
                <text:p>146999999680.602</text:p>
              </table:table-cell>
              <table:table-cell office:value-type="float" office:value="9589.15999307654">
                <text:p>9589.159993076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6999999678.618">
                <text:p>146999999678.618</text:p>
              </table:table-cell>
              <table:table-cell office:value-type="float" office:value="9618.93999301183">
                <text:p>9618.939993011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6999999676.628">
                <text:p>146999999676.628</text:p>
              </table:table-cell>
              <table:table-cell office:value-type="float" office:value="9648.71999294673">
                <text:p>9648.719992946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999999674.632">
                <text:p>146999999674.632</text:p>
              </table:table-cell>
              <table:table-cell office:value-type="float" office:value="9678.49999288122">
                <text:p>9678.499992881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999999672.63">
                <text:p>146999999672.63</text:p>
              </table:table-cell>
              <table:table-cell office:value-type="float" office:value="9708.2799928153">
                <text:p>9708.2799928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999999670.621">
                <text:p>146999999670.621</text:p>
              </table:table-cell>
              <table:table-cell office:value-type="float" office:value="9738.05999274898">
                <text:p>9738.059992748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999999668.607">
                <text:p>146999999668.607</text:p>
              </table:table-cell>
              <table:table-cell office:value-type="float" office:value="9767.83999268226">
                <text:p>9767.83999268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999999666.586">
                <text:p>146999999666.586</text:p>
              </table:table-cell>
              <table:table-cell office:value-type="float" office:value="9797.61999261512">
                <text:p>9797.619992615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999999664.559">
                <text:p>146999999664.559</text:p>
              </table:table-cell>
              <table:table-cell office:value-type="float" office:value="9827.39999254758">
                <text:p>9827.399992547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999999662.526">
                <text:p>146999999662.526</text:p>
              </table:table-cell>
              <table:table-cell office:value-type="float" office:value="9857.17999247962">
                <text:p>9857.179992479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999999660.487">
                <text:p>146999999660.487</text:p>
              </table:table-cell>
              <table:table-cell office:value-type="float" office:value="9886.95999241125">
                <text:p>9886.95999241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999999658.442">
                <text:p>146999999658.442</text:p>
              </table:table-cell>
              <table:table-cell office:value-type="float" office:value="9916.73999234247">
                <text:p>9916.739992342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999999656.391">
                <text:p>146999999656.391</text:p>
              </table:table-cell>
              <table:table-cell office:value-type="float" office:value="9946.51999227328">
                <text:p>9946.519992273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999999654.333">
                <text:p>146999999654.333</text:p>
              </table:table-cell>
              <table:table-cell office:value-type="float" office:value="9976.29999220367">
                <text:p>9976.299992203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999999652.269">
                <text:p>146999999652.269</text:p>
              </table:table-cell>
              <table:table-cell office:value-type="float" office:value="10006.0799921336">
                <text:p>10006.07999213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999999650.2">
                <text:p>146999999650.2</text:p>
              </table:table-cell>
              <table:table-cell office:value-type="float" office:value="10035.8599920632">
                <text:p>10035.85999206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999999648.124">
                <text:p>146999999648.124</text:p>
              </table:table-cell>
              <table:table-cell office:value-type="float" office:value="10065.6399919923">
                <text:p>10065.63999199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999999646.041">
                <text:p>146999999646.041</text:p>
              </table:table-cell>
              <table:table-cell office:value-type="float" office:value="10095.419991921">
                <text:p>10095.419991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999999643.953">
                <text:p>146999999643.953</text:p>
              </table:table-cell>
              <table:table-cell office:value-type="float" office:value="10125.1999918493">
                <text:p>10125.19999184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999999641.859">
                <text:p>146999999641.859</text:p>
              </table:table-cell>
              <table:table-cell office:value-type="float" office:value="10154.9799917772">
                <text:p>10154.97999177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999999639.758">
                <text:p>146999999639.758</text:p>
              </table:table-cell>
              <table:table-cell office:value-type="float" office:value="10184.7599917047">
                <text:p>10184.75999170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999999637.652">
                <text:p>146999999637.652</text:p>
              </table:table-cell>
              <table:table-cell office:value-type="float" office:value="10214.5399916317">
                <text:p>10214.53999163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999999635.539">
                <text:p>146999999635.539</text:p>
              </table:table-cell>
              <table:table-cell office:value-type="float" office:value="10244.3199915583">
                <text:p>10244.31999155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999999633.42">
                <text:p>146999999633.42</text:p>
              </table:table-cell>
              <table:table-cell office:value-type="float" office:value="10274.0999914844">
                <text:p>10274.09999148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999999631.295">
                <text:p>146999999631.295</text:p>
              </table:table-cell>
              <table:table-cell office:value-type="float" office:value="10303.8799914102">
                <text:p>10303.87999141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999999629.163">
                <text:p>146999999629.163</text:p>
              </table:table-cell>
              <table:table-cell office:value-type="float" office:value="10333.6599913355">
                <text:p>10333.65999133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999999627.026">
                <text:p>146999999627.026</text:p>
              </table:table-cell>
              <table:table-cell office:value-type="float" office:value="10363.4399912604">
                <text:p>10363.43999126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999999624.883">
                <text:p>146999999624.883</text:p>
              </table:table-cell>
              <table:table-cell office:value-type="float" office:value="10393.2199911848">
                <text:p>10393.21999118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999999622.733">
                <text:p>146999999622.733</text:p>
              </table:table-cell>
              <table:table-cell office:value-type="float" office:value="10422.9999911088">
                <text:p>10422.99999110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999999620.577">
                <text:p>146999999620.577</text:p>
              </table:table-cell>
              <table:table-cell office:value-type="float" office:value="10452.7799910324">
                <text:p>10452.77999103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999999618.415">
                <text:p>146999999618.415</text:p>
              </table:table-cell>
              <table:table-cell office:value-type="float" office:value="10482.5599909555">
                <text:p>10482.55999095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999999616.247">
                <text:p>146999999616.247</text:p>
              </table:table-cell>
              <table:table-cell office:value-type="float" office:value="10512.3399908782">
                <text:p>10512.33999087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999999614.073">
                <text:p>146999999614.073</text:p>
              </table:table-cell>
              <table:table-cell office:value-type="float" office:value="10542.1199908005">
                <text:p>10542.1199908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999999611.892">
                <text:p>146999999611.892</text:p>
              </table:table-cell>
              <table:table-cell office:value-type="float" office:value="10571.8999907223">
                <text:p>10571.89999072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999999609.706">
                <text:p>146999999609.706</text:p>
              </table:table-cell>
              <table:table-cell office:value-type="float" office:value="10601.6799906437">
                <text:p>10601.67999064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999999607.513">
                <text:p>146999999607.513</text:p>
              </table:table-cell>
              <table:table-cell office:value-type="float" office:value="10631.4599905646">
                <text:p>10631.45999056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99999605.314">
                <text:p>146999999605.314</text:p>
              </table:table-cell>
              <table:table-cell office:value-type="float" office:value="10661.2399904851">
                <text:p>10661.23999048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999999603.109">
                <text:p>146999999603.109</text:p>
              </table:table-cell>
              <table:table-cell office:value-type="float" office:value="10691.0199904051">
                <text:p>10691.01999040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6999999600.898">
                <text:p>146999999600.898</text:p>
              </table:table-cell>
              <table:table-cell office:value-type="float" office:value="10720.7999903247">
                <text:p>10720.79999032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999999598.681">
                <text:p>146999999598.681</text:p>
              </table:table-cell>
              <table:table-cell office:value-type="float" office:value="10750.5799902439">
                <text:p>10750.57999024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999999596.458">
                <text:p>146999999596.458</text:p>
              </table:table-cell>
              <table:table-cell office:value-type="float" office:value="10780.3599901626">
                <text:p>10780.3599901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999999594.228">
                <text:p>146999999594.228</text:p>
              </table:table-cell>
              <table:table-cell office:value-type="float" office:value="10810.1399900808">
                <text:p>10810.1399900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515cm" svg:height="7cm" chart:class="chart:line" chart:style-name="ch1">
        <chart:plot-area chart:style-name="ch2" table:cell-range-address="Sheet2.A1:Sheet2.A365" chart:data-source-has-labels="row" svg:x="0.17cm" svg:y="0.14cm" svg:width="8.175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365" chart:label-cell-address="Sheet2.A1:Sheet2.A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A1:Sheet2.A1"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000000000">
                <text:p text:id="Sheet2.A2:Sheet2.A365">1470000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999999999.994">
                <text:p>146999999999.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999999999.982">
                <text:p>146999999999.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999999999.963">
                <text:p>146999999999.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999999999.939">
                <text:p>146999999999.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999999999.908">
                <text:p>146999999999.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999999999.871">
                <text:p>146999999999.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999999999.828">
                <text:p>146999999999.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999999999.779">
                <text:p>146999999999.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999999999.724">
                <text:p>146999999999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999999999.662">
                <text:p>146999999999.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999999999.595">
                <text:p>146999999999.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999999999.521">
                <text:p>146999999999.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999999999.441">
                <text:p>146999999999.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999999999.355">
                <text:p>146999999999.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999999999.263">
                <text:p>146999999999.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999999999.165">
                <text:p>146999999999.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999999999.06">
                <text:p>146999999999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999999998.95">
                <text:p>146999999998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999999998.833">
                <text:p>146999999998.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999999998.71">
                <text:p>146999999998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999999998.581">
                <text:p>146999999998.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999999998.446">
                <text:p>146999999998.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999999998.305">
                <text:p>146999999998.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999999998.157">
                <text:p>146999999998.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999999998.004">
                <text:p>146999999998.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999999997.844">
                <text:p>146999999997.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999999997.678">
                <text:p>146999999997.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999999997.506">
                <text:p>146999999997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999999997.328">
                <text:p>146999999997.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999999997.144">
                <text:p>146999999997.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999999996.954">
                <text:p>146999999996.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999999996.757">
                <text:p>146999999996.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999999996.554">
                <text:p>146999999996.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999999996.346">
                <text:p>146999999996.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999999996.131">
                <text:p>146999999996.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999999995.91">
                <text:p>146999999995.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99999995.682">
                <text:p>146999999995.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999999995.449">
                <text:p>146999999995.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999999995.209">
                <text:p>146999999995.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99999994.964">
                <text:p>146999999994.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999999994.712">
                <text:p>146999999994.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999999994.454">
                <text:p>146999999994.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999999994.19">
                <text:p>146999999994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999999993.92">
                <text:p>146999999993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999999993.643">
                <text:p>146999999993.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999999993.361">
                <text:p>146999999993.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999999993.072">
                <text:p>146999999993.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999999992.777">
                <text:p>146999999992.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999999992.476">
                <text:p>146999999992.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999999992.169">
                <text:p>146999999992.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999999991.856">
                <text:p>146999999991.8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999999991.536">
                <text:p>146999999991.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999999991.211">
                <text:p>146999999991.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999999990.879">
                <text:p>146999999990.8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999999990.541">
                <text:p>146999999990.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999999990.198">
                <text:p>146999999990.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999999989.847">
                <text:p>146999999989.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999999989.491">
                <text:p>146999999989.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999999989.129">
                <text:p>146999999989.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999999988.76">
                <text:p>146999999988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999999988.386">
                <text:p>146999999988.3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999999988.005">
                <text:p>146999999988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999999987.618">
                <text:p>146999999987.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999999987.225">
                <text:p>146999999987.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999999986.826">
                <text:p>146999999986.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999999986.42">
                <text:p>146999999986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999999986.009">
                <text:p>146999999986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999999985.591">
                <text:p>146999999985.5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999999985.167">
                <text:p>146999999985.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999999984.737">
                <text:p>146999999984.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999999984.301">
                <text:p>146999999984.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999999983.859">
                <text:p>146999999983.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999999983.411">
                <text:p>146999999983.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999999982.956">
                <text:p>146999999982.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999999982.496">
                <text:p>146999999982.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999999982.029">
                <text:p>146999999982.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999999981.556">
                <text:p>146999999981.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999999981.077">
                <text:p>146999999981.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999999980.592">
                <text:p>146999999980.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999999980.1">
                <text:p>14699999998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999999979.603">
                <text:p>146999999979.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999999979.099">
                <text:p>146999999979.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999999978.589">
                <text:p>146999999978.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999999978.073">
                <text:p>146999999978.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999999977.551">
                <text:p>146999999977.5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999999977.023">
                <text:p>146999999977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999999976.489">
                <text:p>146999999976.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999999975.948">
                <text:p>146999999975.9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999999975.402">
                <text:p>146999999975.4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999999974.849">
                <text:p>146999999974.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999999974.29">
                <text:p>146999999974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999999973.725">
                <text:p>146999999973.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999999973.154">
                <text:p>146999999973.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999999972.576">
                <text:p>146999999972.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999999971.993">
                <text:p>146999999971.9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999999971.403">
                <text:p>146999999971.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999999970.807">
                <text:p>146999999970.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999999970.206">
                <text:p>146999999970.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999999969.598">
                <text:p>146999999969.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999999968.983">
                <text:p>146999999968.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999999968.363">
                <text:p>146999999968.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999999967.737">
                <text:p>146999999967.7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999999967.104">
                <text:p>146999999967.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999999966.465">
                <text:p>146999999966.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999999965.82">
                <text:p>146999999965.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999999965.169">
                <text:p>146999999965.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999999964.512">
                <text:p>146999999964.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999999963.849">
                <text:p>146999999963.8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999999963.179">
                <text:p>146999999963.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999999962.504">
                <text:p>146999999962.5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999999961.822">
                <text:p>146999999961.8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999999961.134">
                <text:p>146999999961.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999999960.44">
                <text:p>146999999960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999999959.74">
                <text:p>146999999959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999999959.033">
                <text:p>146999999959.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999999958.321">
                <text:p>146999999958.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999999957.602">
                <text:p>146999999957.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999999956.878">
                <text:p>146999999956.8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999999956.147">
                <text:p>146999999956.1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999999955.41">
                <text:p>146999999955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999999954.667">
                <text:p>146999999954.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999999953.917">
                <text:p>146999999953.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999999953.162">
                <text:p>146999999953.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999999952.4">
                <text:p>146999999952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999999951.632">
                <text:p>146999999951.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999999950.859">
                <text:p>146999999950.8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999999950.079">
                <text:p>146999999950.0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999999949.292">
                <text:p>146999999949.2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999999948.5">
                <text:p>14699999994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999999947.702">
                <text:p>146999999947.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99999946.897">
                <text:p>146999999946.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999999946.086">
                <text:p>146999999946.0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999999945.269">
                <text:p>146999999945.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999999944.446">
                <text:p>146999999944.4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999999943.617">
                <text:p>146999999943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999999942.782">
                <text:p>146999999942.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999999941.94">
                <text:p>146999999941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999999941.093">
                <text:p>146999999941.0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999999940.239">
                <text:p>146999999940.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999999939.379">
                <text:p>146999999939.3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999999938.513">
                <text:p>146999999938.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999999937.641">
                <text:p>146999999937.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999999936.763">
                <text:p>146999999936.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999999935.878">
                <text:p>146999999935.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999999934.988">
                <text:p>146999999934.9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999999934.091">
                <text:p>146999999934.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999999933.188">
                <text:p>146999999933.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999999932.279">
                <text:p>146999999932.2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999999931.364">
                <text:p>146999999931.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999999930.443">
                <text:p>146999999930.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999999929.515">
                <text:p>146999999929.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999999928.582">
                <text:p>146999999928.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999999927.642">
                <text:p>146999999927.6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999999926.696">
                <text:p>146999999926.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999999925.744">
                <text:p>146999999925.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999999924.786">
                <text:p>146999999924.7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999999923.822">
                <text:p>146999999923.8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999999922.851">
                <text:p>146999999922.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999999921.875">
                <text:p>146999999921.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999999920.892">
                <text:p>146999999920.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999999919.903">
                <text:p>146999999919.9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999999918.908">
                <text:p>146999999918.9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999999917.907">
                <text:p>146999999917.9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999999916.9">
                <text:p>146999999916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999999915.886">
                <text:p>146999999915.8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6999999914.867">
                <text:p>146999999914.8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999999913.841">
                <text:p>146999999913.8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999999912.809">
                <text:p>146999999912.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999999911.771">
                <text:p>146999999911.7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999999910.727">
                <text:p>146999999910.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999999909.677">
                <text:p>146999999909.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999999908.621">
                <text:p>146999999908.6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999999907.558">
                <text:p>146999999907.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999999906.489">
                <text:p>146999999906.4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999999905.414">
                <text:p>146999999905.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999999904.334">
                <text:p>146999999904.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999999903.246">
                <text:p>146999999903.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6999999902.153">
                <text:p>146999999902.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999999901.054">
                <text:p>146999999901.0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999999899.948">
                <text:p>146999999899.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999999898.837">
                <text:p>146999999898.8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999999897.719">
                <text:p>146999999897.7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999999896.595">
                <text:p>146999999896.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999999895.465">
                <text:p>146999999895.4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999999894.328">
                <text:p>146999999894.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999999893.186">
                <text:p>146999999893.1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999999892.037">
                <text:p>146999999892.0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999999890.883">
                <text:p>146999999890.8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999999889.722">
                <text:p>146999999889.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999999888.555">
                <text:p>146999999888.5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999999887.382">
                <text:p>146999999887.3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999999886.203">
                <text:p>146999999886.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999999885.017">
                <text:p>146999999885.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999999883.826">
                <text:p>146999999883.8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999999882.628">
                <text:p>146999999882.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999999881.424">
                <text:p>146999999881.4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999999880.214">
                <text:p>146999999880.2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999999878.998">
                <text:p>146999999878.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999999877.776">
                <text:p>146999999877.7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999999876.547">
                <text:p>146999999876.5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999999875.313">
                <text:p>146999999875.3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999999874.072">
                <text:p>146999999874.0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999999872.826">
                <text:p>146999999872.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999999871.573">
                <text:p>146999999871.5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999999870.313">
                <text:p>146999999870.3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999999869.048">
                <text:p>146999999869.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999999867.777">
                <text:p>146999999867.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999999866.499">
                <text:p>146999999866.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999999865.216">
                <text:p>146999999865.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999999863.926">
                <text:p>146999999863.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999999862.63">
                <text:p>146999999862.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999999861.328">
                <text:p>146999999861.3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999999860.02">
                <text:p>14699999986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999999858.705">
                <text:p>146999999858.7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999999857.385">
                <text:p>146999999857.3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999999856.058">
                <text:p>146999999856.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999999854.725">
                <text:p>146999999854.7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999999853.386">
                <text:p>146999999853.3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999999852.041">
                <text:p>146999999852.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999999850.69">
                <text:p>146999999850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999999849.333">
                <text:p>146999999849.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999999847.969">
                <text:p>146999999847.9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999999846.6">
                <text:p>146999999846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6999999845.224">
                <text:p>146999999845.2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999999843.842">
                <text:p>146999999843.8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999999842.454">
                <text:p>146999999842.4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999999841.06">
                <text:p>146999999841.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999999839.659">
                <text:p>146999999839.6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999999838.253">
                <text:p>146999999838.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999999836.84">
                <text:p>146999999836.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999999835.421">
                <text:p>146999999835.4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999999833.996">
                <text:p>146999999833.9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6999999832.565">
                <text:p>146999999832.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999999831.128">
                <text:p>146999999831.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999999829.685">
                <text:p>146999999829.6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999999828.235">
                <text:p>146999999828.2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999999826.78">
                <text:p>146999999826.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6999999825.318">
                <text:p>146999999825.3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999999823.85">
                <text:p>146999999823.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999999822.376">
                <text:p>146999999822.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999999820.896">
                <text:p>146999999820.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999999819.409">
                <text:p>146999999819.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999999817.917">
                <text:p>146999999817.9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999999816.418">
                <text:p>146999999816.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999999814.913">
                <text:p>146999999814.9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999999813.403">
                <text:p>146999999813.4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999999811.885">
                <text:p>146999999811.8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999999810.362">
                <text:p>146999999810.3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999999808.833">
                <text:p>146999999808.8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999999807.297">
                <text:p>146999999807.2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999999805.756">
                <text:p>146999999805.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999999804.208">
                <text:p>146999999804.2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999999802.654">
                <text:p>146999999802.6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99999801.094">
                <text:p>146999999801.0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999999799.528">
                <text:p>146999999799.5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6999999797.956">
                <text:p>146999999797.9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999999796.377">
                <text:p>146999999796.3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999999794.792">
                <text:p>146999999794.7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999999793.202">
                <text:p>146999999793.2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999999791.605">
                <text:p>146999999791.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999999790.002">
                <text:p>146999999790.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99999788.393">
                <text:p>146999999788.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999999786.777">
                <text:p>146999999786.7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999999785.156">
                <text:p>146999999785.1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999999783.528">
                <text:p>146999999783.5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999999781.894">
                <text:p>146999999781.8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999999780.255">
                <text:p>146999999780.2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999999778.609">
                <text:p>146999999778.6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999999776.956">
                <text:p>146999999776.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999999775.298">
                <text:p>146999999775.2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999999773.634">
                <text:p>146999999773.6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999999771.963">
                <text:p>146999999771.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999999770.286">
                <text:p>146999999770.2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999999768.603">
                <text:p>146999999768.6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999999766.914">
                <text:p>146999999766.9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999999765.219">
                <text:p>146999999765.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999999763.518">
                <text:p>146999999763.5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999999761.81">
                <text:p>146999999761.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999999760.097">
                <text:p>146999999760.0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999999758.377">
                <text:p>146999999758.3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999999756.651">
                <text:p>146999999756.6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999999754.919">
                <text:p>146999999754.9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999999753.181">
                <text:p>146999999753.1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999999751.437">
                <text:p>146999999751.4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999999749.686">
                <text:p>146999999749.6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999999747.93">
                <text:p>146999999747.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999999746.167">
                <text:p>146999999746.1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999999744.398">
                <text:p>146999999744.3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999999742.623">
                <text:p>146999999742.6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999999740.842">
                <text:p>146999999740.8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999999739.055">
                <text:p>146999999739.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999999737.261">
                <text:p>146999999737.2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999999735.462">
                <text:p>146999999735.4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999999733.656">
                <text:p>146999999733.6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999999731.844">
                <text:p>146999999731.8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999999730.026">
                <text:p>146999999730.0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999999728.202">
                <text:p>146999999728.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999999726.372">
                <text:p>146999999726.3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999999724.535">
                <text:p>146999999724.5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999999722.693">
                <text:p>146999999722.6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999999720.844">
                <text:p>146999999720.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999999718.989">
                <text:p>146999999718.9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999999717.128">
                <text:p>146999999717.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999999715.261">
                <text:p>146999999715.2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999999713.388">
                <text:p>146999999713.3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999999711.508">
                <text:p>146999999711.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999999709.623">
                <text:p>146999999709.6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6999999707.731">
                <text:p>146999999707.7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999999705.833">
                <text:p>146999999705.8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999999703.929">
                <text:p>146999999703.9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999999702.019">
                <text:p>146999999702.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999999700.103">
                <text:p>146999999700.1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999999698.18">
                <text:p>146999999698.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999999696.252">
                <text:p>146999999696.2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6999999694.317">
                <text:p>146999999694.3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6999999692.376">
                <text:p>146999999692.3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6999999690.429">
                <text:p>146999999690.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999999688.476">
                <text:p>146999999688.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999999686.517">
                <text:p>146999999686.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999999684.551">
                <text:p>146999999684.5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999999682.58">
                <text:p>146999999682.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6999999680.602">
                <text:p>146999999680.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6999999678.618">
                <text:p>146999999678.6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6999999676.628">
                <text:p>146999999676.6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999999674.632">
                <text:p>146999999674.6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999999672.63">
                <text:p>146999999672.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999999670.621">
                <text:p>146999999670.6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999999668.607">
                <text:p>146999999668.6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999999666.586">
                <text:p>146999999666.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999999664.559">
                <text:p>146999999664.5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999999662.526">
                <text:p>146999999662.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999999660.487">
                <text:p>146999999660.4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999999658.442">
                <text:p>146999999658.4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999999656.391">
                <text:p>146999999656.3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999999654.333">
                <text:p>146999999654.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999999652.269">
                <text:p>146999999652.2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999999650.2">
                <text:p>146999999650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999999648.124">
                <text:p>146999999648.1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999999646.041">
                <text:p>146999999646.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999999643.953">
                <text:p>146999999643.9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999999641.859">
                <text:p>146999999641.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999999639.758">
                <text:p>146999999639.7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999999637.652">
                <text:p>146999999637.6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999999635.539">
                <text:p>146999999635.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999999633.42">
                <text:p>146999999633.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999999631.295">
                <text:p>146999999631.2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999999629.163">
                <text:p>146999999629.1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999999627.026">
                <text:p>146999999627.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999999624.883">
                <text:p>146999999624.8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999999622.733">
                <text:p>146999999622.7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999999620.577">
                <text:p>146999999620.5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999999618.415">
                <text:p>146999999618.4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999999616.247">
                <text:p>146999999616.2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999999614.073">
                <text:p>146999999614.0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999999611.892">
                <text:p>146999999611.8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999999609.706">
                <text:p>146999999609.7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999999607.513">
                <text:p>146999999607.5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99999605.314">
                <text:p>146999999605.3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999999603.109">
                <text:p>146999999603.1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6999999600.898">
                <text:p>146999999600.8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999999598.681">
                <text:p>146999999598.6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999999596.458">
                <text:p>146999999596.4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999999594.228">
                <text:p>146999999594.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356cm" svg:height="7cm" chart:class="chart:line" chart:style-name="ch1">
        <chart:plot-area chart:style-name="ch2" table:cell-range-address="Sheet2.B1:Sheet2.B365" chart:data-source-has-labels="row" svg:x="0.167cm" svg:y="0.14cm" svg:width="8.022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65" chart:label-cell-address="Sheet2.B1:Sheet2.B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:Sheet2.B1"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B2:Sheet2.B3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599999999988">
                <text:p>59.5599999999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339999999995">
                <text:p>89.33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119999999988">
                <text:p>119.11999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899999999975">
                <text:p>148.899999999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.679999999956">
                <text:p>178.679999999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.45999999993">
                <text:p>208.4599999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.239999999896">
                <text:p>238.23999999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.019999999851">
                <text:p>268.019999999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.799999999795">
                <text:p>297.799999999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.579999999726">
                <text:p>327.579999999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.359999999644">
                <text:p>357.359999999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.139999999547">
                <text:p>387.139999999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.919999999434">
                <text:p>416.919999999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.699999999303">
                <text:p>446.699999999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6.479999999154">
                <text:p>476.479999999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6.259999998985">
                <text:p>506.259999998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6.039999998794">
                <text:p>536.039999998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5.819999998582">
                <text:p>565.819999998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5.599999998345">
                <text:p>595.599999998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5.379999998084">
                <text:p>625.379999998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5.159999997797">
                <text:p>655.159999997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4.939999997482">
                <text:p>684.939999997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.719999997138">
                <text:p>714.719999997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4.499999996765">
                <text:p>744.499999996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4.279999996361">
                <text:p>774.279999996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4.059999995924">
                <text:p>804.059999995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3.839999995454">
                <text:p>833.839999995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3.619999994949">
                <text:p>863.619999994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3.399999994407">
                <text:p>893.399999994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3.179999993829">
                <text:p>923.179999993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2.959999993212">
                <text:p>952.959999993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2.739999992555">
                <text:p>982.739999992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2.51999999186">
                <text:p>1012.51999999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.29999999112">
                <text:p>1042.29999999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2.07999999033">
                <text:p>1072.0799999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1.8599999895">
                <text:p>1101.8599999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1.63999998863">
                <text:p>1131.63999998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1.41999998771">
                <text:p>1161.41999998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1.19999998674">
                <text:p>1191.19999998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0.97999998572">
                <text:p>1220.97999998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0.75999998465">
                <text:p>1250.75999998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0.53999998352">
                <text:p>1280.53999998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0.31999998234">
                <text:p>1310.31999998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0.09999998111">
                <text:p>1340.09999998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69.87999997982">
                <text:p>1369.87999997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9.65999997848">
                <text:p>1399.65999997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9.43999997708">
                <text:p>1429.43999997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9.21999997561">
                <text:p>1459.21999997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8.99999997409">
                <text:p>1488.99999997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8.7799999725">
                <text:p>1518.7799999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.55999997085">
                <text:p>1548.55999997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8.33999996914">
                <text:p>1578.3399999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8.11999996736">
                <text:p>1608.119999967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37.89999996551">
                <text:p>1637.89999996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7.67999996359">
                <text:p>1667.67999996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7.45999996161">
                <text:p>1697.45999996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27.23999995955">
                <text:p>1727.23999995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7.01999995742">
                <text:p>1757.01999995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6.79999995522">
                <text:p>1786.79999995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6.57999995294">
                <text:p>1816.57999995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46.35999995059">
                <text:p>1846.359999950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76.13999994816">
                <text:p>1876.13999994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05.91999994565">
                <text:p>1905.91999994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5.69999994306">
                <text:p>1935.69999994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.47999994039">
                <text:p>1965.47999994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5.25999993764">
                <text:p>1995.25999993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25.03999993481">
                <text:p>2025.03999993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4.81999993189">
                <text:p>2054.81999993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4.59999992889">
                <text:p>2084.59999992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4.37999992579">
                <text:p>2114.379999925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4.15999992261">
                <text:p>2144.15999992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73.93999991934">
                <text:p>2173.93999991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03.71999991598">
                <text:p>2203.71999991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33.49999991253">
                <text:p>2233.49999991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63.27999990898">
                <text:p>2263.27999990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3.05999990534">
                <text:p>2293.059999905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22.83999990161">
                <text:p>2322.83999990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52.61999989777">
                <text:p>2352.61999989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82.39999989384">
                <text:p>2382.39999989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12.17999988981">
                <text:p>2412.17999988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1.95999988568">
                <text:p>2441.959999885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1.73999988144">
                <text:p>2471.73999988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1.51999987711">
                <text:p>2501.51999987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31.29999987266">
                <text:p>2531.29999987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1.07999986811">
                <text:p>2561.079999868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90.85999986346">
                <text:p>2590.85999986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20.6399998587">
                <text:p>2620.6399998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50.41999985383">
                <text:p>2650.419999853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80.19999984884">
                <text:p>2680.19999984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09.97999984375">
                <text:p>2709.9799998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39.75999983854">
                <text:p>2739.759999838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69.53999983321">
                <text:p>2769.53999983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99.31999982778">
                <text:p>2799.31999982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29.09999982222">
                <text:p>2829.0999998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58.87999981655">
                <text:p>2858.879999816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88.65999981075">
                <text:p>2888.65999981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18.43999980484">
                <text:p>2918.43999980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48.2199997988">
                <text:p>2948.2199997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77.99999979265">
                <text:p>2977.99999979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7.77999978636">
                <text:p>3007.779999786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37.55999977995">
                <text:p>3037.55999977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67.33999977342">
                <text:p>3067.33999977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97.11999976675">
                <text:p>3097.11999976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26.89999975996">
                <text:p>3126.89999975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56.67999975303">
                <text:p>3156.679999753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86.45999974598">
                <text:p>3186.459999745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16.23999973879">
                <text:p>3216.23999973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46.01999973147">
                <text:p>3246.01999973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75.79999972401">
                <text:p>3275.799999724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05.57999971641">
                <text:p>3305.57999971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35.35999970868">
                <text:p>3335.359999708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65.1399997008">
                <text:p>3365.1399997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94.91999969279">
                <text:p>3394.919999692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24.69999968463">
                <text:p>3424.69999968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4.47999967633">
                <text:p>3454.4799996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84.25999966789">
                <text:p>3484.25999966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14.0399996593">
                <text:p>3514.0399996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3.81999965056">
                <text:p>3543.81999965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73.59999964168">
                <text:p>3573.599999641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03.37999963265">
                <text:p>3603.37999963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33.15999962346">
                <text:p>3633.15999962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62.93999961413">
                <text:p>3662.93999961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2.71999960464">
                <text:p>3692.71999960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22.49999959499">
                <text:p>3722.49999959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52.2799995852">
                <text:p>3752.27999958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82.05999957524">
                <text:p>3782.0599995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11.83999956513">
                <text:p>3811.839999565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41.61999955485">
                <text:p>3841.61999955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71.39999954442">
                <text:p>3871.39999954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01.17999953383">
                <text:p>3901.17999953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30.95999952307">
                <text:p>3930.95999952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60.73999951215">
                <text:p>3960.73999951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0.51999950106">
                <text:p>3990.519999501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20.29999948981">
                <text:p>4020.299999489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50.07999947838">
                <text:p>4050.079999478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9.85999946679">
                <text:p>4079.85999946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09.63999945503">
                <text:p>4109.639999455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39.4199994431">
                <text:p>4139.4199994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69.19999943099">
                <text:p>4169.199999430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98.97999941871">
                <text:p>4198.97999941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28.75999940625">
                <text:p>4228.7599994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58.53999939362">
                <text:p>4258.53999939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88.31999938081">
                <text:p>4288.31999938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18.09999936782">
                <text:p>4318.099999367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47.87999935465">
                <text:p>4347.879999354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77.6599993413">
                <text:p>4377.6599993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07.43999932776">
                <text:p>4407.439999327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37.21999931404">
                <text:p>4437.219999314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66.99999930014">
                <text:p>4466.99999930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96.77999928605">
                <text:p>4496.77999928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26.55999927177">
                <text:p>4526.559999271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56.3399992573">
                <text:p>4556.33999925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86.11999924264">
                <text:p>4586.11999924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15.89999922779">
                <text:p>4615.899999227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45.67999921275">
                <text:p>4645.67999921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75.45999919751">
                <text:p>4675.459999197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05.23999918208">
                <text:p>4705.239999182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35.01999916645">
                <text:p>4735.01999916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64.79999915062">
                <text:p>4764.79999915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94.57999913459">
                <text:p>4794.57999913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24.35999911837">
                <text:p>4824.359999118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54.13999910194">
                <text:p>4854.13999910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83.91999908531">
                <text:p>4883.919999085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13.69999906847">
                <text:p>4913.69999906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43.47999905143">
                <text:p>4943.479999051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73.25999903419">
                <text:p>4973.2599990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03.03999901673">
                <text:p>5003.03999901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32.81999899907">
                <text:p>5032.819998999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62.59999898119">
                <text:p>5062.59999898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92.37999896311">
                <text:p>5092.37999896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22.15999894481">
                <text:p>5122.15999894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51.9399989263">
                <text:p>5151.93999892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1.71999890757">
                <text:p>5181.71999890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11.49999888863">
                <text:p>5211.49999888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41.27999886947">
                <text:p>5241.27999886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71.05999885008">
                <text:p>5271.05999885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00.83999883048">
                <text:p>5300.839998830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30.61999881066">
                <text:p>5330.619998810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60.39999879062">
                <text:p>5360.399998790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0.17999877035">
                <text:p>5390.17999877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19.95999874985">
                <text:p>5419.959998749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49.73999872913">
                <text:p>5449.73999872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79.51999870818">
                <text:p>5479.51999870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09.29999868701">
                <text:p>5509.299998687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39.0799986656">
                <text:p>5539.07999866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68.85999864396">
                <text:p>5568.859998643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98.63999862209">
                <text:p>5598.63999862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28.41999859998">
                <text:p>5628.419998599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658.19999857764">
                <text:p>5658.199998577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87.97999855507">
                <text:p>5687.97999855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17.75999853225">
                <text:p>5717.75999853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47.5399985092">
                <text:p>5747.5399985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77.3199984859">
                <text:p>5777.31999848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07.09999846237">
                <text:p>5807.09999846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36.87999843859">
                <text:p>5836.879998438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66.65999841457">
                <text:p>5866.65999841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96.4399983903">
                <text:p>5896.4399983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26.21999836579">
                <text:p>5926.219998365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55.99999834103">
                <text:p>5955.99999834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85.77999831602">
                <text:p>5985.77999831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15.55999829076">
                <text:p>6015.55999829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45.33999826525">
                <text:p>6045.339998265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75.11999823949">
                <text:p>6075.11999823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04.89999821347">
                <text:p>6104.899998213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34.67999818719">
                <text:p>6134.679998187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64.45999816067">
                <text:p>6164.459998160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94.23999813388">
                <text:p>6194.239998133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24.01999810683">
                <text:p>6224.01999810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53.79999807953">
                <text:p>6253.799998079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83.57999805196">
                <text:p>6283.57999805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13.35999802413">
                <text:p>6313.35999802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43.13999799604">
                <text:p>6343.13999799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72.91999796768">
                <text:p>6372.919997967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02.69999793906">
                <text:p>6402.69999793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32.47999791017">
                <text:p>6432.47999791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62.25999788101">
                <text:p>6462.25999788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92.03999785158">
                <text:p>6492.039997851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21.81999782187">
                <text:p>6521.819997821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51.5999977919">
                <text:p>6551.59999779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81.37999776165">
                <text:p>6581.379997761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611.15999773113">
                <text:p>6611.15999773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640.93999770033">
                <text:p>6640.939997700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70.71999766925">
                <text:p>6670.719997669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00.4999976379">
                <text:p>6700.49999763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30.27999760626">
                <text:p>6730.279997606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60.05999757435">
                <text:p>6760.059997574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89.83999754215">
                <text:p>6789.839997542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19.61999750966">
                <text:p>6819.619997509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49.3999974769">
                <text:p>6849.39999747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79.17999744384">
                <text:p>6879.17999744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08.9599974105">
                <text:p>6908.9599974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38.73999737687">
                <text:p>6938.739997376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68.51999734295">
                <text:p>6968.51999734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98.29999730874">
                <text:p>6998.299997308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28.07999727424">
                <text:p>7028.079997274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57.85999723944">
                <text:p>7057.85999723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87.63999720435">
                <text:p>7087.639997204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17.41999716896">
                <text:p>7117.41999716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47.19999713327">
                <text:p>7147.199997133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76.97999709729">
                <text:p>7176.979997097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06.75999706101">
                <text:p>7206.75999706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36.53999702442">
                <text:p>7236.539997024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66.31999698753">
                <text:p>7266.31999698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96.09999695034">
                <text:p>7296.099996950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25.87999691285">
                <text:p>7325.87999691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55.65999687505">
                <text:p>7355.65999687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85.43999683694">
                <text:p>7385.439996836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15.21999679852">
                <text:p>7415.21999679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4.99999675979">
                <text:p>7444.99999675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74.77999672075">
                <text:p>7474.779996720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04.5599966814">
                <text:p>7504.55999668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34.33999664174">
                <text:p>7534.33999664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64.11999660176">
                <text:p>7564.11999660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93.89999656146">
                <text:p>7593.89999656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23.67999652085">
                <text:p>7623.67999652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53.45999647992">
                <text:p>7653.459996479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83.23999643867">
                <text:p>7683.239996438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13.0199963971">
                <text:p>7713.019996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742.7999963552">
                <text:p>7742.79999635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772.57999631298">
                <text:p>7772.57999631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02.35999627044">
                <text:p>7802.359996270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32.13999622757">
                <text:p>7832.139996227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61.91999618438">
                <text:p>7861.919996184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891.69999614085">
                <text:p>7891.69999614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21.479996097">
                <text:p>7921.4799960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51.25999605281">
                <text:p>7951.259996052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81.03999600829">
                <text:p>7981.039996008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010.81999596345">
                <text:p>8010.81999596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40.59999591826">
                <text:p>8040.599995918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070.37999587274">
                <text:p>8070.37999587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00.15999582688">
                <text:p>8100.159995826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29.93999578068">
                <text:p>8129.939995780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59.71999573415">
                <text:p>8159.71999573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89.49999568727">
                <text:p>8189.499995687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19.27999564005">
                <text:p>8219.279995640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49.05999559249">
                <text:p>8249.059995592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78.83999554458">
                <text:p>8278.839995544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08.61999549633">
                <text:p>8308.619995496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38.39999544772">
                <text:p>8338.399995447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68.17999539878">
                <text:p>8368.179995398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97.95999534948">
                <text:p>8397.959995349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27.73999529983">
                <text:p>8427.739995299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57.51999524982">
                <text:p>8457.51999524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87.29999519947">
                <text:p>8487.299995199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17.07999514876">
                <text:p>8517.07999514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46.85999509769">
                <text:p>8546.859995097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76.63999504627">
                <text:p>8576.639995046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06.41999499449">
                <text:p>8606.419994994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636.19999494235">
                <text:p>8636.199994942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665.97999488985">
                <text:p>8665.979994889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95.75999483699">
                <text:p>8695.759994836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725.53999478376">
                <text:p>8725.53999478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55.31999473017">
                <text:p>8755.319994730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785.09999467621">
                <text:p>8785.099994676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814.87999462189">
                <text:p>8814.87999462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44.65999456719">
                <text:p>8844.65999456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874.43999451213">
                <text:p>8874.439994512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04.2199944567">
                <text:p>8904.2199944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933.99999440089">
                <text:p>8933.999994400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963.77999434471">
                <text:p>8963.779994344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993.55999428816">
                <text:p>8993.55999428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023.33999423123">
                <text:p>9023.339994231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53.11999417393">
                <text:p>9053.119994173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82.89999411624">
                <text:p>9082.899994116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12.67999405818">
                <text:p>9112.679994058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142.45999399974">
                <text:p>9142.459993999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172.23999394091">
                <text:p>9172.23999394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02.0199938817">
                <text:p>9202.01999388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231.79999382211">
                <text:p>9231.799993822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261.57999376213">
                <text:p>9261.579993762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291.35999370176">
                <text:p>9291.359993701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321.13999364101">
                <text:p>9321.13999364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350.91999357987">
                <text:p>9350.919993579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380.69999351833">
                <text:p>9380.699993518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410.4799934564">
                <text:p>9410.4799934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440.25999339408">
                <text:p>9440.259993394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70.03999333137">
                <text:p>9470.03999333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499.81999326826">
                <text:p>9499.819993268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29.59999320475">
                <text:p>9529.599993204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559.37999314084">
                <text:p>9559.379993140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589.15999307654">
                <text:p>9589.159993076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618.93999301183">
                <text:p>9618.939993011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648.71999294673">
                <text:p>9648.719992946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678.49999288122">
                <text:p>9678.499992881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08.2799928153">
                <text:p>9708.2799928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738.05999274898">
                <text:p>9738.059992748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767.83999268226">
                <text:p>9767.83999268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797.61999261512">
                <text:p>9797.619992615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827.39999254758">
                <text:p>9827.399992547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857.17999247962">
                <text:p>9857.179992479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886.95999241125">
                <text:p>9886.95999241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916.73999234247">
                <text:p>9916.739992342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946.51999227328">
                <text:p>9946.519992273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76.29999220367">
                <text:p>9976.299992203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06.0799921336">
                <text:p>10006.07999213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35.8599920632">
                <text:p>10035.85999206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65.6399919923">
                <text:p>10065.63999199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95.419991921">
                <text:p>10095.419991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25.1999918493">
                <text:p>10125.19999184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54.9799917772">
                <text:p>10154.97999177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84.7599917047">
                <text:p>10184.75999170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214.5399916317">
                <text:p>10214.53999163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44.3199915583">
                <text:p>10244.31999155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74.0999914844">
                <text:p>10274.09999148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03.8799914102">
                <text:p>10303.87999141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333.6599913355">
                <text:p>10333.65999133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363.4399912604">
                <text:p>10363.43999126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393.2199911848">
                <text:p>10393.21999118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422.9999911088">
                <text:p>10422.99999110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452.7799910324">
                <text:p>10452.77999103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482.5599909555">
                <text:p>10482.55999095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512.3399908782">
                <text:p>10512.33999087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542.1199908005">
                <text:p>10542.1199908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571.8999907223">
                <text:p>10571.89999072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601.6799906437">
                <text:p>10601.67999064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631.4599905646">
                <text:p>10631.45999056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661.2399904851">
                <text:p>10661.23999048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691.0199904051">
                <text:p>10691.01999040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720.7999903247">
                <text:p>10720.79999032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750.5799902439">
                <text:p>10750.57999024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780.3599901626">
                <text:p>10780.35999016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810.1399900808">
                <text:p>10810.1399900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plot-area chart:style-name="ch2" table:cell-range-address="Sheet2.E1:Sheet2.E365" chart:data-source-has-labels="row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365" chart:label-cell-address="Sheet2.E1:Sheet2.E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:Sheet2.E1"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000000000">
                <text:p text:id="Sheet2.E2:Sheet2.E365">1470000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999999999.994">
                <text:p>146999999999.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999999999.982">
                <text:p>146999999999.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999999999.963">
                <text:p>146999999999.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999999999.939">
                <text:p>146999999999.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999999999.908">
                <text:p>146999999999.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999999999.871">
                <text:p>146999999999.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999999999.828">
                <text:p>146999999999.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999999999.779">
                <text:p>146999999999.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999999999.724">
                <text:p>146999999999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999999999.662">
                <text:p>146999999999.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999999999.595">
                <text:p>146999999999.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999999999.521">
                <text:p>146999999999.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999999999.441">
                <text:p>146999999999.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999999999.355">
                <text:p>146999999999.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999999999.263">
                <text:p>146999999999.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999999999.165">
                <text:p>146999999999.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999999999.06">
                <text:p>146999999999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999999998.95">
                <text:p>146999999998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999999998.833">
                <text:p>146999999998.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999999998.71">
                <text:p>146999999998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999999998.581">
                <text:p>146999999998.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999999998.446">
                <text:p>146999999998.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999999998.305">
                <text:p>146999999998.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999999998.157">
                <text:p>146999999998.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999999998.004">
                <text:p>146999999998.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999999997.844">
                <text:p>146999999997.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999999997.678">
                <text:p>146999999997.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999999997.506">
                <text:p>146999999997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999999997.328">
                <text:p>146999999997.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999999997.144">
                <text:p>146999999997.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999999996.954">
                <text:p>146999999996.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999999996.757">
                <text:p>146999999996.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999999996.554">
                <text:p>146999999996.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999999996.346">
                <text:p>146999999996.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999999996.131">
                <text:p>146999999996.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999999995.91">
                <text:p>146999999995.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99999995.682">
                <text:p>146999999995.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999999995.449">
                <text:p>146999999995.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999999995.209">
                <text:p>146999999995.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99999994.964">
                <text:p>146999999994.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999999994.712">
                <text:p>146999999994.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999999994.454">
                <text:p>146999999994.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999999994.19">
                <text:p>146999999994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999999993.92">
                <text:p>146999999993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999999993.643">
                <text:p>146999999993.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999999993.361">
                <text:p>146999999993.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999999993.072">
                <text:p>146999999993.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999999992.777">
                <text:p>146999999992.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999999992.476">
                <text:p>146999999992.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999999992.169">
                <text:p>146999999992.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999999991.856">
                <text:p>146999999991.8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999999991.536">
                <text:p>146999999991.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999999991.211">
                <text:p>146999999991.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999999990.879">
                <text:p>146999999990.8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999999990.541">
                <text:p>146999999990.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999999990.198">
                <text:p>146999999990.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999999989.847">
                <text:p>146999999989.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999999989.491">
                <text:p>146999999989.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999999989.129">
                <text:p>146999999989.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999999988.76">
                <text:p>146999999988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999999988.386">
                <text:p>146999999988.3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999999988.005">
                <text:p>146999999988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999999987.618">
                <text:p>146999999987.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999999987.225">
                <text:p>146999999987.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999999986.826">
                <text:p>146999999986.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999999986.42">
                <text:p>146999999986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999999986.009">
                <text:p>146999999986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999999985.591">
                <text:p>146999999985.5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999999985.167">
                <text:p>146999999985.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999999984.737">
                <text:p>146999999984.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999999984.301">
                <text:p>146999999984.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999999983.859">
                <text:p>146999999983.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999999983.411">
                <text:p>146999999983.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999999982.956">
                <text:p>146999999982.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999999982.496">
                <text:p>146999999982.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999999982.029">
                <text:p>146999999982.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999999981.556">
                <text:p>146999999981.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999999981.077">
                <text:p>146999999981.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999999980.592">
                <text:p>146999999980.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999999980.1">
                <text:p>14699999998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999999979.603">
                <text:p>146999999979.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999999979.099">
                <text:p>146999999979.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999999978.589">
                <text:p>146999999978.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999999978.073">
                <text:p>146999999978.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999999977.551">
                <text:p>146999999977.5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999999977.023">
                <text:p>146999999977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999999976.489">
                <text:p>146999999976.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999999975.948">
                <text:p>146999999975.9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999999975.402">
                <text:p>146999999975.4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999999974.849">
                <text:p>146999999974.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999999974.29">
                <text:p>146999999974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999999973.725">
                <text:p>146999999973.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999999973.154">
                <text:p>146999999973.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999999972.576">
                <text:p>146999999972.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999999971.993">
                <text:p>146999999971.9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999999971.403">
                <text:p>146999999971.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999999970.808">
                <text:p>146999999970.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999999970.206">
                <text:p>146999999970.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999999969.598">
                <text:p>146999999969.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999999968.983">
                <text:p>146999999968.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999999968.363">
                <text:p>146999999968.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999999967.737">
                <text:p>146999999967.7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999999967.104">
                <text:p>146999999967.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999999966.465">
                <text:p>146999999966.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999999965.82">
                <text:p>146999999965.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999999965.169">
                <text:p>146999999965.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999999964.512">
                <text:p>146999999964.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999999963.849">
                <text:p>146999999963.8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999999963.179">
                <text:p>146999999963.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999999962.504">
                <text:p>146999999962.5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999999961.822">
                <text:p>146999999961.8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999999961.134">
                <text:p>146999999961.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999999960.44">
                <text:p>146999999960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999999959.74">
                <text:p>146999999959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999999959.033">
                <text:p>146999999959.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999999958.321">
                <text:p>146999999958.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999999957.602">
                <text:p>146999999957.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999999956.878">
                <text:p>146999999956.8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999999956.147">
                <text:p>146999999956.1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999999955.41">
                <text:p>146999999955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999999954.667">
                <text:p>146999999954.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999999953.917">
                <text:p>146999999953.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999999953.162">
                <text:p>146999999953.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999999952.4">
                <text:p>146999999952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999999951.632">
                <text:p>146999999951.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999999950.859">
                <text:p>146999999950.8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999999950.079">
                <text:p>146999999950.0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999999949.292">
                <text:p>146999999949.2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999999948.5">
                <text:p>14699999994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999999947.702">
                <text:p>146999999947.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99999946.897">
                <text:p>146999999946.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999999946.086">
                <text:p>146999999946.0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999999945.269">
                <text:p>146999999945.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999999944.446">
                <text:p>146999999944.4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999999943.617">
                <text:p>146999999943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999999942.782">
                <text:p>146999999942.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999999941.941">
                <text:p>146999999941.9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999999941.093">
                <text:p>146999999941.0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999999940.239">
                <text:p>146999999940.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999999939.379">
                <text:p>146999999939.3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999999938.513">
                <text:p>146999999938.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999999937.641">
                <text:p>146999999937.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999999936.763">
                <text:p>146999999936.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999999935.878">
                <text:p>146999999935.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999999934.988">
                <text:p>146999999934.9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999999934.091">
                <text:p>146999999934.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999999933.188">
                <text:p>146999999933.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999999932.279">
                <text:p>146999999932.2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999999931.364">
                <text:p>146999999931.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999999930.443">
                <text:p>146999999930.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999999929.515">
                <text:p>146999999929.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999999928.582">
                <text:p>146999999928.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999999927.642">
                <text:p>146999999927.6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999999926.696">
                <text:p>146999999926.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999999925.744">
                <text:p>146999999925.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999999924.786">
                <text:p>146999999924.7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999999923.822">
                <text:p>146999999923.8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999999922.851">
                <text:p>146999999922.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999999921.875">
                <text:p>146999999921.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999999920.892">
                <text:p>146999999920.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999999919.903">
                <text:p>146999999919.9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999999918.908">
                <text:p>146999999918.9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999999917.907">
                <text:p>146999999917.9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999999916.9">
                <text:p>146999999916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999999915.887">
                <text:p>146999999915.8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6999999914.867">
                <text:p>146999999914.8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999999913.841">
                <text:p>146999999913.8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999999912.809">
                <text:p>146999999912.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999999911.771">
                <text:p>146999999911.7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999999910.727">
                <text:p>146999999910.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999999909.677">
                <text:p>146999999909.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999999908.621">
                <text:p>146999999908.6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999999907.558">
                <text:p>146999999907.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999999906.489">
                <text:p>146999999906.4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999999905.415">
                <text:p>146999999905.4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999999904.334">
                <text:p>146999999904.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999999903.246">
                <text:p>146999999903.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6999999902.153">
                <text:p>146999999902.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999999901.054">
                <text:p>146999999901.0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999999899.948">
                <text:p>146999999899.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999999898.837">
                <text:p>146999999898.8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999999897.719">
                <text:p>146999999897.7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999999896.595">
                <text:p>146999999896.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999999895.465">
                <text:p>146999999895.4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999999894.328">
                <text:p>146999999894.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999999893.186">
                <text:p>146999999893.1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999999892.038">
                <text:p>146999999892.0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999999890.883">
                <text:p>146999999890.8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999999889.722">
                <text:p>146999999889.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999999888.555">
                <text:p>146999999888.5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999999887.382">
                <text:p>146999999887.3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999999886.203">
                <text:p>146999999886.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999999885.017">
                <text:p>146999999885.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999999883.826">
                <text:p>146999999883.8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999999882.628">
                <text:p>146999999882.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999999881.424">
                <text:p>146999999881.4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999999880.214">
                <text:p>146999999880.2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999999878.998">
                <text:p>146999999878.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999999877.776">
                <text:p>146999999877.7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999999876.548">
                <text:p>146999999876.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999999875.313">
                <text:p>146999999875.3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999999874.072">
                <text:p>146999999874.0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999999872.826">
                <text:p>146999999872.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999999871.573">
                <text:p>146999999871.5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999999870.314">
                <text:p>146999999870.3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999999869.048">
                <text:p>146999999869.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999999867.777">
                <text:p>146999999867.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999999866.499">
                <text:p>146999999866.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999999865.216">
                <text:p>146999999865.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999999863.926">
                <text:p>146999999863.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999999862.63">
                <text:p>146999999862.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999999861.328">
                <text:p>146999999861.3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999999860.02">
                <text:p>14699999986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999999858.705">
                <text:p>146999999858.7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999999857.385">
                <text:p>146999999857.3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999999856.058">
                <text:p>146999999856.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999999854.725">
                <text:p>146999999854.7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999999853.387">
                <text:p>146999999853.3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999999852.041">
                <text:p>146999999852.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999999850.69">
                <text:p>146999999850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999999849.333">
                <text:p>146999999849.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999999847.969">
                <text:p>146999999847.9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999999846.6">
                <text:p>146999999846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6999999845.224">
                <text:p>146999999845.2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999999843.842">
                <text:p>146999999843.8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999999842.454">
                <text:p>146999999842.4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999999841.06">
                <text:p>146999999841.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999999839.659">
                <text:p>146999999839.6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999999838.253">
                <text:p>146999999838.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999999836.84">
                <text:p>146999999836.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999999835.421">
                <text:p>146999999835.4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999999833.996">
                <text:p>146999999833.9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6999999832.565">
                <text:p>146999999832.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999999831.128">
                <text:p>146999999831.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999999829.685">
                <text:p>146999999829.6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999999828.235">
                <text:p>146999999828.2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999999826.78">
                <text:p>146999999826.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6999999825.318">
                <text:p>146999999825.3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999999823.85">
                <text:p>146999999823.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999999822.376">
                <text:p>146999999822.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999999820.896">
                <text:p>146999999820.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999999819.409">
                <text:p>146999999819.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999999817.917">
                <text:p>146999999817.9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999999816.418">
                <text:p>146999999816.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999999814.914">
                <text:p>146999999814.9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999999813.403">
                <text:p>146999999813.4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999999811.886">
                <text:p>146999999811.8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999999810.362">
                <text:p>146999999810.3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999999808.833">
                <text:p>146999999808.8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999999807.298">
                <text:p>146999999807.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999999805.756">
                <text:p>146999999805.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999999804.208">
                <text:p>146999999804.2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999999802.654">
                <text:p>146999999802.6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99999801.094">
                <text:p>146999999801.0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999999799.528">
                <text:p>146999999799.5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6999999797.956">
                <text:p>146999999797.9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999999796.377">
                <text:p>146999999796.3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999999794.793">
                <text:p>146999999794.7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999999793.202">
                <text:p>146999999793.2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999999791.605">
                <text:p>146999999791.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999999790.002">
                <text:p>146999999790.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99999788.393">
                <text:p>146999999788.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999999786.778">
                <text:p>146999999786.7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999999785.156">
                <text:p>146999999785.1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999999783.528">
                <text:p>146999999783.5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999999781.895">
                <text:p>146999999781.8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999999780.255">
                <text:p>146999999780.2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999999778.609">
                <text:p>146999999778.6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999999776.957">
                <text:p>146999999776.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999999775.298">
                <text:p>146999999775.2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999999773.634">
                <text:p>146999999773.6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999999771.963">
                <text:p>146999999771.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999999770.287">
                <text:p>146999999770.2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999999768.604">
                <text:p>146999999768.6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999999766.915">
                <text:p>146999999766.9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999999765.219">
                <text:p>146999999765.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999999763.518">
                <text:p>146999999763.5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999999761.811">
                <text:p>146999999761.8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999999760.097">
                <text:p>146999999760.0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999999758.377">
                <text:p>146999999758.3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999999756.651">
                <text:p>146999999756.6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999999754.919">
                <text:p>146999999754.9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999999753.181">
                <text:p>146999999753.1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999999751.437">
                <text:p>146999999751.4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999999749.687">
                <text:p>146999999749.6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999999747.93">
                <text:p>146999999747.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999999746.167">
                <text:p>146999999746.1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999999744.398">
                <text:p>146999999744.3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999999742.623">
                <text:p>146999999742.6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999999740.842">
                <text:p>146999999740.8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999999739.055">
                <text:p>146999999739.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999999737.261">
                <text:p>146999999737.2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999999735.462">
                <text:p>146999999735.4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999999733.656">
                <text:p>146999999733.6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999999731.844">
                <text:p>146999999731.8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999999730.026">
                <text:p>146999999730.0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999999728.202">
                <text:p>146999999728.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999999726.372">
                <text:p>146999999726.3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999999724.535">
                <text:p>146999999724.5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999999722.693">
                <text:p>146999999722.6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999999720.844">
                <text:p>146999999720.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999999718.989">
                <text:p>146999999718.9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999999717.128">
                <text:p>146999999717.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999999715.261">
                <text:p>146999999715.2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999999713.388">
                <text:p>146999999713.3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999999711.508">
                <text:p>146999999711.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999999709.623">
                <text:p>146999999709.6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6999999707.731">
                <text:p>146999999707.7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999999705.833">
                <text:p>146999999705.8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999999703.929">
                <text:p>146999999703.9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999999702.019">
                <text:p>146999999702.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999999700.103">
                <text:p>146999999700.1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999999698.18">
                <text:p>146999999698.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999999696.252">
                <text:p>146999999696.2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6999999694.317">
                <text:p>146999999694.3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6999999692.376">
                <text:p>146999999692.3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6999999690.429">
                <text:p>146999999690.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999999688.476">
                <text:p>146999999688.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999999686.517">
                <text:p>146999999686.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999999684.552">
                <text:p>146999999684.5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999999682.58">
                <text:p>146999999682.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6999999680.602">
                <text:p>146999999680.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6999999678.618">
                <text:p>146999999678.6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6999999676.629">
                <text:p>146999999676.6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999999674.632">
                <text:p>146999999674.6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999999672.63">
                <text:p>146999999672.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999999670.622">
                <text:p>146999999670.6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999999668.607">
                <text:p>146999999668.6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999999666.586">
                <text:p>146999999666.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999999664.56">
                <text:p>146999999664.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999999662.527">
                <text:p>146999999662.5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999999660.488">
                <text:p>146999999660.4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999999658.442">
                <text:p>146999999658.4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999999656.391">
                <text:p>146999999656.3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999999654.333">
                <text:p>146999999654.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999999652.27">
                <text:p>146999999652.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999999650.2">
                <text:p>146999999650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999999648.124">
                <text:p>146999999648.1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999999646.042">
                <text:p>146999999646.0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999999643.954">
                <text:p>146999999643.9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999999641.859">
                <text:p>146999999641.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999999639.759">
                <text:p>146999999639.7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999999637.652">
                <text:p>146999999637.6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999999635.539">
                <text:p>146999999635.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999999633.42">
                <text:p>146999999633.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999999631.295">
                <text:p>146999999631.2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999999629.164">
                <text:p>146999999629.1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999999627.026">
                <text:p>146999999627.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999999624.883">
                <text:p>146999999624.8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999999622.733">
                <text:p>146999999622.7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999999620.577">
                <text:p>146999999620.5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999999618.415">
                <text:p>146999999618.4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999999616.247">
                <text:p>146999999616.2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999999614.073">
                <text:p>146999999614.0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999999611.893">
                <text:p>146999999611.8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999999609.706">
                <text:p>146999999609.7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999999607.514">
                <text:p>146999999607.5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99999605.315">
                <text:p>146999999605.3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999999603.11">
                <text:p>146999999603.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6999999600.899">
                <text:p>146999999600.8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999999598.682">
                <text:p>146999999598.6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999999596.458">
                <text:p>146999999596.4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999999594.229">
                <text:p>146999999594.2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plot-area chart:style-name="ch2" table:cell-range-address="Sheet2.F1:Sheet2.F365" chart:data-source-has-labels="row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365" chart:label-cell-address="Sheet2.F1:Sheet2.F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F1:Sheet2.F1">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14191455412097">
                <text:p text:id="Sheet2.F2:Sheet2.F365">0.006141914554120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4191455412148">
                <text:p>0.00614191455412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14191455412251">
                <text:p>0.00614191455412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14191455412405">
                <text:p>0.00614191455412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1419145541261">
                <text:p>0.0061419145541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14191455412867">
                <text:p>0.00614191455412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14191455413175">
                <text:p>0.00614191455413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14191455413534">
                <text:p>0.00614191455413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14191455413945">
                <text:p>0.00614191455413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14191455414407">
                <text:p>0.00614191455414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1419145541492">
                <text:p>0.0061419145541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14191455415484">
                <text:p>0.00614191455415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141914554161">
                <text:p>0.006141914554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14191455416767">
                <text:p>0.00614191455416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14191455417486">
                <text:p>0.00614191455417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14191455418256">
                <text:p>0.00614191455418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14191455419077">
                <text:p>0.00614191455419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1419145541995">
                <text:p>0.0061419145541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4191455420874">
                <text:p>0.006141914554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14191455421849">
                <text:p>0.00614191455421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4191455422875">
                <text:p>0.00614191455422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14191455423953">
                <text:p>0.00614191455423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14191455425082">
                <text:p>0.00614191455425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4191455426262">
                <text:p>0.00614191455426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14191455427494">
                <text:p>0.00614191455427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14191455428777">
                <text:p>0.00614191455428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14191455430112">
                <text:p>0.00614191455430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14191455431498">
                <text:p>0.00614191455431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4191455432934">
                <text:p>0.00614191455432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14191455434423">
                <text:p>0.00614191455434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14191455435963">
                <text:p>0.00614191455435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14191455437554">
                <text:p>0.00614191455437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14191455439196">
                <text:p>0.00614191455439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1419145544089">
                <text:p>0.0061419145544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14191455442635">
                <text:p>0.00614191455442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14191455444431">
                <text:p>0.00614191455444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14191455446279">
                <text:p>0.00614191455446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14191455448178">
                <text:p>0.00614191455448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14191455450128">
                <text:p>0.00614191455450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1419145545213">
                <text:p>0.0061419145545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14191455454183">
                <text:p>0.00614191455454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14191455456287">
                <text:p>0.00614191455456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14191455458443">
                <text:p>0.006141914554584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14191455460649">
                <text:p>0.00614191455460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14191455462908">
                <text:p>0.00614191455462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14191455465217">
                <text:p>0.00614191455465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14191455467578">
                <text:p>0.00614191455467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1419145546999">
                <text:p>0.0061419145546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14191455472454">
                <text:p>0.006141914554724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14191455474969">
                <text:p>0.00614191455474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14191455477535">
                <text:p>0.00614191455477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14191455480153">
                <text:p>0.00614191455480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14191455482821">
                <text:p>0.00614191455482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14191455485542">
                <text:p>0.00614191455485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14191455488313">
                <text:p>0.00614191455488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14191455491136">
                <text:p>0.00614191455491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61419145549401">
                <text:p>0.0061419145549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614191455496935">
                <text:p>0.006141914554969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614191455499912">
                <text:p>0.006141914554999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1419145550294">
                <text:p>0.0061419145550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14191455506019">
                <text:p>0.00614191455506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419145550915">
                <text:p>0.00614191455509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14191455512333">
                <text:p>0.00614191455512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14191455515566">
                <text:p>0.00614191455515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14191455518851">
                <text:p>0.00614191455518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14191455522187">
                <text:p>0.00614191455522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14191455525574">
                <text:p>0.006141914555255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14191455529013">
                <text:p>0.00614191455529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14191455532503">
                <text:p>0.00614191455532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14191455536044">
                <text:p>0.00614191455536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14191455539637">
                <text:p>0.00614191455539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614191455543281">
                <text:p>0.00614191455543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14191455546976">
                <text:p>0.00614191455546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14191455550723">
                <text:p>0.00614191455550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4191455554521">
                <text:p>0.00614191455554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61419145555837">
                <text:p>0.0061419145555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614191455562271">
                <text:p>0.00614191455562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14191455566223">
                <text:p>0.00614191455566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14191455570226">
                <text:p>0.00614191455570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1419145557428">
                <text:p>0.0061419145557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14191455578386">
                <text:p>0.006141914555783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14191455582544">
                <text:p>0.00614191455582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614191455586752">
                <text:p>0.006141914555867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614191455591012">
                <text:p>0.00614191455591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614191455595323">
                <text:p>0.00614191455595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14191455599686">
                <text:p>0.00614191455599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141914556041">
                <text:p>0.006141914556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614191455608565">
                <text:p>0.00614191455608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14191455613081">
                <text:p>0.00614191455613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14191455617649">
                <text:p>0.00614191455617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614191455622268">
                <text:p>0.00614191455622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614191455626939">
                <text:p>0.00614191455626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614191455631661">
                <text:p>0.00614191455631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614191455636434">
                <text:p>0.00614191455636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14191455641258">
                <text:p>0.00614191455641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614191455646134">
                <text:p>0.00614191455646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14191455651061">
                <text:p>0.00614191455651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61419145565604">
                <text:p>0.0061419145565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14191455661069">
                <text:p>0.00614191455661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1419145566615">
                <text:p>0.00614191455666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14191455671283">
                <text:p>0.006141914556712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14191455676467">
                <text:p>0.00614191455676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14191455681701">
                <text:p>0.006141914556817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614191455686988">
                <text:p>0.00614191455686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14191455692326">
                <text:p>0.006141914556923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14191455697715">
                <text:p>0.006141914556977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614191455703155">
                <text:p>0.00614191455703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14191455708647">
                <text:p>0.00614191455708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1419145571419">
                <text:p>0.0061419145571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14191455719784">
                <text:p>0.00614191455719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14191455725429">
                <text:p>0.00614191455725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14191455731126">
                <text:p>0.00614191455731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14191455736875">
                <text:p>0.0061419145573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14191455742674">
                <text:p>0.00614191455742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14191455748525">
                <text:p>0.00614191455748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14191455754428">
                <text:p>0.00614191455754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14191455760381">
                <text:p>0.006141914557603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14191455766386">
                <text:p>0.00614191455766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14191455772442">
                <text:p>0.00614191455772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1419145577855">
                <text:p>0.0061419145577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14191455784709">
                <text:p>0.006141914557847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14191455790919">
                <text:p>0.00614191455790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1419145579718">
                <text:p>0.0061419145579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14191455803493">
                <text:p>0.006141914558034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14191455809857">
                <text:p>0.006141914558098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14191455816273">
                <text:p>0.00614191455816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61419145582274">
                <text:p>0.0061419145582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14191455829258">
                <text:p>0.006141914558292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614191455835827">
                <text:p>0.00614191455835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14191455842448">
                <text:p>0.00614191455842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1419145584912">
                <text:p>0.0061419145584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614191455855844">
                <text:p>0.00614191455855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614191455862618">
                <text:p>0.006141914558626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14191455869444">
                <text:p>0.00614191455869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14191455876322">
                <text:p>0.006141914558763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14191455883251">
                <text:p>0.006141914558832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614191455890231">
                <text:p>0.00614191455890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14191455897262">
                <text:p>0.00614191455897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14191455904345">
                <text:p>0.006141914559043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14191455911479">
                <text:p>0.006141914559114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14191455918664">
                <text:p>0.00614191455918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14191455925901">
                <text:p>0.006141914559259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14191455933189">
                <text:p>0.00614191455933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14191455940528">
                <text:p>0.00614191455940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14191455947919">
                <text:p>0.006141914559479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14191455955361">
                <text:p>0.00614191455955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614191455962854">
                <text:p>0.00614191455962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614191455970399">
                <text:p>0.00614191455970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614191455977995">
                <text:p>0.00614191455977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14191455985642">
                <text:p>0.00614191455985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1419145599334">
                <text:p>0.00614191455993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1419145600109">
                <text:p>0.0061419145600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14191456008892">
                <text:p>0.006141914560088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614191456016744">
                <text:p>0.00614191456016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14191456024648">
                <text:p>0.006141914560246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614191456032603">
                <text:p>0.006141914560326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1419145604061">
                <text:p>0.00614191456040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14191456048668">
                <text:p>0.00614191456048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14191456056777">
                <text:p>0.006141914560567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14191456064937">
                <text:p>0.006141914560649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14191456073149">
                <text:p>0.006141914560731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614191456081413">
                <text:p>0.00614191456081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614191456089727">
                <text:p>0.00614191456089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14191456098093">
                <text:p>0.00614191456098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1419145610651">
                <text:p>0.0061419145610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614191456114978">
                <text:p>0.006141914561149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4191456123498">
                <text:p>0.00614191456123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614191456132069">
                <text:p>0.006141914561320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614191456140691">
                <text:p>0.00614191456140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14191456149365">
                <text:p>0.00614191456149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1419145615809">
                <text:p>0.0061419145615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14191456166867">
                <text:p>0.006141914561668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14191456175694">
                <text:p>0.00614191456175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14191456184573">
                <text:p>0.006141914561845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4191456193504">
                <text:p>0.006141914561935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4191456202485">
                <text:p>0.006141914562024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4191456211518">
                <text:p>0.00614191456211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14191456220603">
                <text:p>0.00614191456220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14191456229738">
                <text:p>0.00614191456229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14191456238925">
                <text:p>0.006141914562389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14191456248164">
                <text:p>0.00614191456248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14191456257453">
                <text:p>0.00614191456257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14191456266794">
                <text:p>0.006141914562667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14191456276186">
                <text:p>0.00614191456276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1419145628563">
                <text:p>0.00614191456285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14191456295125">
                <text:p>0.00614191456295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14191456304671">
                <text:p>0.00614191456304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14191456314269">
                <text:p>0.006141914563142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14191456323918">
                <text:p>0.006141914563239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14191456333618">
                <text:p>0.006141914563336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14191456343369">
                <text:p>0.006141914563433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14191456353172">
                <text:p>0.00614191456353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14191456363027">
                <text:p>0.006141914563630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14191456372932">
                <text:p>0.006141914563729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14191456382889">
                <text:p>0.006141914563828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14191456392897">
                <text:p>0.006141914563928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14191456402957">
                <text:p>0.006141914564029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14191456413067">
                <text:p>0.00614191456413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1419145642323">
                <text:p>0.0061419145642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14191456433443">
                <text:p>0.006141914564334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614191456443708">
                <text:p>0.00614191456443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614191456454024">
                <text:p>0.00614191456454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614191456464391">
                <text:p>0.006141914564643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61419145647481">
                <text:p>0.00614191456474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61419145648528">
                <text:p>0.0061419145648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14191456495802">
                <text:p>0.006141914564958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14191456506374">
                <text:p>0.006141914565063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614191456516998">
                <text:p>0.00614191456516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614191456527674">
                <text:p>0.00614191456527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6141914565384">
                <text:p>0.0061419145653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614191456549178">
                <text:p>0.006141914565491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614191456560008">
                <text:p>0.00614191456560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14191456570888">
                <text:p>0.006141914565708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61419145658182">
                <text:p>0.00614191456581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14191456592803">
                <text:p>0.006141914565928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614191456603838">
                <text:p>0.00614191456603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614191456614924">
                <text:p>0.006141914566149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614191456626061">
                <text:p>0.00614191456626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61419145663725">
                <text:p>0.0061419145663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61419145664849">
                <text:p>0.00614191456648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614191456659781">
                <text:p>0.006141914566597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614191456671124">
                <text:p>0.006141914566711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614191456682518">
                <text:p>0.006141914566825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614191456693963">
                <text:p>0.0061419145669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61419145670546">
                <text:p>0.00614191456705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614191456717008">
                <text:p>0.006141914567170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614191456728607">
                <text:p>0.006141914567286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614191456740257">
                <text:p>0.00614191456740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614191456751959">
                <text:p>0.006141914567519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614191456763712">
                <text:p>0.006141914567637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614191456775517">
                <text:p>0.006141914567755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614191456787373">
                <text:p>0.006141914567873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1419145679928">
                <text:p>0.00614191456799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614191456811238">
                <text:p>0.006141914568112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14191456823248">
                <text:p>0.006141914568232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14191456835309">
                <text:p>0.00614191456835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14191456847422">
                <text:p>0.006141914568474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614191456859586">
                <text:p>0.00614191456859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6141914568718">
                <text:p>0.0061419145687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614191456884067">
                <text:p>0.00614191456884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14191456896385">
                <text:p>0.006141914568963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14191456908754">
                <text:p>0.006141914569087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14191456921174">
                <text:p>0.006141914569211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14191456933646">
                <text:p>0.006141914569336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614191456946169">
                <text:p>0.006141914569461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614191456958743">
                <text:p>0.006141914569587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614191456971369">
                <text:p>0.006141914569713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614191456984046">
                <text:p>0.00614191456984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14191456996774">
                <text:p>0.006141914569967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614191457009554">
                <text:p>0.006141914570095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614191457022385">
                <text:p>0.006141914570223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614191457035267">
                <text:p>0.00614191457035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614191457048201">
                <text:p>0.006141914570482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614191457061185">
                <text:p>0.006141914570611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614191457074222">
                <text:p>0.00614191457074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61419145708731">
                <text:p>0.00614191457087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614191457100448">
                <text:p>0.006141914571004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14191457113638">
                <text:p>0.006141914571136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61419145712688">
                <text:p>0.00614191457126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614191457140173">
                <text:p>0.006141914571401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14191457153517">
                <text:p>0.006141914571535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614191457166913">
                <text:p>0.006141914571669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1419145718036">
                <text:p>0.00614191457180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614191457193858">
                <text:p>0.006141914571938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614191457207407">
                <text:p>0.006141914572074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614191457221008">
                <text:p>0.00614191457221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1419145723466">
                <text:p>0.00614191457234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14191457248364">
                <text:p>0.006141914572483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614191457262119">
                <text:p>0.00614191457262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614191457275925">
                <text:p>0.006141914572759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14191457289782">
                <text:p>0.006141914572897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14191457303691">
                <text:p>0.006141914573036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614191457317651">
                <text:p>0.006141914573176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614191457331662">
                <text:p>0.006141914573316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614191457345726">
                <text:p>0.006141914573457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61419145735984">
                <text:p>0.00614191457359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614191457374005">
                <text:p>0.006141914573740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14191457388222">
                <text:p>0.006141914573882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1419145740249">
                <text:p>0.00614191457402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14191457416809">
                <text:p>0.006141914574168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1419145743118">
                <text:p>0.00614191457431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614191457445602">
                <text:p>0.00614191457445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614191457460075">
                <text:p>0.006141914574600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6141914574746">
                <text:p>0.0061419145747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614191457489176">
                <text:p>0.00614191457489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614191457503803">
                <text:p>0.006141914575038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614191457518482">
                <text:p>0.006141914575184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614191457533212">
                <text:p>0.006141914575332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614191457547993">
                <text:p>0.006141914575479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614191457562826">
                <text:p>0.006141914575628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61419145757771">
                <text:p>0.00614191457577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614191457592645">
                <text:p>0.006141914575926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614191457607631">
                <text:p>0.006141914576076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61419145762267">
                <text:p>0.00614191457622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14191457637758">
                <text:p>0.006141914576377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14191457652899">
                <text:p>0.006141914576528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614191457668091">
                <text:p>0.006141914576680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14191457683334">
                <text:p>0.00614191457683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14191457698629">
                <text:p>0.006141914576986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14191457713974">
                <text:p>0.006141914577139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614191457729372">
                <text:p>0.006141914577293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61419145774482">
                <text:p>0.00614191457744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1419145776032">
                <text:p>0.00614191457760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614191457775871">
                <text:p>0.00614191457775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614191457791474">
                <text:p>0.006141914577914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614191457807128">
                <text:p>0.006141914578071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614191457822832">
                <text:p>0.006141914578228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614191457838589">
                <text:p>0.00614191457838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614191457854397">
                <text:p>0.00614191457854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614191457870256">
                <text:p>0.006141914578702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614191457886167">
                <text:p>0.006141914578861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614191457902128">
                <text:p>0.00614191457902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614191457918141">
                <text:p>0.00614191457918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614191457934206">
                <text:p>0.00614191457934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614191457950321">
                <text:p>0.006141914579503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614191457966488">
                <text:p>0.006141914579664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614191457982707">
                <text:p>0.006141914579827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614191457998976">
                <text:p>0.006141914579989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14191458015297">
                <text:p>0.006141914580152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61419145803167">
                <text:p>0.00614191458031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614191458048093">
                <text:p>0.006141914580480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614191458064569">
                <text:p>0.006141914580645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614191458081095">
                <text:p>0.006141914580810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614191458097672">
                <text:p>0.006141914580976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614191458114301">
                <text:p>0.006141914581143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614191458130982">
                <text:p>0.00614191458130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614191458147713">
                <text:p>0.006141914581477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614191458164496">
                <text:p>0.006141914581644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61419145818133">
                <text:p>0.00614191458181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614191458198216">
                <text:p>0.006141914581982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614191458215153">
                <text:p>0.006141914582151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614191458232141">
                <text:p>0.006141914582321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61419145824918">
                <text:p>0.00614191458249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614191458266271">
                <text:p>0.006141914582662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614191458283413">
                <text:p>0.00614191458283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614191458300607">
                <text:p>0.006141914583006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614191458317852">
                <text:p>0.0061419145831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614191458335148">
                <text:p>0.006141914583351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614191458352495">
                <text:p>0.006141914583524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614191458369894">
                <text:p>0.006141914583698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614191458387345">
                <text:p>0.006141914583873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614191458404846">
                <text:p>0.006141914584048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614191458422399">
                <text:p>0.006141914584223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614191458440003">
                <text:p>0.0061419145844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614191458457658">
                <text:p>0.006141914584576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614191458475365">
                <text:p>0.006141914584753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614191458493123">
                <text:p>0.00614191458493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614191458510932">
                <text:p>0.006141914585109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614191458528793">
                <text:p>0.006141914585287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614191458546705">
                <text:p>0.006141914585467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614191458564669">
                <text:p>0.006141914585646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614191458582683">
                <text:p>0.006141914585826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614191458600749">
                <text:p>0.006141914586007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614191458618867">
                <text:p>0.006141914586188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614191458637035">
                <text:p>0.006141914586370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614191458655255">
                <text:p>0.00614191458655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614191458673527">
                <text:p>0.006141914586735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614191458691849">
                <text:p>0.006141914586918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614191458710223">
                <text:p>0.00614191458710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614191458728649">
                <text:p>0.006141914587286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614191458747125">
                <text:p>0.00614191458747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14191458765653">
                <text:p>0.006141914587656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614191458784232">
                <text:p>0.006141914587842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14191458802863">
                <text:p>0.00614191458802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